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3.156cm"/>
    </style:style>
    <style:style style:name="co3" style:family="table-column">
      <style:table-column-properties fo:break-before="auto" style:column-width="3.127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265cm"/>
    </style:style>
    <style:style style:name="co8" style:family="table-column">
      <style:table-column-properties fo:break-before="auto" style:column-width="3.184cm"/>
    </style:style>
    <style:style style:name="co9" style:family="table-column">
      <style:table-column-properties fo:break-before="auto" style:column-width="3.293cm"/>
    </style:style>
    <style:style style:name="co10" style:family="table-column">
      <style:table-column-properties fo:break-before="auto" style:column-width="3.403cm"/>
    </style:style>
    <style:style style:name="co11" style:family="table-column">
      <style:table-column-properties fo:break-before="auto" style:column-width="3.953cm"/>
    </style:style>
    <style:style style:name="co12" style:family="table-column">
      <style:table-column-properties fo:break-before="auto" style:column-width="3.457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3.54cm"/>
    </style:style>
    <style:style style:name="co15" style:family="table-column">
      <style:table-column-properties fo:break-before="auto" style:column-width="3.37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heat1">
      <style:table-properties table:display="true" style:writing-mode="lr-tb"/>
    </style:style>
    <style:style style:name="ta2" style:family="table" style:master-page-name="PageStyle_5f_heat2">
      <style:table-properties table:display="true" style:writing-mode="lr-tb"/>
    </style:style>
    <style:style style:name="ta3" style:family="table" style:master-page-name="PageStyle_5f_heat3">
      <style:table-properties table:display="true" style:writing-mode="lr-tb"/>
    </style:style>
    <style:style style:name="ta4" style:family="table" style:master-page-name="PageStyle_5f_heat4">
      <style:table-properties table:display="true" style:writing-mode="lr-tb"/>
    </style:style>
    <style:style style:name="ta5" style:family="table" style:master-page-name="PageStyle_5f_heat5">
      <style:table-properties table:display="true" style:writing-mode="lr-tb"/>
    </style:style>
    <style:style style:name="ta6" style:family="table" style:master-page-name="PageStyle_5f_heat6">
      <style:table-properties table:display="true" style:writing-mode="lr-tb"/>
    </style:style>
    <style:style style:name="ta7" style:family="table" style:master-page-name="PageStyle_5f_heat7">
      <style:table-properties table:display="true" style:writing-mode="lr-tb"/>
    </style:style>
    <style:style style:name="ta8" style:family="table" style:master-page-name="PageStyle_5f_heat8">
      <style:table-properties table:display="true" style:writing-mode="lr-tb"/>
    </style:style>
    <style:style style:name="ta9" style:family="table" style:master-page-name="PageStyle_5f_heat9">
      <style:table-properties table:display="true" style:writing-mode="lr-tb"/>
    </style:style>
    <style:style style:name="ta10" style:family="table" style:master-page-name="PageStyle_5f_heat10">
      <style:table-properties table:display="true" style:writing-mode="lr-tb"/>
    </style:style>
    <style:style style:name="ta11" style:family="table" style:master-page-name="PageStyle_5f_heat11">
      <style:table-properties table:display="true" style:writing-mode="lr-tb"/>
    </style:style>
    <style:style style:name="ta12" style:family="table" style:master-page-name="PageStyle_5f_heat12">
      <style:table-properties table:display="true" style:writing-mode="lr-tb"/>
    </style:style>
    <style:style style:name="ta13" style:family="table" style:master-page-name="PageStyle_5f_heat13">
      <style:table-properties table:display="true" style:writing-mode="lr-tb"/>
    </style:style>
    <style:style style:name="ta14" style:family="table" style:master-page-name="PageStyle_5f_heat14">
      <style:table-properties table:display="true" style:writing-mode="lr-tb"/>
    </style:style>
    <style:style style:name="ta15" style:family="table" style:master-page-name="PageStyle_5f_heat15">
      <style:table-properties table:display="true" style:writing-mode="lr-tb"/>
    </style:style>
    <style:style style:name="ta16" style:family="table" style:master-page-name="PageStyle_5f_heat16">
      <style:table-properties table:display="true" style:writing-mode="lr-tb"/>
    </style:style>
    <style:style style:name="ta17" style:family="table" style:master-page-name="PageStyle_5f_heat17">
      <style:table-properties table:display="true" style:writing-mode="lr-tb"/>
    </style:style>
    <style:style style:name="ta18" style:family="table" style:master-page-name="PageStyle_5f_heat18">
      <style:table-properties table:display="true" style:writing-mode="lr-tb"/>
    </style:style>
    <style:style style:name="ta19" style:family="table" style:master-page-name="PageStyle_5f_heat19">
      <style:table-properties table:display="true" style:writing-mode="lr-tb"/>
    </style:style>
    <style:style style:name="ta20" style:family="table" style:master-page-name="PageStyle_5f_heat20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43">
      <style:table-cell-properties style:rotation-align="none"/>
    </style:style>
    <style:style style:name="ce2" style:family="table-cell" style:parent-style-name="Default" style:data-style-name="N141">
      <style:table-cell-properties style:rotation-align="none"/>
    </style:style>
    <style:style style:name="ce3" style:family="table-cell" style:parent-style-name="Default" style:data-style-name="N61">
      <style:table-cell-properties style:rotation-align="none"/>
    </style:style>
    <style:style style:name="ce4" style:family="table-cell" style:parent-style-name="Default" style:data-style-name="N142">
      <style:table-cell-properties style:rotation-align="none"/>
    </style:style>
    <style:style style:name="ce5" style:family="table-cell" style:parent-style-name="Default" style:data-style-name="N144">
      <style:table-cell-properties style:rotation-align="none"/>
    </style:style>
    <style:style style:name="ce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 style:data-style-name="N61"/>
    <style:style style:name="ce7" style:family="table-cell" style:parent-style-name="Default" style:data-style-name="N143"/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ea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number-columns-repeated="54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1 [C]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" table:formula="of:=[.D6]/2" office:value-type="float" office:value="0.005" calcext:value-type="float">
            <text:p>5.000000E-03</text:p>
          </table:table-cell>
          <table:table-cell table:style-name="ce1" table:formula="of:=[.$D$3]+([.$D$4]-[.$D$3])*[.G3]/[.$D$5]" office:value-type="float" office:value="12" calcext:value-type="float">
            <text:p>1.200000E+01</text:p>
          </table:table-cell>
          <table:table-cell table:style-name="ce1" office:value-type="float" office:value="12" calcext:value-type="float">
            <text:p>1.200000E+01</text:p>
          </table:table-cell>
          <table:table-cell table:style-name="ce1" table:formula="of:=100*([.H3]-[.I3])/[.H3]" office:value-type="float" office:value="0" calcext:value-type="float">
            <text:p>0.000000E+00</text:p>
          </table:table-cell>
          <table:table-cell table:style-name="ce1" table:number-columns-repeated="2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in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" table:formula="of:=[.$G3]+[.$D$6]" office:value-type="float" office:value="0.015" calcext:value-type="float">
            <text:p>1.500000E-02</text:p>
          </table:table-cell>
          <table:table-cell table:style-name="ce1" table:formula="of:=[.$D$3]+([.$D$4]-[.$D$3])*[.G4]/[.$D$5]" office:value-type="float" office:value="16" calcext:value-type="float">
            <text:p>1.600000E+01</text:p>
          </table:table-cell>
          <table:table-cell table:style-name="ce1" office:value-type="float" office:value="16" calcext:value-type="float">
            <text:p>1.600000E+01</text:p>
          </table:table-cell>
          <table:table-cell table:style-name="ce1" table:formula="of:=100*([.H4]-[.I4])/[.H4]" office:value-type="float" office:value="0" calcext:value-type="float">
            <text:p>0.000000E+00</text:p>
          </table:table-cell>
          <table:table-cell table:style-name="ce1" table:number-columns-repeated="2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" table:formula="of:=[.$G4]+[.$D$6]" office:value-type="float" office:value="0.025" calcext:value-type="float">
            <text:p>2.500000E-02</text:p>
          </table:table-cell>
          <table:table-cell table:style-name="ce1" table:formula="of:=[.$D$3]+([.$D$4]-[.$D$3])*[.G5]/[.$D$5]" office:value-type="float" office:value="20" calcext:value-type="float">
            <text:p>2.000000E+01</text:p>
          </table:table-cell>
          <table:table-cell table:style-name="ce1" office:value-type="float" office:value="20" calcext:value-type="float">
            <text:p>2.000000E+01</text:p>
          </table:table-cell>
          <table:table-cell table:style-name="ce1" table:formula="of:=100*([.H5]-[.I5])/[.H5]" office:value-type="float" office:value="0" calcext:value-type="float">
            <text:p>0.000000E+00</text:p>
          </table:table-cell>
          <table:table-cell table:style-name="ce1" table:number-columns-repeated="2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5]/[.D7]" office:value-type="float" office:value="0.01" calcext:value-type="float">
            <text:p>0.01</text:p>
          </table:table-cell>
          <table:table-cell table:number-columns-repeated="2"/>
          <table:table-cell table:style-name="ce1" table:formula="of:=[.$G5]+[.$D$6]" office:value-type="float" office:value="0.035" calcext:value-type="float">
            <text:p>3.500000E-02</text:p>
          </table:table-cell>
          <table:table-cell table:style-name="ce1" table:formula="of:=[.$D$3]+([.$D$4]-[.$D$3])*[.G6]/[.$D$5]" office:value-type="float" office:value="24" calcext:value-type="float">
            <text:p>2.400000E+01</text:p>
          </table:table-cell>
          <table:table-cell table:style-name="ce1" office:value-type="float" office:value="24" calcext:value-type="float">
            <text:p>2.400000E+01</text:p>
          </table:table-cell>
          <table:table-cell table:style-name="ce1" table:formula="of:=100*([.H6]-[.I6])/[.H6]" office:value-type="float" office:value="0" calcext:value-type="float">
            <text:p>0.000000E+00</text:p>
          </table:table-cell>
          <table:table-cell table:style-name="ce1" table:number-columns-repeated="2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" table:formula="of:=[.$G6]+[.$D$6]" office:value-type="float" office:value="0.045" calcext:value-type="float">
            <text:p>4.500000E-02</text:p>
          </table:table-cell>
          <table:table-cell table:style-name="ce1" table:formula="of:=[.$D$3]+([.$D$4]-[.$D$3])*[.G7]/[.$D$5]" office:value-type="float" office:value="28" calcext:value-type="float">
            <text:p>2.800000E+01</text:p>
          </table:table-cell>
          <table:table-cell table:style-name="ce1" office:value-type="float" office:value="28" calcext:value-type="float">
            <text:p>2.800000E+01</text:p>
          </table:table-cell>
          <table:table-cell table:style-name="ce1" table:formula="of:=100*([.H7]-[.I7])/[.H7]" office:value-type="float" office:value="0" calcext:value-type="float">
            <text:p>0.000000E+00</text:p>
          </table:table-cell>
          <table:table-cell table:style-name="ce1" table:number-columns-repeated="2"/>
          <table:table-cell table:number-columns-repeated="52"/>
        </table:table-row>
        <table:table-row table:style-name="ro1">
          <table:table-cell table:number-columns-repeated="6"/>
          <table:table-cell table:style-name="ce1" table:number-columns-repeated="6"/>
          <table:table-cell table:number-columns-repeated="52"/>
        </table:table-row>
        <table:table-row table:style-name="ro1">
          <table:table-cell table:number-columns-repeated="2"/>
          <table:table-cell table:style-name="ce1" table:formula="of:=MAX([.J3:.J7])" office:value-type="float" office:value="0" calcext:value-type="float">
            <text:p>0.000000E+00</text:p>
          </table:table-cell>
          <table:table-cell table:number-columns-repeated="3"/>
          <table:table-cell table:style-name="ce1" table:number-columns-repeated="6"/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4">
          <table:table-cell table:number-columns-repeated="3"/>
          <table:table-cell table:style-name="ce2"/>
          <table:table-cell table:number-columns-repeated="2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20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2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1" table:number-columns-repeated="54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1 [C]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" table:formula="of:=[.D8]/2" office:value-type="float" office:value="0.001" calcext:value-type="float">
            <text:p>1.000000E-03</text:p>
          </table:table-cell>
          <table:table-cell table:style-name="ce1" table:formula="of:=[.$D$3]+([.$D$4]-[.$D$3])*[.$D$5]*[.G3]/([.$D$6]+[.$D$5]*[.$D$7])" office:value-type="float" office:value="10.275127951693" calcext:value-type="float">
            <text:p>1.027513E+01</text:p>
          </table:table-cell>
          <table:table-cell table:style-name="ce1" office:value-type="float" office:value="10.27513" calcext:value-type="float">
            <text:p>1.027513E+01</text:p>
          </table:table-cell>
          <table:table-cell table:style-name="ce1" table:formula="of:=100*([.H3]-[.I3])/[.H3]" office:value-type="float" office:value="-0.0000199346127410595" calcext:value-type="float">
            <text:p>-1.993461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Tin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" table:formula="of:=[.$G3]+[.$D$8]" office:value-type="float" office:value="0.003" calcext:value-type="float">
            <text:p>3.000000E-03</text:p>
          </table:table-cell>
          <table:table-cell table:style-name="ce1" table:formula="of:=[.$D$3]+([.$D$4]-[.$D$3])*[.$D$5]*[.G4]/([.$D$6]+[.$D$5]*[.$D$7])" office:value-type="float" office:value="10.8253838550791" calcext:value-type="float">
            <text:p>1.082538E+01</text:p>
          </table:table-cell>
          <table:table-cell table:style-name="ce1" office:value-type="float" office:value="10.82538" calcext:value-type="float">
            <text:p>1.082538E+01</text:p>
          </table:table-cell>
          <table:table-cell table:style-name="ce1" table:formula="of:=100*([.H4]-[.I4])/[.H4]" office:value-type="float" office:value="0.0000356114772053457" calcext:value-type="float">
            <text:p>3.561148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h [W/(m2K)]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" table:formula="of:=[.$G4]+[.$D$8]" office:value-type="float" office:value="0.005" calcext:value-type="float">
            <text:p>5.000000E-03</text:p>
          </table:table-cell>
          <table:table-cell table:style-name="ce1" table:formula="of:=[.$D$3]+([.$D$4]-[.$D$3])*[.$D$5]*[.G5]/([.$D$6]+[.$D$5]*[.$D$7])" office:value-type="float" office:value="11.3756397584652" calcext:value-type="float">
            <text:p>1.137564E+01</text:p>
          </table:table-cell>
          <table:table-cell table:style-name="ce1" office:value-type="float" office:value="11.37564" calcext:value-type="float">
            <text:p>1.137564E+01</text:p>
          </table:table-cell>
          <table:table-cell table:style-name="ce1" table:formula="of:=100*([.H5]-[.I5])/[.H5]" office:value-type="float" office:value="-0.00000212326369855978" calcext:value-type="float">
            <text:p>-2.123264E-06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" table:formula="of:=[.$G5]+[.$D$8]" office:value-type="float" office:value="0.007" calcext:value-type="float">
            <text:p>7.000000E-03</text:p>
          </table:table-cell>
          <table:table-cell table:style-name="ce1" table:formula="of:=[.$D$3]+([.$D$4]-[.$D$3])*[.$D$5]*[.G6]/([.$D$6]+[.$D$5]*[.$D$7])" office:value-type="float" office:value="11.9258956618512" calcext:value-type="float">
            <text:p>1.192590E+01</text:p>
          </table:table-cell>
          <table:table-cell table:style-name="ce1" office:value-type="float" office:value="11.9259" calcext:value-type="float">
            <text:p>1.192590E+01</text:p>
          </table:table-cell>
          <table:table-cell table:style-name="ce1" table:formula="of:=100*([.H6]-[.I6])/[.H6]" office:value-type="float" office:value="-0.000036375873847229" calcext:value-type="float">
            <text:p>-3.637587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" table:formula="of:=[.$G6]+[.$D$8]" office:value-type="float" office:value="0.009" calcext:value-type="float">
            <text:p>9.000000E-03</text:p>
          </table:table-cell>
          <table:table-cell table:style-name="ce1" table:formula="of:=[.$D$3]+([.$D$4]-[.$D$3])*[.$D$5]*[.G7]/([.$D$6]+[.$D$5]*[.$D$7])" office:value-type="float" office:value="12.4761515652373" calcext:value-type="float">
            <text:p>1.247615E+01</text:p>
          </table:table-cell>
          <table:table-cell table:style-name="ce1" office:value-type="float" office:value="12.47615" calcext:value-type="float">
            <text:p>1.247615E+01</text:p>
          </table:table-cell>
          <table:table-cell table:style-name="ce1" table:formula="of:=100*([.H7]-[.I7])/[.H7]" office:value-type="float" office:value="0.0000125458343501946" calcext:value-type="float">
            <text:p>1.254583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02" calcext:value-type="float">
            <text:p>0.002</text:p>
          </table:table-cell>
          <table:table-cell table:number-columns-repeated="2"/>
          <table:table-cell table:style-name="ce1" table:formula="of:=[.$G7]+[.$D$8]" office:value-type="float" office:value="0.011" calcext:value-type="float">
            <text:p>1.100000E-02</text:p>
          </table:table-cell>
          <table:table-cell table:style-name="ce1" table:formula="of:=[.$D$3]+([.$D$4]-[.$D$3])*[.$D$5]*[.G8]/([.$D$6]+[.$D$5]*[.$D$7])" office:value-type="float" office:value="13.0264074686234" calcext:value-type="float">
            <text:p>1.302641E+01</text:p>
          </table:table-cell>
          <table:table-cell table:style-name="ce1" office:value-type="float" office:value="13.02641" calcext:value-type="float">
            <text:p>1.302641E+01</text:p>
          </table:table-cell>
          <table:table-cell table:style-name="ce1" table:formula="of:=100*([.H8]-[.I8])/[.H8]" office:value-type="float" office:value="-0.0000194326534701158" calcext:value-type="float">
            <text:p>-1.943265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" table:formula="of:=[.$G8]+[.$D$8]" office:value-type="float" office:value="0.013" calcext:value-type="float">
            <text:p>1.300000E-02</text:p>
          </table:table-cell>
          <table:table-cell table:style-name="ce1" table:formula="of:=[.$D$3]+([.$D$4]-[.$D$3])*[.$D$5]*[.G9]/([.$D$6]+[.$D$5]*[.$D$7])" office:value-type="float" office:value="13.5766633720094" calcext:value-type="float">
            <text:p>1.357666E+01</text:p>
          </table:table-cell>
          <table:table-cell table:style-name="ce1" office:value-type="float" office:value="13.57666" calcext:value-type="float">
            <text:p>1.357666E+01</text:p>
          </table:table-cell>
          <table:table-cell table:style-name="ce1" table:formula="of:=100*([.H9]-[.I9])/[.H9]" office:value-type="float" office:value="0.0000248368052783409" calcext:value-type="float">
            <text:p>2.483681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9]+[.$D$8]" office:value-type="float" office:value="0.015" calcext:value-type="float">
            <text:p>1.500000E-02</text:p>
          </table:table-cell>
          <table:table-cell table:style-name="ce1" table:formula="of:=[.$D$3]+([.$D$4]-[.$D$3])*[.$D$5]*[.G10]/([.$D$6]+[.$D$5]*[.$D$7])" office:value-type="float" office:value="14.1269192753955" calcext:value-type="float">
            <text:p>1.412692E+01</text:p>
          </table:table-cell>
          <table:table-cell table:style-name="ce1" office:value-type="float" office:value="14.12692" calcext:value-type="float">
            <text:p>1.412692E+01</text:p>
          </table:table-cell>
          <table:table-cell table:style-name="ce1" table:formula="of:=100*([.H10]-[.I10])/[.H10]" office:value-type="float" office:value="-0.0000051292463169726" calcext:value-type="float">
            <text:p>-5.129246E-06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J3:.J27])" office:value-type="float" office:value="0.0000356114772053457" calcext:value-type="float">
            <text:p>3.561148E-05</text:p>
          </table:table-cell>
          <table:table-cell table:number-columns-repeated="2"/>
          <table:table-cell table:style-name="ce1" table:formula="of:=[.$G10]+[.$D$8]" office:value-type="float" office:value="0.017" calcext:value-type="float">
            <text:p>1.700000E-02</text:p>
          </table:table-cell>
          <table:table-cell table:style-name="ce1" table:formula="of:=[.$D$3]+([.$D$4]-[.$D$3])*[.$D$5]*[.G11]/([.$D$6]+[.$D$5]*[.$D$7])" office:value-type="float" office:value="14.6771751787816" calcext:value-type="float">
            <text:p>1.467718E+01</text:p>
          </table:table-cell>
          <table:table-cell table:style-name="ce1" office:value-type="float" office:value="14.67718" calcext:value-type="float">
            <text:p>1.467718E+01</text:p>
          </table:table-cell>
          <table:table-cell table:style-name="ce1" table:formula="of:=100*([.H11]-[.I11])/[.H11]" office:value-type="float" office:value="-0.0000328484082225956" calcext:value-type="float">
            <text:p>-3.284841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1]+[.$D$8]" office:value-type="float" office:value="0.019" calcext:value-type="float">
            <text:p>1.900000E-02</text:p>
          </table:table-cell>
          <table:table-cell table:style-name="ce1" table:formula="of:=[.$D$3]+([.$D$4]-[.$D$3])*[.$D$5]*[.G12]/([.$D$6]+[.$D$5]*[.$D$7])" office:value-type="float" office:value="15.2274310821677" calcext:value-type="float">
            <text:p>1.522743E+01</text:p>
          </table:table-cell>
          <table:table-cell table:style-name="ce1" office:value-type="float" office:value="15.22743" calcext:value-type="float">
            <text:p>1.522743E+01</text:p>
          </table:table-cell>
          <table:table-cell table:style-name="ce1" table:formula="of:=100*([.H12]-[.I12])/[.H12]" office:value-type="float" office:value="0.00000710669873105961" calcext:value-type="float">
            <text:p>7.106699E-06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2]+[.$D$8]" office:value-type="float" office:value="0.021" calcext:value-type="float">
            <text:p>2.100000E-02</text:p>
          </table:table-cell>
          <table:table-cell table:style-name="ce1" table:formula="of:=[.$D$3]+([.$D$4]-[.$D$3])*[.$D$5]*[.G13]/([.$D$6]+[.$D$5]*[.$D$7])" office:value-type="float" office:value="15.7776869855537" calcext:value-type="float">
            <text:p>1.577769E+01</text:p>
          </table:table-cell>
          <table:table-cell table:style-name="ce1" office:value-type="float" office:value="15.77769" calcext:value-type="float">
            <text:p>1.577769E+01</text:p>
          </table:table-cell>
          <table:table-cell table:style-name="ce1" table:formula="of:=100*([.H13]-[.I13])/[.H13]" office:value-type="float" office:value="-0.0000191057553691556" calcext:value-type="float">
            <text:p>-1.910576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3]+[.$D$8]" office:value-type="float" office:value="0.023" calcext:value-type="float">
            <text:p>2.300000E-02</text:p>
          </table:table-cell>
          <table:table-cell table:style-name="ce1" table:formula="of:=[.$D$3]+([.$D$4]-[.$D$3])*[.$D$5]*[.G14]/([.$D$6]+[.$D$5]*[.$D$7])" office:value-type="float" office:value="16.3279428889398" calcext:value-type="float">
            <text:p>1.632794E+01</text:p>
          </table:table-cell>
          <table:table-cell table:style-name="ce1" office:value-type="float" office:value="16.32794" calcext:value-type="float">
            <text:p>1.632794E+01</text:p>
          </table:table-cell>
          <table:table-cell table:style-name="ce1" table:formula="of:=100*([.H14]-[.I14])/[.H14]" office:value-type="float" office:value="0.0000176932256911425" calcext:value-type="float">
            <text:p>1.769323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4]+[.$D$8]" office:value-type="float" office:value="0.025" calcext:value-type="float">
            <text:p>2.500000E-02</text:p>
          </table:table-cell>
          <table:table-cell table:style-name="ce1" table:formula="of:=[.$D$3]+([.$D$4]-[.$D$3])*[.$D$5]*[.G15]/([.$D$6]+[.$D$5]*[.$D$7])" office:value-type="float" office:value="16.8781987923259" calcext:value-type="float">
            <text:p>1.687820E+01</text:p>
          </table:table-cell>
          <table:table-cell table:style-name="ce1" office:value-type="float" office:value="16.8782" calcext:value-type="float">
            <text:p>1.687820E+01</text:p>
          </table:table-cell>
          <table:table-cell table:style-name="ce1" table:formula="of:=100*([.H15]-[.I15])/[.H15]" office:value-type="float" office:value="-0.00000715523117651722" calcext:value-type="float">
            <text:p>-7.155231E-06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15]+[.$D$8]" office:value-type="float" office:value="0.027" calcext:value-type="float">
            <text:p>2.700000E-02</text:p>
          </table:table-cell>
          <table:table-cell table:style-name="ce1" table:formula="of:=[.$D$3]+([.$D$4]-[.$D$3])*[.$D$5]*[.G16]/([.$D$6]+[.$D$5]*[.$D$7])" office:value-type="float" office:value="17.4284546957119" calcext:value-type="float">
            <text:p>1.742845E+01</text:p>
          </table:table-cell>
          <table:table-cell table:style-name="ce1" office:value-type="float" office:value="17.42845" calcext:value-type="float">
            <text:p>1.742845E+01</text:p>
          </table:table-cell>
          <table:table-cell table:style-name="ce1" table:formula="of:=100*([.H16]-[.I16])/[.H16]" office:value-type="float" office:value="0.0000269427898683235" calcext:value-type="float">
            <text:p>2.694279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16]+[.$D$8]" office:value-type="float" office:value="0.029" calcext:value-type="float">
            <text:p>2.900000E-02</text:p>
          </table:table-cell>
          <table:table-cell table:style-name="ce1" table:formula="of:=[.$D$3]+([.$D$4]-[.$D$3])*[.$D$5]*[.G17]/([.$D$6]+[.$D$5]*[.$D$7])" office:value-type="float" office:value="17.978710599098" calcext:value-type="float">
            <text:p>1.797871E+01</text:p>
          </table:table-cell>
          <table:table-cell table:style-name="ce1" office:value-type="float" office:value="17.97871" calcext:value-type="float">
            <text:p>1.797871E+01</text:p>
          </table:table-cell>
          <table:table-cell table:style-name="ce1" table:formula="of:=100*([.H17]-[.I17])/[.H17]" office:value-type="float" office:value="0.00000333226342665343" calcext:value-type="float">
            <text:p>3.332263E-06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17]+[.$D$8]" office:value-type="float" office:value="0.031" calcext:value-type="float">
            <text:p>3.100000E-02</text:p>
          </table:table-cell>
          <table:table-cell table:style-name="ce1" table:formula="of:=[.$D$3]+([.$D$4]-[.$D$3])*[.$D$5]*[.G18]/([.$D$6]+[.$D$5]*[.$D$7])" office:value-type="float" office:value="18.5289665024841" calcext:value-type="float">
            <text:p>1.852897E+01</text:p>
          </table:table-cell>
          <table:table-cell table:style-name="ce1" office:value-type="float" office:value="18.52897" calcext:value-type="float">
            <text:p>1.852897E+01</text:p>
          </table:table-cell>
          <table:table-cell table:style-name="ce1" table:formula="of:=100*([.H18]-[.I18])/[.H18]" office:value-type="float" office:value="-0.0000188759364063303" calcext:value-type="float">
            <text:p>-1.887594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18]+[.$D$8]" office:value-type="float" office:value="0.033" calcext:value-type="float">
            <text:p>3.300000E-02</text:p>
          </table:table-cell>
          <table:table-cell table:style-name="ce1" table:formula="of:=[.$D$3]+([.$D$4]-[.$D$3])*[.$D$5]*[.G19]/([.$D$6]+[.$D$5]*[.$D$7])" office:value-type="float" office:value="19.0792224058701" calcext:value-type="float">
            <text:p>1.907922E+01</text:p>
          </table:table-cell>
          <table:table-cell table:style-name="ce1" office:value-type="float" office:value="19.07922" calcext:value-type="float">
            <text:p>1.907922E+01</text:p>
          </table:table-cell>
          <table:table-cell table:style-name="ce1" table:formula="of:=100*([.H19]-[.I19])/[.H19]" office:value-type="float" office:value="0.0000126098961637207" calcext:value-type="float">
            <text:p>1.260990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19]+[.$D$8]" office:value-type="float" office:value="0.035" calcext:value-type="float">
            <text:p>3.500000E-02</text:p>
          </table:table-cell>
          <table:table-cell table:style-name="ce1" table:formula="of:=[.$D$3]+([.$D$4]-[.$D$3])*[.$D$5]*[.G20]/([.$D$6]+[.$D$5]*[.$D$7])" office:value-type="float" office:value="19.6294783092562" calcext:value-type="float">
            <text:p>1.962948E+01</text:p>
          </table:table-cell>
          <table:table-cell table:style-name="ce1" office:value-type="float" office:value="19.62948" calcext:value-type="float">
            <text:p>1.962948E+01</text:p>
          </table:table-cell>
          <table:table-cell table:style-name="ce1" table:formula="of:=100*([.H20]-[.I20])/[.H20]" office:value-type="float" office:value="-0.00000861328951678723" calcext:value-type="float">
            <text:p>-8.613290E-06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20]+[.$D$8]" office:value-type="float" office:value="0.037" calcext:value-type="float">
            <text:p>3.700000E-02</text:p>
          </table:table-cell>
          <table:table-cell table:style-name="ce1" table:formula="of:=[.$D$3]+([.$D$4]-[.$D$3])*[.$D$5]*[.G21]/([.$D$6]+[.$D$5]*[.$D$7])" office:value-type="float" office:value="20.1797342126423" calcext:value-type="float">
            <text:p>2.017973E+01</text:p>
          </table:table-cell>
          <table:table-cell table:style-name="ce1" office:value-type="float" office:value="20.17973" calcext:value-type="float">
            <text:p>2.017973E+01</text:p>
          </table:table-cell>
          <table:table-cell table:style-name="ce1" table:formula="of:=100*([.H21]-[.I21])/[.H21]" office:value-type="float" office:value="0.0000208756083193953" calcext:value-type="float">
            <text:p>2.087561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21]+[.$D$8]" office:value-type="float" office:value="0.039" calcext:value-type="float">
            <text:p>3.900000E-02</text:p>
          </table:table-cell>
          <table:table-cell table:style-name="ce1" table:formula="of:=[.$D$3]+([.$D$4]-[.$D$3])*[.$D$5]*[.G22]/([.$D$6]+[.$D$5]*[.$D$7])" office:value-type="float" office:value="20.7299901160283" calcext:value-type="float">
            <text:p>2.072999E+01</text:p>
          </table:table-cell>
          <table:table-cell table:style-name="ce1" office:value-type="float" office:value="20.72999" calcext:value-type="float">
            <text:p>2.072999E+01</text:p>
          </table:table-cell>
          <table:table-cell table:style-name="ce1" table:formula="of:=100*([.H22]-[.I22])/[.H22]" office:value-type="float" office:value="0.000000559712466273899" calcext:value-type="float">
            <text:p>5.597125E-07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22]+[.$D$8]" office:value-type="float" office:value="0.041" calcext:value-type="float">
            <text:p>4.100000E-02</text:p>
          </table:table-cell>
          <table:table-cell table:style-name="ce1" table:formula="of:=[.$D$3]+([.$D$4]-[.$D$3])*[.$D$5]*[.G23]/([.$D$6]+[.$D$5]*[.$D$7])" office:value-type="float" office:value="21.2802460194144" calcext:value-type="float">
            <text:p>2.128025E+01</text:p>
          </table:table-cell>
          <table:table-cell table:style-name="ce1" office:value-type="float" office:value="21.28025" calcext:value-type="float">
            <text:p>2.128025E+01</text:p>
          </table:table-cell>
          <table:table-cell table:style-name="ce1" table:formula="of:=100*([.H23]-[.I23])/[.H23]" office:value-type="float" office:value="-0.0000187055430915399" calcext:value-type="float">
            <text:p>-1.870554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23]+[.$D$8]" office:value-type="float" office:value="0.043" calcext:value-type="float">
            <text:p>4.300000E-02</text:p>
          </table:table-cell>
          <table:table-cell table:style-name="ce1" table:formula="of:=[.$D$3]+([.$D$4]-[.$D$3])*[.$D$5]*[.G24]/([.$D$6]+[.$D$5]*[.$D$7])" office:value-type="float" office:value="21.8305019228005" calcext:value-type="float">
            <text:p>2.183050E+01</text:p>
          </table:table-cell>
          <table:table-cell table:style-name="ce1" office:value-type="float" office:value="21.8305" calcext:value-type="float">
            <text:p>2.183050E+01</text:p>
          </table:table-cell>
          <table:table-cell table:style-name="ce1" table:formula="of:=100*([.H24]-[.I24])/[.H24]" office:value-type="float" office:value="0.00000880786197970639" calcext:value-type="float">
            <text:p>8.807862E-06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24]+[.$D$8]" office:value-type="float" office:value="0.045" calcext:value-type="float">
            <text:p>4.500000E-02</text:p>
          </table:table-cell>
          <table:table-cell table:style-name="ce1" table:formula="of:=[.$D$3]+([.$D$4]-[.$D$3])*[.$D$5]*[.G25]/([.$D$6]+[.$D$5]*[.$D$7])" office:value-type="float" office:value="22.3807578261865" calcext:value-type="float">
            <text:p>2.238076E+01</text:p>
          </table:table-cell>
          <table:table-cell table:style-name="ce1" office:value-type="float" office:value="22.38076" calcext:value-type="float">
            <text:p>2.238076E+01</text:p>
          </table:table-cell>
          <table:table-cell table:style-name="ce1" table:formula="of:=100*([.H25]-[.I25])/[.H25]" office:value-type="float" office:value="-0.00000971286792935646" calcext:value-type="float">
            <text:p>-9.712868E-06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25]+[.$D$8]" office:value-type="float" office:value="0.047" calcext:value-type="float">
            <text:p>4.700000E-02</text:p>
          </table:table-cell>
          <table:table-cell table:style-name="ce1" table:formula="of:=[.$D$3]+([.$D$4]-[.$D$3])*[.$D$5]*[.G26]/([.$D$6]+[.$D$5]*[.$D$7])" office:value-type="float" office:value="22.9310137295726" calcext:value-type="float">
            <text:p>2.293101E+01</text:p>
          </table:table-cell>
          <table:table-cell table:style-name="ce1" office:value-type="float" office:value="22.93101" calcext:value-type="float">
            <text:p>2.293101E+01</text:p>
          </table:table-cell>
          <table:table-cell table:style-name="ce1" table:formula="of:=100*([.H26]-[.I26])/[.H26]" office:value-type="float" office:value="0.0000162643163652564" calcext:value-type="float">
            <text:p>1.626432E-05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formula="of:=[.$G26]+[.$D$8]" office:value-type="float" office:value="0.049" calcext:value-type="float">
            <text:p>4.900000E-02</text:p>
          </table:table-cell>
          <table:table-cell table:style-name="ce1" table:formula="of:=[.$D$3]+([.$D$4]-[.$D$3])*[.$D$5]*[.G27]/([.$D$6]+[.$D$5]*[.$D$7])" office:value-type="float" office:value="23.4812696329587" calcext:value-type="float">
            <text:p>2.348127E+01</text:p>
          </table:table-cell>
          <table:table-cell table:style-name="ce1" office:value-type="float" office:value="23.48127" calcext:value-type="float">
            <text:p>2.348127E+01</text:p>
          </table:table-cell>
          <table:table-cell table:style-name="ce1" table:formula="of:=100*([.H27]-[.I27])/[.H27]" office:value-type="float" office:value="-0.00000156312379456466" calcext:value-type="float">
            <text:p>-1.563124E-06</text:p>
          </table:table-cell>
          <table:table-cell table:style-name="ce1" table:number-columns-repeated="3"/>
          <table:table-cell table:number-columns-repeated="51"/>
        </table:table-row>
        <table:table-row table:style-name="ro1">
          <table:table-cell table:number-columns-repeated="6"/>
          <table:table-cell table:style-name="ce1" table:number-columns-repeated="7"/>
          <table:table-cell table:number-columns-repeated="51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3" table:style-name="ta3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" table:number-columns-repeated="54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in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" table:formula="of:=[.D8]/2" office:value-type="float" office:value="0.001" calcext:value-type="float">
            <text:p>1.000000E-03</text:p>
          </table:table-cell>
          <table:table-cell table:style-name="ce1" table:formula="of:=([.$D$5]*([.$D$4]-[.$D$3])/([.$D$6]+[.$D$5]*[.$D$7]))*([.$G3]-[.$D$7])+[.$D$4]" office:value-type="float" office:value="23.4812696329587" calcext:value-type="float">
            <text:p>2.348127E+01</text:p>
          </table:table-cell>
          <table:table-cell table:style-name="ce1" office:value-type="float" office:value="23.48127" calcext:value-type="float">
            <text:p>2.348127E+01</text:p>
          </table:table-cell>
          <table:table-cell table:style-name="ce1" table:formula="of:=100*([.H3]-[.I3])/[.H3]" office:value-type="float" office:value="-0.00000156312382482464" calcext:value-type="float">
            <text:p>-1.563124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2[C]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" table:formula="of:=[.$G3]+[.$D$8]" office:value-type="float" office:value="0.003" calcext:value-type="float">
            <text:p>3.000000E-03</text:p>
          </table:table-cell>
          <table:table-cell table:style-name="ce1" table:formula="of:=([.$D$5]*([.$D$4]-[.$D$3])/([.$D$6]+[.$D$5]*[.$D$7]))*([.$G4]-[.$D$7])+[.$D$4]" office:value-type="float" office:value="22.9310137295726" calcext:value-type="float">
            <text:p>2.293101E+01</text:p>
          </table:table-cell>
          <table:table-cell table:style-name="ce1" office:value-type="float" office:value="22.93101" calcext:value-type="float">
            <text:p>2.293101E+01</text:p>
          </table:table-cell>
          <table:table-cell table:style-name="ce1" table:formula="of:=100*([.H4]-[.I4])/[.H4]" office:value-type="float" office:value="0.0000162643163187773" calcext:value-type="float">
            <text:p>1.626432E-05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h [W/(m2K)]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style-name="ce1" table:formula="of:=[.$G4]+[.$D$8]" office:value-type="float" office:value="0.005" calcext:value-type="float">
            <text:p>5.000000E-03</text:p>
          </table:table-cell>
          <table:table-cell table:style-name="ce1" table:formula="of:=([.$D$5]*([.$D$4]-[.$D$3])/([.$D$6]+[.$D$5]*[.$D$7]))*([.$G5]-[.$D$7])+[.$D$4]" office:value-type="float" office:value="22.3807578261865" calcext:value-type="float">
            <text:p>2.238076E+01</text:p>
          </table:table-cell>
          <table:table-cell table:style-name="ce1" office:value-type="float" office:value="22.38076" calcext:value-type="float">
            <text:p>2.238076E+01</text:p>
          </table:table-cell>
          <table:table-cell table:style-name="ce1" table:formula="of:=100*([.H5]-[.I5])/[.H5]" office:value-type="float" office:value="-0.00000971286797697836" calcext:value-type="float">
            <text:p>-9.712868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" table:formula="of:=[.$G5]+[.$D$8]" office:value-type="float" office:value="0.007" calcext:value-type="float">
            <text:p>7.000000E-03</text:p>
          </table:table-cell>
          <table:table-cell table:style-name="ce1" table:formula="of:=([.$D$5]*([.$D$4]-[.$D$3])/([.$D$6]+[.$D$5]*[.$D$7]))*([.$G6]-[.$D$7])+[.$D$4]" office:value-type="float" office:value="21.8305019228005" calcext:value-type="float">
            <text:p>2.183050E+01</text:p>
          </table:table-cell>
          <table:table-cell table:style-name="ce1" office:value-type="float" office:value="21.8305" calcext:value-type="float">
            <text:p>2.183050E+01</text:p>
          </table:table-cell>
          <table:table-cell table:style-name="ce1" table:formula="of:=100*([.H6]-[.I6])/[.H6]" office:value-type="float" office:value="0.00000880786194715823" calcext:value-type="float">
            <text:p>8.807862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" table:formula="of:=[.$G6]+[.$D$8]" office:value-type="float" office:value="0.009" calcext:value-type="float">
            <text:p>9.000000E-03</text:p>
          </table:table-cell>
          <table:table-cell table:style-name="ce1" table:formula="of:=([.$D$5]*([.$D$4]-[.$D$3])/([.$D$6]+[.$D$5]*[.$D$7]))*([.$G7]-[.$D$7])+[.$D$4]" office:value-type="float" office:value="21.2802460194144" calcext:value-type="float">
            <text:p>2.128025E+01</text:p>
          </table:table-cell>
          <table:table-cell table:style-name="ce1" office:value-type="float" office:value="21.28025" calcext:value-type="float">
            <text:p>2.128025E+01</text:p>
          </table:table-cell>
          <table:table-cell table:style-name="ce1" table:formula="of:=100*([.H7]-[.I7])/[.H7]" office:value-type="float" office:value="-0.0000187055431082348" calcext:value-type="float">
            <text:p>-1.870554E-05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02" calcext:value-type="float">
            <text:p>0.002</text:p>
          </table:table-cell>
          <table:table-cell table:number-columns-repeated="2"/>
          <table:table-cell table:style-name="ce1" table:formula="of:=[.$G7]+[.$D$8]" office:value-type="float" office:value="0.011" calcext:value-type="float">
            <text:p>1.100000E-02</text:p>
          </table:table-cell>
          <table:table-cell table:style-name="ce1" table:formula="of:=([.$D$5]*([.$D$4]-[.$D$3])/([.$D$6]+[.$D$5]*[.$D$7]))*([.$G8]-[.$D$7])+[.$D$4]" office:value-type="float" office:value="20.7299901160283" calcext:value-type="float">
            <text:p>2.072999E+01</text:p>
          </table:table-cell>
          <table:table-cell table:style-name="ce1" office:value-type="float" office:value="20.72999" calcext:value-type="float">
            <text:p>2.072999E+01</text:p>
          </table:table-cell>
          <table:table-cell table:style-name="ce1" table:formula="of:=100*([.H8]-[.I8])/[.H8]" office:value-type="float" office:value="0.000000559712431997823" calcext:value-type="float">
            <text:p>5.597124E-07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" table:formula="of:=[.$G8]+[.$D$8]" office:value-type="float" office:value="0.013" calcext:value-type="float">
            <text:p>1.300000E-02</text:p>
          </table:table-cell>
          <table:table-cell table:style-name="ce1" table:formula="of:=([.$D$5]*([.$D$4]-[.$D$3])/([.$D$6]+[.$D$5]*[.$D$7]))*([.$G9]-[.$D$7])+[.$D$4]" office:value-type="float" office:value="20.1797342126423" calcext:value-type="float">
            <text:p>2.017973E+01</text:p>
          </table:table-cell>
          <table:table-cell table:style-name="ce1" office:value-type="float" office:value="20.17973" calcext:value-type="float">
            <text:p>2.017973E+01</text:p>
          </table:table-cell>
          <table:table-cell table:style-name="ce1" table:formula="of:=100*([.H9]-[.I9])/[.H9]" office:value-type="float" office:value="0.0000208756082841846" calcext:value-type="float">
            <text:p>2.087561E-05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1" table:formula="of:=[.$G9]+[.$D$8]" office:value-type="float" office:value="0.015" calcext:value-type="float">
            <text:p>1.500000E-02</text:p>
          </table:table-cell>
          <table:table-cell table:style-name="ce1" table:formula="of:=([.$D$5]*([.$D$4]-[.$D$3])/([.$D$6]+[.$D$5]*[.$D$7]))*([.$G10]-[.$D$7])+[.$D$4]" office:value-type="float" office:value="19.6294783092562" calcext:value-type="float">
            <text:p>1.962948E+01</text:p>
          </table:table-cell>
          <table:table-cell table:style-name="ce1" office:value-type="float" office:value="19.62948" calcext:value-type="float">
            <text:p>1.962948E+01</text:p>
          </table:table-cell>
          <table:table-cell table:style-name="ce1" table:formula="of:=100*([.H10]-[.I10])/[.H10]" office:value-type="float" office:value="-0.0000086132895348861" calcext:value-type="float">
            <text:p>-8.613290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J3:.J27])" office:value-type="float" office:value="0.000035611477139709" calcext:value-type="float">
            <text:p>3.561148E-05</text:p>
          </table:table-cell>
          <table:table-cell table:number-columns-repeated="2"/>
          <table:table-cell table:style-name="ce1" table:formula="of:=[.$G10]+[.$D$8]" office:value-type="float" office:value="0.017" calcext:value-type="float">
            <text:p>1.700000E-02</text:p>
          </table:table-cell>
          <table:table-cell table:style-name="ce1" table:formula="of:=([.$D$5]*([.$D$4]-[.$D$3])/([.$D$6]+[.$D$5]*[.$D$7]))*([.$G11]-[.$D$7])+[.$D$4]" office:value-type="float" office:value="19.0792224058701" calcext:value-type="float">
            <text:p>1.907922E+01</text:p>
          </table:table-cell>
          <table:table-cell table:style-name="ce1" office:value-type="float" office:value="19.07922" calcext:value-type="float">
            <text:p>1.907922E+01</text:p>
          </table:table-cell>
          <table:table-cell table:style-name="ce1" table:formula="of:=100*([.H11]-[.I11])/[.H11]" office:value-type="float" office:value="0.0000126098961450998" calcext:value-type="float">
            <text:p>1.260990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1]+[.$D$8]" office:value-type="float" office:value="0.019" calcext:value-type="float">
            <text:p>1.900000E-02</text:p>
          </table:table-cell>
          <table:table-cell table:style-name="ce1" table:formula="of:=([.$D$5]*([.$D$4]-[.$D$3])/([.$D$6]+[.$D$5]*[.$D$7]))*([.$G12]-[.$D$7])+[.$D$4]" office:value-type="float" office:value="18.5289665024841" calcext:value-type="float">
            <text:p>1.852897E+01</text:p>
          </table:table-cell>
          <table:table-cell table:style-name="ce1" office:value-type="float" office:value="18.52897" calcext:value-type="float">
            <text:p>1.852897E+01</text:p>
          </table:table-cell>
          <table:table-cell table:style-name="ce1" table:formula="of:=100*([.H12]-[.I12])/[.H12]" office:value-type="float" office:value="-0.000018875936444678" calcext:value-type="float">
            <text:p>-1.887594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2]+[.$D$8]" office:value-type="float" office:value="0.021" calcext:value-type="float">
            <text:p>2.100000E-02</text:p>
          </table:table-cell>
          <table:table-cell table:style-name="ce1" table:formula="of:=([.$D$5]*([.$D$4]-[.$D$3])/([.$D$6]+[.$D$5]*[.$D$7]))*([.$G13]-[.$D$7])+[.$D$4]" office:value-type="float" office:value="17.978710599098" calcext:value-type="float">
            <text:p>1.797871E+01</text:p>
          </table:table-cell>
          <table:table-cell table:style-name="ce1" office:value-type="float" office:value="17.97871" calcext:value-type="float">
            <text:p>1.797871E+01</text:p>
          </table:table-cell>
          <table:table-cell table:style-name="ce1" table:formula="of:=100*([.H13]-[.I13])/[.H13]" office:value-type="float" office:value="0.00000333226340689276" calcext:value-type="float">
            <text:p>3.332263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3]+[.$D$8]" office:value-type="float" office:value="0.023" calcext:value-type="float">
            <text:p>2.300000E-02</text:p>
          </table:table-cell>
          <table:table-cell table:style-name="ce1" table:formula="of:=([.$D$5]*([.$D$4]-[.$D$3])/([.$D$6]+[.$D$5]*[.$D$7]))*([.$G14]-[.$D$7])+[.$D$4]" office:value-type="float" office:value="17.4284546957119" calcext:value-type="float">
            <text:p>1.742845E+01</text:p>
          </table:table-cell>
          <table:table-cell table:style-name="ce1" office:value-type="float" office:value="17.42845" calcext:value-type="float">
            <text:p>1.742845E+01</text:p>
          </table:table-cell>
          <table:table-cell table:style-name="ce1" table:formula="of:=100*([.H14]-[.I14])/[.H14]" office:value-type="float" office:value="0.000026942789847939" calcext:value-type="float">
            <text:p>2.694279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4]+[.$D$8]" office:value-type="float" office:value="0.025" calcext:value-type="float">
            <text:p>2.500000E-02</text:p>
          </table:table-cell>
          <table:table-cell table:style-name="ce1" table:formula="of:=([.$D$5]*([.$D$4]-[.$D$3])/([.$D$6]+[.$D$5]*[.$D$7]))*([.$G15]-[.$D$7])+[.$D$4]" office:value-type="float" office:value="16.8781987923259" calcext:value-type="float">
            <text:p>1.687820E+01</text:p>
          </table:table-cell>
          <table:table-cell table:style-name="ce1" office:value-type="float" office:value="16.8782" calcext:value-type="float">
            <text:p>1.687820E+01</text:p>
          </table:table-cell>
          <table:table-cell table:style-name="ce1" table:formula="of:=100*([.H15]-[.I15])/[.H15]" office:value-type="float" office:value="-0.00000715523119756635" calcext:value-type="float">
            <text:p>-7.155231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5]+[.$D$8]" office:value-type="float" office:value="0.027" calcext:value-type="float">
            <text:p>2.700000E-02</text:p>
          </table:table-cell>
          <table:table-cell table:style-name="ce1" table:formula="of:=([.$D$5]*([.$D$4]-[.$D$3])/([.$D$6]+[.$D$5]*[.$D$7]))*([.$G16]-[.$D$7])+[.$D$4]" office:value-type="float" office:value="16.3279428889398" calcext:value-type="float">
            <text:p>1.632794E+01</text:p>
          </table:table-cell>
          <table:table-cell table:style-name="ce1" office:value-type="float" office:value="16.32794" calcext:value-type="float">
            <text:p>1.632794E+01</text:p>
          </table:table-cell>
          <table:table-cell table:style-name="ce1" table:formula="of:=100*([.H16]-[.I16])/[.H16]" office:value-type="float" office:value="0.000017693225669384" calcext:value-type="float">
            <text:p>1.769323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6]+[.$D$8]" office:value-type="float" office:value="0.029" calcext:value-type="float">
            <text:p>2.900000E-02</text:p>
          </table:table-cell>
          <table:table-cell table:style-name="ce1" table:formula="of:=([.$D$5]*([.$D$4]-[.$D$3])/([.$D$6]+[.$D$5]*[.$D$7]))*([.$G17]-[.$D$7])+[.$D$4]" office:value-type="float" office:value="15.7776869855537" calcext:value-type="float">
            <text:p>1.577769E+01</text:p>
          </table:table-cell>
          <table:table-cell table:style-name="ce1" office:value-type="float" office:value="15.77769" calcext:value-type="float">
            <text:p>1.577769E+01</text:p>
          </table:table-cell>
          <table:table-cell table:style-name="ce1" table:formula="of:=100*([.H17]-[.I17])/[.H17]" office:value-type="float" office:value="-0.0000191057554029316" calcext:value-type="float">
            <text:p>-1.910576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7]+[.$D$8]" office:value-type="float" office:value="0.031" calcext:value-type="float">
            <text:p>3.100000E-02</text:p>
          </table:table-cell>
          <table:table-cell table:style-name="ce1" table:formula="of:=([.$D$5]*([.$D$4]-[.$D$3])/([.$D$6]+[.$D$5]*[.$D$7]))*([.$G18]-[.$D$7])+[.$D$4]" office:value-type="float" office:value="15.2274310821676" calcext:value-type="float">
            <text:p>1.522743E+01</text:p>
          </table:table-cell>
          <table:table-cell table:style-name="ce1" office:value-type="float" office:value="15.22743" calcext:value-type="float">
            <text:p>1.522743E+01</text:p>
          </table:table-cell>
          <table:table-cell table:style-name="ce1" table:formula="of:=100*([.H18]-[.I18])/[.H18]" office:value-type="float" office:value="0.0000071066987077286" calcext:value-type="float">
            <text:p>7.106699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8]+[.$D$8]" office:value-type="float" office:value="0.033" calcext:value-type="float">
            <text:p>3.300000E-02</text:p>
          </table:table-cell>
          <table:table-cell table:style-name="ce1" table:formula="of:=([.$D$5]*([.$D$4]-[.$D$3])/([.$D$6]+[.$D$5]*[.$D$7]))*([.$G19]-[.$D$7])+[.$D$4]" office:value-type="float" office:value="14.6771751787816" calcext:value-type="float">
            <text:p>1.467718E+01</text:p>
          </table:table-cell>
          <table:table-cell table:style-name="ce1" office:value-type="float" office:value="14.67718" calcext:value-type="float">
            <text:p>1.467718E+01</text:p>
          </table:table-cell>
          <table:table-cell table:style-name="ce1" table:formula="of:=100*([.H19]-[.I19])/[.H19]" office:value-type="float" office:value="-0.0000328484082468014" calcext:value-type="float">
            <text:p>-3.284841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9]+[.$D$8]" office:value-type="float" office:value="0.035" calcext:value-type="float">
            <text:p>3.500000E-02</text:p>
          </table:table-cell>
          <table:table-cell table:style-name="ce1" table:formula="of:=([.$D$5]*([.$D$4]-[.$D$3])/([.$D$6]+[.$D$5]*[.$D$7]))*([.$G20]-[.$D$7])+[.$D$4]" office:value-type="float" office:value="14.1269192753955" calcext:value-type="float">
            <text:p>1.412692E+01</text:p>
          </table:table-cell>
          <table:table-cell table:style-name="ce1" office:value-type="float" office:value="14.12692" calcext:value-type="float">
            <text:p>1.412692E+01</text:p>
          </table:table-cell>
          <table:table-cell table:style-name="ce1" table:formula="of:=100*([.H20]-[.I20])/[.H20]" office:value-type="float" office:value="-0.00000512924635469541" calcext:value-type="float">
            <text:p>-5.129246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0]+[.$D$8]" office:value-type="float" office:value="0.037" calcext:value-type="float">
            <text:p>3.700000E-02</text:p>
          </table:table-cell>
          <table:table-cell table:style-name="ce1" table:formula="of:=([.$D$5]*([.$D$4]-[.$D$3])/([.$D$6]+[.$D$5]*[.$D$7]))*([.$G21]-[.$D$7])+[.$D$4]" office:value-type="float" office:value="13.5766633720094" calcext:value-type="float">
            <text:p>1.357666E+01</text:p>
          </table:table-cell>
          <table:table-cell table:style-name="ce1" office:value-type="float" office:value="13.57666" calcext:value-type="float">
            <text:p>1.357666E+01</text:p>
          </table:table-cell>
          <table:table-cell table:style-name="ce1" table:formula="of:=100*([.H21]-[.I21])/[.H21]" office:value-type="float" office:value="0.0000248368052390892" calcext:value-type="float">
            <text:p>2.483681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1]+[.$D$8]" office:value-type="float" office:value="0.039" calcext:value-type="float">
            <text:p>3.900000E-02</text:p>
          </table:table-cell>
          <table:table-cell table:style-name="ce1" table:formula="of:=([.$D$5]*([.$D$4]-[.$D$3])/([.$D$6]+[.$D$5]*[.$D$7]))*([.$G22]-[.$D$7])+[.$D$4]" office:value-type="float" office:value="13.0264074686234" calcext:value-type="float">
            <text:p>1.302641E+01</text:p>
          </table:table-cell>
          <table:table-cell table:style-name="ce1" office:value-type="float" office:value="13.02641" calcext:value-type="float">
            <text:p>1.302641E+01</text:p>
          </table:table-cell>
          <table:table-cell table:style-name="ce1" table:formula="of:=100*([.H22]-[.I22])/[.H22]" office:value-type="float" office:value="-0.0000194326535110255" calcext:value-type="float">
            <text:p>-1.943265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2]+[.$D$8]" office:value-type="float" office:value="0.041" calcext:value-type="float">
            <text:p>4.100000E-02</text:p>
          </table:table-cell>
          <table:table-cell table:style-name="ce1" table:formula="of:=([.$D$5]*([.$D$4]-[.$D$3])/([.$D$6]+[.$D$5]*[.$D$7]))*([.$G23]-[.$D$7])+[.$D$4]" office:value-type="float" office:value="12.4761515652373" calcext:value-type="float">
            <text:p>1.247615E+01</text:p>
          </table:table-cell>
          <table:table-cell table:style-name="ce1" office:value-type="float" office:value="12.47615" calcext:value-type="float">
            <text:p>1.247615E+01</text:p>
          </table:table-cell>
          <table:table-cell table:style-name="ce1" table:formula="of:=100*([.H23]-[.I23])/[.H23]" office:value-type="float" office:value="0.0000125458342932425" calcext:value-type="float">
            <text:p>1.254583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3]+[.$D$8]" office:value-type="float" office:value="0.043" calcext:value-type="float">
            <text:p>4.300000E-02</text:p>
          </table:table-cell>
          <table:table-cell table:style-name="ce1" table:formula="of:=([.$D$5]*([.$D$4]-[.$D$3])/([.$D$6]+[.$D$5]*[.$D$7]))*([.$G24]-[.$D$7])+[.$D$4]" office:value-type="float" office:value="11.9258956618512" calcext:value-type="float">
            <text:p>1.192590E+01</text:p>
          </table:table-cell>
          <table:table-cell table:style-name="ce1" office:value-type="float" office:value="11.9259" calcext:value-type="float">
            <text:p>1.192590E+01</text:p>
          </table:table-cell>
          <table:table-cell table:style-name="ce1" table:formula="of:=100*([.H24]-[.I24])/[.H24]" office:value-type="float" office:value="-0.0000363758738919139" calcext:value-type="float">
            <text:p>-3.637587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4]+[.$D$8]" office:value-type="float" office:value="0.045" calcext:value-type="float">
            <text:p>4.500000E-02</text:p>
          </table:table-cell>
          <table:table-cell table:style-name="ce1" table:formula="of:=([.$D$5]*([.$D$4]-[.$D$3])/([.$D$6]+[.$D$5]*[.$D$7]))*([.$G25]-[.$D$7])+[.$D$4]" office:value-type="float" office:value="11.3756397584652" calcext:value-type="float">
            <text:p>1.137564E+01</text:p>
          </table:table-cell>
          <table:table-cell table:style-name="ce1" office:value-type="float" office:value="11.37564" calcext:value-type="float">
            <text:p>1.137564E+01</text:p>
          </table:table-cell>
          <table:table-cell table:style-name="ce1" table:formula="of:=100*([.H25]-[.I25])/[.H25]" office:value-type="float" office:value="-0.00000212326376102156" calcext:value-type="float">
            <text:p>-2.123264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5]+[.$D$8]" office:value-type="float" office:value="0.047" calcext:value-type="float">
            <text:p>4.700000E-02</text:p>
          </table:table-cell>
          <table:table-cell table:style-name="ce1" table:formula="of:=([.$D$5]*([.$D$4]-[.$D$3])/([.$D$6]+[.$D$5]*[.$D$7]))*([.$G26]-[.$D$7])+[.$D$4]" office:value-type="float" office:value="10.8253838550791" calcext:value-type="float">
            <text:p>1.082538E+01</text:p>
          </table:table-cell>
          <table:table-cell table:style-name="ce1" office:value-type="float" office:value="10.82538" calcext:value-type="float">
            <text:p>1.082538E+01</text:p>
          </table:table-cell>
          <table:table-cell table:style-name="ce1" table:formula="of:=100*([.H26]-[.I26])/[.H26]" office:value-type="float" office:value="0.000035611477139709" calcext:value-type="float">
            <text:p>3.561148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6]+[.$D$8]" office:value-type="float" office:value="0.049" calcext:value-type="float">
            <text:p>4.900000E-02</text:p>
          </table:table-cell>
          <table:table-cell table:style-name="ce1" table:formula="of:=([.$D$5]*([.$D$4]-[.$D$3])/([.$D$6]+[.$D$5]*[.$D$7]))*([.$G27]-[.$D$7])+[.$D$4]" office:value-type="float" office:value="10.275127951693" calcext:value-type="float">
            <text:p>1.027513E+01</text:p>
          </table:table-cell>
          <table:table-cell table:style-name="ce1" office:value-type="float" office:value="10.27513" calcext:value-type="float">
            <text:p>1.027513E+01</text:p>
          </table:table-cell>
          <table:table-cell table:style-name="ce1" table:formula="of:=100*([.H27]-[.I27])/[.H27]" office:value-type="float" office:value="-0.0000199346128274992" calcext:value-type="float">
            <text:p>-1.993461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4" table:style-name="ta4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default-cell-style-name="Default"/>
        <table:table-column table:style-name="co8" table:default-cell-style-name="Default"/>
        <table:table-column table:style-name="co1" table:number-columns-repeated="54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inf1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" table:formula="of:=[.D9]/2" office:value-type="float" office:value="0.001" calcext:value-type="float">
            <text:p>1.000000E-03</text:p>
          </table:table-cell>
          <table:table-cell table:style-name="ce1" table:formula="of:=[.$D$3]+([.$D$4]-[.$D$3])*([.$D$6]*([.$D$5]*[.$G3]+[.$D$7])/([.$D$7]*([.$D$5]+[.$D$6])+[.$D$5]*[.$D$6]*[.$D$8]))" office:value-type="float" office:value="27.9934468351423" calcext:value-type="float">
            <text:p>2.799345E+01</text:p>
          </table:table-cell>
          <table:table-cell table:style-name="ce1" office:value-type="float" office:value="27.99345" calcext:value-type="float">
            <text:p>2.799345E+01</text:p>
          </table:table-cell>
          <table:table-cell table:style-name="ce1" table:formula="of:=100*([.H3]-[.I3])/[.H3]" office:value-type="float" office:value="-0.0000113057090632123" calcext:value-type="float">
            <text:p>-1.130571E-05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inf2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" table:formula="of:=[.$G3]+[.$D$9]" office:value-type="float" office:value="0.003" calcext:value-type="float">
            <text:p>3.000000E-03</text:p>
          </table:table-cell>
          <table:table-cell table:style-name="ce1" table:formula="of:=[.$D$3]+([.$D$4]-[.$D$3])*([.$D$6]*([.$D$5]*[.$G4]+[.$D$7])/([.$D$7]*([.$D$5]+[.$D$6])+[.$D$5]*[.$D$6]*[.$D$8]))" office:value-type="float" office:value="27.824070643422" calcext:value-type="float">
            <text:p>2.782407E+01</text:p>
          </table:table-cell>
          <table:table-cell table:style-name="ce1" office:value-type="float" office:value="27.82407" calcext:value-type="float">
            <text:p>2.782407E+01</text:p>
          </table:table-cell>
          <table:table-cell table:style-name="ce1" table:formula="of:=100*([.H4]-[.I4])/[.H4]" office:value-type="float" office:value="0.00000231246553668789" calcext:value-type="float">
            <text:p>2.312466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h1 [W/(m2K)]</text:p>
          </table:table-cell>
          <table:table-cell office:value-type="float" office:value="1000" calcext:value-type="float">
            <text:p>1000</text:p>
          </table:table-cell>
          <table:table-cell table:formula="of:=1/[.D5]" office:value-type="float" office:value="0.001" calcext:value-type="float">
            <text:p>0.001</text:p>
          </table:table-cell>
          <table:table-cell/>
          <table:table-cell table:style-name="ce1" table:formula="of:=[.$G4]+[.$D$9]" office:value-type="float" office:value="0.005" calcext:value-type="float">
            <text:p>5.000000E-03</text:p>
          </table:table-cell>
          <table:table-cell table:style-name="ce1" table:formula="of:=[.$D$3]+([.$D$4]-[.$D$3])*([.$D$6]*([.$D$5]*[.$G5]+[.$D$7])/([.$D$7]*([.$D$5]+[.$D$6])+[.$D$5]*[.$D$6]*[.$D$8]))" office:value-type="float" office:value="27.6546944517017" calcext:value-type="float">
            <text:p>2.765469E+01</text:p>
          </table:table-cell>
          <table:table-cell table:style-name="ce1" office:value-type="float" office:value="27.65469" calcext:value-type="float">
            <text:p>2.765469E+01</text:p>
          </table:table-cell>
          <table:table-cell table:style-name="ce1" table:formula="of:=100*([.H5]-[.I5])/[.H5]" office:value-type="float" office:value="0.0000160974540969406" calcext:value-type="float">
            <text:p>1.609745E-05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h2 [W/(m2K)]</text:p>
          </table:table-cell>
          <table:table-cell office:value-type="float" office:value="500" calcext:value-type="float">
            <text:p>500</text:p>
          </table:table-cell>
          <table:table-cell table:formula="of:=1/[.D6]" office:value-type="float" office:value="0.002" calcext:value-type="float">
            <text:p>0.002</text:p>
          </table:table-cell>
          <table:table-cell/>
          <table:table-cell table:style-name="ce1" table:formula="of:=[.$G5]+[.$D$9]" office:value-type="float" office:value="0.007" calcext:value-type="float">
            <text:p>7.000000E-03</text:p>
          </table:table-cell>
          <table:table-cell table:style-name="ce1" table:formula="of:=[.$D$3]+([.$D$4]-[.$D$3])*([.$D$6]*([.$D$5]*[.$G6]+[.$D$7])/([.$D$7]*([.$D$5]+[.$D$6])+[.$D$5]*[.$D$6]*[.$D$8]))" office:value-type="float" office:value="27.4853182599814" calcext:value-type="float">
            <text:p>2.748532E+01</text:p>
          </table:table-cell>
          <table:table-cell table:style-name="ce1" office:value-type="float" office:value="27.48532" calcext:value-type="float">
            <text:p>2.748532E+01</text:p>
          </table:table-cell>
          <table:table-cell table:style-name="ce1" table:formula="of:=100*([.H6]-[.I6])/[.H6]" office:value-type="float" office:value="-0.0000063307200637975" calcext:value-type="float">
            <text:p>-6.330720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" table:formula="of:=[.$G6]+[.$D$9]" office:value-type="float" office:value="0.009" calcext:value-type="float">
            <text:p>9.000000E-03</text:p>
          </table:table-cell>
          <table:table-cell table:style-name="ce1" table:formula="of:=[.$D$3]+([.$D$4]-[.$D$3])*([.$D$6]*([.$D$5]*[.$G7]+[.$D$7])/([.$D$7]*([.$D$5]+[.$D$6])+[.$D$5]*[.$D$6]*[.$D$8]))" office:value-type="float" office:value="27.3159420682611" calcext:value-type="float">
            <text:p>2.731594E+01</text:p>
          </table:table-cell>
          <table:table-cell table:style-name="ce1" office:value-type="float" office:value="27.31594" calcext:value-type="float">
            <text:p>2.731594E+01</text:p>
          </table:table-cell>
          <table:table-cell table:style-name="ce1" table:formula="of:=100*([.H7]-[.I7])/[.H7]" office:value-type="float" office:value="0.00000757162662604611" calcext:value-type="float">
            <text:p>7.571627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" table:formula="of:=[.$G7]+[.$D$9]" office:value-type="float" office:value="0.011" calcext:value-type="float">
            <text:p>1.100000E-02</text:p>
          </table:table-cell>
          <table:table-cell table:style-name="ce1" table:formula="of:=[.$D$3]+([.$D$4]-[.$D$3])*([.$D$6]*([.$D$5]*[.$G8]+[.$D$7])/([.$D$7]*([.$D$5]+[.$D$6])+[.$D$5]*[.$D$6]*[.$D$8]))" office:value-type="float" office:value="27.1465658765408" calcext:value-type="float">
            <text:p>2.714657E+01</text:p>
          </table:table-cell>
          <table:table-cell table:style-name="ce1" office:value-type="float" office:value="27.14657" calcext:value-type="float">
            <text:p>2.714657E+01</text:p>
          </table:table-cell>
          <table:table-cell table:style-name="ce1" table:formula="of:=100*([.H8]-[.I8])/[.H8]" office:value-type="float" office:value="-0.0000151896161435183" calcext:value-type="float">
            <text:p>-1.518962E-05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8]/[.D10]" office:value-type="float" office:value="0.002" calcext:value-type="float">
            <text:p>0.002</text:p>
          </table:table-cell>
          <table:table-cell table:number-columns-repeated="2"/>
          <table:table-cell table:style-name="ce1" table:formula="of:=[.$G8]+[.$D$9]" office:value-type="float" office:value="0.013" calcext:value-type="float">
            <text:p>1.300000E-02</text:p>
          </table:table-cell>
          <table:table-cell table:style-name="ce1" table:formula="of:=[.$D$3]+([.$D$4]-[.$D$3])*([.$D$6]*([.$D$5]*[.$G9]+[.$D$7])/([.$D$7]*([.$D$5]+[.$D$6])+[.$D$5]*[.$D$6]*[.$D$8]))" office:value-type="float" office:value="26.9771896848205" calcext:value-type="float">
            <text:p>2.697719E+01</text:p>
          </table:table-cell>
          <table:table-cell table:style-name="ce1" office:value-type="float" office:value="26.97719" calcext:value-type="float">
            <text:p>2.697719E+01</text:p>
          </table:table-cell>
          <table:table-cell table:style-name="ce1" table:formula="of:=100*([.H9]-[.I9])/[.H9]" office:value-type="float" office:value="-0.00000116831833114253" calcext:value-type="float">
            <text:p>-1.168318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" table:formula="of:=[.$G9]+[.$D$9]" office:value-type="float" office:value="0.015" calcext:value-type="float">
            <text:p>1.500000E-02</text:p>
          </table:table-cell>
          <table:table-cell table:style-name="ce1" table:formula="of:=[.$D$3]+([.$D$4]-[.$D$3])*([.$D$6]*([.$D$5]*[.$G10]+[.$D$7])/([.$D$7]*([.$D$5]+[.$D$6])+[.$D$5]*[.$D$6]*[.$D$8]))" office:value-type="float" office:value="26.8078134931002" calcext:value-type="float">
            <text:p>2.680781E+01</text:p>
          </table:table-cell>
          <table:table-cell table:style-name="ce1" office:value-type="float" office:value="26.80781" calcext:value-type="float">
            <text:p>2.680781E+01</text:p>
          </table:table-cell>
          <table:table-cell table:style-name="ce1" table:formula="of:=100*([.H10]-[.I10])/[.H10]" office:value-type="float" office:value="0.0000130301572303285" calcext:value-type="float">
            <text:p>1.303016E-05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1" table:formula="of:=[.$G10]+[.$D$9]" office:value-type="float" office:value="0.017" calcext:value-type="float">
            <text:p>1.700000E-02</text:p>
          </table:table-cell>
          <table:table-cell table:style-name="ce1" table:formula="of:=[.$D$3]+([.$D$4]-[.$D$3])*([.$D$6]*([.$D$5]*[.$G11]+[.$D$7])/([.$D$7]*([.$D$5]+[.$D$6])+[.$D$5]*[.$D$6]*[.$D$8]))" office:value-type="float" office:value="26.63843730138" calcext:value-type="float">
            <text:p>2.663844E+01</text:p>
          </table:table-cell>
          <table:table-cell table:style-name="ce1" office:value-type="float" office:value="26.63844" calcext:value-type="float">
            <text:p>2.663844E+01</text:p>
          </table:table-cell>
          <table:table-cell table:style-name="ce1" table:formula="of:=100*([.H11]-[.I11])/[.H11]" office:value-type="float" office:value="-0.0000101305493895683" calcext:value-type="float">
            <text:p>-1.013055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J3:.J27])" office:value-type="float" office:value="0.0000186996132040273" calcext:value-type="float">
            <text:p>1.869961E-05</text:p>
          </table:table-cell>
          <table:table-cell table:number-columns-repeated="2"/>
          <table:table-cell table:style-name="ce1" table:formula="of:=[.$G11]+[.$D$9]" office:value-type="float" office:value="0.019" calcext:value-type="float">
            <text:p>1.900000E-02</text:p>
          </table:table-cell>
          <table:table-cell table:style-name="ce1" table:formula="of:=[.$D$3]+([.$D$4]-[.$D$3])*([.$D$6]*([.$D$5]*[.$G12]+[.$D$7])/([.$D$7]*([.$D$5]+[.$D$6])+[.$D$5]*[.$D$6]*[.$D$8]))" office:value-type="float" office:value="26.4690611096597" calcext:value-type="float">
            <text:p>2.646906E+01</text:p>
          </table:table-cell>
          <table:table-cell table:style-name="ce1" office:value-type="float" office:value="26.46906" calcext:value-type="float">
            <text:p>2.646906E+01</text:p>
          </table:table-cell>
          <table:table-cell table:style-name="ce1" table:formula="of:=100*([.H12]-[.I12])/[.H12]" office:value-type="float" office:value="0.00000419228943730301" calcext:value-type="float">
            <text:p>4.192289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2]+[.$D$9]" office:value-type="float" office:value="0.021" calcext:value-type="float">
            <text:p>2.100000E-02</text:p>
          </table:table-cell>
          <table:table-cell table:style-name="ce1" table:formula="of:=[.$D$3]+([.$D$4]-[.$D$3])*([.$D$6]*([.$D$5]*[.$G13]+[.$D$7])/([.$D$7]*([.$D$5]+[.$D$6])+[.$D$5]*[.$D$6]*[.$D$8]))" office:value-type="float" office:value="26.2996849179394" calcext:value-type="float">
            <text:p>2.629968E+01</text:p>
          </table:table-cell>
          <table:table-cell table:style-name="ce1" office:value-type="float" office:value="26.29968" calcext:value-type="float">
            <text:p>2.629968E+01</text:p>
          </table:table-cell>
          <table:table-cell table:style-name="ce1" table:formula="of:=100*([.H13]-[.I13])/[.H13]" office:value-type="float" office:value="0.0000186996132040273" calcext:value-type="float">
            <text:p>1.869961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3]+[.$D$9]" office:value-type="float" office:value="0.023" calcext:value-type="float">
            <text:p>2.300000E-02</text:p>
          </table:table-cell>
          <table:table-cell table:style-name="ce1" table:formula="of:=[.$D$3]+([.$D$4]-[.$D$3])*([.$D$6]*([.$D$5]*[.$G14]+[.$D$7])/([.$D$7]*([.$D$5]+[.$D$6])+[.$D$5]*[.$D$6]*[.$D$8]))" office:value-type="float" office:value="26.1303087262191" calcext:value-type="float">
            <text:p>2.613031E+01</text:p>
          </table:table-cell>
          <table:table-cell table:style-name="ce1" office:value-type="float" office:value="26.13031" calcext:value-type="float">
            <text:p>2.613031E+01</text:p>
          </table:table-cell>
          <table:table-cell table:style-name="ce1" table:formula="of:=100*([.H14]-[.I14])/[.H14]" office:value-type="float" office:value="-0.00000487472598394684" calcext:value-type="float">
            <text:p>-4.874726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4]+[.$D$9]" office:value-type="float" office:value="0.025" calcext:value-type="float">
            <text:p>2.500000E-02</text:p>
          </table:table-cell>
          <table:table-cell table:style-name="ce1" table:formula="of:=[.$D$3]+([.$D$4]-[.$D$3])*([.$D$6]*([.$D$5]*[.$G15]+[.$D$7])/([.$D$7]*([.$D$5]+[.$D$6])+[.$D$5]*[.$D$6]*[.$D$8]))" office:value-type="float" office:value="25.9609325344987" calcext:value-type="float">
            <text:p>2.596093E+01</text:p>
          </table:table-cell>
          <table:table-cell table:style-name="ce1" office:value-type="float" office:value="25.96093" calcext:value-type="float">
            <text:p>2.596093E+01</text:p>
          </table:table-cell>
          <table:table-cell table:style-name="ce1" table:formula="of:=100*([.H15]-[.I15])/[.H15]" office:value-type="float" office:value="0.00000976274156542135" calcext:value-type="float">
            <text:p>9.762742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5]+[.$D$9]" office:value-type="float" office:value="0.027" calcext:value-type="float">
            <text:p>2.700000E-02</text:p>
          </table:table-cell>
          <table:table-cell table:style-name="ce1" table:formula="of:=[.$D$3]+([.$D$4]-[.$D$3])*([.$D$6]*([.$D$5]*[.$G16]+[.$D$7])/([.$D$7]*([.$D$5]+[.$D$6])+[.$D$5]*[.$D$6]*[.$D$8]))" office:value-type="float" office:value="25.7915563427785" calcext:value-type="float">
            <text:p>2.579156E+01</text:p>
          </table:table-cell>
          <table:table-cell table:style-name="ce1" office:value-type="float" office:value="25.79156" calcext:value-type="float">
            <text:p>2.579156E+01</text:p>
          </table:table-cell>
          <table:table-cell table:style-name="ce1" table:formula="of:=100*([.H16]-[.I16])/[.H16]" office:value-type="float" office:value="-0.0000141799180152894" calcext:value-type="float">
            <text:p>-1.417992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6]+[.$D$9]" office:value-type="float" office:value="0.029" calcext:value-type="float">
            <text:p>2.900000E-02</text:p>
          </table:table-cell>
          <table:table-cell table:style-name="ce1" table:formula="of:=[.$D$3]+([.$D$4]-[.$D$3])*([.$D$6]*([.$D$5]*[.$G17]+[.$D$7])/([.$D$7]*([.$D$5]+[.$D$6])+[.$D$5]*[.$D$6]*[.$D$8]))" office:value-type="float" office:value="25.6221801510582" calcext:value-type="float">
            <text:p>2.562218E+01</text:p>
          </table:table-cell>
          <table:table-cell table:style-name="ce1" office:value-type="float" office:value="25.62218" calcext:value-type="float">
            <text:p>2.562218E+01</text:p>
          </table:table-cell>
          <table:table-cell table:style-name="ce1" table:formula="of:=100*([.H17]-[.I17])/[.H17]" office:value-type="float" office:value="0.000000589560120627069" calcext:value-type="float">
            <text:p>5.895601E-07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7]+[.$D$9]" office:value-type="float" office:value="0.031" calcext:value-type="float">
            <text:p>3.100000E-02</text:p>
          </table:table-cell>
          <table:table-cell table:style-name="ce1" table:formula="of:=[.$D$3]+([.$D$4]-[.$D$3])*([.$D$6]*([.$D$5]*[.$G18]+[.$D$7])/([.$D$7]*([.$D$5]+[.$D$6])+[.$D$5]*[.$D$6]*[.$D$8]))" office:value-type="float" office:value="25.4528039593379" calcext:value-type="float">
            <text:p>2.545280E+01</text:p>
          </table:table-cell>
          <table:table-cell table:style-name="ce1" office:value-type="float" office:value="25.4528" calcext:value-type="float">
            <text:p>2.545280E+01</text:p>
          </table:table-cell>
          <table:table-cell table:style-name="ce1" table:formula="of:=100*([.H18]-[.I18])/[.H18]" office:value-type="float" office:value="0.0000155556058303444" calcext:value-type="float">
            <text:p>1.555561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8]+[.$D$9]" office:value-type="float" office:value="0.033" calcext:value-type="float">
            <text:p>3.300000E-02</text:p>
          </table:table-cell>
          <table:table-cell table:style-name="ce1" table:formula="of:=[.$D$3]+([.$D$4]-[.$D$3])*([.$D$6]*([.$D$5]*[.$G19]+[.$D$7])/([.$D$7]*([.$D$5]+[.$D$6])+[.$D$5]*[.$D$6]*[.$D$8]))" office:value-type="float" office:value="25.2834277676176" calcext:value-type="float">
            <text:p>2.528343E+01</text:p>
          </table:table-cell>
          <table:table-cell table:style-name="ce1" office:value-type="float" office:value="25.28343" calcext:value-type="float">
            <text:p>2.528343E+01</text:p>
          </table:table-cell>
          <table:table-cell table:style-name="ce1" table:formula="of:=100*([.H19]-[.I19])/[.H19]" office:value-type="float" office:value="-0.00000882942954956716" calcext:value-type="float">
            <text:p>-8.829430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9]+[.$D$9]" office:value-type="float" office:value="0.035" calcext:value-type="float">
            <text:p>3.500000E-02</text:p>
          </table:table-cell>
          <table:table-cell table:style-name="ce1" table:formula="of:=[.$D$3]+([.$D$4]-[.$D$3])*([.$D$6]*([.$D$5]*[.$G20]+[.$D$7])/([.$D$7]*([.$D$5]+[.$D$6])+[.$D$5]*[.$D$6]*[.$D$8]))" office:value-type="float" office:value="25.1140515758973" calcext:value-type="float">
            <text:p>2.511405E+01</text:p>
          </table:table-cell>
          <table:table-cell table:style-name="ce1" office:value-type="float" office:value="25.11405" calcext:value-type="float">
            <text:p>2.511405E+01</text:p>
          </table:table-cell>
          <table:table-cell table:style-name="ce1" table:formula="of:=100*([.H20]-[.I20])/[.H20]" office:value-type="float" office:value="0.00000627496225871408" calcext:value-type="float">
            <text:p>6.274962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0]+[.$D$9]" office:value-type="float" office:value="0.037" calcext:value-type="float">
            <text:p>3.700000E-02</text:p>
          </table:table-cell>
          <table:table-cell table:style-name="ce1" table:formula="of:=[.$D$3]+([.$D$4]-[.$D$3])*([.$D$6]*([.$D$5]*[.$G21]+[.$D$7])/([.$D$7]*([.$D$5]+[.$D$6])+[.$D$5]*[.$D$6]*[.$D$8]))" office:value-type="float" office:value="24.944675384177" calcext:value-type="float">
            <text:p>2.494468E+01</text:p>
          </table:table-cell>
          <table:table-cell table:style-name="ce1" office:value-type="float" office:value="24.94468" calcext:value-type="float">
            <text:p>2.494468E+01</text:p>
          </table:table-cell>
          <table:table-cell table:style-name="ce1" table:formula="of:=100*([.H21]-[.I21])/[.H21]" office:value-type="float" office:value="-0.000018504241767158" calcext:value-type="float">
            <text:p>-1.850424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1]+[.$D$9]" office:value-type="float" office:value="0.039" calcext:value-type="float">
            <text:p>3.900000E-02</text:p>
          </table:table-cell>
          <table:table-cell table:style-name="ce1" table:formula="of:=[.$D$3]+([.$D$4]-[.$D$3])*([.$D$6]*([.$D$5]*[.$G22]+[.$D$7])/([.$D$7]*([.$D$5]+[.$D$6])+[.$D$5]*[.$D$6]*[.$D$8]))" office:value-type="float" office:value="24.7752991924567" calcext:value-type="float">
            <text:p>2.477530E+01</text:p>
          </table:table-cell>
          <table:table-cell table:style-name="ce1" office:value-type="float" office:value="24.7753" calcext:value-type="float">
            <text:p>2.477530E+01</text:p>
          </table:table-cell>
          <table:table-cell table:style-name="ce1" table:formula="of:=100*([.H22]-[.I22])/[.H22]" office:value-type="float" office:value="-0.00000325946958044279" calcext:value-type="float">
            <text:p>-3.259470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2]+[.$D$9]" office:value-type="float" office:value="0.041" calcext:value-type="float">
            <text:p>4.100000E-02</text:p>
          </table:table-cell>
          <table:table-cell table:style-name="ce1" table:formula="of:=[.$D$3]+([.$D$4]-[.$D$3])*([.$D$6]*([.$D$5]*[.$G23]+[.$D$7])/([.$D$7]*([.$D$5]+[.$D$6])+[.$D$5]*[.$D$6]*[.$D$8]))" office:value-type="float" office:value="24.6059230007364" calcext:value-type="float">
            <text:p>2.460592E+01</text:p>
          </table:table-cell>
          <table:table-cell table:style-name="ce1" office:value-type="float" office:value="24.60592" calcext:value-type="float">
            <text:p>2.460592E+01</text:p>
          </table:table-cell>
          <table:table-cell table:style-name="ce1" table:formula="of:=100*([.H23]-[.I23])/[.H23]" office:value-type="float" office:value="0.0000121951790215202" calcext:value-type="float">
            <text:p>1.219518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3]+[.$D$9]" office:value-type="float" office:value="0.043" calcext:value-type="float">
            <text:p>4.300000E-02</text:p>
          </table:table-cell>
          <table:table-cell table:style-name="ce1" table:formula="of:=[.$D$3]+([.$D$4]-[.$D$3])*([.$D$6]*([.$D$5]*[.$G24]+[.$D$7])/([.$D$7]*([.$D$5]+[.$D$6])+[.$D$5]*[.$D$6]*[.$D$8]))" office:value-type="float" office:value="24.4365468090161" calcext:value-type="float">
            <text:p>2.443655E+01</text:p>
          </table:table-cell>
          <table:table-cell table:style-name="ce1" office:value-type="float" office:value="24.43655" calcext:value-type="float">
            <text:p>2.443655E+01</text:p>
          </table:table-cell>
          <table:table-cell table:style-name="ce1" table:formula="of:=100*([.H24]-[.I24])/[.H24]" office:value-type="float" office:value="-0.0000130582441156339" calcext:value-type="float">
            <text:p>-1.305824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4]+[.$D$9]" office:value-type="float" office:value="0.045" calcext:value-type="float">
            <text:p>4.500000E-02</text:p>
          </table:table-cell>
          <table:table-cell table:style-name="ce1" table:formula="of:=[.$D$3]+([.$D$4]-[.$D$3])*([.$D$6]*([.$D$5]*[.$G25]+[.$D$7])/([.$D$7]*([.$D$5]+[.$D$6])+[.$D$5]*[.$D$6]*[.$D$8]))" office:value-type="float" office:value="24.2671706172958" calcext:value-type="float">
            <text:p>2.426717E+01</text:p>
          </table:table-cell>
          <table:table-cell table:style-name="ce1" office:value-type="float" office:value="24.26717" calcext:value-type="float">
            <text:p>2.426717E+01</text:p>
          </table:table-cell>
          <table:table-cell table:style-name="ce1" table:formula="of:=100*([.H25]-[.I25])/[.H25]" office:value-type="float" office:value="0.00000254374838710658" calcext:value-type="float">
            <text:p>2.543748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5]+[.$D$9]" office:value-type="float" office:value="0.047" calcext:value-type="float">
            <text:p>4.700000E-02</text:p>
          </table:table-cell>
          <table:table-cell table:style-name="ce1" table:formula="of:=[.$D$3]+([.$D$4]-[.$D$3])*([.$D$6]*([.$D$5]*[.$G26]+[.$D$7])/([.$D$7]*([.$D$5]+[.$D$6])+[.$D$5]*[.$D$6]*[.$D$8]))" office:value-type="float" office:value="24.0977944255755" calcext:value-type="float">
            <text:p>2.409779E+01</text:p>
          </table:table-cell>
          <table:table-cell table:style-name="ce1" office:value-type="float" office:value="24.09779" calcext:value-type="float">
            <text:p>2.409779E+01</text:p>
          </table:table-cell>
          <table:table-cell table:style-name="ce1" table:formula="of:=100*([.H26]-[.I26])/[.H26]" office:value-type="float" office:value="0.0000183650643998716" calcext:value-type="float">
            <text:p>1.836506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6]+[.$D$9]" office:value-type="float" office:value="0.049" calcext:value-type="float">
            <text:p>4.900000E-02</text:p>
          </table:table-cell>
          <table:table-cell table:style-name="ce1" table:formula="of:=[.$D$3]+([.$D$4]-[.$D$3])*([.$D$6]*([.$D$5]*[.$G27]+[.$D$7])/([.$D$7]*([.$D$5]+[.$D$6])+[.$D$5]*[.$D$6]*[.$D$8]))" office:value-type="float" office:value="23.9284182338552" calcext:value-type="float">
            <text:p>2.392842E+01</text:p>
          </table:table-cell>
          <table:table-cell table:style-name="ce1" office:value-type="float" office:value="23.92842" calcext:value-type="float">
            <text:p>2.392842E+01</text:p>
          </table:table-cell>
          <table:table-cell table:style-name="ce1" table:formula="of:=100*([.H27]-[.I27])/[.H27]" office:value-type="float" office:value="-0.00000738095103769937" calcext:value-type="float">
            <text:p>-7.380951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5" table:style-name="ta5">
        <table:table-column table:style-name="co1" table:number-columns-repeated="2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" table:number-columns-repeated="54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1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" table:formula="of:=[.D7]/2" office:value-type="float" office:value="0.001" calcext:value-type="float">
            <text:p>1.000000E-03</text:p>
          </table:table-cell>
          <table:table-cell table:style-name="ce1" table:formula="of:=([.$D$4]/[.$D$5])*[.$G3]+[.$D$3]" office:value-type="float" office:value="30.4406557839377" calcext:value-type="float">
            <text:p>3.044066E+01</text:p>
          </table:table-cell>
          <table:table-cell table:style-name="ce1" office:value-type="float" office:value="30.44066" calcext:value-type="float">
            <text:p>3.044066E+01</text:p>
          </table:table-cell>
          <table:table-cell table:style-name="ce1" table:formula="of:=100*([.H3]-[.I3])/[.H3]" office:value-type="float" office:value="-0.0000138501035378868" calcext:value-type="float">
            <text:p>-1.385010E-05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q2 [W/m2]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" table:formula="of:=[.$G3]+[.$D$7]" office:value-type="float" office:value="0.003" calcext:value-type="float">
            <text:p>3.000000E-03</text:p>
          </table:table-cell>
          <table:table-cell table:style-name="ce1" table:formula="of:=[.$D$4]/[.$D$5]*[.$G4]+[.$D$3]" office:value-type="float" office:value="31.321967351813" calcext:value-type="float">
            <text:p>3.132197E+01</text:p>
          </table:table-cell>
          <table:table-cell table:style-name="ce1" office:value-type="float" office:value="31.32197" calcext:value-type="float">
            <text:p>3.132197E+01</text:p>
          </table:table-cell>
          <table:table-cell table:style-name="ce1" table:formula="of:=100*([.H4]-[.I4])/[.H4]" office:value-type="float" office:value="-0.00000845472764113137" calcext:value-type="float">
            <text:p>-8.454728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" table:formula="of:=[.$G4]+[.$D$7]" office:value-type="float" office:value="0.005" calcext:value-type="float">
            <text:p>5.000000E-03</text:p>
          </table:table-cell>
          <table:table-cell table:style-name="ce1" table:formula="of:=[.$D$4]/[.$D$5]*[.$G5]+[.$D$3]" office:value-type="float" office:value="32.2032789196883" calcext:value-type="float">
            <text:p>3.220328E+01</text:p>
          </table:table-cell>
          <table:table-cell table:style-name="ce1" office:value-type="float" office:value="32.20328" calcext:value-type="float">
            <text:p>3.220328E+01</text:p>
          </table:table-cell>
          <table:table-cell table:style-name="ce1" table:formula="of:=100*([.H5]-[.I5])/[.H5]" office:value-type="float" office:value="-0.00000335466373435711" calcext:value-type="float">
            <text:p>-3.354664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" table:formula="of:=[.$G5]+[.$D$7]" office:value-type="float" office:value="0.007" calcext:value-type="float">
            <text:p>7.000000E-03</text:p>
          </table:table-cell>
          <table:table-cell table:style-name="ce1" table:formula="of:=[.$D$4]/[.$D$5]*[.$G6]+[.$D$3]" office:value-type="float" office:value="33.0845904875636" calcext:value-type="float">
            <text:p>3.308459E+01</text:p>
          </table:table-cell>
          <table:table-cell table:style-name="ce1" office:value-type="float" office:value="33.08459" calcext:value-type="float">
            <text:p>3.308459E+01</text:p>
          </table:table-cell>
          <table:table-cell table:style-name="ce1" table:formula="of:=100*([.H6]-[.I6])/[.H6]" office:value-type="float" office:value="0.00000147368786925309" calcext:value-type="float">
            <text:p>1.473688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6]/[.D8]" office:value-type="float" office:value="0.002" calcext:value-type="float">
            <text:p>0.002</text:p>
          </table:table-cell>
          <table:table-cell table:number-columns-repeated="2"/>
          <table:table-cell table:style-name="ce1" table:formula="of:=[.$G6]+[.$D$7]" office:value-type="float" office:value="0.009" calcext:value-type="float">
            <text:p>9.000000E-03</text:p>
          </table:table-cell>
          <table:table-cell table:style-name="ce1" table:formula="of:=[.$D$4]/[.$D$5]*[.$G7]+[.$D$3]" office:value-type="float" office:value="33.9659020554389" calcext:value-type="float">
            <text:p>3.396590E+01</text:p>
          </table:table-cell>
          <table:table-cell table:style-name="ce1" office:value-type="float" office:value="33.9659" calcext:value-type="float">
            <text:p>3.396590E+01</text:p>
          </table:table-cell>
          <table:table-cell table:style-name="ce1" table:formula="of:=100*([.H7]-[.I7])/[.H7]" office:value-type="float" office:value="0.00000605147745508695" calcext:value-type="float">
            <text:p>6.051477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" table:formula="of:=[.$G7]+[.$D$7]" office:value-type="float" office:value="0.011" calcext:value-type="float">
            <text:p>1.100000E-02</text:p>
          </table:table-cell>
          <table:table-cell table:style-name="ce1" table:formula="of:=[.$D$4]/[.$D$5]*[.$G8]+[.$D$3]" office:value-type="float" office:value="34.8472136233142" calcext:value-type="float">
            <text:p>3.484721E+01</text:p>
          </table:table-cell>
          <table:table-cell table:style-name="ce1" office:value-type="float" office:value="34.84721" calcext:value-type="float">
            <text:p>3.484721E+01</text:p>
          </table:table-cell>
          <table:table-cell table:style-name="ce1" table:formula="of:=100*([.H8]-[.I8])/[.H8]" office:value-type="float" office:value="0.0000103977157550341" calcext:value-type="float">
            <text:p>1.039772E-05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1" table:formula="of:=[.$G8]+[.$D$7]" office:value-type="float" office:value="0.013" calcext:value-type="float">
            <text:p>1.300000E-02</text:p>
          </table:table-cell>
          <table:table-cell table:style-name="ce1" table:formula="of:=[.$D$4]/[.$D$5]*[.$G9]+[.$D$3]" office:value-type="float" office:value="35.7285251911895" calcext:value-type="float">
            <text:p>3.572853E+01</text:p>
          </table:table-cell>
          <table:table-cell table:style-name="ce1" office:value-type="float" office:value="35.72853" calcext:value-type="float">
            <text:p>3.572853E+01</text:p>
          </table:table-cell>
          <table:table-cell table:style-name="ce1" table:formula="of:=100*([.H9]-[.I9])/[.H9]" office:value-type="float" office:value="-0.0000134593030094013" calcext:value-type="float">
            <text:p>-1.345930E-05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J3:.J27])" office:value-type="float" office:value="0.0000112112277352277" calcext:value-type="float">
            <text:p>1.121123E-05</text:p>
          </table:table-cell>
          <table:table-cell table:number-columns-repeated="2"/>
          <table:table-cell table:style-name="ce1" table:formula="of:=[.$G9]+[.$D$7]" office:value-type="float" office:value="0.015" calcext:value-type="float">
            <text:p>1.500000E-02</text:p>
          </table:table-cell>
          <table:table-cell table:style-name="ce1" table:formula="of:=[.$D$4]/[.$D$5]*[.$G10]+[.$D$3]" office:value-type="float" office:value="36.6098367590648" calcext:value-type="float">
            <text:p>3.660984E+01</text:p>
          </table:table-cell>
          <table:table-cell table:style-name="ce1" office:value-type="float" office:value="36.60984" calcext:value-type="float">
            <text:p>3.660984E+01</text:p>
          </table:table-cell>
          <table:table-cell table:style-name="ce1" table:formula="of:=100*([.H10]-[.I10])/[.H10]" office:value-type="float" office:value="-0.00000885263482300416" calcext:value-type="float">
            <text:p>-8.852635E-06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0]+[.$D$7]" office:value-type="float" office:value="0.017" calcext:value-type="float">
            <text:p>1.700000E-02</text:p>
          </table:table-cell>
          <table:table-cell table:style-name="ce1" table:formula="of:=[.$D$4]/[.$D$5]*[.$G11]+[.$D$3]" office:value-type="float" office:value="37.4911483269402" calcext:value-type="float">
            <text:p>3.749115E+01</text:p>
          </table:table-cell>
          <table:table-cell table:style-name="ce1" office:value-type="float" office:value="37.49115" calcext:value-type="float">
            <text:p>3.749115E+01</text:p>
          </table:table-cell>
          <table:table-cell table:style-name="ce1" table:formula="of:=100*([.H11]-[.I11])/[.H11]" office:value-type="float" office:value="-0.00000446254627142428" calcext:value-type="float">
            <text:p>-4.462546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1]+[.$D$7]" office:value-type="float" office:value="0.019" calcext:value-type="float">
            <text:p>1.900000E-02</text:p>
          </table:table-cell>
          <table:table-cell table:style-name="ce1" table:formula="of:=[.$D$4]/[.$D$5]*[.$G12]+[.$D$3]" office:value-type="float" office:value="38.3724598948155" calcext:value-type="float">
            <text:p>3.837246E+01</text:p>
          </table:table-cell>
          <table:table-cell table:style-name="ce1" office:value-type="float" office:value="38.37246" calcext:value-type="float">
            <text:p>3.837246E+01</text:p>
          </table:table-cell>
          <table:table-cell table:style-name="ce1" table:formula="of:=100*([.H12]-[.I12])/[.H12]" office:value-type="float" office:value="-0.000000274114647254381" calcext:value-type="float">
            <text:p>-2.741146E-07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2]+[.$D$7]" office:value-type="float" office:value="0.021" calcext:value-type="float">
            <text:p>2.100000E-02</text:p>
          </table:table-cell>
          <table:table-cell table:style-name="ce1" table:formula="of:=[.$D$4]/[.$D$5]*[.$G13]+[.$D$3]" office:value-type="float" office:value="39.2537714626908" calcext:value-type="float">
            <text:p>3.925377E+01</text:p>
          </table:table-cell>
          <table:table-cell table:style-name="ce1" office:value-type="float" office:value="39.25377" calcext:value-type="float">
            <text:p>3.925377E+01</text:p>
          </table:table-cell>
          <table:table-cell table:style-name="ce1" table:formula="of:=100*([.H13]-[.I13])/[.H13]" office:value-type="float" office:value="0.00000372624265416443" calcext:value-type="float">
            <text:p>3.726243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3]+[.$D$7]" office:value-type="float" office:value="0.023" calcext:value-type="float">
            <text:p>2.300000E-02</text:p>
          </table:table-cell>
          <table:table-cell table:style-name="ce1" table:formula="of:=[.$D$4]/[.$D$5]*[.$G14]+[.$D$3]" office:value-type="float" office:value="40.1350830305661" calcext:value-type="float">
            <text:p>4.013508E+01</text:p>
          </table:table-cell>
          <table:table-cell table:style-name="ce1" office:value-type="float" office:value="40.13508" calcext:value-type="float">
            <text:p>4.013508E+01</text:p>
          </table:table-cell>
          <table:table-cell table:style-name="ce1" table:formula="of:=100*([.H14]-[.I14])/[.H14]" office:value-type="float" office:value="0.00000755091521575507" calcext:value-type="float">
            <text:p>7.550915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4]+[.$D$7]" office:value-type="float" office:value="0.025" calcext:value-type="float">
            <text:p>2.500000E-02</text:p>
          </table:table-cell>
          <table:table-cell table:style-name="ce1" table:formula="of:=[.$D$4]/[.$D$5]*[.$G15]+[.$D$3]" office:value-type="float" office:value="41.0163945984414" calcext:value-type="float">
            <text:p>4.101639E+01</text:p>
          </table:table-cell>
          <table:table-cell table:style-name="ce1" office:value-type="float" office:value="41.01639" calcext:value-type="float">
            <text:p>4.101639E+01</text:p>
          </table:table-cell>
          <table:table-cell table:style-name="ce1" table:formula="of:=100*([.H15]-[.I15])/[.H15]" office:value-type="float" office:value="0.0000112112277352277" calcext:value-type="float">
            <text:p>1.121123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5]+[.$D$7]" office:value-type="float" office:value="0.027" calcext:value-type="float">
            <text:p>2.700000E-02</text:p>
          </table:table-cell>
          <table:table-cell table:style-name="ce1" table:formula="of:=[.$D$4]/[.$D$5]*[.$G16]+[.$D$3]" office:value-type="float" office:value="41.8977061663167" calcext:value-type="float">
            <text:p>4.189771E+01</text:p>
          </table:table-cell>
          <table:table-cell table:style-name="ce1" office:value-type="float" office:value="41.89771" calcext:value-type="float">
            <text:p>4.189771E+01</text:p>
          </table:table-cell>
          <table:table-cell table:style-name="ce1" table:formula="of:=100*([.H16]-[.I16])/[.H16]" office:value-type="float" office:value="-0.0000091501030269895" calcext:value-type="float">
            <text:p>-9.150103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6]+[.$D$7]" office:value-type="float" office:value="0.029" calcext:value-type="float">
            <text:p>2.900000E-02</text:p>
          </table:table-cell>
          <table:table-cell table:style-name="ce1" table:formula="of:=[.$D$4]/[.$D$5]*[.$G17]+[.$D$3]" office:value-type="float" office:value="42.779017734192" calcext:value-type="float">
            <text:p>4.277902E+01</text:p>
          </table:table-cell>
          <table:table-cell table:style-name="ce1" office:value-type="float" office:value="42.77902" calcext:value-type="float">
            <text:p>4.277902E+01</text:p>
          </table:table-cell>
          <table:table-cell table:style-name="ce1" table:formula="of:=100*([.H17]-[.I17])/[.H17]" office:value-type="float" office:value="-0.00000529654043378796" calcext:value-type="float">
            <text:p>-5.296540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7]+[.$D$7]" office:value-type="float" office:value="0.031" calcext:value-type="float">
            <text:p>3.100000E-02</text:p>
          </table:table-cell>
          <table:table-cell table:style-name="ce1" table:formula="of:=[.$D$4]/[.$D$5]*[.$G18]+[.$D$3]" office:value-type="float" office:value="43.6603293020673" calcext:value-type="float">
            <text:p>4.366033E+01</text:p>
          </table:table-cell>
          <table:table-cell table:style-name="ce1" office:value-type="float" office:value="43.66033" calcext:value-type="float">
            <text:p>4.366033E+01</text:p>
          </table:table-cell>
          <table:table-cell table:style-name="ce1" table:formula="of:=100*([.H18]-[.I18])/[.H18]" office:value-type="float" office:value="-0.00000159855105727711" calcext:value-type="float">
            <text:p>-1.598551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8]+[.$D$7]" office:value-type="float" office:value="0.033" calcext:value-type="float">
            <text:p>3.300000E-02</text:p>
          </table:table-cell>
          <table:table-cell table:style-name="ce1" table:formula="of:=[.$D$4]/[.$D$5]*[.$G19]+[.$D$3]" office:value-type="float" office:value="44.5416408699427" calcext:value-type="float">
            <text:p>4.454164E+01</text:p>
          </table:table-cell>
          <table:table-cell table:style-name="ce1" office:value-type="float" office:value="44.54164" calcext:value-type="float">
            <text:p>4.454164E+01</text:p>
          </table:table-cell>
          <table:table-cell table:style-name="ce1" table:formula="of:=100*([.H19]-[.I19])/[.H19]" office:value-type="float" office:value="0.00000195309969735016" calcext:value-type="float">
            <text:p>1.953100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9]+[.$D$7]" office:value-type="float" office:value="0.035" calcext:value-type="float">
            <text:p>3.500000E-02</text:p>
          </table:table-cell>
          <table:table-cell table:style-name="ce1" table:formula="of:=[.$D$4]/[.$D$5]*[.$G20]+[.$D$3]" office:value-type="float" office:value="45.422952437818" calcext:value-type="float">
            <text:p>4.542295E+01</text:p>
          </table:table-cell>
          <table:table-cell table:style-name="ce1" office:value-type="float" office:value="45.42295" calcext:value-type="float">
            <text:p>4.542295E+01</text:p>
          </table:table-cell>
          <table:table-cell table:style-name="ce1" table:formula="of:=100*([.H20]-[.I20])/[.H20]" office:value-type="float" office:value="0.00000536692979647866" calcext:value-type="float">
            <text:p>5.366930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0]+[.$D$7]" office:value-type="float" office:value="0.037" calcext:value-type="float">
            <text:p>3.700000E-02</text:p>
          </table:table-cell>
          <table:table-cell table:style-name="ce1" table:formula="of:=[.$D$4]/[.$D$5]*[.$G21]+[.$D$3]" office:value-type="float" office:value="46.3042640056933" calcext:value-type="float">
            <text:p>4.630426E+01</text:p>
          </table:table-cell>
          <table:table-cell table:style-name="ce1" office:value-type="float" office:value="46.30426" calcext:value-type="float">
            <text:p>4.630426E+01</text:p>
          </table:table-cell>
          <table:table-cell table:style-name="ce1" table:formula="of:=100*([.H21]-[.I21])/[.H21]" office:value-type="float" office:value="0.00000865080866879346" calcext:value-type="float">
            <text:p>8.650809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1]+[.$D$7]" office:value-type="float" office:value="0.039" calcext:value-type="float">
            <text:p>3.900000E-02</text:p>
          </table:table-cell>
          <table:table-cell table:style-name="ce1" table:formula="of:=[.$D$4]/[.$D$5]*[.$G22]+[.$D$3]" office:value-type="float" office:value="47.1855755735686" calcext:value-type="float">
            <text:p>4.718558E+01</text:p>
          </table:table-cell>
          <table:table-cell table:style-name="ce1" office:value-type="float" office:value="47.18558" calcext:value-type="float">
            <text:p>4.718558E+01</text:p>
          </table:table-cell>
          <table:table-cell table:style-name="ce1" table:formula="of:=100*([.H22]-[.I22])/[.H22]" office:value-type="float" office:value="-0.00000938089945696918" calcext:value-type="float">
            <text:p>-9.380899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2]+[.$D$7]" office:value-type="float" office:value="0.041" calcext:value-type="float">
            <text:p>4.100000E-02</text:p>
          </table:table-cell>
          <table:table-cell table:style-name="ce1" table:formula="of:=[.$D$4]/[.$D$5]*[.$G23]+[.$D$3]" office:value-type="float" office:value="48.0668871414439" calcext:value-type="float">
            <text:p>4.806689E+01</text:p>
          </table:table-cell>
          <table:table-cell table:style-name="ce1" office:value-type="float" office:value="48.06689" calcext:value-type="float">
            <text:p>4.806689E+01</text:p>
          </table:table-cell>
          <table:table-cell table:style-name="ce1" table:formula="of:=100*([.H23]-[.I23])/[.H23]" office:value-type="float" office:value="-0.00000594703810471946" calcext:value-type="float">
            <text:p>-5.947038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3]+[.$D$7]" office:value-type="float" office:value="0.043" calcext:value-type="float">
            <text:p>4.300000E-02</text:p>
          </table:table-cell>
          <table:table-cell table:style-name="ce1" table:formula="of:=[.$D$4]/[.$D$5]*[.$G24]+[.$D$3]" office:value-type="float" office:value="48.9481987093192" calcext:value-type="float">
            <text:p>4.894820E+01</text:p>
          </table:table-cell>
          <table:table-cell table:style-name="ce1" office:value-type="float" office:value="48.9482" calcext:value-type="float">
            <text:p>4.894820E+01</text:p>
          </table:table-cell>
          <table:table-cell table:style-name="ce1" table:formula="of:=100*([.H24]-[.I24])/[.H24]" office:value-type="float" office:value="-0.00000263682998003458" calcext:value-type="float">
            <text:p>-2.636830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4]+[.$D$7]" office:value-type="float" office:value="0.045" calcext:value-type="float">
            <text:p>4.500000E-02</text:p>
          </table:table-cell>
          <table:table-cell table:style-name="ce1" table:formula="of:=[.$D$4]/[.$D$5]*[.$G25]+[.$D$3]" office:value-type="float" office:value="49.8295102771945" calcext:value-type="float">
            <text:p>4.982951E+01</text:p>
          </table:table-cell>
          <table:table-cell table:style-name="ce1" office:value-type="float" office:value="49.82951" calcext:value-type="float">
            <text:p>4.982951E+01</text:p>
          </table:table-cell>
          <table:table-cell table:style-name="ce1" table:formula="of:=100*([.H25]-[.I25])/[.H25]" office:value-type="float" office:value="0.000000556285881394959" calcext:value-type="float">
            <text:p>5.562859E-07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5]+[.$D$7]" office:value-type="float" office:value="0.047" calcext:value-type="float">
            <text:p>4.700000E-02</text:p>
          </table:table-cell>
          <table:table-cell table:style-name="ce1" table:formula="of:=[.$D$4]/[.$D$5]*[.$G26]+[.$D$3]" office:value-type="float" office:value="50.7108218450698" calcext:value-type="float">
            <text:p>5.071082E+01</text:p>
          </table:table-cell>
          <table:table-cell table:style-name="ce1" office:value-type="float" office:value="50.71082" calcext:value-type="float">
            <text:p>5.071082E+01</text:p>
          </table:table-cell>
          <table:table-cell table:style-name="ce1" table:formula="of:=100*([.H26]-[.I26])/[.H26]" office:value-type="float" office:value="0.00000363841440368926" calcext:value-type="float">
            <text:p>3.638414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6]+[.$D$7]" office:value-type="float" office:value="0.049" calcext:value-type="float">
            <text:p>4.900000E-02</text:p>
          </table:table-cell>
          <table:table-cell table:style-name="ce1" table:formula="of:=[.$D$4]/[.$D$5]*[.$G27]+[.$D$3]" office:value-type="float" office:value="51.5921334129452" calcext:value-type="float">
            <text:p>5.159213E+01</text:p>
          </table:table-cell>
          <table:table-cell table:style-name="ce1" office:value-type="float" office:value="51.59213" calcext:value-type="float">
            <text:p>5.159213E+01</text:p>
          </table:table-cell>
          <table:table-cell table:style-name="ce1" table:formula="of:=100*([.H27]-[.I27])/[.H27]" office:value-type="float" office:value="0.00000661524332541714" calcext:value-type="float">
            <text:p>6.615243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6" table:style-name="ta6">
        <table:table-column table:style-name="co1" table:number-columns-repeated="2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" table:number-columns-repeated="54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q1 [W/m2]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style-name="ce1" table:formula="of:=[.D7]/2" office:value-type="float" office:value="0.001" calcext:value-type="float">
            <text:p>1.000000E-03</text:p>
          </table:table-cell>
          <table:table-cell table:style-name="ce1" table:formula="of:=([.$D$3]/[.$D$5])*([.$D$6]-[.$G3])+[.$D$4]" office:value-type="float" office:value="41.5921334129452" calcext:value-type="float">
            <text:p>4.159213E+01</text:p>
          </table:table-cell>
          <table:table-cell table:style-name="ce1" office:value-type="float" office:value="41.59213" calcext:value-type="float">
            <text:p>4.159213E+01</text:p>
          </table:table-cell>
          <table:table-cell table:style-name="ce1" table:formula="of:=100*([.H3]-[.I3])/[.H3]" office:value-type="float" office:value="0.00000820574677894993" calcext:value-type="float">
            <text:p>8.205747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1" table:formula="of:=[.$G3]+[.$D$7]" office:value-type="float" office:value="0.003" calcext:value-type="float">
            <text:p>3.000000E-03</text:p>
          </table:table-cell>
          <table:table-cell table:style-name="ce1" table:formula="of:=([.$D$3]/[.$D$5])*([.$D$6]-[.$G4])+[.$D$4]" office:value-type="float" office:value="40.7108218450698" calcext:value-type="float">
            <text:p>4.071082E+01</text:p>
          </table:table-cell>
          <table:table-cell table:style-name="ce1" office:value-type="float" office:value="40.71082" calcext:value-type="float">
            <text:p>4.071082E+01</text:p>
          </table:table-cell>
          <table:table-cell table:style-name="ce1" table:formula="of:=100*([.H4]-[.I4])/[.H4]" office:value-type="float" office:value="0.00000453213604739058" calcext:value-type="float">
            <text:p>4.532136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k [W/(m⋅K)]</text:p>
          </table:table-cell>
          <table:table-cell office:value-type="float" office:value="22.69345" calcext:value-type="float">
            <text:p>22.69345</text:p>
          </table:table-cell>
          <table:table-cell table:number-columns-repeated="2"/>
          <table:table-cell table:style-name="ce1" table:formula="of:=[.$G4]+[.$D$7]" office:value-type="float" office:value="0.005" calcext:value-type="float">
            <text:p>5.000000E-03</text:p>
          </table:table-cell>
          <table:table-cell table:style-name="ce1" table:formula="of:=([.$D$3]/[.$D$5])*([.$D$6]-[.$G5])+[.$D$4]" office:value-type="float" office:value="39.8295102771945" calcext:value-type="float">
            <text:p>3.982951E+01</text:p>
          </table:table-cell>
          <table:table-cell table:style-name="ce1" office:value-type="float" office:value="39.82951" calcext:value-type="float">
            <text:p>3.982951E+01</text:p>
          </table:table-cell>
          <table:table-cell table:style-name="ce1" table:formula="of:=100*([.H5]-[.I5])/[.H5]" office:value-type="float" office:value="0.000000695952645440882" calcext:value-type="float">
            <text:p>6.959526E-07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table:style-name="ce1" table:formula="of:=[.$G5]+[.$D$7]" office:value-type="float" office:value="0.007" calcext:value-type="float">
            <text:p>7.000000E-03</text:p>
          </table:table-cell>
          <table:table-cell table:style-name="ce1" table:formula="of:=([.$D$3]/[.$D$5])*([.$D$6]-[.$G6])+[.$D$4]" office:value-type="float" office:value="38.9481987093192" calcext:value-type="float">
            <text:p>3.894820E+01</text:p>
          </table:table-cell>
          <table:table-cell table:style-name="ce1" office:value-type="float" office:value="38.9482" calcext:value-type="float">
            <text:p>3.894820E+01</text:p>
          </table:table-cell>
          <table:table-cell table:style-name="ce1" table:formula="of:=100*([.H6]-[.I6])/[.H6]" office:value-type="float" office:value="-0.0000033138394794387" calcext:value-type="float">
            <text:p>-3.313839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6]/[.D8]" office:value-type="float" office:value="0.002" calcext:value-type="float">
            <text:p>0.002</text:p>
          </table:table-cell>
          <table:table-cell table:number-columns-repeated="2"/>
          <table:table-cell table:style-name="ce1" table:formula="of:=[.$G6]+[.$D$7]" office:value-type="float" office:value="0.009" calcext:value-type="float">
            <text:p>9.000000E-03</text:p>
          </table:table-cell>
          <table:table-cell table:style-name="ce1" table:formula="of:=([.$D$3]/[.$D$5])*([.$D$6]-[.$G7])+[.$D$4]" office:value-type="float" office:value="38.0668871414439" calcext:value-type="float">
            <text:p>3.806689E+01</text:p>
          </table:table-cell>
          <table:table-cell table:style-name="ce1" office:value-type="float" office:value="38.06689" calcext:value-type="float">
            <text:p>3.806689E+01</text:p>
          </table:table-cell>
          <table:table-cell table:style-name="ce1" table:formula="of:=100*([.H7]-[.I7])/[.H7]" office:value-type="float" office:value="-0.00000750929827946832" calcext:value-type="float">
            <text:p>-7.509298E-06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1" table:formula="of:=[.$G7]+[.$D$7]" office:value-type="float" office:value="0.011" calcext:value-type="float">
            <text:p>1.100000E-02</text:p>
          </table:table-cell>
          <table:table-cell table:style-name="ce1" table:formula="of:=([.$D$3]/[.$D$5])*([.$D$6]-[.$G8])+[.$D$4]" office:value-type="float" office:value="37.1855755735686" calcext:value-type="float">
            <text:p>3.718558E+01</text:p>
          </table:table-cell>
          <table:table-cell table:style-name="ce1" office:value-type="float" office:value="37.18558" calcext:value-type="float">
            <text:p>3.718558E+01</text:p>
          </table:table-cell>
          <table:table-cell table:style-name="ce1" table:formula="of:=100*([.H8]-[.I8])/[.H8]" office:value-type="float" office:value="-0.0000119036248563699" calcext:value-type="float">
            <text:p>-1.190362E-05</text:p>
          </table:table-cell>
          <table:table-cell table:number-columns-repeated="54"/>
        </table:table-row>
        <table:table-row table:style-name="ro1">
          <table:table-cell table:number-columns-repeated="6"/>
          <table:table-cell table:style-name="ce1" table:formula="of:=[.$G8]+[.$D$7]" office:value-type="float" office:value="0.013" calcext:value-type="float">
            <text:p>1.300000E-02</text:p>
          </table:table-cell>
          <table:table-cell table:style-name="ce1" table:formula="of:=([.$D$3]/[.$D$5])*([.$D$6]-[.$G9])+[.$D$4]" office:value-type="float" office:value="36.3042640056933" calcext:value-type="float">
            <text:p>3.630426E+01</text:p>
          </table:table-cell>
          <table:table-cell table:style-name="ce1" office:value-type="float" office:value="36.30426" calcext:value-type="float">
            <text:p>3.630426E+01</text:p>
          </table:table-cell>
          <table:table-cell table:style-name="ce1" table:formula="of:=100*([.H9]-[.I9])/[.H9]" office:value-type="float" office:value="0.0000110336716284674" calcext:value-type="float">
            <text:p>1.103367E-05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J3:.J27])" office:value-type="float" office:value="0.000014825841170903" calcext:value-type="float">
            <text:p>1.482584E-05</text:p>
          </table:table-cell>
          <table:table-cell table:number-columns-repeated="2"/>
          <table:table-cell table:style-name="ce1" table:formula="of:=[.$G9]+[.$D$7]" office:value-type="float" office:value="0.015" calcext:value-type="float">
            <text:p>1.500000E-02</text:p>
          </table:table-cell>
          <table:table-cell table:style-name="ce1" table:formula="of:=([.$D$3]/[.$D$5])*([.$D$6]-[.$G10])+[.$D$4]" office:value-type="float" office:value="35.422952437818" calcext:value-type="float">
            <text:p>3.542295E+01</text:p>
          </table:table-cell>
          <table:table-cell table:style-name="ce1" office:value-type="float" office:value="35.42295" calcext:value-type="float">
            <text:p>3.542295E+01</text:p>
          </table:table-cell>
          <table:table-cell table:style-name="ce1" table:formula="of:=100*([.H10]-[.I10])/[.H10]" office:value-type="float" office:value="0.00000688202928877694" calcext:value-type="float">
            <text:p>6.882029E-06</text:p>
          </table:table-cell>
          <table:table-cell table:number-columns-repeated="54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0]+[.$D$7]" office:value-type="float" office:value="0.017" calcext:value-type="float">
            <text:p>1.700000E-02</text:p>
          </table:table-cell>
          <table:table-cell table:style-name="ce1" table:formula="of:=([.$D$3]/[.$D$5])*([.$D$6]-[.$G11])+[.$D$4]" office:value-type="float" office:value="34.5416408699427" calcext:value-type="float">
            <text:p>3.454164E+01</text:p>
          </table:table-cell>
          <table:table-cell table:style-name="ce1" office:value-type="float" office:value="34.54164" calcext:value-type="float">
            <text:p>3.454164E+01</text:p>
          </table:table-cell>
          <table:table-cell table:style-name="ce1" table:formula="of:=100*([.H11]-[.I11])/[.H11]" office:value-type="float" office:value="0.00000251853308388326" calcext:value-type="float">
            <text:p>2.518533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1]+[.$D$7]" office:value-type="float" office:value="0.019" calcext:value-type="float">
            <text:p>1.900000E-02</text:p>
          </table:table-cell>
          <table:table-cell table:style-name="ce1" table:formula="of:=([.$D$3]/[.$D$5])*([.$D$6]-[.$G12])+[.$D$4]" office:value-type="float" office:value="33.6603293020673" calcext:value-type="float">
            <text:p>3.366033E+01</text:p>
          </table:table-cell>
          <table:table-cell table:style-name="ce1" office:value-type="float" office:value="33.66033" calcext:value-type="float">
            <text:p>3.366033E+01</text:p>
          </table:table-cell>
          <table:table-cell table:style-name="ce1" table:formula="of:=100*([.H12]-[.I12])/[.H12]" office:value-type="float" office:value="-0.0000020734576198321" calcext:value-type="float">
            <text:p>-2.073458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" table:formula="of:=[.$G12]+[.$D$7]" office:value-type="float" office:value="0.021" calcext:value-type="float">
            <text:p>2.100000E-02</text:p>
          </table:table-cell>
          <table:table-cell table:style-name="ce1" table:formula="of:=([.$D$3]/[.$D$5])*([.$D$6]-[.$G13])+[.$D$4]" office:value-type="float" office:value="32.779017734192" calcext:value-type="float">
            <text:p>3.277902E+01</text:p>
          </table:table-cell>
          <table:table-cell table:style-name="ce1" office:value-type="float" office:value="32.77902" calcext:value-type="float">
            <text:p>3.277902E+01</text:p>
          </table:table-cell>
          <table:table-cell table:style-name="ce1" table:formula="of:=100*([.H13]-[.I13])/[.H13]" office:value-type="float" office:value="-0.00000691237302150989" calcext:value-type="float">
            <text:p>-6.912373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3]+[.$D$7]" office:value-type="float" office:value="0.023" calcext:value-type="float">
            <text:p>2.300000E-02</text:p>
          </table:table-cell>
          <table:table-cell table:style-name="ce1" table:formula="of:=([.$D$3]/[.$D$5])*([.$D$6]-[.$G14])+[.$D$4]" office:value-type="float" office:value="31.8977061663167" calcext:value-type="float">
            <text:p>3.189771E+01</text:p>
          </table:table-cell>
          <table:table-cell table:style-name="ce1" office:value-type="float" office:value="31.89771" calcext:value-type="float">
            <text:p>3.189771E+01</text:p>
          </table:table-cell>
          <table:table-cell table:style-name="ce1" table:formula="of:=100*([.H14]-[.I14])/[.H14]" office:value-type="float" office:value="-0.0000120186801860685" calcext:value-type="float">
            <text:p>-1.201868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4]+[.$D$7]" office:value-type="float" office:value="0.025" calcext:value-type="float">
            <text:p>2.500000E-02</text:p>
          </table:table-cell>
          <table:table-cell table:style-name="ce1" table:formula="of:=([.$D$3]/[.$D$5])*([.$D$6]-[.$G15])+[.$D$4]" office:value-type="float" office:value="31.0163945984414" calcext:value-type="float">
            <text:p>3.101639E+01</text:p>
          </table:table-cell>
          <table:table-cell table:style-name="ce1" office:value-type="float" office:value="31.01639" calcext:value-type="float">
            <text:p>3.101639E+01</text:p>
          </table:table-cell>
          <table:table-cell table:style-name="ce1" table:formula="of:=100*([.H15]-[.I15])/[.H15]" office:value-type="float" office:value="0.000014825841170903" calcext:value-type="float">
            <text:p>1.482584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5]+[.$D$7]" office:value-type="float" office:value="0.027" calcext:value-type="float">
            <text:p>2.700000E-02</text:p>
          </table:table-cell>
          <table:table-cell table:style-name="ce1" table:formula="of:=([.$D$3]/[.$D$5])*([.$D$6]-[.$G16])+[.$D$4]" office:value-type="float" office:value="30.1350830305661" calcext:value-type="float">
            <text:p>3.013508E+01</text:p>
          </table:table-cell>
          <table:table-cell table:style-name="ce1" office:value-type="float" office:value="30.13508" calcext:value-type="float">
            <text:p>3.013508E+01</text:p>
          </table:table-cell>
          <table:table-cell table:style-name="ce1" table:formula="of:=100*([.H16]-[.I16])/[.H16]" office:value-type="float" office:value="0.0000100566044061811" calcext:value-type="float">
            <text:p>1.005660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6]+[.$D$7]" office:value-type="float" office:value="0.029" calcext:value-type="float">
            <text:p>2.900000E-02</text:p>
          </table:table-cell>
          <table:table-cell table:style-name="ce1" table:formula="of:=([.$D$3]/[.$D$5])*([.$D$6]-[.$G17])+[.$D$4]" office:value-type="float" office:value="29.2537714626908" calcext:value-type="float">
            <text:p>2.925377E+01</text:p>
          </table:table-cell>
          <table:table-cell table:style-name="ce1" office:value-type="float" office:value="29.25377" calcext:value-type="float">
            <text:p>2.925377E+01</text:p>
          </table:table-cell>
          <table:table-cell table:style-name="ce1" table:formula="of:=100*([.H17]-[.I17])/[.H17]" office:value-type="float" office:value="0.00000500000751671886" calcext:value-type="float">
            <text:p>5.000008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7]+[.$D$7]" office:value-type="float" office:value="0.031" calcext:value-type="float">
            <text:p>3.100000E-02</text:p>
          </table:table-cell>
          <table:table-cell table:style-name="ce1" table:formula="of:=([.$D$3]/[.$D$5])*([.$D$6]-[.$G18])+[.$D$4]" office:value-type="float" office:value="28.3724598948155" calcext:value-type="float">
            <text:p>2.837246E+01</text:p>
          </table:table-cell>
          <table:table-cell table:style-name="ce1" office:value-type="float" office:value="28.37246" calcext:value-type="float">
            <text:p>2.837246E+01</text:p>
          </table:table-cell>
          <table:table-cell table:style-name="ce1" table:formula="of:=100*([.H18]-[.I18])/[.H18]" office:value-type="float" office:value="-0.000000370727601973455" calcext:value-type="float">
            <text:p>-3.707276E-07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8]+[.$D$7]" office:value-type="float" office:value="0.033" calcext:value-type="float">
            <text:p>3.300000E-02</text:p>
          </table:table-cell>
          <table:table-cell table:style-name="ce1" table:formula="of:=([.$D$3]/[.$D$5])*([.$D$6]-[.$G19])+[.$D$4]" office:value-type="float" office:value="27.4911483269401" calcext:value-type="float">
            <text:p>2.749115E+01</text:p>
          </table:table-cell>
          <table:table-cell table:style-name="ce1" office:value-type="float" office:value="27.49115" calcext:value-type="float">
            <text:p>2.749115E+01</text:p>
          </table:table-cell>
          <table:table-cell table:style-name="ce1" table:formula="of:=100*([.H19]-[.I19])/[.H19]" office:value-type="float" office:value="-0.00000608581290435448" calcext:value-type="float">
            <text:p>-6.085813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19]+[.$D$7]" office:value-type="float" office:value="0.035" calcext:value-type="float">
            <text:p>3.500000E-02</text:p>
          </table:table-cell>
          <table:table-cell table:style-name="ce1" table:formula="of:=([.$D$3]/[.$D$5])*([.$D$6]-[.$G20])+[.$D$4]" office:value-type="float" office:value="26.6098367590648" calcext:value-type="float">
            <text:p>2.660984E+01</text:p>
          </table:table-cell>
          <table:table-cell table:style-name="ce1" office:value-type="float" office:value="26.60984" calcext:value-type="float">
            <text:p>2.660984E+01</text:p>
          </table:table-cell>
          <table:table-cell table:style-name="ce1" table:formula="of:=100*([.H20]-[.I20])/[.H20]" office:value-type="float" office:value="-0.0000121794627829851" calcext:value-type="float">
            <text:p>-1.217946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0]+[.$D$7]" office:value-type="float" office:value="0.037" calcext:value-type="float">
            <text:p>3.700000E-02</text:p>
          </table:table-cell>
          <table:table-cell table:style-name="ce1" table:formula="of:=([.$D$3]/[.$D$5])*([.$D$6]-[.$G21])+[.$D$4]" office:value-type="float" office:value="25.7285251911895" calcext:value-type="float">
            <text:p>2.572853E+01</text:p>
          </table:table-cell>
          <table:table-cell table:style-name="ce1" office:value-type="float" office:value="25.72853" calcext:value-type="float">
            <text:p>2.572853E+01</text:p>
          </table:table-cell>
          <table:table-cell table:style-name="ce1" table:formula="of:=100*([.H21]-[.I21])/[.H21]" office:value-type="float" office:value="-0.0000186905795850954" calcext:value-type="float">
            <text:p>-1.869058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1]+[.$D$7]" office:value-type="float" office:value="0.039" calcext:value-type="float">
            <text:p>3.900000E-02</text:p>
          </table:table-cell>
          <table:table-cell table:style-name="ce1" table:formula="of:=([.$D$3]/[.$D$5])*([.$D$6]-[.$G22])+[.$D$4]" office:value-type="float" office:value="24.8472136233142" calcext:value-type="float">
            <text:p>2.484721E+01</text:p>
          </table:table-cell>
          <table:table-cell table:style-name="ce1" office:value-type="float" office:value="24.84721" calcext:value-type="float">
            <text:p>2.484721E+01</text:p>
          </table:table-cell>
          <table:table-cell table:style-name="ce1" table:formula="of:=100*([.H22]-[.I22])/[.H22]" office:value-type="float" office:value="0.0000145823763654976" calcext:value-type="float">
            <text:p>1.458238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2]+[.$D$7]" office:value-type="float" office:value="0.041" calcext:value-type="float">
            <text:p>4.100000E-02</text:p>
          </table:table-cell>
          <table:table-cell table:style-name="ce1" table:formula="of:=([.$D$3]/[.$D$5])*([.$D$6]-[.$G23])+[.$D$4]" office:value-type="float" office:value="23.9659020554389" calcext:value-type="float">
            <text:p>2.396590E+01</text:p>
          </table:table-cell>
          <table:table-cell table:style-name="ce1" office:value-type="float" office:value="23.9659" calcext:value-type="float">
            <text:p>2.396590E+01</text:p>
          </table:table-cell>
          <table:table-cell table:style-name="ce1" table:formula="of:=100*([.H23]-[.I23])/[.H23]" office:value-type="float" office:value="0.00000857651378983747" calcext:value-type="float">
            <text:p>8.576514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3]+[.$D$7]" office:value-type="float" office:value="0.043" calcext:value-type="float">
            <text:p>4.300000E-02</text:p>
          </table:table-cell>
          <table:table-cell table:style-name="ce1" table:formula="of:=([.$D$3]/[.$D$5])*([.$D$6]-[.$G24])+[.$D$4]" office:value-type="float" office:value="23.0845904875636" calcext:value-type="float">
            <text:p>2.308459E+01</text:p>
          </table:table-cell>
          <table:table-cell table:style-name="ce1" office:value-type="float" office:value="23.08459" calcext:value-type="float">
            <text:p>2.308459E+01</text:p>
          </table:table-cell>
          <table:table-cell table:style-name="ce1" table:formula="of:=100*([.H24]-[.I24])/[.H24]" office:value-type="float" office:value="0.00000211207377778306" calcext:value-type="float">
            <text:p>2.112074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4]+[.$D$7]" office:value-type="float" office:value="0.045" calcext:value-type="float">
            <text:p>4.500000E-02</text:p>
          </table:table-cell>
          <table:table-cell table:style-name="ce1" table:formula="of:=([.$D$3]/[.$D$5])*([.$D$6]-[.$G25])+[.$D$4]" office:value-type="float" office:value="22.2032789196883" calcext:value-type="float">
            <text:p>2.220328E+01</text:p>
          </table:table-cell>
          <table:table-cell table:style-name="ce1" office:value-type="float" office:value="22.20328" calcext:value-type="float">
            <text:p>2.220328E+01</text:p>
          </table:table-cell>
          <table:table-cell table:style-name="ce1" table:formula="of:=100*([.H25]-[.I25])/[.H25]" office:value-type="float" office:value="-0.0000048655504160372" calcext:value-type="float">
            <text:p>-4.865550E-06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5]+[.$D$7]" office:value-type="float" office:value="0.047" calcext:value-type="float">
            <text:p>4.700000E-02</text:p>
          </table:table-cell>
          <table:table-cell table:style-name="ce1" table:formula="of:=([.$D$3]/[.$D$5])*([.$D$6]-[.$G26])+[.$D$4]" office:value-type="float" office:value="21.321967351813" calcext:value-type="float">
            <text:p>2.132197E+01</text:p>
          </table:table-cell>
          <table:table-cell table:style-name="ce1" office:value-type="float" office:value="21.32197" calcext:value-type="float">
            <text:p>2.132197E+01</text:p>
          </table:table-cell>
          <table:table-cell table:style-name="ce1" table:formula="of:=100*([.H26]-[.I26])/[.H26]" office:value-type="float" office:value="-0.000012419993888945" calcext:value-type="float">
            <text:p>-1.241999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6"/>
          <table:table-cell table:style-name="ce1" table:formula="of:=[.$G26]+[.$D$7]" office:value-type="float" office:value="0.049" calcext:value-type="float">
            <text:p>4.900000E-02</text:p>
          </table:table-cell>
          <table:table-cell table:style-name="ce1" table:formula="of:=([.$D$3]/[.$D$5])*([.$D$6]-[.$G27])+[.$D$4]" office:value-type="float" office:value="20.4406557839376" calcext:value-type="float">
            <text:p>2.044066E+01</text:p>
          </table:table-cell>
          <table:table-cell table:style-name="ce1" office:value-type="float" office:value="20.44066" calcext:value-type="float">
            <text:p>2.044066E+01</text:p>
          </table:table-cell>
          <table:table-cell table:style-name="ce1" table:formula="of:=100*([.H27]-[.I27])/[.H27]" office:value-type="float" office:value="-0.0000206258664225976" calcext:value-type="float">
            <text:p>-2.062587E-05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7" table:style-name="ta7">
        <table:table-column table:style-name="co1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number-columns-repeated="53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office:value-type="string" calcext:value-type="string">
            <text:p>x [m]</text:p>
          </table:table-cell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1 [C]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D8]/2" office:value-type="float" office:value="0.0025" calcext:value-type="float">
            <text:p>2.500000E-03</text:p>
          </table:table-cell>
          <table:table-cell table:style-name="ce1" table:formula="of:=(-[.$D$6]/(2*[.$D$5]))*[.$G3]^2+[.$D$6]*[.$D$7]*[.$G3]/(2*[.$D$5])+[.$D$3]" office:value-type="float" office:value="30.8509601152094" calcext:value-type="float">
            <text:p>3.085096E+01</text:p>
          </table:table-cell>
          <table:table-cell table:style-name="ce1" office:value-type="float" office:value="31.12919" calcext:value-type="float">
            <text:p>3.112919E+01</text:p>
          </table:table-cell>
          <table:table-cell table:style-name="ce1" table:formula="of:=100*([.H3]-[.I3])/[.H3]" office:value-type="float" office:value="-0.901851623909312" calcext:value-type="float">
            <text:p>-9.018516E-0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$G3]+[.$D$8]" office:value-type="float" office:value="0.0075" calcext:value-type="float">
            <text:p>7.500000E-03</text:p>
          </table:table-cell>
          <table:table-cell table:style-name="ce1" table:formula="of:=(-[.$D$6]/(2*[.$D$5]))*[.$G4]^2+[.$D$6]*[.$D$7]*[.$G4]/(2*[.$D$5])+[.$D$3]" office:value-type="float" office:value="50.8835018663651" calcext:value-type="float">
            <text:p>5.088350E+01</text:p>
          </table:table-cell>
          <table:table-cell table:style-name="ce1" office:value-type="float" office:value="51.16173" calcext:value-type="float">
            <text:p>5.116173E+01</text:p>
          </table:table-cell>
          <table:table-cell table:style-name="ce1" table:formula="of:=100*([.H4]-[.I4])/[.H4]" office:value-type="float" office:value="-0.546794389988271" calcext:value-type="float">
            <text:p>-5.467944E-0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5" office:value-type="float" office:value="22.46345" calcext:value-type="float">
            <text:p>22.46345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$G4]+[.$D$8]" office:value-type="float" office:value="0.0125" calcext:value-type="float">
            <text:p>1.250000E-02</text:p>
          </table:table-cell>
          <table:table-cell table:style-name="ce1" table:formula="of:=(-[.$D$6]/(2*[.$D$5]))*[.$G5]^2+[.$D$6]*[.$D$7]*[.$G5]/(2*[.$D$5])+[.$D$3]" office:value-type="float" office:value="68.6902056451703" calcext:value-type="float">
            <text:p>6.869021E+01</text:p>
          </table:table-cell>
          <table:table-cell table:style-name="ce1" office:value-type="float" office:value="68.96844" calcext:value-type="float">
            <text:p>6.896844E+01</text:p>
          </table:table-cell>
          <table:table-cell table:style-name="ce1" table:formula="of:=100*([.H5]-[.I5])/[.H5]" office:value-type="float" office:value="-0.405056808632947" calcext:value-type="float">
            <text:p>-4.050568E-0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$G5]+[.$D$8]" office:value-type="float" office:value="0.0175" calcext:value-type="float">
            <text:p>1.750000E-02</text:p>
          </table:table-cell>
          <table:table-cell table:style-name="ce1" table:formula="of:=(-[.$D$6]/(2*[.$D$5]))*[.$G6]^2+[.$D$6]*[.$D$7]*[.$G6]/(2*[.$D$5])+[.$D$3]" office:value-type="float" office:value="84.2710714516248" calcext:value-type="float">
            <text:p>8.427107E+01</text:p>
          </table:table-cell>
          <table:table-cell table:style-name="ce1" office:value-type="float" office:value="84.5493" calcext:value-type="float">
            <text:p>8.454930E+01</text:p>
          </table:table-cell>
          <table:table-cell table:style-name="ce1" table:formula="of:=100*([.H6]-[.I6])/[.H6]" office:value-type="float" office:value="-0.330159025609362" calcext:value-type="float">
            <text:p>-3.301590E-0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$G6]+[.$D$8]" office:value-type="float" office:value="0.0225" calcext:value-type="float">
            <text:p>2.250000E-02</text:p>
          </table:table-cell>
          <table:table-cell table:style-name="ce1" table:formula="of:=(-[.$D$6]/(2*[.$D$5]))*[.$G7]^2+[.$D$6]*[.$D$7]*[.$G7]/(2*[.$D$5])+[.$D$3]" office:value-type="float" office:value="97.6260992857286" calcext:value-type="float">
            <text:p>9.762610E+01</text:p>
          </table:table-cell>
          <table:table-cell table:style-name="ce1" office:value-type="float" office:value="97.90433" calcext:value-type="float">
            <text:p>9.790433E+01</text:p>
          </table:table-cell>
          <table:table-cell table:style-name="ce1" table:formula="of:=100*([.H7]-[.I7])/[.H7]" office:value-type="float" office:value="-0.284996242098203" calcext:value-type="float">
            <text:p>-2.849962E-0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05" calcext:value-type="float">
            <text:p>0.00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[.$G7]+[.$D$8]" office:value-type="float" office:value="0.0275" calcext:value-type="float">
            <text:p>2.750000E-02</text:p>
          </table:table-cell>
          <table:table-cell table:style-name="ce1" table:formula="of:=(-[.$D$6]/(2*[.$D$5]))*[.$G8]^2+[.$D$6]*[.$D$7]*[.$G8]/(2*[.$D$5])+[.$D$3]" office:value-type="float" office:value="108.755289147482" calcext:value-type="float">
            <text:p>1.087553E+02</text:p>
          </table:table-cell>
          <table:table-cell table:style-name="ce1" office:value-type="float" office:value="109.0335" calcext:value-type="float">
            <text:p>1.090335E+02</text:p>
          </table:table-cell>
          <table:table-cell table:style-name="ce1" table:formula="of:=100*([.H8]-[.I8])/[.H8]" office:value-type="float" office:value="-0.255813629570637" calcext:value-type="float">
            <text:p>-2.558136E-0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table:formula="of:=[.$G8]+[.$D$8]" office:value-type="float" office:value="0.0325" calcext:value-type="float">
            <text:p>3.250000E-02</text:p>
          </table:table-cell>
          <table:table-cell table:style-name="ce1" table:formula="of:=(-[.$D$6]/(2*[.$D$5]))*[.$G9]^2+[.$D$6]*[.$D$7]*[.$G9]/(2*[.$D$5])+[.$D$3]" office:value-type="float" office:value="117.658641036884" calcext:value-type="float">
            <text:p>1.176586E+02</text:p>
          </table:table-cell>
          <table:table-cell table:style-name="ce1" office:value-type="float" office:value="117.9369" calcext:value-type="float">
            <text:p>1.179369E+02</text:p>
          </table:table-cell>
          <table:table-cell table:style-name="ce1" table:formula="of:=100*([.H9]-[.I9])/[.H9]" office:value-type="float" office:value="-0.236496835815413" calcext:value-type="float">
            <text:p>-2.364968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style-name="ce1" table:formula="of:=[.$G9]+[.$D$8]" office:value-type="float" office:value="0.0375" calcext:value-type="float">
            <text:p>3.750000E-02</text:p>
          </table:table-cell>
          <table:table-cell table:style-name="ce1" table:formula="of:=(-[.$D$6]/(2*[.$D$5]))*[.$G10]^2+[.$D$6]*[.$D$7]*[.$G10]/(2*[.$D$5])+[.$D$3]" office:value-type="float" office:value="124.336154953936" calcext:value-type="float">
            <text:p>1.243362E+02</text:p>
          </table:table-cell>
          <table:table-cell table:style-name="ce1" office:value-type="float" office:value="124.6144" calcext:value-type="float">
            <text:p>1.246144E+02</text:p>
          </table:table-cell>
          <table:table-cell table:style-name="ce1" table:formula="of:=100*([.H10]-[.I10])/[.H10]" office:value-type="float" office:value="-0.2237845027191" calcext:value-type="float">
            <text:p>-2.237845E-01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number-matrix-columns-spanned="1" table:number-matrix-rows-spanned="1" table:formula="of:=MAX(ABS([.J3:.J27]))" office:value-type="float" office:value="0.901851623909312" calcext:value-type="float">
            <text:p>9.018516E-01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table:formula="of:=[.$G10]+[.$D$8]" office:value-type="float" office:value="0.0425" calcext:value-type="float">
            <text:p>4.250000E-02</text:p>
          </table:table-cell>
          <table:table-cell table:style-name="ce1" table:formula="of:=(-[.$D$6]/(2*[.$D$5]))*[.$G11]^2+[.$D$6]*[.$D$7]*[.$G11]/(2*[.$D$5])+[.$D$3]" office:value-type="float" office:value="128.787830898638" calcext:value-type="float">
            <text:p>1.287878E+02</text:p>
          </table:table-cell>
          <table:table-cell table:style-name="ce1" office:value-type="float" office:value="129.0661" calcext:value-type="float">
            <text:p>1.290661E+02</text:p>
          </table:table-cell>
          <table:table-cell table:style-name="ce1" table:formula="of:=100*([.H11]-[.I11])/[.H11]" office:value-type="float" office:value="-0.216067853166518" calcext:value-type="float">
            <text:p>-2.160679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$G11]+[.$D$8]" office:value-type="float" office:value="0.0475" calcext:value-type="float">
            <text:p>4.750000E-02</text:p>
          </table:table-cell>
          <table:table-cell table:style-name="ce1" table:formula="of:=(-[.$D$6]/(2*[.$D$5]))*[.$G12]^2+[.$D$6]*[.$D$7]*[.$G12]/(2*[.$D$5])+[.$D$3]" office:value-type="float" office:value="131.013668870988" calcext:value-type="float">
            <text:p>1.310137E+02</text:p>
          </table:table-cell>
          <table:table-cell table:style-name="ce1" office:value-type="float" office:value="131.2919" calcext:value-type="float">
            <text:p>1.312919E+02</text:p>
          </table:table-cell>
          <table:table-cell table:style-name="ce1" table:formula="of:=100*([.H12]-[.I12])/[.H12]" office:value-type="float" office:value="-0.212368015802846" calcext:value-type="float">
            <text:p>-2.123680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" table:formula="of:=[.$G12]+[.$D$8]" office:value-type="float" office:value="0.0525" calcext:value-type="float">
            <text:p>5.250000E-02</text:p>
          </table:table-cell>
          <table:table-cell table:style-name="ce1" table:formula="of:=(-[.$D$6]/(2*[.$D$5]))*[.$G13]^2+[.$D$6]*[.$D$7]*[.$G13]/(2*[.$D$5])+[.$D$3]" office:value-type="float" office:value="131.013668870988" calcext:value-type="float">
            <text:p>1.310137E+02</text:p>
          </table:table-cell>
          <table:table-cell table:style-name="ce1" office:value-type="float" office:value="131.2919" calcext:value-type="float">
            <text:p>1.312919E+02</text:p>
          </table:table-cell>
          <table:table-cell table:style-name="ce1" table:formula="of:=100*([.H13]-[.I13])/[.H13]" office:value-type="float" office:value="-0.212368015802824" calcext:value-type="float">
            <text:p>-2.123680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" table:formula="of:=[.$G13]+[.$D$8]" office:value-type="float" office:value="0.0575" calcext:value-type="float">
            <text:p>5.750000E-02</text:p>
          </table:table-cell>
          <table:table-cell table:style-name="ce1" table:formula="of:=(-[.$D$6]/(2*[.$D$5]))*[.$G14]^2+[.$D$6]*[.$D$7]*[.$G14]/(2*[.$D$5])+[.$D$3]" office:value-type="float" office:value="128.787830898638" calcext:value-type="float">
            <text:p>1.287878E+02</text:p>
          </table:table-cell>
          <table:table-cell table:style-name="ce1" office:value-type="float" office:value="129.0661" calcext:value-type="float">
            <text:p>1.290661E+02</text:p>
          </table:table-cell>
          <table:table-cell table:style-name="ce1" table:formula="of:=100*([.H14]-[.I14])/[.H14]" office:value-type="float" office:value="-0.21606785316654" calcext:value-type="float">
            <text:p>-2.160679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" table:formula="of:=[.$G14]+[.$D$8]" office:value-type="float" office:value="0.0625" calcext:value-type="float">
            <text:p>6.250000E-02</text:p>
          </table:table-cell>
          <table:table-cell table:style-name="ce1" table:formula="of:=(-[.$D$6]/(2*[.$D$5]))*[.$G15]^2+[.$D$6]*[.$D$7]*[.$G15]/(2*[.$D$5])+[.$D$3]" office:value-type="float" office:value="124.336154953936" calcext:value-type="float">
            <text:p>1.243362E+02</text:p>
          </table:table-cell>
          <table:table-cell table:style-name="ce1" office:value-type="float" office:value="124.6144" calcext:value-type="float">
            <text:p>1.246144E+02</text:p>
          </table:table-cell>
          <table:table-cell table:style-name="ce1" table:formula="of:=100*([.H15]-[.I15])/[.H15]" office:value-type="float" office:value="-0.223784502719089" calcext:value-type="float">
            <text:p>-2.237845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" table:formula="of:=[.$G15]+[.$D$8]" office:value-type="float" office:value="0.0675" calcext:value-type="float">
            <text:p>6.750000E-02</text:p>
          </table:table-cell>
          <table:table-cell table:style-name="ce1" table:formula="of:=(-[.$D$6]/(2*[.$D$5]))*[.$G16]^2+[.$D$6]*[.$D$7]*[.$G16]/(2*[.$D$5])+[.$D$3]" office:value-type="float" office:value="117.658641036884" calcext:value-type="float">
            <text:p>1.176586E+02</text:p>
          </table:table-cell>
          <table:table-cell table:style-name="ce1" office:value-type="float" office:value="117.9369" calcext:value-type="float">
            <text:p>1.179369E+02</text:p>
          </table:table-cell>
          <table:table-cell table:style-name="ce1" table:formula="of:=100*([.H16]-[.I16])/[.H16]" office:value-type="float" office:value="-0.236496835815389" calcext:value-type="float">
            <text:p>-2.364968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" table:formula="of:=[.$G16]+[.$D$8]" office:value-type="float" office:value="0.0725" calcext:value-type="float">
            <text:p>7.250000E-02</text:p>
          </table:table-cell>
          <table:table-cell table:style-name="ce1" table:formula="of:=(-[.$D$6]/(2*[.$D$5]))*[.$G17]^2+[.$D$6]*[.$D$7]*[.$G17]/(2*[.$D$5])+[.$D$3]" office:value-type="float" office:value="108.755289147482" calcext:value-type="float">
            <text:p>1.087553E+02</text:p>
          </table:table-cell>
          <table:table-cell table:style-name="ce1" office:value-type="float" office:value="109.0335" calcext:value-type="float">
            <text:p>1.090335E+02</text:p>
          </table:table-cell>
          <table:table-cell table:style-name="ce1" table:formula="of:=100*([.H17]-[.I17])/[.H17]" office:value-type="float" office:value="-0.255813629570663" calcext:value-type="float">
            <text:p>-2.558136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" table:formula="of:=[.$G17]+[.$D$8]" office:value-type="float" office:value="0.0775" calcext:value-type="float">
            <text:p>7.750000E-02</text:p>
          </table:table-cell>
          <table:table-cell table:style-name="ce1" table:formula="of:=(-[.$D$6]/(2*[.$D$5]))*[.$G18]^2+[.$D$6]*[.$D$7]*[.$G18]/(2*[.$D$5])+[.$D$3]" office:value-type="float" office:value="97.6260992857286" calcext:value-type="float">
            <text:p>9.762610E+01</text:p>
          </table:table-cell>
          <table:table-cell table:style-name="ce1" office:value-type="float" office:value="97.90433" calcext:value-type="float">
            <text:p>9.790433E+01</text:p>
          </table:table-cell>
          <table:table-cell table:style-name="ce1" table:formula="of:=100*([.H18]-[.I18])/[.H18]" office:value-type="float" office:value="-0.284996242098247" calcext:value-type="float">
            <text:p>-2.849962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" table:formula="of:=[.$G18]+[.$D$8]" office:value-type="float" office:value="0.0825" calcext:value-type="float">
            <text:p>8.250000E-02</text:p>
          </table:table-cell>
          <table:table-cell table:style-name="ce1" table:formula="of:=(-[.$D$6]/(2*[.$D$5]))*[.$G19]^2+[.$D$6]*[.$D$7]*[.$G19]/(2*[.$D$5])+[.$D$3]" office:value-type="float" office:value="84.2710714516247" calcext:value-type="float">
            <text:p>8.427107E+01</text:p>
          </table:table-cell>
          <table:table-cell table:style-name="ce1" office:value-type="float" office:value="84.5493" calcext:value-type="float">
            <text:p>8.454930E+01</text:p>
          </table:table-cell>
          <table:table-cell table:style-name="ce1" table:formula="of:=100*([.H19]-[.I19])/[.H19]" office:value-type="float" office:value="-0.330159025609395" calcext:value-type="float">
            <text:p>-3.301590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" table:formula="of:=[.$G19]+[.$D$8]" office:value-type="float" office:value="0.0875" calcext:value-type="float">
            <text:p>8.750000E-02</text:p>
          </table:table-cell>
          <table:table-cell table:style-name="ce1" table:formula="of:=(-[.$D$6]/(2*[.$D$5]))*[.$G20]^2+[.$D$6]*[.$D$7]*[.$G20]/(2*[.$D$5])+[.$D$3]" office:value-type="float" office:value="68.6902056451702" calcext:value-type="float">
            <text:p>6.869021E+01</text:p>
          </table:table-cell>
          <table:table-cell table:style-name="ce1" office:value-type="float" office:value="68.96844" calcext:value-type="float">
            <text:p>6.896844E+01</text:p>
          </table:table-cell>
          <table:table-cell table:style-name="ce1" table:formula="of:=100*([.H20]-[.I20])/[.H20]" office:value-type="float" office:value="-0.405056808633071" calcext:value-type="float">
            <text:p>-4.050568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" table:formula="of:=[.$G20]+[.$D$8]" office:value-type="float" office:value="0.0925" calcext:value-type="float">
            <text:p>9.250000E-02</text:p>
          </table:table-cell>
          <table:table-cell table:style-name="ce1" table:formula="of:=(-[.$D$6]/(2*[.$D$5]))*[.$G21]^2+[.$D$6]*[.$D$7]*[.$G21]/(2*[.$D$5])+[.$D$3]" office:value-type="float" office:value="50.8835018663651" calcext:value-type="float">
            <text:p>5.088350E+01</text:p>
          </table:table-cell>
          <table:table-cell table:style-name="ce1" office:value-type="float" office:value="51.16173" calcext:value-type="float">
            <text:p>5.116173E+01</text:p>
          </table:table-cell>
          <table:table-cell table:style-name="ce1" table:formula="of:=100*([.H21]-[.I21])/[.H21]" office:value-type="float" office:value="-0.546794389988411" calcext:value-type="float">
            <text:p>-5.467944E-01</text:p>
          </table:table-cell>
          <table:table-cell table:number-columns-repeated="54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" table:formula="of:=[.$G21]+[.$D$8]" office:value-type="float" office:value="0.0975" calcext:value-type="float">
            <text:p>9.750000E-02</text:p>
          </table:table-cell>
          <table:table-cell table:style-name="ce1" table:formula="of:=(-[.$D$6]/(2*[.$D$5]))*[.$G22]^2+[.$D$6]*[.$D$7]*[.$G22]/(2*[.$D$5])+[.$D$3]" office:value-type="float" office:value="30.8509601152094" calcext:value-type="float">
            <text:p>3.085096E+01</text:p>
          </table:table-cell>
          <table:table-cell table:style-name="ce1" office:value-type="float" office:value="31.12919" calcext:value-type="float">
            <text:p>3.112919E+01</text:p>
          </table:table-cell>
          <table:table-cell table:style-name="ce1" table:formula="of:=100*([.H22]-[.I22])/[.H22]" office:value-type="float" office:value="-0.9018516239093" calcext:value-type="float">
            <text:p>-9.018516E-01</text:p>
          </table:table-cell>
          <table:table-cell table:number-columns-repeated="54"/>
        </table:table-row>
        <table:table-row table:style-name="ro1" table:number-rows-repeated="5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8" table:style-name="ta8">
        <table:table-column table:style-name="co1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6" office:value-type="string" calcext:value-type="string">
            <text:p>CONST PARAM</text:p>
          </table:table-cell>
          <table:table-cell table:number-columns-repeated="4"/>
          <table:table-cell table:style-name="ce6" office:value-type="string" calcext:value-type="string">
            <text:p>TEMPERATURE DEPENDENT CONDUCTIVITY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1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/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D9]/2" office:value-type="float" office:value="0.0025" calcext:value-type="float">
            <text:p>2.500000E-03</text:p>
          </table:table-cell>
          <table:table-cell table:style-name="ce1" table:formula="of:=(-[.$D$7]/(2*[.$D$5]))*[.$G4]^2+[.$D$7]*[.$D$8]*[.$G4]/(2*[.$D$5])+[.$D$3]" office:value-type="float" office:value="31.0778082527967" calcext:value-type="float">
            <text:p>3.107781E+01</text:p>
          </table:table-cell>
          <table:table-cell table:style-name="ce1" office:value-type="float" office:value="31.12919" calcext:value-type="float">
            <text:p>3.112919E+01</text:p>
          </table:table-cell>
          <table:table-cell table:style-name="ce1" table:formula="of:=100*([.H4]-[.I4])/[.H4]" office:value-type="float" office:value="-0.165332596125584" calcext:value-type="float">
            <text:p>-1.653326E-01</text:p>
          </table:table-cell>
          <table:table-cell/>
          <table:table-cell table:style-name="ce1" table:formula="of:=SQRT(1/([.$D$6]^2)+2*[.$H4]/[.$D$6])-1/[.$D$6]" office:value-type="float" office:value="30.5887828139917" calcext:value-type="float">
            <text:p>3.058878E+01</text:p>
          </table:table-cell>
          <table:table-cell table:style-name="ce1" office:value-type="float" office:value="31.01004" calcext:value-type="float">
            <text:p>3.101004E+01</text:p>
          </table:table-cell>
          <table:table-cell table:style-name="ce1" table:formula="of:=100*([.L4]-[.M4])/[.L4]" office:value-type="float" office:value="-1.37716230348223" calcext:value-type="float">
            <text:p>-1.377162E+00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5" office:value-type="float" office:value="22.00345" calcext:value-type="float">
            <text:p>22.00345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$G4]+[.$D$9]" office:value-type="float" office:value="0.0075" calcext:value-type="float">
            <text:p>7.500000E-03</text:p>
          </table:table-cell>
          <table:table-cell table:style-name="ce1" table:formula="of:=(-[.$D$7]/(2*[.$D$5]))*[.$G5]^2+[.$D$7]*[.$D$8]*[.$G5]/(2*[.$D$5])+[.$D$3]" office:value-type="float" office:value="51.5291465656522" calcext:value-type="float">
            <text:p>5.152915E+01</text:p>
          </table:table-cell>
          <table:table-cell table:style-name="ce1" office:value-type="float" office:value="51.16173" calcext:value-type="float">
            <text:p>5.116173E+01</text:p>
          </table:table-cell>
          <table:table-cell table:style-name="ce1" table:formula="of:=100*([.H5]-[.I5])/[.H5]" office:value-type="float" office:value="0.713026685167552" calcext:value-type="float">
            <text:p>7.130267E-01</text:p>
          </table:table-cell>
          <table:table-cell/>
          <table:table-cell table:style-name="ce1" table:formula="of:=SQRT(1/([.$D$6]^2)+2*[.$H5]/[.$D$6])-1/[.$D$6]" office:value-type="float" office:value="50.2114581534358" calcext:value-type="float">
            <text:p>5.021146E+01</text:p>
          </table:table-cell>
          <table:table-cell table:style-name="ce1" office:value-type="float" office:value="50.63603" calcext:value-type="float">
            <text:p>5.063603E+01</text:p>
          </table:table-cell>
          <table:table-cell table:style-name="ce1" table:formula="of:=100*([.L5]-[.M5])/[.L5]" office:value-type="float" office:value="-0.8455676496523" calcext:value-type="float">
            <text:p>-8.455676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beta[1/K]</text:p>
          </table:table-cell>
          <table:table-cell office:value-type="float" office:value="0.0010452906248793" calcext:value-type="float">
            <text:p>0.00104529062487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$G5]+[.$D$9]" office:value-type="float" office:value="0.0125" calcext:value-type="float">
            <text:p>1.250000E-02</text:p>
          </table:table-cell>
          <table:table-cell table:style-name="ce1" table:formula="of:=(-[.$D$7]/(2*[.$D$5]))*[.$G6]^2+[.$D$7]*[.$D$8]*[.$G6]/(2*[.$D$5])+[.$D$3]" office:value-type="float" office:value="69.7081139548571" calcext:value-type="float">
            <text:p>6.970811E+01</text:p>
          </table:table-cell>
          <table:table-cell table:style-name="ce1" office:value-type="float" office:value="68.96844" calcext:value-type="float">
            <text:p>6.896844E+01</text:p>
          </table:table-cell>
          <table:table-cell table:style-name="ce1" table:formula="of:=100*([.H6]-[.I6])/[.H6]" office:value-type="float" office:value="1.06110166075659" calcext:value-type="float">
            <text:p>1.061102E+00</text:p>
          </table:table-cell>
          <table:table-cell/>
          <table:table-cell table:style-name="ce1" table:formula="of:=SQRT(1/([.$D$6]^2)+2*[.$H6]/[.$D$6])-1/[.$D$6]" office:value-type="float" office:value="67.3382128076515" calcext:value-type="float">
            <text:p>6.733821E+01</text:p>
          </table:table-cell>
          <table:table-cell table:style-name="ce1" office:value-type="float" office:value="67.76638" calcext:value-type="float">
            <text:p>6.776638E+01</text:p>
          </table:table-cell>
          <table:table-cell table:style-name="ce1" table:formula="of:=100*([.L6]-[.M6])/[.L6]" office:value-type="float" office:value="-0.635845791707463" calcext:value-type="float">
            <text:p>-6.358458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$G6]+[.$D$9]" office:value-type="float" office:value="0.0175" calcext:value-type="float">
            <text:p>1.750000E-02</text:p>
          </table:table-cell>
          <table:table-cell table:style-name="ce1" table:formula="of:=(-[.$D$7]/(2*[.$D$5]))*[.$G7]^2+[.$D$7]*[.$D$8]*[.$G7]/(2*[.$D$5])+[.$D$3]" office:value-type="float" office:value="85.6147104204114" calcext:value-type="float">
            <text:p>8.561471E+01</text:p>
          </table:table-cell>
          <table:table-cell table:style-name="ce1" office:value-type="float" office:value="84.5493" calcext:value-type="float">
            <text:p>8.454930E+01</text:p>
          </table:table-cell>
          <table:table-cell table:style-name="ce1" table:formula="of:=100*([.H7]-[.I7])/[.H7]" office:value-type="float" office:value="1.24442448637582" calcext:value-type="float">
            <text:p>1.244424E+00</text:p>
          </table:table-cell>
          <table:table-cell/>
          <table:table-cell table:style-name="ce1" table:formula="of:=SQRT(1/([.$D$6]^2)+2*[.$H7]/[.$D$6])-1/[.$D$6]" office:value-type="float" office:value="82.0925095212684" calcext:value-type="float">
            <text:p>8.209251E+01</text:p>
          </table:table-cell>
          <table:table-cell table:style-name="ce1" office:value-type="float" office:value="82.52469" calcext:value-type="float">
            <text:p>8.252469E+01</text:p>
          </table:table-cell>
          <table:table-cell table:style-name="ce1" table:formula="of:=100*([.L7]-[.M7])/[.L7]" office:value-type="float" office:value="-0.526455435766174" calcext:value-type="float">
            <text:p>-5.264554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L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$G7]+[.$D$9]" office:value-type="float" office:value="0.0225" calcext:value-type="float">
            <text:p>2.250000E-02</text:p>
          </table:table-cell>
          <table:table-cell table:style-name="ce1" table:formula="of:=(-[.$D$7]/(2*[.$D$5]))*[.$G8]^2+[.$D$7]*[.$D$8]*[.$G8]/(2*[.$D$5])+[.$D$3]" office:value-type="float" office:value="99.248935962315" calcext:value-type="float">
            <text:p>9.924894E+01</text:p>
          </table:table-cell>
          <table:table-cell table:style-name="ce1" office:value-type="float" office:value="97.90433" calcext:value-type="float">
            <text:p>9.790433E+01</text:p>
          </table:table-cell>
          <table:table-cell table:style-name="ce1" table:formula="of:=100*([.H8]-[.I8])/[.H8]" office:value-type="float" office:value="1.35478123697524" calcext:value-type="float">
            <text:p>1.354781E+00</text:p>
          </table:table-cell>
          <table:table-cell/>
          <table:table-cell table:style-name="ce1" table:formula="of:=SQRT(1/([.$D$6]^2)+2*[.$H8]/[.$D$6])-1/[.$D$6]" office:value-type="float" office:value="94.5742457839796" calcext:value-type="float">
            <text:p>9.457425E+01</text:p>
          </table:table-cell>
          <table:table-cell table:style-name="ce1" office:value-type="float" office:value="95.01097" calcext:value-type="float">
            <text:p>9.501097E+01</text:p>
          </table:table-cell>
          <table:table-cell table:style-name="ce1" table:formula="of:=100*([.L8]-[.M8])/[.L8]" office:value-type="float" office:value="-0.461779221605398" calcext:value-type="float">
            <text:p>-4.617792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8]/[.D10]" office:value-type="float" office:value="0.005" calcext:value-type="float">
            <text:p>0.005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[.$G8]+[.$D$9]" office:value-type="float" office:value="0.0275" calcext:value-type="float">
            <text:p>2.750000E-02</text:p>
          </table:table-cell>
          <table:table-cell table:style-name="ce1" table:formula="of:=(-[.$D$7]/(2*[.$D$5]))*[.$G9]^2+[.$D$7]*[.$D$8]*[.$G9]/(2*[.$D$5])+[.$D$3]" office:value-type="float" office:value="110.610790580568" calcext:value-type="float">
            <text:p>1.106108E+02</text:p>
          </table:table-cell>
          <table:table-cell table:style-name="ce1" office:value-type="float" office:value="109.0335" calcext:value-type="float">
            <text:p>1.090335E+02</text:p>
          </table:table-cell>
          <table:table-cell table:style-name="ce1" table:formula="of:=100*([.H9]-[.I9])/[.H9]" office:value-type="float" office:value="1.42598255765938" calcext:value-type="float">
            <text:p>1.425983E+00</text:p>
          </table:table-cell>
          <table:table-cell/>
          <table:table-cell table:style-name="ce1" table:formula="of:=SQRT(1/([.$D$6]^2)+2*[.$H9]/[.$D$6])-1/[.$D$6]" office:value-type="float" office:value="104.863588229639" calcext:value-type="float">
            <text:p>1.048636E+02</text:p>
          </table:table-cell>
          <table:table-cell table:style-name="ce1" office:value-type="float" office:value="105.3055" calcext:value-type="float">
            <text:p>1.053055E+02</text:p>
          </table:table-cell>
          <table:table-cell table:style-name="ce1" table:formula="of:=100*([.L9]-[.M9])/[.L9]" office:value-type="float" office:value="-0.421415839207419" calcext:value-type="float">
            <text:p>-4.214158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table:formula="of:=[.$G9]+[.$D$9]" office:value-type="float" office:value="0.0325" calcext:value-type="float">
            <text:p>3.250000E-02</text:p>
          </table:table-cell>
          <table:table-cell table:style-name="ce1" table:formula="of:=(-[.$D$7]/(2*[.$D$5]))*[.$G10]^2+[.$D$7]*[.$D$8]*[.$G10]/(2*[.$D$5])+[.$D$3]" office:value-type="float" office:value="119.700274275171" calcext:value-type="float">
            <text:p>1.197003E+02</text:p>
          </table:table-cell>
          <table:table-cell table:style-name="ce1" office:value-type="float" office:value="117.9369" calcext:value-type="float">
            <text:p>1.179369E+02</text:p>
          </table:table-cell>
          <table:table-cell table:style-name="ce1" table:formula="of:=100*([.H10]-[.I10])/[.H10]" office:value-type="float" office:value="1.47315809077997" calcext:value-type="float">
            <text:p>1.473158E+00</text:p>
          </table:table-cell>
          <table:table-cell/>
          <table:table-cell table:style-name="ce1" table:formula="of:=SQRT(1/([.$D$6]^2)+2*[.$H10]/[.$D$6])-1/[.$D$6]" office:value-type="float" office:value="113.023804274924" calcext:value-type="float">
            <text:p>1.130238E+02</text:p>
          </table:table-cell>
          <table:table-cell table:style-name="ce1" office:value-type="float" office:value="113.4715" calcext:value-type="float">
            <text:p>1.134715E+02</text:p>
          </table:table-cell>
          <table:table-cell table:style-name="ce1" table:formula="of:=100*([.L10]-[.M10])/[.L10]" office:value-type="float" office:value="-0.396107464218176" calcext:value-type="float">
            <text:p>-3.961075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style-name="ce1" table:formula="of:=[.$G10]+[.$D$9]" office:value-type="float" office:value="0.0375" calcext:value-type="float">
            <text:p>3.750000E-02</text:p>
          </table:table-cell>
          <table:table-cell table:style-name="ce1" table:formula="of:=(-[.$D$7]/(2*[.$D$5]))*[.$G11]^2+[.$D$7]*[.$D$8]*[.$G11]/(2*[.$D$5])+[.$D$3]" office:value-type="float" office:value="126.517387046122" calcext:value-type="float">
            <text:p>1.265174E+02</text:p>
          </table:table-cell>
          <table:table-cell table:style-name="ce1" office:value-type="float" office:value="124.6144" calcext:value-type="float">
            <text:p>1.246144E+02</text:p>
          </table:table-cell>
          <table:table-cell table:style-name="ce1" table:formula="of:=100*([.H11]-[.I11])/[.H11]" office:value-type="float" office:value="1.50413084758744" calcext:value-type="float">
            <text:p>1.504131E+00</text:p>
          </table:table-cell>
          <table:table-cell/>
          <table:table-cell table:style-name="ce1" table:formula="of:=SQRT(1/([.$D$6]^2)+2*[.$H11]/[.$D$6])-1/[.$D$6]" office:value-type="float" office:value="119.103346025452" calcext:value-type="float">
            <text:p>1.191033E+02</text:p>
          </table:table-cell>
          <table:table-cell table:style-name="ce1" office:value-type="float" office:value="119.5576" calcext:value-type="float">
            <text:p>1.195576E+02</text:p>
          </table:table-cell>
          <table:table-cell table:style-name="ce1" table:formula="of:=100*([.L11]-[.M11])/[.L11]" office:value-type="float" office:value="-0.381394805189755" calcext:value-type="float">
            <text:p>-3.813948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N4:.N23])" office:value-type="float" office:value="-0.374818912959669" calcext:value-type="float">
            <text:p>-3.748189E-01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table:formula="of:=[.$G11]+[.$D$9]" office:value-type="float" office:value="0.0425" calcext:value-type="float">
            <text:p>4.250000E-02</text:p>
          </table:table-cell>
          <table:table-cell table:style-name="ce1" table:formula="of:=(-[.$D$7]/(2*[.$D$5]))*[.$G12]^2+[.$D$7]*[.$D$8]*[.$G12]/(2*[.$D$5])+[.$D$3]" office:value-type="float" office:value="131.062128893424" calcext:value-type="float">
            <text:p>1.310621E+02</text:p>
          </table:table-cell>
          <table:table-cell table:style-name="ce1" office:value-type="float" office:value="129.0661" calcext:value-type="float">
            <text:p>1.290661E+02</text:p>
          </table:table-cell>
          <table:table-cell table:style-name="ce1" table:formula="of:=100*([.H12]-[.I12])/[.H12]" office:value-type="float" office:value="1.52296388764343" calcext:value-type="float">
            <text:p>1.522964E+00</text:p>
          </table:table-cell>
          <table:table-cell/>
          <table:table-cell table:style-name="ce1" table:formula="of:=SQRT(1/([.$D$6]^2)+2*[.$H12]/[.$D$6])-1/[.$D$6]" office:value-type="float" office:value="123.137357893696" calcext:value-type="float">
            <text:p>1.231374E+02</text:p>
          </table:table-cell>
          <table:table-cell table:style-name="ce1" office:value-type="float" office:value="123.5989" calcext:value-type="float">
            <text:p>1.235989E+02</text:p>
          </table:table-cell>
          <table:table-cell table:style-name="ce1" table:formula="of:=100*([.L12]-[.M12])/[.L12]" office:value-type="float" office:value="-0.374818912959669" calcext:value-type="float">
            <text:p>-3.748189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$G12]+[.$D$9]" office:value-type="float" office:value="0.0475" calcext:value-type="float">
            <text:p>4.750000E-02</text:p>
          </table:table-cell>
          <table:table-cell table:style-name="ce1" table:formula="of:=(-[.$D$7]/(2*[.$D$5]))*[.$G13]^2+[.$D$7]*[.$D$8]*[.$G13]/(2*[.$D$5])+[.$D$3]" office:value-type="float" office:value="133.334499817074" calcext:value-type="float">
            <text:p>1.333345E+02</text:p>
          </table:table-cell>
          <table:table-cell table:style-name="ce1" office:value-type="float" office:value="131.2919" calcext:value-type="float">
            <text:p>1.312919E+02</text:p>
          </table:table-cell>
          <table:table-cell table:style-name="ce1" table:formula="of:=100*([.H13]-[.I13])/[.H13]" office:value-type="float" office:value="1.53193646046329" calcext:value-type="float">
            <text:p>1.531936E+00</text:p>
          </table:table-cell>
          <table:table-cell/>
          <table:table-cell table:style-name="ce1" table:formula="of:=SQRT(1/([.$D$6]^2)+2*[.$H13]/[.$D$6])-1/[.$D$6]" office:value-type="float" office:value="125.148722916306" calcext:value-type="float">
            <text:p>1.251487E+02</text:p>
          </table:table-cell>
          <table:table-cell table:style-name="ce1" office:value-type="float" office:value="125.6184" calcext:value-type="float">
            <text:p>1.256184E+02</text:p>
          </table:table-cell>
          <table:table-cell table:style-name="ce1" table:formula="of:=100*([.L13]-[.M13])/[.L13]" office:value-type="float" office:value="-0.375295147044936" calcext:value-type="float">
            <text:p>-3.752951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" table:formula="of:=[.$G13]+[.$D$9]" office:value-type="float" office:value="0.0525" calcext:value-type="float">
            <text:p>5.250000E-02</text:p>
          </table:table-cell>
          <table:table-cell table:style-name="ce1" table:formula="of:=(-[.$D$7]/(2*[.$D$5]))*[.$G14]^2+[.$D$7]*[.$D$8]*[.$G14]/(2*[.$D$5])+[.$D$3]" office:value-type="float" office:value="133.334499817074" calcext:value-type="float">
            <text:p>1.333345E+02</text:p>
          </table:table-cell>
          <table:table-cell table:style-name="ce1" office:value-type="float" office:value="131.2919" calcext:value-type="float">
            <text:p>1.312919E+02</text:p>
          </table:table-cell>
          <table:table-cell table:style-name="ce1" table:formula="of:=100*([.H14]-[.I14])/[.H14]" office:value-type="float" office:value="1.53193646046331" calcext:value-type="float">
            <text:p>1.531936E+00</text:p>
          </table:table-cell>
          <table:table-cell/>
          <table:table-cell table:style-name="ce1" table:formula="of:=SQRT(1/([.$D$6]^2)+2*[.$H14]/[.$D$6])-1/[.$D$6]" office:value-type="float" office:value="125.148722916306" calcext:value-type="float">
            <text:p>1.251487E+02</text:p>
          </table:table-cell>
          <table:table-cell table:style-name="ce1" office:value-type="float" office:value="125.6274" calcext:value-type="float">
            <text:p>1.256274E+02</text:p>
          </table:table-cell>
          <table:table-cell table:style-name="ce1" table:formula="of:=100*([.L14]-[.M14])/[.L14]" office:value-type="float" office:value="-0.382486590785052" calcext:value-type="float">
            <text:p>-3.824866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" table:formula="of:=[.$G14]+[.$D$9]" office:value-type="float" office:value="0.0575" calcext:value-type="float">
            <text:p>5.750000E-02</text:p>
          </table:table-cell>
          <table:table-cell table:style-name="ce1" table:formula="of:=(-[.$D$7]/(2*[.$D$5]))*[.$G15]^2+[.$D$7]*[.$D$8]*[.$G15]/(2*[.$D$5])+[.$D$3]" office:value-type="float" office:value="131.062128893424" calcext:value-type="float">
            <text:p>1.310621E+02</text:p>
          </table:table-cell>
          <table:table-cell table:style-name="ce1" office:value-type="float" office:value="129.0661" calcext:value-type="float">
            <text:p>1.290661E+02</text:p>
          </table:table-cell>
          <table:table-cell table:style-name="ce1" table:formula="of:=100*([.H15]-[.I15])/[.H15]" office:value-type="float" office:value="1.52296388764343" calcext:value-type="float">
            <text:p>1.522964E+00</text:p>
          </table:table-cell>
          <table:table-cell/>
          <table:table-cell table:style-name="ce1" table:formula="of:=SQRT(1/([.$D$6]^2)+2*[.$H15]/[.$D$6])-1/[.$D$6]" office:value-type="float" office:value="123.137357893696" calcext:value-type="float">
            <text:p>1.231374E+02</text:p>
          </table:table-cell>
          <table:table-cell table:style-name="ce1" office:value-type="float" office:value="123.6259" calcext:value-type="float">
            <text:p>1.236259E+02</text:p>
          </table:table-cell>
          <table:table-cell table:style-name="ce1" table:formula="of:=100*([.L15]-[.M15])/[.L15]" office:value-type="float" office:value="-0.396745646212554" calcext:value-type="float">
            <text:p>-3.967456E-01</text:p>
          </table:table-cell>
          <table:table-cell table:number-columns-repeated="50"/>
        </table:table-row>
        <table:table-row table:style-name="ro1">
          <table:table-cell table:number-columns-repeated="2"/>
          <table:table-cell table:formula="of:=[.D5]*[.D6]" office:value-type="float" office:value="0.0230000000000004" calcext:value-type="float">
            <text:p>0.02300000000000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" table:formula="of:=[.$G15]+[.$D$9]" office:value-type="float" office:value="0.0625" calcext:value-type="float">
            <text:p>6.250000E-02</text:p>
          </table:table-cell>
          <table:table-cell table:style-name="ce1" table:formula="of:=(-[.$D$7]/(2*[.$D$5]))*[.$G16]^2+[.$D$7]*[.$D$8]*[.$G16]/(2*[.$D$5])+[.$D$3]" office:value-type="float" office:value="126.517387046122" calcext:value-type="float">
            <text:p>1.265174E+02</text:p>
          </table:table-cell>
          <table:table-cell table:style-name="ce1" office:value-type="float" office:value="124.6144" calcext:value-type="float">
            <text:p>1.246144E+02</text:p>
          </table:table-cell>
          <table:table-cell table:style-name="ce1" table:formula="of:=100*([.H16]-[.I16])/[.H16]" office:value-type="float" office:value="1.50413084758745" calcext:value-type="float">
            <text:p>1.504131E+00</text:p>
          </table:table-cell>
          <table:table-cell/>
          <table:table-cell table:style-name="ce1" table:formula="of:=SQRT(1/([.$D$6]^2)+2*[.$H16]/[.$D$6])-1/[.$D$6]" office:value-type="float" office:value="119.103346025452" calcext:value-type="float">
            <text:p>1.191033E+02</text:p>
          </table:table-cell>
          <table:table-cell table:style-name="ce1" office:value-type="float" office:value="119.6027" calcext:value-type="float">
            <text:p>1.196027E+02</text:p>
          </table:table-cell>
          <table:table-cell table:style-name="ce1" table:formula="of:=100*([.L16]-[.M16])/[.L16]" office:value-type="float" office:value="-0.419261079736204" calcext:value-type="float">
            <text:p>-4.192611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" table:formula="of:=[.$G16]+[.$D$9]" office:value-type="float" office:value="0.0675" calcext:value-type="float">
            <text:p>6.750000E-02</text:p>
          </table:table-cell>
          <table:table-cell table:style-name="ce1" table:formula="of:=(-[.$D$7]/(2*[.$D$5]))*[.$G17]^2+[.$D$7]*[.$D$8]*[.$G17]/(2*[.$D$5])+[.$D$3]" office:value-type="float" office:value="119.700274275171" calcext:value-type="float">
            <text:p>1.197003E+02</text:p>
          </table:table-cell>
          <table:table-cell table:style-name="ce1" office:value-type="float" office:value="117.9369" calcext:value-type="float">
            <text:p>1.179369E+02</text:p>
          </table:table-cell>
          <table:table-cell table:style-name="ce1" table:formula="of:=100*([.H17]-[.I17])/[.H17]" office:value-type="float" office:value="1.47315809078001" calcext:value-type="float">
            <text:p>1.473158E+00</text:p>
          </table:table-cell>
          <table:table-cell/>
          <table:table-cell table:style-name="ce1" table:formula="of:=SQRT(1/([.$D$6]^2)+2*[.$H17]/[.$D$6])-1/[.$D$6]" office:value-type="float" office:value="113.023804274924" calcext:value-type="float">
            <text:p>1.130238E+02</text:p>
          </table:table-cell>
          <table:table-cell table:style-name="ce1" office:value-type="float" office:value="113.535" calcext:value-type="float">
            <text:p>1.135350E+02</text:p>
          </table:table-cell>
          <table:table-cell table:style-name="ce1" table:formula="of:=100*([.L17]-[.M17])/[.L17]" office:value-type="float" office:value="-0.452290319154913" calcext:value-type="float">
            <text:p>-4.522903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" table:formula="of:=[.$G17]+[.$D$9]" office:value-type="float" office:value="0.0725" calcext:value-type="float">
            <text:p>7.250000E-02</text:p>
          </table:table-cell>
          <table:table-cell table:style-name="ce1" table:formula="of:=(-[.$D$7]/(2*[.$D$5]))*[.$G18]^2+[.$D$7]*[.$D$8]*[.$G18]/(2*[.$D$5])+[.$D$3]" office:value-type="float" office:value="110.610790580568" calcext:value-type="float">
            <text:p>1.106108E+02</text:p>
          </table:table-cell>
          <table:table-cell table:style-name="ce1" office:value-type="float" office:value="109.0335" calcext:value-type="float">
            <text:p>1.090335E+02</text:p>
          </table:table-cell>
          <table:table-cell table:style-name="ce1" table:formula="of:=100*([.H18]-[.I18])/[.H18]" office:value-type="float" office:value="1.42598255765936" calcext:value-type="float">
            <text:p>1.425983E+00</text:p>
          </table:table-cell>
          <table:table-cell/>
          <table:table-cell table:style-name="ce1" table:formula="of:=SQRT(1/([.$D$6]^2)+2*[.$H18]/[.$D$6])-1/[.$D$6]" office:value-type="float" office:value="104.863588229639" calcext:value-type="float">
            <text:p>1.048636E+02</text:p>
          </table:table-cell>
          <table:table-cell table:style-name="ce1" office:value-type="float" office:value="105.3878" calcext:value-type="float">
            <text:p>1.053878E+02</text:p>
          </table:table-cell>
          <table:table-cell table:style-name="ce1" table:formula="of:=100*([.L18]-[.M18])/[.L18]" office:value-type="float" office:value="-0.499898753429061" calcext:value-type="float">
            <text:p>-4.998988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" table:formula="of:=[.$G18]+[.$D$9]" office:value-type="float" office:value="0.0775" calcext:value-type="float">
            <text:p>7.750000E-02</text:p>
          </table:table-cell>
          <table:table-cell table:style-name="ce1" table:formula="of:=(-[.$D$7]/(2*[.$D$5]))*[.$G19]^2+[.$D$7]*[.$D$8]*[.$G19]/(2*[.$D$5])+[.$D$3]" office:value-type="float" office:value="99.248935962315" calcext:value-type="float">
            <text:p>9.924894E+01</text:p>
          </table:table-cell>
          <table:table-cell table:style-name="ce1" office:value-type="float" office:value="97.90433" calcext:value-type="float">
            <text:p>9.790433E+01</text:p>
          </table:table-cell>
          <table:table-cell table:style-name="ce1" table:formula="of:=100*([.H19]-[.I19])/[.H19]" office:value-type="float" office:value="1.35478123697521" calcext:value-type="float">
            <text:p>1.354781E+00</text:p>
          </table:table-cell>
          <table:table-cell/>
          <table:table-cell table:style-name="ce1" table:formula="of:=SQRT(1/([.$D$6]^2)+2*[.$H19]/[.$D$6])-1/[.$D$6]" office:value-type="float" office:value="94.5742457839793" calcext:value-type="float">
            <text:p>9.457425E+01</text:p>
          </table:table-cell>
          <table:table-cell table:style-name="ce1" office:value-type="float" office:value="95.11254" calcext:value-type="float">
            <text:p>9.511254E+01</text:p>
          </table:table-cell>
          <table:table-cell table:style-name="ce1" table:formula="of:=100*([.L19]-[.M19])/[.L19]" office:value-type="float" office:value="-0.569176324440586" calcext:value-type="float">
            <text:p>-5.691763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" table:formula="of:=[.$G19]+[.$D$9]" office:value-type="float" office:value="0.0825" calcext:value-type="float">
            <text:p>8.250000E-02</text:p>
          </table:table-cell>
          <table:table-cell table:style-name="ce1" table:formula="of:=(-[.$D$7]/(2*[.$D$5]))*[.$G20]^2+[.$D$7]*[.$D$8]*[.$G20]/(2*[.$D$5])+[.$D$3]" office:value-type="float" office:value="85.6147104204113" calcext:value-type="float">
            <text:p>8.561471E+01</text:p>
          </table:table-cell>
          <table:table-cell table:style-name="ce1" office:value-type="float" office:value="84.5493" calcext:value-type="float">
            <text:p>8.454930E+01</text:p>
          </table:table-cell>
          <table:table-cell table:style-name="ce1" table:formula="of:=100*([.H20]-[.I20])/[.H20]" office:value-type="float" office:value="1.24442448637578" calcext:value-type="float">
            <text:p>1.244424E+00</text:p>
          </table:table-cell>
          <table:table-cell/>
          <table:table-cell table:style-name="ce1" table:formula="of:=SQRT(1/([.$D$6]^2)+2*[.$H20]/[.$D$6])-1/[.$D$6]" office:value-type="float" office:value="82.0925095212684" calcext:value-type="float">
            <text:p>8.209251E+01</text:p>
          </table:table-cell>
          <table:table-cell table:style-name="ce1" office:value-type="float" office:value="82.64616" calcext:value-type="float">
            <text:p>8.264616E+01</text:p>
          </table:table-cell>
          <table:table-cell table:style-name="ce1" table:formula="of:=100*([.L20]-[.M20])/[.L20]" office:value-type="float" office:value="-0.674422650690353" calcext:value-type="float">
            <text:p>-6.744227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" table:formula="of:=[.$G20]+[.$D$9]" office:value-type="float" office:value="0.0875" calcext:value-type="float">
            <text:p>8.750000E-02</text:p>
          </table:table-cell>
          <table:table-cell table:style-name="ce1" table:formula="of:=(-[.$D$7]/(2*[.$D$5]))*[.$G21]^2+[.$D$7]*[.$D$8]*[.$G21]/(2*[.$D$5])+[.$D$3]" office:value-type="float" office:value="69.708113954857" calcext:value-type="float">
            <text:p>6.970811E+01</text:p>
          </table:table-cell>
          <table:table-cell table:style-name="ce1" office:value-type="float" office:value="68.96844" calcext:value-type="float">
            <text:p>6.896844E+01</text:p>
          </table:table-cell>
          <table:table-cell table:style-name="ce1" table:formula="of:=100*([.H21]-[.I21])/[.H21]" office:value-type="float" office:value="1.06110166075642" calcext:value-type="float">
            <text:p>1.061102E+00</text:p>
          </table:table-cell>
          <table:table-cell/>
          <table:table-cell table:style-name="ce1" table:formula="of:=SQRT(1/([.$D$6]^2)+2*[.$H21]/[.$D$6])-1/[.$D$6]" office:value-type="float" office:value="67.3382128076515" calcext:value-type="float">
            <text:p>6.733821E+01</text:p>
          </table:table-cell>
          <table:table-cell table:style-name="ce1" office:value-type="float" office:value="67.90856" calcext:value-type="float">
            <text:p>6.790856E+01</text:p>
          </table:table-cell>
          <table:table-cell table:style-name="ce1" table:formula="of:=100*([.L21]-[.M21])/[.L21]" office:value-type="float" office:value="-0.846988906547957" calcext:value-type="float">
            <text:p>-8.469889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" table:formula="of:=[.$G21]+[.$D$9]" office:value-type="float" office:value="0.0925" calcext:value-type="float">
            <text:p>9.250000E-02</text:p>
          </table:table-cell>
          <table:table-cell table:style-name="ce1" table:formula="of:=(-[.$D$7]/(2*[.$D$5]))*[.$G22]^2+[.$D$7]*[.$D$8]*[.$G22]/(2*[.$D$5])+[.$D$3]" office:value-type="float" office:value="51.5291465656521" calcext:value-type="float">
            <text:p>5.152915E+01</text:p>
          </table:table-cell>
          <table:table-cell table:style-name="ce1" office:value-type="float" office:value="51.16173" calcext:value-type="float">
            <text:p>5.116173E+01</text:p>
          </table:table-cell>
          <table:table-cell table:style-name="ce1" table:formula="of:=100*([.H22]-[.I22])/[.H22]" office:value-type="float" office:value="0.713026685167415" calcext:value-type="float">
            <text:p>7.130267E-01</text:p>
          </table:table-cell>
          <table:table-cell/>
          <table:table-cell table:style-name="ce1" table:formula="of:=SQRT(1/([.$D$6]^2)+2*[.$H22]/[.$D$6])-1/[.$D$6]" office:value-type="float" office:value="50.2114581534357" calcext:value-type="float">
            <text:p>5.021146E+01</text:p>
          </table:table-cell>
          <table:table-cell table:style-name="ce1" office:value-type="float" office:value="50.79992" calcext:value-type="float">
            <text:p>5.079992E+01</text:p>
          </table:table-cell>
          <table:table-cell table:style-name="ce1" table:formula="of:=100*([.L22]-[.M22])/[.L22]" office:value-type="float" office:value="-1.1719672525065" calcext:value-type="float">
            <text:p>-1.171967E+00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" table:formula="of:=[.$G22]+[.$D$9]" office:value-type="float" office:value="0.0975" calcext:value-type="float">
            <text:p>9.750000E-02</text:p>
          </table:table-cell>
          <table:table-cell table:style-name="ce1" table:formula="of:=(-[.$D$7]/(2*[.$D$5]))*[.$G23]^2+[.$D$7]*[.$D$8]*[.$G23]/(2*[.$D$5])+[.$D$3]" office:value-type="float" office:value="31.0778082527967" calcext:value-type="float">
            <text:p>3.107781E+01</text:p>
          </table:table-cell>
          <table:table-cell table:style-name="ce1" office:value-type="float" office:value="31.12919" calcext:value-type="float">
            <text:p>3.112919E+01</text:p>
          </table:table-cell>
          <table:table-cell table:style-name="ce1" table:formula="of:=100*([.H23]-[.I23])/[.H23]" office:value-type="float" office:value="-0.165332596125561" calcext:value-type="float">
            <text:p>-1.653326E-01</text:p>
          </table:table-cell>
          <table:table-cell/>
          <table:table-cell table:style-name="ce1" table:formula="of:=SQRT(1/([.$D$6]^2)+2*[.$H23]/[.$D$6])-1/[.$D$6]" office:value-type="float" office:value="30.5887828139917" calcext:value-type="float">
            <text:p>3.058878E+01</text:p>
          </table:table-cell>
          <table:table-cell table:style-name="ce1" office:value-type="float" office:value="31.00032" calcext:value-type="float">
            <text:p>3.100032E+01</text:p>
          </table:table-cell>
          <table:table-cell table:style-name="ce1" table:formula="of:=100*([.L23]-[.M23])/[.L23]" office:value-type="float" office:value="-1.34538594919213" calcext:value-type="float">
            <text:p>-1.345386E+00</text:p>
          </table:table-cell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9" table:style-name="ta9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57"/>
        </table:table-row>
        <table:table-row table:style-name="ro1">
          <table:table-cell/>
          <table:table-cell table:style-name="ce6" office:value-type="string" calcext:value-type="string">
            <text:p>CONST PARAM</text:p>
          </table:table-cell>
          <table:table-cell table:number-columns-repeated="2"/>
          <table:table-cell table:style-name="ce6"/>
          <table:table-cell table:number-columns-repeated="52"/>
        </table:table-row>
        <table:table-row table:style-name="ro1">
          <table:table-cell/>
          <table:table-cell office:value-type="string" calcext:value-type="string">
            <text:p>x [m]</text:p>
          </table:table-cell>
          <table:table-cell office:value-type="string" calcext:value-type="string">
            <text:p>almost [C]</text:p>
          </table:table-cell>
          <table:table-cell>
            <draw:frame table:end-cell-address="heat9.M24" table:end-x="1.919cm" table:end-y="0.163cm" draw:z-index="0" draw:name="Chart 1" draw:style-name="gr1" draw:text-style-name="P1" svg:width="23.038cm" svg:height="10.245cm" svg:x="2.07cm" svg:y="0.142cm">
              <draw:object draw:notify-on-update-of-ranges="heat9.C3:heat9.C3 heat9.C4:heat9.C28 heat9.B4:heat9.B2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25" calcext:value-type="float">
            <text:p>2.500000E-03</text:p>
          </table:table-cell>
          <table:table-cell table:style-name="ce1" office:value-type="float" office:value="20.66667" calcext:value-type="float">
            <text:p>2.066667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075" calcext:value-type="float">
            <text:p>7.500000E-03</text:p>
          </table:table-cell>
          <table:table-cell table:style-name="ce1" office:value-type="float" office:value="22" calcext:value-type="float">
            <text:p>2.200000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125" calcext:value-type="float">
            <text:p>1.250000E-02</text:p>
          </table:table-cell>
          <table:table-cell table:style-name="ce1" office:value-type="float" office:value="23.33333" calcext:value-type="float">
            <text:p>2.333333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175" calcext:value-type="float">
            <text:p>1.750000E-02</text:p>
          </table:table-cell>
          <table:table-cell table:style-name="ce1" office:value-type="float" office:value="24.66667" calcext:value-type="float">
            <text:p>2.466667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225" calcext:value-type="float">
            <text:p>2.250000E-02</text:p>
          </table:table-cell>
          <table:table-cell table:style-name="ce1" office:value-type="float" office:value="26" calcext:value-type="float">
            <text:p>2.600000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275" calcext:value-type="float">
            <text:p>2.750000E-02</text:p>
          </table:table-cell>
          <table:table-cell table:style-name="ce1" office:value-type="float" office:value="27.33333" calcext:value-type="float">
            <text:p>2.733333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325" calcext:value-type="float">
            <text:p>3.250000E-02</text:p>
          </table:table-cell>
          <table:table-cell table:style-name="ce1" office:value-type="float" office:value="28.66667" calcext:value-type="float">
            <text:p>2.866667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375" calcext:value-type="float">
            <text:p>3.750000E-02</text:p>
          </table:table-cell>
          <table:table-cell table:style-name="ce1" office:value-type="float" office:value="30" calcext:value-type="float">
            <text:p>3.000000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425" calcext:value-type="float">
            <text:p>4.250000E-02</text:p>
          </table:table-cell>
          <table:table-cell table:style-name="ce1" office:value-type="float" office:value="31.33333" calcext:value-type="float">
            <text:p>3.133333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475" calcext:value-type="float">
            <text:p>4.750000E-02</text:p>
          </table:table-cell>
          <table:table-cell table:style-name="ce1" office:value-type="float" office:value="32.66667" calcext:value-type="float">
            <text:p>3.266667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0525" calcext:value-type="float">
            <text:p>5.250000E-02</text:p>
          </table:table-cell>
          <table:table-cell table:style-name="ce1" office:value-type="float" office:value="34" calcext:value-type="float">
            <text:p>3.400000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575" calcext:value-type="float">
            <text:p>5.750000E-02</text:p>
          </table:table-cell>
          <table:table-cell table:style-name="ce1" office:value-type="float" office:value="35.33333" calcext:value-type="float">
            <text:p>3.533333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625" calcext:value-type="float">
            <text:p>6.250000E-02</text:p>
          </table:table-cell>
          <table:table-cell table:style-name="ce1" office:value-type="float" office:value="36.66667" calcext:value-type="float">
            <text:p>3.666667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0.0675" calcext:value-type="float">
            <text:p>6.750000E-02</text:p>
          </table:table-cell>
          <table:table-cell table:style-name="ce1" office:value-type="float" office:value="38" calcext:value-type="float">
            <text:p>3.800000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0725" calcext:value-type="float">
            <text:p>7.250000E-02</text:p>
          </table:table-cell>
          <table:table-cell table:style-name="ce1" office:value-type="float" office:value="39.33333" calcext:value-type="float">
            <text:p>3.933333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0.0775" calcext:value-type="float">
            <text:p>7.750000E-02</text:p>
          </table:table-cell>
          <table:table-cell table:style-name="ce1" office:value-type="float" office:value="40.66667" calcext:value-type="float">
            <text:p>4.066667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0.0825" calcext:value-type="float">
            <text:p>8.250000E-02</text:p>
          </table:table-cell>
          <table:table-cell table:style-name="ce1" office:value-type="float" office:value="42" calcext:value-type="float">
            <text:p>4.200000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0.0875" calcext:value-type="float">
            <text:p>8.750000E-02</text:p>
          </table:table-cell>
          <table:table-cell table:style-name="ce1" office:value-type="float" office:value="43.33333" calcext:value-type="float">
            <text:p>4.333333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0.0925" calcext:value-type="float">
            <text:p>9.250000E-02</text:p>
          </table:table-cell>
          <table:table-cell table:style-name="ce1" office:value-type="float" office:value="44.66667" calcext:value-type="float">
            <text:p>4.466667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0975" calcext:value-type="float">
            <text:p>9.750000E-02</text:p>
          </table:table-cell>
          <table:table-cell table:style-name="ce1" office:value-type="float" office:value="46" calcext:value-type="float">
            <text:p>4.600000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0.105" calcext:value-type="float">
            <text:p>1.050000E-01</text:p>
          </table:table-cell>
          <table:table-cell table:style-name="ce1" office:value-type="float" office:value="48" calcext:value-type="float">
            <text:p>4.800000E+01</text:p>
          </table:table-cell>
          <table:table-cell table:style-name="ce4"/>
          <table:table-cell table:number-columns-repeated="5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0.115" calcext:value-type="float">
            <text:p>1.150000E-01</text:p>
          </table:table-cell>
          <table:table-cell table:style-name="ce1" office:value-type="float" office:value="50.66667" calcext:value-type="float">
            <text:p>5.066667E+01</text:p>
          </table:table-cell>
          <table:table-cell table:style-name="ce4"/>
          <table:table-cell table:number-columns-repeated="5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0.125" calcext:value-type="float">
            <text:p>1.250000E-01</text:p>
          </table:table-cell>
          <table:table-cell table:style-name="ce1" office:value-type="float" office:value="53.33333" calcext:value-type="float">
            <text:p>5.333333E+01</text:p>
          </table:table-cell>
          <table:table-cell table:style-name="ce4"/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0.135" calcext:value-type="float">
            <text:p>1.350000E-01</text:p>
          </table:table-cell>
          <table:table-cell table:style-name="ce1" office:value-type="float" office:value="56" calcext:value-type="float">
            <text:p>5.600000E+01</text:p>
          </table:table-cell>
          <table:table-cell table:style-name="ce4"/>
          <table:table-cell table:number-columns-repeated="5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0.145" calcext:value-type="float">
            <text:p>1.450000E-01</text:p>
          </table:table-cell>
          <table:table-cell table:style-name="ce1" office:value-type="float" office:value="58.66667" calcext:value-type="float">
            <text:p>5.866667E+01</text:p>
          </table:table-cell>
          <table:table-cell table:style-name="ce4"/>
          <table:table-cell table:number-columns-repeated="5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53"/>
        </table:table-row>
        <table:table-row table:style-name="ro1" table:number-rows-repeated="8">
          <table:table-cell/>
          <table:table-cell table:style-name="ce3"/>
          <table:table-cell table:style-name="ce4" table:number-columns-repeated="2"/>
          <table:table-cell table:number-columns-repeated="53"/>
        </table:table-row>
        <table:table-row table:style-name="ro1" table:number-rows-repeated="1048538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heat10" table:style-name="ta10">
        <office:forms form:automatic-focus="false" form:apply-design-mode="false"/>
        <table:table-column table:style-name="co1" table:default-cell-style-name="Default"/>
        <table:table-column table:style-name="co15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58"/>
        </table:table-row>
        <table:table-row table:style-name="ro1">
          <table:table-cell/>
          <table:table-cell table:style-name="ce6"/>
          <table:table-cell table:number-columns-repeated="3"/>
          <table:table-cell table:style-name="ce6"/>
          <table:table-cell table:number-columns-repeated="52"/>
        </table:table-row>
        <table:table-row table:style-name="ro1">
          <table:table-cell/>
          <table:table-cell office:value-type="string" calcext:value-type="string">
            <text:p>x [m]</text:p>
          </table:table-cell>
          <table:table-cell office:value-type="string" calcext:value-type="string">
            <text:p>almost [C]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25" calcext:value-type="float">
            <text:p>2.500000E-03</text:p>
          </table:table-cell>
          <table:table-cell table:style-name="ce1" office:value-type="float" office:value="22.39293" calcext:value-type="float">
            <text:p>2.239293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075" calcext:value-type="float">
            <text:p>7.500000E-03</text:p>
          </table:table-cell>
          <table:table-cell table:style-name="ce1" office:value-type="float" office:value="26.9288" calcext:value-type="float">
            <text:p>2.692880E+01</text:p>
          </table:table-cell>
          <table:table-cell table:style-name="ce1"/>
          <table:table-cell>
            <draw:frame table:end-cell-address="heat10.O29" table:end-x="1.389cm" table:end-y="0.352cm" draw:z-index="0" draw:name="Chart 1" draw:style-name="gr1" draw:text-style-name="P1" svg:width="25.913cm" svg:height="12.024cm" svg:x="0.774cm" svg:y="0.012cm">
              <draw:object draw:notify-on-update-of-ranges="heat10.C3:heat10.C3 heat10.C4:heat10.C28 heat10.B4:heat10.B2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125" calcext:value-type="float">
            <text:p>1.250000E-02</text:p>
          </table:table-cell>
          <table:table-cell table:style-name="ce1" office:value-type="float" office:value="31.21467" calcext:value-type="float">
            <text:p>3.121467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175" calcext:value-type="float">
            <text:p>1.750000E-02</text:p>
          </table:table-cell>
          <table:table-cell table:style-name="ce1" office:value-type="float" office:value="35.25054" calcext:value-type="float">
            <text:p>3.525054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225" calcext:value-type="float">
            <text:p>2.250000E-02</text:p>
          </table:table-cell>
          <table:table-cell table:style-name="ce1" office:value-type="float" office:value="39.0364" calcext:value-type="float">
            <text:p>3.903640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275" calcext:value-type="float">
            <text:p>2.750000E-02</text:p>
          </table:table-cell>
          <table:table-cell table:style-name="ce1" office:value-type="float" office:value="42.57227" calcext:value-type="float">
            <text:p>4.257227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325" calcext:value-type="float">
            <text:p>3.250000E-02</text:p>
          </table:table-cell>
          <table:table-cell table:style-name="ce1" office:value-type="float" office:value="45.85814" calcext:value-type="float">
            <text:p>4.585814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375" calcext:value-type="float">
            <text:p>3.750000E-02</text:p>
          </table:table-cell>
          <table:table-cell table:style-name="ce1" office:value-type="float" office:value="48.894" calcext:value-type="float">
            <text:p>4.889400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425" calcext:value-type="float">
            <text:p>4.250000E-02</text:p>
          </table:table-cell>
          <table:table-cell table:style-name="ce1" office:value-type="float" office:value="51.67987" calcext:value-type="float">
            <text:p>5.167987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475" calcext:value-type="float">
            <text:p>4.750000E-02</text:p>
          </table:table-cell>
          <table:table-cell table:style-name="ce1" office:value-type="float" office:value="54.21574" calcext:value-type="float">
            <text:p>5.421574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0525" calcext:value-type="float">
            <text:p>5.250000E-02</text:p>
          </table:table-cell>
          <table:table-cell table:style-name="ce1" office:value-type="float" office:value="56.50161" calcext:value-type="float">
            <text:p>5.650161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575" calcext:value-type="float">
            <text:p>5.750000E-02</text:p>
          </table:table-cell>
          <table:table-cell table:style-name="ce1" office:value-type="float" office:value="58.53747" calcext:value-type="float">
            <text:p>5.853747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0625" calcext:value-type="float">
            <text:p>6.250000E-02</text:p>
          </table:table-cell>
          <table:table-cell table:style-name="ce1" office:value-type="float" office:value="60.32334" calcext:value-type="float">
            <text:p>6.032334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0.0675" calcext:value-type="float">
            <text:p>6.750000E-02</text:p>
          </table:table-cell>
          <table:table-cell table:style-name="ce1" office:value-type="float" office:value="61.85921" calcext:value-type="float">
            <text:p>6.185921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0725" calcext:value-type="float">
            <text:p>7.250000E-02</text:p>
          </table:table-cell>
          <table:table-cell table:style-name="ce1" office:value-type="float" office:value="63.14507" calcext:value-type="float">
            <text:p>6.314507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0.0775" calcext:value-type="float">
            <text:p>7.750000E-02</text:p>
          </table:table-cell>
          <table:table-cell table:style-name="ce1" office:value-type="float" office:value="64.18094" calcext:value-type="float">
            <text:p>6.418094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0.0825" calcext:value-type="float">
            <text:p>8.250000E-02</text:p>
          </table:table-cell>
          <table:table-cell table:style-name="ce1" office:value-type="float" office:value="64.96681" calcext:value-type="float">
            <text:p>6.496681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0.0875" calcext:value-type="float">
            <text:p>8.750000E-02</text:p>
          </table:table-cell>
          <table:table-cell table:style-name="ce1" office:value-type="float" office:value="65.50268" calcext:value-type="float">
            <text:p>6.550268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0.0925" calcext:value-type="float">
            <text:p>9.250000E-02</text:p>
          </table:table-cell>
          <table:table-cell table:style-name="ce1" office:value-type="float" office:value="65.78854" calcext:value-type="float">
            <text:p>6.578854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0975" calcext:value-type="float">
            <text:p>9.750000E-02</text:p>
          </table:table-cell>
          <table:table-cell table:style-name="ce1" office:value-type="float" office:value="65.82441" calcext:value-type="float">
            <text:p>6.582441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0.11" calcext:value-type="float">
            <text:p>1.100000E-01</text:p>
          </table:table-cell>
          <table:table-cell table:style-name="ce1" office:value-type="float" office:value="65.38544" calcext:value-type="float">
            <text:p>6.538544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0.13" calcext:value-type="float">
            <text:p>1.300000E-01</text:p>
          </table:table-cell>
          <table:table-cell table:style-name="ce1" office:value-type="float" office:value="64.89979" calcext:value-type="float">
            <text:p>6.489979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0.15" calcext:value-type="float">
            <text:p>1.500000E-01</text:p>
          </table:table-cell>
          <table:table-cell table:style-name="ce1" office:value-type="float" office:value="64.01413" calcext:value-type="float">
            <text:p>6.401413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0.17" calcext:value-type="float">
            <text:p>1.700000E-01</text:p>
          </table:table-cell>
          <table:table-cell table:style-name="ce1" office:value-type="float" office:value="62.72848" calcext:value-type="float">
            <text:p>6.272848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0.19" calcext:value-type="float">
            <text:p>1.900000E-01</text:p>
          </table:table-cell>
          <table:table-cell table:style-name="ce1" office:value-type="float" office:value="61.04283" calcext:value-type="float">
            <text:p>6.104283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1048538">
          <table:table-cell table:number-columns-repeated="58"/>
        </table:table-row>
        <table:table-row table:style-name="ro1">
          <table:table-cell table:number-columns-repeated="58"/>
        </table:table-row>
      </table:table>
      <table:table table:name="heat11" table:style-name="ta11">
        <table:table-column table:style-name="co1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6" office:value-type="string" calcext:value-type="string">
            <text:p>CONST PARAM</text:p>
          </table:table-cell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2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5" office:value-type="float" office:value="22" calcext:value-type="float">
            <text:p>22.000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D7]/2" office:value-type="float" office:value="0.0125" calcext:value-type="float">
            <text:p>1.250000E-02</text:p>
          </table:table-cell>
          <table:table-cell table:style-name="ce1" table:formula="of:=[.$D$3]+([.$D$5]/(4*[.$D$4]))*([.$D$6]^2-[.$G4]^2)" office:value-type="float" office:value="86.7826704545455" calcext:value-type="float">
            <text:p>8.678267E+01</text:p>
          </table:table-cell>
          <table:table-cell table:style-name="ce1" office:value-type="float" office:value="86.81818" calcext:value-type="float">
            <text:p>8.681818E+01</text:p>
          </table:table-cell>
          <table:table-cell table:style-name="ce1" table:formula="of:=100*([.H4]-[.I4])/[.H4]" office:value-type="float" office:value="-0.040917783779343" calcext:value-type="float">
            <text:p>-4.091778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$G4]+[.$D$7]" office:value-type="float" office:value="0.0375" calcext:value-type="float">
            <text:p>3.750000E-02</text:p>
          </table:table-cell>
          <table:table-cell table:style-name="ce1" table:formula="of:=[.$D$3]+([.$D$5]/(4*[.$D$4]))*([.$D$6]^2-[.$G5]^2)" office:value-type="float" office:value="86.4985795454546" calcext:value-type="float">
            <text:p>8.649858E+01</text:p>
          </table:table-cell>
          <table:table-cell table:style-name="ce1" office:value-type="float" office:value="86.53409" calcext:value-type="float">
            <text:p>8.653409E+01</text:p>
          </table:table-cell>
          <table:table-cell table:style-name="ce1" table:formula="of:=100*([.H5]-[.I5])/[.H5]" office:value-type="float" office:value="-0.041053222760495" calcext:value-type="float">
            <text:p>-4.105322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$G5]+[.$D$7]" office:value-type="float" office:value="0.0625" calcext:value-type="float">
            <text:p>6.250000E-02</text:p>
          </table:table-cell>
          <table:table-cell table:style-name="ce1" table:formula="of:=[.$D$3]+([.$D$5]/(4*[.$D$4]))*([.$D$6]^2-[.$G6]^2)" office:value-type="float" office:value="85.9303977272727" calcext:value-type="float">
            <text:p>8.593040E+01</text:p>
          </table:table-cell>
          <table:table-cell table:style-name="ce1" office:value-type="float" office:value="85.96591" calcext:value-type="float">
            <text:p>8.596591E+01</text:p>
          </table:table-cell>
          <table:table-cell table:style-name="ce1" table:formula="of:=100*([.H6]-[.I6])/[.H6]" office:value-type="float" office:value="-0.0413267873377984" calcext:value-type="float">
            <text:p>-4.132679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6]/[.D8]" office:value-type="float" office:value="0.025" calcext:value-type="float">
            <text:p>0.02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$G6]+[.$D$7]" office:value-type="float" office:value="0.0875" calcext:value-type="float">
            <text:p>8.750000E-02</text:p>
          </table:table-cell>
          <table:table-cell table:style-name="ce1" table:formula="of:=[.$D$3]+([.$D$5]/(4*[.$D$4]))*([.$D$6]^2-[.$G7]^2)" office:value-type="float" office:value="85.078125" calcext:value-type="float">
            <text:p>8.507813E+01</text:p>
          </table:table-cell>
          <table:table-cell table:style-name="ce1" office:value-type="float" office:value="85.11364" calcext:value-type="float">
            <text:p>8.511364E+01</text:p>
          </table:table-cell>
          <table:table-cell table:style-name="ce1" table:formula="of:=100*([.H7]-[.I7])/[.H7]" office:value-type="float" office:value="-0.0417439853076261" calcext:value-type="float">
            <text:p>-4.174399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$G7]+[.$D$7]" office:value-type="float" office:value="0.1125" calcext:value-type="float">
            <text:p>1.125000E-01</text:p>
          </table:table-cell>
          <table:table-cell table:style-name="ce1" table:formula="of:=[.$D$3]+([.$D$5]/(4*[.$D$4]))*([.$D$6]^2-[.$G8]^2)" office:value-type="float" office:value="83.9417613636364" calcext:value-type="float">
            <text:p>8.394176E+01</text:p>
          </table:table-cell>
          <table:table-cell table:style-name="ce1" office:value-type="float" office:value="83.97727" calcext:value-type="float">
            <text:p>8.397727E+01</text:p>
          </table:table-cell>
          <table:table-cell table:style-name="ce1" table:formula="of:=100*([.H8]-[.I8])/[.H8]" office:value-type="float" office:value="-0.0423015145105267" calcext:value-type="float">
            <text:p>-4.230151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style-name="ce1" table:formula="of:=[.$G8]+[.$D$7]" office:value-type="float" office:value="0.1375" calcext:value-type="float">
            <text:p>1.375000E-01</text:p>
          </table:table-cell>
          <table:table-cell table:style-name="ce1" table:formula="of:=[.$D$3]+([.$D$5]/(4*[.$D$4]))*([.$D$6]^2-[.$G9]^2)" office:value-type="float" office:value="82.5213068181818" calcext:value-type="float">
            <text:p>8.252131E+01</text:p>
          </table:table-cell>
          <table:table-cell table:style-name="ce1" office:value-type="float" office:value="82.55682" calcext:value-type="float">
            <text:p>8.255682E+01</text:p>
          </table:table-cell>
          <table:table-cell table:style-name="ce1" table:formula="of:=100*([.H9]-[.I9])/[.H9]" office:value-type="float" office:value="-0.0430351665375763" calcext:value-type="float">
            <text:p>-4.303517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J4:.J23])" office:value-type="float" office:value="-0.040917783779343" calcext:value-type="float">
            <text:p>-4.091778E-02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table:formula="of:=[.$G9]+[.$D$7]" office:value-type="float" office:value="0.1625" calcext:value-type="float">
            <text:p>1.625000E-01</text:p>
          </table:table-cell>
          <table:table-cell table:style-name="ce1" table:formula="of:=[.$D$3]+([.$D$5]/(4*[.$D$4]))*([.$D$6]^2-[.$G10]^2)" office:value-type="float" office:value="80.8167613636364" calcext:value-type="float">
            <text:p>8.081676E+01</text:p>
          </table:table-cell>
          <table:table-cell table:style-name="ce1" office:value-type="float" office:value="80.85227" calcext:value-type="float">
            <text:p>8.085227E+01</text:p>
          </table:table-cell>
          <table:table-cell table:style-name="ce1" table:formula="of:=100*([.H10]-[.I10])/[.H10]" office:value-type="float" office:value="-0.0439372176816869" calcext:value-type="float">
            <text:p>-4.393722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style-name="ce1" table:formula="of:=[.$G10]+[.$D$7]" office:value-type="float" office:value="0.1875" calcext:value-type="float">
            <text:p>1.875000E-01</text:p>
          </table:table-cell>
          <table:table-cell table:style-name="ce1" table:formula="of:=[.$D$3]+([.$D$5]/(4*[.$D$4]))*([.$D$6]^2-[.$G11]^2)" office:value-type="float" office:value="78.828125" calcext:value-type="float">
            <text:p>7.882813E+01</text:p>
          </table:table-cell>
          <table:table-cell table:style-name="ce1" office:value-type="float" office:value="78.86364" calcext:value-type="float">
            <text:p>7.886364E+01</text:p>
          </table:table-cell>
          <table:table-cell table:style-name="ce1" table:formula="of:=100*([.H11]-[.I11])/[.H11]" office:value-type="float" office:value="-0.0450537165510454" calcext:value-type="float">
            <text:p>-4.505372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" table:formula="of:=[.$G11]+[.$D$7]" office:value-type="float" office:value="0.2125" calcext:value-type="float">
            <text:p>2.125000E-01</text:p>
          </table:table-cell>
          <table:table-cell table:style-name="ce1" table:formula="of:=[.$D$3]+([.$D$5]/(4*[.$D$4]))*([.$D$6]^2-[.$G12]^2)" office:value-type="float" office:value="76.5553977272727" calcext:value-type="float">
            <text:p>7.655540E+01</text:p>
          </table:table-cell>
          <table:table-cell table:style-name="ce1" office:value-type="float" office:value="76.59091" calcext:value-type="float">
            <text:p>7.659091E+01</text:p>
          </table:table-cell>
          <table:table-cell table:style-name="ce1" table:formula="of:=100*([.H12]-[.I12])/[.H12]" office:value-type="float" office:value="-0.046387679747641" calcext:value-type="float">
            <text:p>-4.638768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$G12]+[.$D$7]" office:value-type="float" office:value="0.2375" calcext:value-type="float">
            <text:p>2.375000E-01</text:p>
          </table:table-cell>
          <table:table-cell table:style-name="ce1" table:formula="of:=[.$D$3]+([.$D$5]/(4*[.$D$4]))*([.$D$6]^2-[.$G13]^2)" office:value-type="float" office:value="73.9985795454546" calcext:value-type="float">
            <text:p>7.399858E+01</text:p>
          </table:table-cell>
          <table:table-cell table:style-name="ce1" office:value-type="float" office:value="74.03409" calcext:value-type="float">
            <text:p>7.403409E+01</text:p>
          </table:table-cell>
          <table:table-cell table:style-name="ce1" table:formula="of:=100*([.H13]-[.I13])/[.H13]" office:value-type="float" office:value="-0.0479880218831048" calcext:value-type="float">
            <text:p>-4.798802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" table:formula="of:=[.$G13]+[.$D$7]" office:value-type="float" office:value="0.2625" calcext:value-type="float">
            <text:p>2.625000E-01</text:p>
          </table:table-cell>
          <table:table-cell table:style-name="ce1" table:formula="of:=[.$D$3]+([.$D$5]/(4*[.$D$4]))*([.$D$6]^2-[.$G14]^2)" office:value-type="float" office:value="71.1576704545455" calcext:value-type="float">
            <text:p>7.115767E+01</text:p>
          </table:table-cell>
          <table:table-cell table:style-name="ce1" office:value-type="float" office:value="71.19318" calcext:value-type="float">
            <text:p>7.119318E+01</text:p>
          </table:table-cell>
          <table:table-cell table:style-name="ce1" table:formula="of:=100*([.H14]-[.I14])/[.H14]" office:value-type="float" office:value="-0.0499026250124555" calcext:value-type="float">
            <text:p>-4.990263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" table:formula="of:=[.$G14]+[.$D$7]" office:value-type="float" office:value="0.2875" calcext:value-type="float">
            <text:p>2.875000E-01</text:p>
          </table:table-cell>
          <table:table-cell table:style-name="ce1" table:formula="of:=[.$D$3]+([.$D$5]/(4*[.$D$4]))*([.$D$6]^2-[.$G15]^2)" office:value-type="float" office:value="68.0326704545455" calcext:value-type="float">
            <text:p>6.803267E+01</text:p>
          </table:table-cell>
          <table:table-cell table:style-name="ce1" office:value-type="float" office:value="68.06818" calcext:value-type="float">
            <text:p>6.806818E+01</text:p>
          </table:table-cell>
          <table:table-cell table:style-name="ce1" table:formula="of:=100*([.H15]-[.I15])/[.H15]" office:value-type="float" office:value="-0.0521948428854569" calcext:value-type="float">
            <text:p>-5.219484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" table:formula="of:=[.$G15]+[.$D$7]" office:value-type="float" office:value="0.3125" calcext:value-type="float">
            <text:p>3.125000E-01</text:p>
          </table:table-cell>
          <table:table-cell table:style-name="ce1" table:formula="of:=[.$D$3]+([.$D$5]/(4*[.$D$4]))*([.$D$6]^2-[.$G16]^2)" office:value-type="float" office:value="64.6235795454546" calcext:value-type="float">
            <text:p>6.462358E+01</text:p>
          </table:table-cell>
          <table:table-cell table:style-name="ce1" office:value-type="float" office:value="64.65909" calcext:value-type="float">
            <text:p>6.465909E+01</text:p>
          </table:table-cell>
          <table:table-cell table:style-name="ce1" table:formula="of:=100*([.H16]-[.I16])/[.H16]" office:value-type="float" office:value="-0.0549496867787744" calcext:value-type="float">
            <text:p>-5.494969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" table:formula="of:=[.$G16]+[.$D$7]" office:value-type="float" office:value="0.3375" calcext:value-type="float">
            <text:p>3.375000E-01</text:p>
          </table:table-cell>
          <table:table-cell table:style-name="ce1" table:formula="of:=[.$D$3]+([.$D$5]/(4*[.$D$4]))*([.$D$6]^2-[.$G17]^2)" office:value-type="float" office:value="60.9303977272727" calcext:value-type="float">
            <text:p>6.093040E+01</text:p>
          </table:table-cell>
          <table:table-cell table:style-name="ce1" office:value-type="float" office:value="60.96591" calcext:value-type="float">
            <text:p>6.096591E+01</text:p>
          </table:table-cell>
          <table:table-cell table:style-name="ce1" table:formula="of:=100*([.H17]-[.I17])/[.H17]" office:value-type="float" office:value="-0.0582833430469778" calcext:value-type="float">
            <text:p>-5.828334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" table:formula="of:=[.$G17]+[.$D$7]" office:value-type="float" office:value="0.3625" calcext:value-type="float">
            <text:p>3.625000E-01</text:p>
          </table:table-cell>
          <table:table-cell table:style-name="ce1" table:formula="of:=[.$D$3]+([.$D$5]/(4*[.$D$4]))*([.$D$6]^2-[.$G18]^2)" office:value-type="float" office:value="56.953125" calcext:value-type="float">
            <text:p>5.695313E+01</text:p>
          </table:table-cell>
          <table:table-cell table:style-name="ce1" office:value-type="float" office:value="56.98864" calcext:value-type="float">
            <text:p>5.698864E+01</text:p>
          </table:table-cell>
          <table:table-cell table:style-name="ce1" table:formula="of:=100*([.H18]-[.I18])/[.H18]" office:value-type="float" office:value="-0.0623582990397871" calcext:value-type="float">
            <text:p>-6.235830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" table:formula="of:=[.$G18]+[.$D$7]" office:value-type="float" office:value="0.3875" calcext:value-type="float">
            <text:p>3.875000E-01</text:p>
          </table:table-cell>
          <table:table-cell table:style-name="ce1" table:formula="of:=[.$D$3]+([.$D$5]/(4*[.$D$4]))*([.$D$6]^2-[.$G19]^2)" office:value-type="float" office:value="52.6917613636364" calcext:value-type="float">
            <text:p>5.269176E+01</text:p>
          </table:table-cell>
          <table:table-cell table:style-name="ce1" office:value-type="float" office:value="52.72727" calcext:value-type="float">
            <text:p>5.272727E+01</text:p>
          </table:table-cell>
          <table:table-cell table:style-name="ce1" table:formula="of:=100*([.H19]-[.I19])/[.H19]" office:value-type="float" office:value="-0.0673893516646604" calcext:value-type="float">
            <text:p>-6.738935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" table:formula="of:=[.$G19]+[.$D$7]" office:value-type="float" office:value="0.4125" calcext:value-type="float">
            <text:p>4.125000E-01</text:p>
          </table:table-cell>
          <table:table-cell table:style-name="ce1" table:formula="of:=[.$D$3]+([.$D$5]/(4*[.$D$4]))*([.$D$6]^2-[.$G20]^2)" office:value-type="float" office:value="48.1463068181818" calcext:value-type="float">
            <text:p>4.814631E+01</text:p>
          </table:table-cell>
          <table:table-cell table:style-name="ce1" office:value-type="float" office:value="48.18182" calcext:value-type="float">
            <text:p>4.818182E+01</text:p>
          </table:table-cell>
          <table:table-cell table:style-name="ce1" table:formula="of:=100*([.H20]-[.I20])/[.H20]" office:value-type="float" office:value="-0.0737609676943796" calcext:value-type="float">
            <text:p>-7.376097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" table:formula="of:=[.$G20]+[.$D$7]" office:value-type="float" office:value="0.4375" calcext:value-type="float">
            <text:p>4.375000E-01</text:p>
          </table:table-cell>
          <table:table-cell table:style-name="ce1" table:formula="of:=[.$D$3]+([.$D$5]/(4*[.$D$4]))*([.$D$6]^2-[.$G21]^2)" office:value-type="float" office:value="43.3167613636363" calcext:value-type="float">
            <text:p>4.331676E+01</text:p>
          </table:table-cell>
          <table:table-cell table:style-name="ce1" office:value-type="float" office:value="43.35227" calcext:value-type="float">
            <text:p>4.335227E+01</text:p>
          </table:table-cell>
          <table:table-cell table:style-name="ce1" table:formula="of:=100*([.H21]-[.I21])/[.H21]" office:value-type="float" office:value="-0.0819743564519291" calcext:value-type="float">
            <text:p>-8.197436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" table:formula="of:=[.$G21]+[.$D$7]" office:value-type="float" office:value="0.4625" calcext:value-type="float">
            <text:p>4.625000E-01</text:p>
          </table:table-cell>
          <table:table-cell table:style-name="ce1" table:formula="of:=[.$D$3]+([.$D$5]/(4*[.$D$4]))*([.$D$6]^2-[.$G22]^2)" office:value-type="float" office:value="38.203125" calcext:value-type="float">
            <text:p>3.820313E+01</text:p>
          </table:table-cell>
          <table:table-cell table:style-name="ce1" office:value-type="float" office:value="38.23864" calcext:value-type="float">
            <text:p>3.823864E+01</text:p>
          </table:table-cell>
          <table:table-cell table:style-name="ce1" table:formula="of:=100*([.H22]-[.I22])/[.H22]" office:value-type="float" office:value="-0.0929635991820697" calcext:value-type="float">
            <text:p>-9.296360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" table:formula="of:=[.$G22]+[.$D$7]" office:value-type="float" office:value="0.4875" calcext:value-type="float">
            <text:p>4.875000E-01</text:p>
          </table:table-cell>
          <table:table-cell table:style-name="ce1" table:formula="of:=[.$D$3]+([.$D$5]/(4*[.$D$4]))*([.$D$6]^2-[.$G23]^2)" office:value-type="float" office:value="32.8053977272727" calcext:value-type="float">
            <text:p>3.280540E+01</text:p>
          </table:table-cell>
          <table:table-cell table:style-name="ce1" office:value-type="float" office:value="32.84091" calcext:value-type="float">
            <text:p>3.284091E+01</text:p>
          </table:table-cell>
          <table:table-cell table:style-name="ce1" table:formula="of:=100*([.H23]-[.I23])/[.H23]" office:value-type="float" office:value="-0.108251309807431" calcext:value-type="float">
            <text:p>-1.082513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2" table:style-name="ta12">
        <table:table-column table:style-name="co1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6" office:value-type="string" calcext:value-type="string">
            <text:p>CONST PARAM</text:p>
          </table:table-cell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D8]/2" office:value-type="float" office:value="0.0125" calcext:value-type="float">
            <text:p>1.250000E-02</text:p>
          </table:table-cell>
          <table:table-cell table:style-name="ce1" table:formula="of:=[.$D$3]+([.$D$7]/(2*[.$D$4]))*[.$D$6]+([.$D$6]/(4*[.$D$5]))*([.$D$7]^2-[.$G4]^2)" office:value-type="float" office:value="87.7826704545455" calcext:value-type="float">
            <text:p>8.778267E+01</text:p>
          </table:table-cell>
          <table:table-cell table:style-name="ce1" office:value-type="float" office:value="88.06818" calcext:value-type="float">
            <text:p>8.806818E+01</text:p>
          </table:table-cell>
          <table:table-cell table:style-name="ce1" table:formula="of:=100*([.H4]-[.I4])/[.H4]" office:value-type="float" office:value="-0.325245910127979" calcext:value-type="float">
            <text:p>-3.252459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5" office:value-type="float" office:value="22" calcext:value-type="float">
            <text:p>22.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$G4]+[.$D$8]" office:value-type="float" office:value="0.0375" calcext:value-type="float">
            <text:p>3.750000E-02</text:p>
          </table:table-cell>
          <table:table-cell table:style-name="ce1" table:formula="of:=[.$D$3]+([.$D$6]/(4*[.$D$5]))*([.$D$7]^2-[.$G5]^2)" office:value-type="float" office:value="86.4985795454546" calcext:value-type="float">
            <text:p>8.649858E+01</text:p>
          </table:table-cell>
          <table:table-cell table:style-name="ce1" office:value-type="float" office:value="87.78409" calcext:value-type="float">
            <text:p>8.778409E+01</text:p>
          </table:table-cell>
          <table:table-cell table:style-name="ce1" table:formula="of:=100*([.H5]-[.I5])/[.H5]" office:value-type="float" office:value="-1.48616365875688" calcext:value-type="float">
            <text:p>-1.486164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$G5]+[.$D$8]" office:value-type="float" office:value="0.0625" calcext:value-type="float">
            <text:p>6.250000E-02</text:p>
          </table:table-cell>
          <table:table-cell table:style-name="ce1" table:formula="of:=[.$D$3]+([.$D$6]/(4*[.$D$5]))*([.$D$7]^2-[.$G6]^2)" office:value-type="float" office:value="85.9303977272727" calcext:value-type="float">
            <text:p>8.593040E+01</text:p>
          </table:table-cell>
          <table:table-cell table:style-name="ce1" office:value-type="float" office:value="87.21591" calcext:value-type="float">
            <text:p>8.721591E+01</text:p>
          </table:table-cell>
          <table:table-cell table:style-name="ce1" table:formula="of:=100*([.H6]-[.I6])/[.H6]" office:value-type="float" office:value="-1.49599246218696" calcext:value-type="float">
            <text:p>-1.495992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$G6]+[.$D$8]" office:value-type="float" office:value="0.0875" calcext:value-type="float">
            <text:p>8.750000E-02</text:p>
          </table:table-cell>
          <table:table-cell table:style-name="ce1" table:formula="of:=[.$D$3]+([.$D$6]/(4*[.$D$5]))*([.$D$7]^2-[.$G7]^2)" office:value-type="float" office:value="85.078125" calcext:value-type="float">
            <text:p>8.507813E+01</text:p>
          </table:table-cell>
          <table:table-cell table:style-name="ce1" office:value-type="float" office:value="86.36364" calcext:value-type="float">
            <text:p>8.636364E+01</text:p>
          </table:table-cell>
          <table:table-cell table:style-name="ce1" table:formula="of:=100*([.H7]-[.I7])/[.H7]" office:value-type="float" office:value="-1.51098181818182" calcext:value-type="float">
            <text:p>-1.510982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25" calcext:value-type="float">
            <text:p>0.02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$G7]+[.$D$8]" office:value-type="float" office:value="0.1125" calcext:value-type="float">
            <text:p>1.125000E-01</text:p>
          </table:table-cell>
          <table:table-cell table:style-name="ce1" table:formula="of:=[.$D$3]+([.$D$6]/(4*[.$D$5]))*([.$D$7]^2-[.$G8]^2)" office:value-type="float" office:value="83.9417613636364" calcext:value-type="float">
            <text:p>8.394176E+01</text:p>
          </table:table-cell>
          <table:table-cell table:style-name="ce1" office:value-type="float" office:value="85.22727" calcext:value-type="float">
            <text:p>8.522727E+01</text:p>
          </table:table-cell>
          <table:table-cell table:style-name="ce1" table:formula="of:=100*([.H8]-[.I8])/[.H8]" office:value-type="float" office:value="-1.53142919028682" calcext:value-type="float">
            <text:p>-1.531429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[.$G8]+[.$D$8]" office:value-type="float" office:value="0.1375" calcext:value-type="float">
            <text:p>1.375000E-01</text:p>
          </table:table-cell>
          <table:table-cell table:style-name="ce1" table:formula="of:=[.$D$3]+([.$D$6]/(4*[.$D$5]))*([.$D$7]^2-[.$G9]^2)" office:value-type="float" office:value="82.5213068181818" calcext:value-type="float">
            <text:p>8.252131E+01</text:p>
          </table:table-cell>
          <table:table-cell table:style-name="ce1" office:value-type="float" office:value="83.80682" calcext:value-type="float">
            <text:p>8.380682E+01</text:p>
          </table:table-cell>
          <table:table-cell table:style-name="ce1" table:formula="of:=100*([.H9]-[.I9])/[.H9]" office:value-type="float" office:value="-1.55779547293227" calcext:value-type="float">
            <text:p>-1.557795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1" table:formula="of:=[.$G9]+[.$D$8]" office:value-type="float" office:value="0.1625" calcext:value-type="float">
            <text:p>1.625000E-01</text:p>
          </table:table-cell>
          <table:table-cell table:style-name="ce1" table:formula="of:=[.$D$3]+([.$D$6]/(4*[.$D$5]))*([.$D$7]^2-[.$G10]^2)" office:value-type="float" office:value="80.8167613636364" calcext:value-type="float">
            <text:p>8.081676E+01</text:p>
          </table:table-cell>
          <table:table-cell table:style-name="ce1" office:value-type="float" office:value="82.10227" calcext:value-type="float">
            <text:p>8.210227E+01</text:p>
          </table:table-cell>
          <table:table-cell table:style-name="ce1" table:formula="of:=100*([.H10]-[.I10])/[.H10]" office:value-type="float" office:value="-1.59064606731698" calcext:value-type="float">
            <text:p>-1.590646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J4:.J23])" office:value-type="float" office:value="-0.325245910127979" calcext:value-type="float">
            <text:p>-3.252459E-0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[.$G10]+[.$D$8]" office:value-type="float" office:value="0.1875" calcext:value-type="float">
            <text:p>1.875000E-01</text:p>
          </table:table-cell>
          <table:table-cell table:style-name="ce1" table:formula="of:=[.$D$3]+([.$D$6]/(4*[.$D$5]))*([.$D$7]^2-[.$G11]^2)" office:value-type="float" office:value="78.828125" calcext:value-type="float">
            <text:p>7.882813E+01</text:p>
          </table:table-cell>
          <table:table-cell table:style-name="ce1" office:value-type="float" office:value="80.11364" calcext:value-type="float">
            <text:p>8.011364E+01</text:p>
          </table:table-cell>
          <table:table-cell table:style-name="ce1" table:formula="of:=100*([.H11]-[.I11])/[.H11]" office:value-type="float" office:value="-1.63078216055501" calcext:value-type="float">
            <text:p>-1.630782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" table:formula="of:=[.$G11]+[.$D$8]" office:value-type="float" office:value="0.2125" calcext:value-type="float">
            <text:p>2.125000E-01</text:p>
          </table:table-cell>
          <table:table-cell table:style-name="ce1" table:formula="of:=[.$D$3]+([.$D$6]/(4*[.$D$5]))*([.$D$7]^2-[.$G12]^2)" office:value-type="float" office:value="76.5553977272727" calcext:value-type="float">
            <text:p>7.655540E+01</text:p>
          </table:table-cell>
          <table:table-cell table:style-name="ce1" office:value-type="float" office:value="77.84091" calcext:value-type="float">
            <text:p>7.784091E+01</text:p>
          </table:table-cell>
          <table:table-cell table:style-name="ce1" table:formula="of:=100*([.H12]-[.I12])/[.H12]" office:value-type="float" office:value="-1.67919220706928" calcext:value-type="float">
            <text:p>-1.679192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$G12]+[.$D$8]" office:value-type="float" office:value="0.2375" calcext:value-type="float">
            <text:p>2.375000E-01</text:p>
          </table:table-cell>
          <table:table-cell table:style-name="ce1" table:formula="of:=[.$D$3]+([.$D$6]/(4*[.$D$5]))*([.$D$7]^2-[.$G13]^2)" office:value-type="float" office:value="73.9985795454546" calcext:value-type="float">
            <text:p>7.399858E+01</text:p>
          </table:table-cell>
          <table:table-cell table:style-name="ce1" office:value-type="float" office:value="75.28409" calcext:value-type="float">
            <text:p>7.528409E+01</text:p>
          </table:table-cell>
          <table:table-cell table:style-name="ce1" table:formula="of:=100*([.H13]-[.I13])/[.H13]" office:value-type="float" office:value="-1.73720963624149" calcext:value-type="float">
            <text:p>-1.737210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" table:formula="of:=[.$G13]+[.$D$8]" office:value-type="float" office:value="0.2625" calcext:value-type="float">
            <text:p>2.625000E-01</text:p>
          </table:table-cell>
          <table:table-cell table:style-name="ce1" table:formula="of:=[.$D$3]+([.$D$6]/(4*[.$D$5]))*([.$D$7]^2-[.$G14]^2)" office:value-type="float" office:value="71.1576704545455" calcext:value-type="float">
            <text:p>7.115767E+01</text:p>
          </table:table-cell>
          <table:table-cell table:style-name="ce1" office:value-type="float" office:value="72.44318" calcext:value-type="float">
            <text:p>7.244318E+01</text:p>
          </table:table-cell>
          <table:table-cell table:style-name="ce1" table:formula="of:=100*([.H14]-[.I14])/[.H14]" office:value-type="float" office:value="-1.80656496656351" calcext:value-type="float">
            <text:p>-1.806565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" table:formula="of:=[.$G14]+[.$D$8]" office:value-type="float" office:value="0.2875" calcext:value-type="float">
            <text:p>2.875000E-01</text:p>
          </table:table-cell>
          <table:table-cell table:style-name="ce1" table:formula="of:=[.$D$3]+([.$D$6]/(4*[.$D$5]))*([.$D$7]^2-[.$G15]^2)" office:value-type="float" office:value="68.0326704545455" calcext:value-type="float">
            <text:p>6.803267E+01</text:p>
          </table:table-cell>
          <table:table-cell table:style-name="ce1" office:value-type="float" office:value="69.31818" calcext:value-type="float">
            <text:p>6.931818E+01</text:p>
          </table:table-cell>
          <table:table-cell table:style-name="ce1" table:formula="of:=100*([.H15]-[.I15])/[.H15]" office:value-type="float" office:value="-1.88954738490446" calcext:value-type="float">
            <text:p>-1.889547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" table:formula="of:=[.$G15]+[.$D$8]" office:value-type="float" office:value="0.3125" calcext:value-type="float">
            <text:p>3.125000E-01</text:p>
          </table:table-cell>
          <table:table-cell table:style-name="ce1" table:formula="of:=[.$D$3]+([.$D$6]/(4*[.$D$5]))*([.$D$7]^2-[.$G16]^2)" office:value-type="float" office:value="64.6235795454546" calcext:value-type="float">
            <text:p>6.462358E+01</text:p>
          </table:table-cell>
          <table:table-cell table:style-name="ce1" office:value-type="float" office:value="65.90909" calcext:value-type="float">
            <text:p>6.590909E+01</text:p>
          </table:table-cell>
          <table:table-cell table:style-name="ce1" table:formula="of:=100*([.H16]-[.I16])/[.H16]" office:value-type="float" office:value="-1.98922817892077" calcext:value-type="float">
            <text:p>-1.989228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" table:formula="of:=[.$G16]+[.$D$8]" office:value-type="float" office:value="0.3375" calcext:value-type="float">
            <text:p>3.375000E-01</text:p>
          </table:table-cell>
          <table:table-cell table:style-name="ce1" table:formula="of:=[.$D$3]+([.$D$6]/(4*[.$D$5]))*([.$D$7]^2-[.$G17]^2)" office:value-type="float" office:value="60.9303977272727" calcext:value-type="float">
            <text:p>6.093040E+01</text:p>
          </table:table-cell>
          <table:table-cell table:style-name="ce1" office:value-type="float" office:value="62.21591" calcext:value-type="float">
            <text:p>6.221591E+01</text:p>
          </table:table-cell>
          <table:table-cell table:style-name="ce1" table:formula="of:=100*([.H17]-[.I17])/[.H17]" office:value-type="float" office:value="-2.1098044993589" calcext:value-type="float">
            <text:p>-2.109804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" table:formula="of:=[.$G17]+[.$D$8]" office:value-type="float" office:value="0.3625" calcext:value-type="float">
            <text:p>3.625000E-01</text:p>
          </table:table-cell>
          <table:table-cell table:style-name="ce1" table:formula="of:=[.$D$3]+([.$D$6]/(4*[.$D$5]))*([.$D$7]^2-[.$G18]^2)" office:value-type="float" office:value="56.953125" calcext:value-type="float">
            <text:p>5.695313E+01</text:p>
          </table:table-cell>
          <table:table-cell table:style-name="ce1" office:value-type="float" office:value="58.23864" calcext:value-type="float">
            <text:p>5.823864E+01</text:p>
          </table:table-cell>
          <table:table-cell table:style-name="ce1" table:formula="of:=100*([.H18]-[.I18])/[.H18]" office:value-type="float" office:value="-2.25714567901235" calcext:value-type="float">
            <text:p>-2.257146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" table:formula="of:=[.$G18]+[.$D$8]" office:value-type="float" office:value="0.3875" calcext:value-type="float">
            <text:p>3.875000E-01</text:p>
          </table:table-cell>
          <table:table-cell table:style-name="ce1" table:formula="of:=[.$D$3]+([.$D$6]/(4*[.$D$5]))*([.$D$7]^2-[.$G19]^2)" office:value-type="float" office:value="52.6917613636364" calcext:value-type="float">
            <text:p>5.269176E+01</text:p>
          </table:table-cell>
          <table:table-cell table:style-name="ce1" office:value-type="float" office:value="53.97727" calcext:value-type="float">
            <text:p>5.397727E+01</text:p>
          </table:table-cell>
          <table:table-cell table:style-name="ce1" table:formula="of:=100*([.H19]-[.I19])/[.H19]" office:value-type="float" office:value="-2.4396767219302" calcext:value-type="float">
            <text:p>-2.439677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" table:formula="of:=[.$G19]+[.$D$8]" office:value-type="float" office:value="0.4125" calcext:value-type="float">
            <text:p>4.125000E-01</text:p>
          </table:table-cell>
          <table:table-cell table:style-name="ce1" table:formula="of:=[.$D$3]+([.$D$6]/(4*[.$D$5]))*([.$D$7]^2-[.$G20]^2)" office:value-type="float" office:value="48.1463068181818" calcext:value-type="float">
            <text:p>4.814631E+01</text:p>
          </table:table-cell>
          <table:table-cell table:style-name="ce1" office:value-type="float" office:value="49.43182" calcext:value-type="float">
            <text:p>4.943182E+01</text:p>
          </table:table-cell>
          <table:table-cell table:style-name="ce1" table:formula="of:=100*([.H20]-[.I20])/[.H20]" office:value-type="float" office:value="-2.67001410237501" calcext:value-type="float">
            <text:p>-2.670014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" table:formula="of:=[.$G20]+[.$D$8]" office:value-type="float" office:value="0.4375" calcext:value-type="float">
            <text:p>4.375000E-01</text:p>
          </table:table-cell>
          <table:table-cell table:style-name="ce1" table:formula="of:=[.$D$3]+([.$D$6]/(4*[.$D$5]))*([.$D$7]^2-[.$G21]^2)" office:value-type="float" office:value="43.3167613636363" calcext:value-type="float">
            <text:p>4.331676E+01</text:p>
          </table:table-cell>
          <table:table-cell table:style-name="ce1" office:value-type="float" office:value="44.60227" calcext:value-type="float">
            <text:p>4.460227E+01</text:p>
          </table:table-cell>
          <table:table-cell table:style-name="ce1" table:formula="of:=100*([.H21]-[.I21])/[.H21]" office:value-type="float" office:value="-2.96769332677493" calcext:value-type="float">
            <text:p>-2.967693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" table:formula="of:=[.$G21]+[.$D$8]" office:value-type="float" office:value="0.4625" calcext:value-type="float">
            <text:p>4.625000E-01</text:p>
          </table:table-cell>
          <table:table-cell table:style-name="ce1" table:formula="of:=[.$D$3]+([.$D$6]/(4*[.$D$5]))*([.$D$7]^2-[.$G22]^2)" office:value-type="float" office:value="38.203125" calcext:value-type="float">
            <text:p>3.820313E+01</text:p>
          </table:table-cell>
          <table:table-cell table:style-name="ce1" office:value-type="float" office:value="39.48864" calcext:value-type="float">
            <text:p>3.948864E+01</text:p>
          </table:table-cell>
          <table:table-cell table:style-name="ce1" table:formula="of:=100*([.H22]-[.I22])/[.H22]" office:value-type="float" office:value="-3.36494723926387" calcext:value-type="float">
            <text:p>-3.364947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" table:formula="of:=[.$G22]+[.$D$8]" office:value-type="float" office:value="0.4875" calcext:value-type="float">
            <text:p>4.875000E-01</text:p>
          </table:table-cell>
          <table:table-cell table:style-name="ce1" table:formula="of:=[.$D$3]+([.$D$6]/(4*[.$D$5]))*([.$D$7]^2-[.$G23]^2)" office:value-type="float" office:value="32.8053977272727" calcext:value-type="float">
            <text:p>3.280540E+01</text:p>
          </table:table-cell>
          <table:table-cell table:style-name="ce1" office:value-type="float" office:value="34.09091" calcext:value-type="float">
            <text:p>3.409091E+01</text:p>
          </table:table-cell>
          <table:table-cell table:style-name="ce1" table:formula="of:=100*([.H23]-[.I23])/[.H23]" office:value-type="float" office:value="-3.91859987010187" calcext:value-type="float">
            <text:p>-3.918600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3" table:style-name="ta13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12" table:default-cell-style-name="ce7"/>
        <table:table-column table:style-name="co1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58"/>
        </table:table-row>
        <table:table-row table:style-name="ro1">
          <table:table-cell/>
          <table:table-cell table:style-name="ce6"/>
          <table:table-cell table:number-columns-repeated="3"/>
          <table:table-cell table:style-name="ce6"/>
          <table:table-cell table:number-columns-repeated="52"/>
        </table:table-row>
        <table:table-row table:style-name="ro1">
          <table:table-cell/>
          <table:table-cell office:value-type="string" calcext:value-type="string">
            <text:p>x [m]</text:p>
          </table:table-cell>
          <table:table-cell office:value-type="string" calcext:value-type="string">
            <text:p>almost [C]</text:p>
          </table:table-cell>
          <table:table-cell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125" calcext:value-type="float">
            <text:p>1.250000E-02</text:p>
          </table:table-cell>
          <table:table-cell table:style-name="ce1" office:value-type="float" office:value="111.8182" calcext:value-type="float">
            <text:p>1.118182E+02</text:p>
          </table:table-cell>
          <table:table-cell table:style-name="ce1"/>
          <table:table-cell>
            <draw:frame table:end-cell-address="heat13.M30" table:end-x="0.23cm" table:end-y="0.406cm" draw:z-index="0" draw:name="Chart 1" draw:style-name="gr1" draw:text-style-name="P1" svg:width="20.591cm" svg:height="12.658cm" svg:x="0.721cm" svg:y="0.406cm">
              <draw:object draw:notify-on-update-of-ranges="heat13.C3:heat13.C3 heat13.C4:heat13.C33 heat13.B4:heat13.B3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375" calcext:value-type="float">
            <text:p>3.750000E-02</text:p>
          </table:table-cell>
          <table:table-cell table:style-name="ce1" office:value-type="float" office:value="111.5341" calcext:value-type="float">
            <text:p>1.115341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625" calcext:value-type="float">
            <text:p>6.250000E-02</text:p>
          </table:table-cell>
          <table:table-cell table:style-name="ce1" office:value-type="float" office:value="110.9659" calcext:value-type="float">
            <text:p>1.109659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875" calcext:value-type="float">
            <text:p>8.750000E-02</text:p>
          </table:table-cell>
          <table:table-cell table:style-name="ce1" office:value-type="float" office:value="110.1136" calcext:value-type="float">
            <text:p>1.101136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1125" calcext:value-type="float">
            <text:p>1.125000E-01</text:p>
          </table:table-cell>
          <table:table-cell table:style-name="ce1" office:value-type="float" office:value="108.9773" calcext:value-type="float">
            <text:p>1.089773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1375" calcext:value-type="float">
            <text:p>1.375000E-01</text:p>
          </table:table-cell>
          <table:table-cell table:style-name="ce1" office:value-type="float" office:value="107.5568" calcext:value-type="float">
            <text:p>1.075568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1625" calcext:value-type="float">
            <text:p>1.625000E-01</text:p>
          </table:table-cell>
          <table:table-cell table:style-name="ce1" office:value-type="float" office:value="105.8523" calcext:value-type="float">
            <text:p>1.058523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1875" calcext:value-type="float">
            <text:p>1.875000E-01</text:p>
          </table:table-cell>
          <table:table-cell table:style-name="ce1" office:value-type="float" office:value="103.8636" calcext:value-type="float">
            <text:p>1.038636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2125" calcext:value-type="float">
            <text:p>2.125000E-01</text:p>
          </table:table-cell>
          <table:table-cell table:style-name="ce1" office:value-type="float" office:value="101.5909" calcext:value-type="float">
            <text:p>1.015909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2375" calcext:value-type="float">
            <text:p>2.375000E-01</text:p>
          </table:table-cell>
          <table:table-cell table:style-name="ce1" office:value-type="float" office:value="99.03409" calcext:value-type="float">
            <text:p>9.903409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2625" calcext:value-type="float">
            <text:p>2.625000E-01</text:p>
          </table:table-cell>
          <table:table-cell table:style-name="ce1" office:value-type="float" office:value="96.19318" calcext:value-type="float">
            <text:p>9.619318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2875" calcext:value-type="float">
            <text:p>2.875000E-01</text:p>
          </table:table-cell>
          <table:table-cell table:style-name="ce1" office:value-type="float" office:value="93.06818" calcext:value-type="float">
            <text:p>9.306818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3125" calcext:value-type="float">
            <text:p>3.125000E-01</text:p>
          </table:table-cell>
          <table:table-cell table:style-name="ce1" office:value-type="float" office:value="89.65909" calcext:value-type="float">
            <text:p>8.965909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0.3375" calcext:value-type="float">
            <text:p>3.375000E-01</text:p>
          </table:table-cell>
          <table:table-cell table:style-name="ce1" office:value-type="float" office:value="85.96591" calcext:value-type="float">
            <text:p>8.596591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3625" calcext:value-type="float">
            <text:p>3.625000E-01</text:p>
          </table:table-cell>
          <table:table-cell table:style-name="ce1" office:value-type="float" office:value="81.98864" calcext:value-type="float">
            <text:p>8.198864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0.3875" calcext:value-type="float">
            <text:p>3.875000E-01</text:p>
          </table:table-cell>
          <table:table-cell table:style-name="ce1" office:value-type="float" office:value="77.72727" calcext:value-type="float">
            <text:p>7.772727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0.4125" calcext:value-type="float">
            <text:p>4.125000E-01</text:p>
          </table:table-cell>
          <table:table-cell table:style-name="ce1" office:value-type="float" office:value="73.18182" calcext:value-type="float">
            <text:p>7.318182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0.4375" calcext:value-type="float">
            <text:p>4.375000E-01</text:p>
          </table:table-cell>
          <table:table-cell table:style-name="ce1" office:value-type="float" office:value="68.35227" calcext:value-type="float">
            <text:p>6.835227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0.4625" calcext:value-type="float">
            <text:p>4.625000E-01</text:p>
          </table:table-cell>
          <table:table-cell table:style-name="ce1" office:value-type="float" office:value="63.23864" calcext:value-type="float">
            <text:p>6.323864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4875" calcext:value-type="float">
            <text:p>4.875000E-01</text:p>
          </table:table-cell>
          <table:table-cell table:style-name="ce1" office:value-type="float" office:value="57.84091" calcext:value-type="float">
            <text:p>5.784091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0.505" calcext:value-type="float">
            <text:p>5.050000E-01</text:p>
          </table:table-cell>
          <table:table-cell table:style-name="ce1" office:value-type="float" office:value="53.86364" calcext:value-type="float">
            <text:p>5.386364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0.515" calcext:value-type="float">
            <text:p>5.150000E-01</text:p>
          </table:table-cell>
          <table:table-cell table:style-name="ce1" office:value-type="float" office:value="51.54545" calcext:value-type="float">
            <text:p>5.154545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0.525" calcext:value-type="float">
            <text:p>5.250000E-01</text:p>
          </table:table-cell>
          <table:table-cell table:style-name="ce1" office:value-type="float" office:value="49.18182" calcext:value-type="float">
            <text:p>4.918182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0.535" calcext:value-type="float">
            <text:p>5.350000E-01</text:p>
          </table:table-cell>
          <table:table-cell table:style-name="ce1" office:value-type="float" office:value="46.77273" calcext:value-type="float">
            <text:p>4.677273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0.545" calcext:value-type="float">
            <text:p>5.450000E-01</text:p>
          </table:table-cell>
          <table:table-cell table:style-name="ce1" office:value-type="float" office:value="44.31818" calcext:value-type="float">
            <text:p>4.431818E+01</text:p>
          </table:table-cell>
          <table:table-cell table:style-name="ce1"/>
          <table:table-cell table:style-name="ce4"/>
          <table:table-cell table:number-columns-repeated="5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4" office:value-type="float" office:value="0.555" calcext:value-type="float">
            <text:p>5.55E-01</text:p>
          </table:table-cell>
          <table:table-cell table:style-name="ce1" office:value-type="float" office:value="41.81818" calcext:value-type="float">
            <text:p>4.181818E+01</text:p>
          </table:table-cell>
          <table:table-cell table:style-name="ce4" table:number-columns-repeated="2"/>
          <table:table-cell table:number-columns-repeated="5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float" office:value="0.565" calcext:value-type="float">
            <text:p>5.65E-01</text:p>
          </table:table-cell>
          <table:table-cell table:style-name="ce1" office:value-type="float" office:value="39.27273" calcext:value-type="float">
            <text:p>3.927273E+01</text:p>
          </table:table-cell>
          <table:table-cell table:style-name="ce4" table:number-columns-repeated="2"/>
          <table:table-cell table:number-columns-repeated="5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float" office:value="0.575" calcext:value-type="float">
            <text:p>5.75E-01</text:p>
          </table:table-cell>
          <table:table-cell table:style-name="ce1" office:value-type="float" office:value="36.68182" calcext:value-type="float">
            <text:p>3.668182E+01</text:p>
          </table:table-cell>
          <table:table-cell table:style-name="ce4" table:number-columns-repeated="2"/>
          <table:table-cell table:number-columns-repeated="5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float" office:value="0.585" calcext:value-type="float">
            <text:p>5.85E-01</text:p>
          </table:table-cell>
          <table:table-cell table:style-name="ce1" office:value-type="float" office:value="34.04545" calcext:value-type="float">
            <text:p>3.404545E+01</text:p>
          </table:table-cell>
          <table:table-cell table:style-name="ce4" table:number-columns-repeated="2"/>
          <table:table-cell table:number-columns-repeated="5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float" office:value="0.595" calcext:value-type="float">
            <text:p>5.95E-01</text:p>
          </table:table-cell>
          <table:table-cell table:style-name="ce1" office:value-type="float" office:value="31.36364" calcext:value-type="float">
            <text:p>3.136364E+01</text:p>
          </table:table-cell>
          <table:table-cell table:style-name="ce4" table:number-columns-repeated="2"/>
          <table:table-cell table:number-columns-repeated="53"/>
        </table:table-row>
        <table:table-row table:style-name="ro1" table:number-rows-repeated="4">
          <table:table-cell/>
          <table:table-cell table:style-name="ce3"/>
          <table:table-cell table:style-name="ce1"/>
          <table:table-cell table:style-name="ce4" table:number-columns-repeated="2"/>
          <table:table-cell table:number-columns-repeated="53"/>
        </table:table-row>
        <table:table-row table:style-name="ro1" table:number-rows-repeated="1048538">
          <table:table-cell table:number-columns-repeated="58"/>
        </table:table-row>
        <table:table-row table:style-name="ro1">
          <table:table-cell table:number-columns-repeated="58"/>
        </table:table-row>
      </table:table>
      <table:table table:name="heat14" table:style-name="ta14">
        <table:table-column table:style-name="co1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6" office:value-type="string" calcext:value-type="string">
            <text:p>CONST PARAM</text:p>
          </table:table-cell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f [C]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D8]/2" office:value-type="float" office:value="0.0125" calcext:value-type="float">
            <text:p>1.250000E-02</text:p>
          </table:table-cell>
          <table:table-cell table:style-name="ce1" table:formula="of:=[.$D$3]+([.$D$7]/(2*[.$D$4]))*[.$D$6]+([.$D$6]/(4*[.$D$5]))*([.$D$7]^2-[.$G4]^2)" office:value-type="float" office:value="87.7826704545455" calcext:value-type="float">
            <text:p>8.778267E+01</text:p>
          </table:table-cell>
          <table:table-cell table:style-name="ce1" office:value-type="float" office:value="223.75" calcext:value-type="float">
            <text:p>2.237500E+02</text:p>
          </table:table-cell>
          <table:table-cell table:style-name="ce1" table:formula="of:=100*([.H4]-[.I4])/[.H4]" office:value-type="float" office:value="-154.890855839091" calcext:value-type="float">
            <text:p>-1.548909E+02</text:p>
          </table:table-cell>
          <table:table-cell>
            <draw:frame table:end-cell-address="heat14.Q19" table:end-x="2.107cm" table:end-y="0.338cm" draw:z-index="0" draw:name="Chart 2" draw:style-name="gr1" draw:text-style-name="P1" svg:width="16.834cm" svg:height="7.619cm" svg:x="2.14cm" svg:y="0.403cm">
              <draw:object draw:notify-on-update-of-ranges="heat14.I4:heat14.I2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5" office:value-type="float" office:value="22" calcext:value-type="float">
            <text:p>22.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$G4]+[.$D$8]" office:value-type="float" office:value="0.0375" calcext:value-type="float">
            <text:p>3.750000E-02</text:p>
          </table:table-cell>
          <table:table-cell table:style-name="ce1" table:formula="of:=[.$D$3]+([.$D$6]/(4*[.$D$5]))*([.$D$7]^2-[.$G5]^2)" office:value-type="float" office:value="86.4985795454546" calcext:value-type="float">
            <text:p>8.649858E+01</text:p>
          </table:table-cell>
          <table:table-cell table:style-name="ce1" office:value-type="float" office:value="223.625" calcext:value-type="float">
            <text:p>2.236250E+02</text:p>
          </table:table-cell>
          <table:table-cell table:style-name="ce1" table:formula="of:=100*([.H5]-[.I5])/[.H5]" office:value-type="float" office:value="-158.530256999754" calcext:value-type="float">
            <text:p>-1.585303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$G5]+[.$D$8]" office:value-type="float" office:value="0.0625" calcext:value-type="float">
            <text:p>6.250000E-02</text:p>
          </table:table-cell>
          <table:table-cell table:style-name="ce1" table:formula="of:=[.$D$3]+([.$D$6]/(4*[.$D$5]))*([.$D$7]^2-[.$G6]^2)" office:value-type="float" office:value="85.9303977272727" calcext:value-type="float">
            <text:p>8.593040E+01</text:p>
          </table:table-cell>
          <table:table-cell table:style-name="ce1" office:value-type="float" office:value="223.375" calcext:value-type="float">
            <text:p>2.233750E+02</text:p>
          </table:table-cell>
          <table:table-cell table:style-name="ce1" table:formula="of:=100*([.H6]-[.I6])/[.H6]" office:value-type="float" office:value="-159.948756095545" calcext:value-type="float">
            <text:p>-1.599488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$G6]+[.$D$8]" office:value-type="float" office:value="0.0875" calcext:value-type="float">
            <text:p>8.750000E-02</text:p>
          </table:table-cell>
          <table:table-cell table:style-name="ce1" table:formula="of:=[.$D$3]+([.$D$6]/(4*[.$D$5]))*([.$D$7]^2-[.$G7]^2)" office:value-type="float" office:value="85.078125" calcext:value-type="float">
            <text:p>8.507813E+01</text:p>
          </table:table-cell>
          <table:table-cell table:style-name="ce1" office:value-type="float" office:value="223" calcext:value-type="float">
            <text:p>2.230000E+02</text:p>
          </table:table-cell>
          <table:table-cell table:style-name="ce1" table:formula="of:=100*([.H7]-[.I7])/[.H7]" office:value-type="float" office:value="-162.112029384757" calcext:value-type="float">
            <text:p>-1.621120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25" calcext:value-type="float">
            <text:p>0.02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$G7]+[.$D$8]" office:value-type="float" office:value="0.1125" calcext:value-type="float">
            <text:p>1.125000E-01</text:p>
          </table:table-cell>
          <table:table-cell table:style-name="ce1" table:formula="of:=[.$D$3]+([.$D$6]/(4*[.$D$5]))*([.$D$7]^2-[.$G8]^2)" office:value-type="float" office:value="83.9417613636364" calcext:value-type="float">
            <text:p>8.394176E+01</text:p>
          </table:table-cell>
          <table:table-cell table:style-name="ce1" office:value-type="float" office:value="222.5" calcext:value-type="float">
            <text:p>2.225000E+02</text:p>
          </table:table-cell>
          <table:table-cell table:style-name="ce1" table:formula="of:=100*([.H8]-[.I8])/[.H8]" office:value-type="float" office:value="-165.06472628818" calcext:value-type="float">
            <text:p>-1.650647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[.$G8]+[.$D$8]" office:value-type="float" office:value="0.1375" calcext:value-type="float">
            <text:p>1.375000E-01</text:p>
          </table:table-cell>
          <table:table-cell table:style-name="ce1" table:formula="of:=[.$D$3]+([.$D$6]/(4*[.$D$5]))*([.$D$7]^2-[.$G9]^2)" office:value-type="float" office:value="82.5213068181818" calcext:value-type="float">
            <text:p>8.252131E+01</text:p>
          </table:table-cell>
          <table:table-cell table:style-name="ce1" office:value-type="float" office:value="221.875" calcext:value-type="float">
            <text:p>2.218750E+02</text:p>
          </table:table-cell>
          <table:table-cell table:style-name="ce1" table:formula="of:=100*([.H9]-[.I9])/[.H9]" office:value-type="float" office:value="-168.869954385059" calcext:value-type="float">
            <text:p>-1.688700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1" table:formula="of:=[.$G9]+[.$D$8]" office:value-type="float" office:value="0.1625" calcext:value-type="float">
            <text:p>1.625000E-01</text:p>
          </table:table-cell>
          <table:table-cell table:style-name="ce1" table:formula="of:=[.$D$3]+([.$D$6]/(4*[.$D$5]))*([.$D$7]^2-[.$G10]^2)" office:value-type="float" office:value="80.8167613636364" calcext:value-type="float">
            <text:p>8.081676E+01</text:p>
          </table:table-cell>
          <table:table-cell table:style-name="ce1" office:value-type="float" office:value="221.125" calcext:value-type="float">
            <text:p>2.211250E+02</text:p>
          </table:table-cell>
          <table:table-cell table:style-name="ce1" table:formula="of:=100*([.H10]-[.I10])/[.H10]" office:value-type="float" office:value="-173.612795500483" calcext:value-type="float">
            <text:p>-1.736128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J4:.J23])" office:value-type="float" office:value="-29.551851050011" calcext:value-type="float">
            <text:p>-2.955185E+0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[.$G10]+[.$D$8]" office:value-type="float" office:value="0.1875" calcext:value-type="float">
            <text:p>1.875000E-01</text:p>
          </table:table-cell>
          <table:table-cell table:style-name="ce1" table:formula="of:=[.$D$3]+([.$D$6]/(4*[.$D$5]))*([.$D$7]^2-[.$G11]^2)" office:value-type="float" office:value="78.828125" calcext:value-type="float">
            <text:p>7.882813E+01</text:p>
          </table:table-cell>
          <table:table-cell table:style-name="ce1" office:value-type="float" office:value="220.25" calcext:value-type="float">
            <text:p>2.202500E+02</text:p>
          </table:table-cell>
          <table:table-cell table:style-name="ce1" table:formula="of:=100*([.H11]-[.I11])/[.H11]" office:value-type="float" office:value="-179.405351833499" calcext:value-type="float">
            <text:p>-1.794054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" table:formula="of:=[.$G11]+[.$D$8]" office:value-type="float" office:value="0.2125" calcext:value-type="float">
            <text:p>2.125000E-01</text:p>
          </table:table-cell>
          <table:table-cell table:style-name="ce1" table:formula="of:=[.$D$3]+([.$D$6]/(4*[.$D$5]))*([.$D$7]^2-[.$G12]^2)" office:value-type="float" office:value="76.5553977272727" calcext:value-type="float">
            <text:p>7.655540E+01</text:p>
          </table:table-cell>
          <table:table-cell table:style-name="ce1" office:value-type="float" office:value="219.25" calcext:value-type="float">
            <text:p>2.192500E+02</text:p>
          </table:table-cell>
          <table:table-cell table:style-name="ce1" table:formula="of:=100*([.H12]-[.I12])/[.H12]" office:value-type="float" office:value="-186.393914092216" calcext:value-type="float">
            <text:p>-1.863939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$G12]+[.$D$8]" office:value-type="float" office:value="0.2375" calcext:value-type="float">
            <text:p>2.375000E-01</text:p>
          </table:table-cell>
          <table:table-cell table:style-name="ce1" table:formula="of:=[.$D$3]+([.$D$6]/(4*[.$D$5]))*([.$D$7]^2-[.$G13]^2)" office:value-type="float" office:value="73.9985795454546" calcext:value-type="float">
            <text:p>7.399858E+01</text:p>
          </table:table-cell>
          <table:table-cell table:style-name="ce1" office:value-type="float" office:value="218.125" calcext:value-type="float">
            <text:p>2.181250E+02</text:p>
          </table:table-cell>
          <table:table-cell table:style-name="ce1" table:formula="of:=100*([.H13]-[.I13])/[.H13]" office:value-type="float" office:value="-194.769171705538" calcext:value-type="float">
            <text:p>-1.947692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" table:formula="of:=[.$G13]+[.$D$8]" office:value-type="float" office:value="0.2625" calcext:value-type="float">
            <text:p>2.625000E-01</text:p>
          </table:table-cell>
          <table:table-cell table:style-name="ce1" table:formula="of:=[.$D$3]+([.$D$6]/(4*[.$D$5]))*([.$D$7]^2-[.$G14]^2)" office:value-type="float" office:value="71.1576704545455" calcext:value-type="float">
            <text:p>7.115767E+01</text:p>
          </table:table-cell>
          <table:table-cell table:style-name="ce1" office:value-type="float" office:value="211.25" calcext:value-type="float">
            <text:p>2.112500E+02</text:p>
          </table:table-cell>
          <table:table-cell table:style-name="ce1" table:formula="of:=100*([.H14]-[.I14])/[.H14]" office:value-type="float" office:value="-196.875935722128" calcext:value-type="float">
            <text:p>-1.968759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" table:formula="of:=[.$G14]+[.$D$8]" office:value-type="float" office:value="0.2875" calcext:value-type="float">
            <text:p>2.875000E-01</text:p>
          </table:table-cell>
          <table:table-cell table:style-name="ce1" table:formula="of:=[.$D$3]+([.$D$6]/(4*[.$D$5]))*([.$D$7]^2-[.$G15]^2)" office:value-type="float" office:value="68.0326704545455" calcext:value-type="float">
            <text:p>6.803267E+01</text:p>
          </table:table-cell>
          <table:table-cell table:style-name="ce1" office:value-type="float" office:value="197.5" calcext:value-type="float">
            <text:p>1.975000E+02</text:p>
          </table:table-cell>
          <table:table-cell table:style-name="ce1" table:formula="of:=100*([.H15]-[.I15])/[.H15]" office:value-type="float" office:value="-190.301701639002" calcext:value-type="float">
            <text:p>-1.903017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" table:formula="of:=[.$G15]+[.$D$8]" office:value-type="float" office:value="0.3125" calcext:value-type="float">
            <text:p>3.125000E-01</text:p>
          </table:table-cell>
          <table:table-cell table:style-name="ce1" table:formula="of:=[.$D$3]+([.$D$6]/(4*[.$D$5]))*([.$D$7]^2-[.$G16]^2)" office:value-type="float" office:value="64.6235795454546" calcext:value-type="float">
            <text:p>6.462358E+01</text:p>
          </table:table-cell>
          <table:table-cell table:style-name="ce1" office:value-type="float" office:value="182.5" calcext:value-type="float">
            <text:p>1.825000E+02</text:p>
          </table:table-cell>
          <table:table-cell table:style-name="ce1" table:formula="of:=100*([.H16]-[.I16])/[.H16]" office:value-type="float" office:value="-182.404659852731" calcext:value-type="float">
            <text:p>-1.824047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" table:formula="of:=[.$G16]+[.$D$8]" office:value-type="float" office:value="0.3375" calcext:value-type="float">
            <text:p>3.375000E-01</text:p>
          </table:table-cell>
          <table:table-cell table:style-name="ce1" table:formula="of:=[.$D$3]+([.$D$6]/(4*[.$D$5]))*([.$D$7]^2-[.$G17]^2)" office:value-type="float" office:value="60.9303977272727" calcext:value-type="float">
            <text:p>6.093040E+01</text:p>
          </table:table-cell>
          <table:table-cell table:style-name="ce1" office:value-type="float" office:value="166.25" calcext:value-type="float">
            <text:p>1.662500E+02</text:p>
          </table:table-cell>
          <table:table-cell table:style-name="ce1" table:formula="of:=100*([.H17]-[.I17])/[.H17]" office:value-type="float" office:value="-172.852313789486" calcext:value-type="float">
            <text:p>-1.728523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" table:formula="of:=[.$G17]+[.$D$8]" office:value-type="float" office:value="0.3625" calcext:value-type="float">
            <text:p>3.625000E-01</text:p>
          </table:table-cell>
          <table:table-cell table:style-name="ce1" table:formula="of:=[.$D$3]+([.$D$6]/(4*[.$D$5]))*([.$D$7]^2-[.$G18]^2)" office:value-type="float" office:value="56.953125" calcext:value-type="float">
            <text:p>5.695313E+01</text:p>
          </table:table-cell>
          <table:table-cell table:style-name="ce1" office:value-type="float" office:value="148.75" calcext:value-type="float">
            <text:p>1.487500E+02</text:p>
          </table:table-cell>
          <table:table-cell table:style-name="ce1" table:formula="of:=100*([.H18]-[.I18])/[.H18]" office:value-type="float" office:value="-161.179698216735" calcext:value-type="float">
            <text:p>-1.611797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" table:formula="of:=[.$G18]+[.$D$8]" office:value-type="float" office:value="0.3875" calcext:value-type="float">
            <text:p>3.875000E-01</text:p>
          </table:table-cell>
          <table:table-cell table:style-name="ce1" table:formula="of:=[.$D$3]+([.$D$6]/(4*[.$D$5]))*([.$D$7]^2-[.$G19]^2)" office:value-type="float" office:value="52.6917613636364" calcext:value-type="float">
            <text:p>5.269176E+01</text:p>
          </table:table-cell>
          <table:table-cell table:style-name="ce1" office:value-type="float" office:value="130" calcext:value-type="float">
            <text:p>1.300000E+02</text:p>
          </table:table-cell>
          <table:table-cell table:style-name="ce1" table:formula="of:=100*([.H19]-[.I19])/[.H19]" office:value-type="float" office:value="-146.717886507616" calcext:value-type="float">
            <text:p>-1.467179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" table:formula="of:=[.$G19]+[.$D$8]" office:value-type="float" office:value="0.4125" calcext:value-type="float">
            <text:p>4.125000E-01</text:p>
          </table:table-cell>
          <table:table-cell table:style-name="ce1" table:formula="of:=[.$D$3]+([.$D$6]/(4*[.$D$5]))*([.$D$7]^2-[.$G20]^2)" office:value-type="float" office:value="48.1463068181818" calcext:value-type="float">
            <text:p>4.814631E+01</text:p>
          </table:table-cell>
          <table:table-cell table:style-name="ce1" office:value-type="float" office:value="110" calcext:value-type="float">
            <text:p>1.100000E+02</text:p>
          </table:table-cell>
          <table:table-cell table:style-name="ce1" table:formula="of:=100*([.H20]-[.I20])/[.H20]" office:value-type="float" office:value="-128.470275851896" calcext:value-type="float">
            <text:p>-1.284703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" table:formula="of:=[.$G20]+[.$D$8]" office:value-type="float" office:value="0.4375" calcext:value-type="float">
            <text:p>4.375000E-01</text:p>
          </table:table-cell>
          <table:table-cell table:style-name="ce1" table:formula="of:=[.$D$3]+([.$D$6]/(4*[.$D$5]))*([.$D$7]^2-[.$G21]^2)" office:value-type="float" office:value="43.3167613636363" calcext:value-type="float">
            <text:p>4.331676E+01</text:p>
          </table:table-cell>
          <table:table-cell table:style-name="ce1" office:value-type="float" office:value="88.75" calcext:value-type="float">
            <text:p>8.875000E+01</text:p>
          </table:table-cell>
          <table:table-cell table:style-name="ce1" table:formula="of:=100*([.H21]-[.I21])/[.H21]" office:value-type="float" office:value="-104.886046892933" calcext:value-type="float">
            <text:p>-1.048860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" table:formula="of:=[.$G21]+[.$D$8]" office:value-type="float" office:value="0.4625" calcext:value-type="float">
            <text:p>4.625000E-01</text:p>
          </table:table-cell>
          <table:table-cell table:style-name="ce1" table:formula="of:=[.$D$3]+([.$D$6]/(4*[.$D$5]))*([.$D$7]^2-[.$G22]^2)" office:value-type="float" office:value="38.203125" calcext:value-type="float">
            <text:p>3.820313E+01</text:p>
          </table:table-cell>
          <table:table-cell table:style-name="ce1" office:value-type="float" office:value="66.25" calcext:value-type="float">
            <text:p>6.625000E+01</text:p>
          </table:table-cell>
          <table:table-cell table:style-name="ce1" table:formula="of:=100*([.H22]-[.I22])/[.H22]" office:value-type="float" office:value="-73.4151329243355" calcext:value-type="float">
            <text:p>-7.341513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" table:formula="of:=[.$G22]+[.$D$8]" office:value-type="float" office:value="0.4875" calcext:value-type="float">
            <text:p>4.875000E-01</text:p>
          </table:table-cell>
          <table:table-cell table:style-name="ce1" table:formula="of:=[.$D$3]+([.$D$6]/(4*[.$D$5]))*([.$D$7]^2-[.$G23]^2)" office:value-type="float" office:value="32.8053977272727" calcext:value-type="float">
            <text:p>3.280540E+01</text:p>
          </table:table-cell>
          <table:table-cell table:style-name="ce1" office:value-type="float" office:value="42.5" calcext:value-type="float">
            <text:p>4.250000E+01</text:p>
          </table:table-cell>
          <table:table-cell table:style-name="ce1" table:formula="of:=100*([.H23]-[.I23])/[.H23]" office:value-type="float" office:value="-29.551851050011" calcext:value-type="float">
            <text:p>-2.955185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5" table:style-name="ta15">
        <table:table-column table:style-name="co1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6" office:value-type="string" calcext:value-type="string">
            <text:p>CONST PARAM</text:p>
          </table:table-cell>
          <table:table-cell table:number-columns-repeated="4"/>
          <table:table-cell table:style-name="ce6" office:value-type="string" calcext:value-type="string">
            <text:p>TEMPERATURE DEPENDENT CONDUCTIVITY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/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5" office:value-type="float" office:value="22.00345" calcext:value-type="float">
            <text:p>22.0034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D8]/2" office:value-type="float" office:value="0.0025" calcext:value-type="float">
            <text:p>2.500000E-03</text:p>
          </table:table-cell>
          <table:table-cell table:style-name="ce1" table:formula="of:=[.$D$3]+([.$D$6]/(4*[.$D$4]))*([.$D$7]^2-[.$G4]^2)" office:value-type="float" office:value="76.7737672955832" calcext:value-type="float">
            <text:p>7.677377E+01</text:p>
          </table:table-cell>
          <table:table-cell table:style-name="ce1" office:value-type="float" office:value="76.80927" calcext:value-type="float">
            <text:p>7.680927E+01</text:p>
          </table:table-cell>
          <table:table-cell table:style-name="ce1" table:formula="of:=100*([.H4]-[.I4])/[.H4]" office:value-type="float" office:value="-0.0462432751021558" calcext:value-type="float">
            <text:p>-4.624328E-02</text:p>
          </table:table-cell>
          <table:table-cell/>
          <table:table-cell table:style-name="ce1" table:formula="of:=SQRT(1/([.$D$5]^2)+2*[.$H4]/[.$D$5])-1/[.$D$5]" office:value-type="float" office:value="73.9180936388258" calcext:value-type="float">
            <text:p>7.391809E+01</text:p>
          </table:table-cell>
          <table:table-cell table:style-name="ce1" office:value-type="float" office:value="74.15498" calcext:value-type="float">
            <text:p>7.415498E+01</text:p>
          </table:table-cell>
          <table:table-cell table:style-name="ce1" table:formula="of:=100*([.L4]-[.M4])/[.L4]" office:value-type="float" office:value="-0.320471415742503" calcext:value-type="float">
            <text:p>-3.204714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beta[1/K]</text:p>
          </table:table-cell>
          <table:table-cell office:value-type="float" office:value="0.0010452906248793" calcext:value-type="float">
            <text:p>0.00104529062487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$G4]+[.$D$8]" office:value-type="float" office:value="0.0075" calcext:value-type="float">
            <text:p>7.500000E-03</text:p>
          </table:table-cell>
          <table:table-cell table:style-name="ce1" table:formula="of:=[.$D$3]+([.$D$6]/(4*[.$D$4]))*([.$D$7]^2-[.$G5]^2)" office:value-type="float" office:value="76.4897209301269" calcext:value-type="float">
            <text:p>7.648972E+01</text:p>
          </table:table-cell>
          <table:table-cell table:style-name="ce1" office:value-type="float" office:value="76.52523" calcext:value-type="float">
            <text:p>7.652523E+01</text:p>
          </table:table-cell>
          <table:table-cell table:style-name="ce1" table:formula="of:=100*([.H5]-[.I5])/[.H5]" office:value-type="float" office:value="-0.0464233225606249" calcext:value-type="float">
            <text:p>-4.642332E-02</text:p>
          </table:table-cell>
          <table:table-cell/>
          <table:table-cell table:style-name="ce1" table:formula="of:=SQRT(1/([.$D$5]^2)+2*[.$H5]/[.$D$5])-1/[.$D$5]" office:value-type="float" office:value="73.6543864950892" calcext:value-type="float">
            <text:p>7.365439E+01</text:p>
          </table:table-cell>
          <table:table-cell table:style-name="ce1" office:value-type="float" office:value="73.89133" calcext:value-type="float">
            <text:p>7.389133E+01</text:p>
          </table:table-cell>
          <table:table-cell table:style-name="ce1" table:formula="of:=100*([.L5]-[.M5])/[.L5]" office:value-type="float" office:value="-0.321696393366367" calcext:value-type="float">
            <text:p>-3.216964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500000" calcext:value-type="float">
            <text:p>50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$G5]+[.$D$8]" office:value-type="float" office:value="0.0125" calcext:value-type="float">
            <text:p>1.250000E-02</text:p>
          </table:table-cell>
          <table:table-cell table:style-name="ce1" table:formula="of:=[.$D$3]+([.$D$6]/(4*[.$D$4]))*([.$D$7]^2-[.$G6]^2)" office:value-type="float" office:value="75.9216281992142" calcext:value-type="float">
            <text:p>7.592163E+01</text:p>
          </table:table-cell>
          <table:table-cell table:style-name="ce1" office:value-type="float" office:value="75.95713" calcext:value-type="float">
            <text:p>7.595713E+01</text:p>
          </table:table-cell>
          <table:table-cell table:style-name="ce1" table:formula="of:=100*([.H6]-[.I6])/[.H6]" office:value-type="float" office:value="-0.0467611162034434" calcext:value-type="float">
            <text:p>-4.676112E-02</text:p>
          </table:table-cell>
          <table:table-cell/>
          <table:table-cell table:style-name="ce1" table:formula="of:=SQRT(1/([.$D$5]^2)+2*[.$H6]/[.$D$5])-1/[.$D$5]" office:value-type="float" office:value="73.1267696200702" calcext:value-type="float">
            <text:p>7.312677E+01</text:p>
          </table:table-cell>
          <table:table-cell table:style-name="ce1" office:value-type="float" office:value="73.36384" calcext:value-type="float">
            <text:p>7.336384E+01</text:p>
          </table:table-cell>
          <table:table-cell table:style-name="ce1" table:formula="of:=100*([.L6]-[.M6])/[.L6]" office:value-type="float" office:value="-0.324190964760983" calcext:value-type="float">
            <text:p>-3.241910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$G6]+[.$D$8]" office:value-type="float" office:value="0.0175" calcext:value-type="float">
            <text:p>1.750000E-02</text:p>
          </table:table-cell>
          <table:table-cell table:style-name="ce1" table:formula="of:=[.$D$3]+([.$D$6]/(4*[.$D$4]))*([.$D$7]^2-[.$G7]^2)" office:value-type="float" office:value="75.0694891028452" calcext:value-type="float">
            <text:p>7.506949E+01</text:p>
          </table:table-cell>
          <table:table-cell table:style-name="ce1" office:value-type="float" office:value="75.10499" calcext:value-type="float">
            <text:p>7.510499E+01</text:p>
          </table:table-cell>
          <table:table-cell table:style-name="ce1" table:formula="of:=100*([.H7]-[.I7])/[.H7]" office:value-type="float" office:value="-0.0472907136827928" calcext:value-type="float">
            <text:p>-4.729071E-02</text:p>
          </table:table-cell>
          <table:table-cell/>
          <table:table-cell table:style-name="ce1" table:formula="of:=SQRT(1/([.$D$5]^2)+2*[.$H7]/[.$D$5])-1/[.$D$5]" office:value-type="float" office:value="72.3348370595112" calcext:value-type="float">
            <text:p>7.233484E+01</text:p>
          </table:table-cell>
          <table:table-cell table:style-name="ce1" office:value-type="float" office:value="72.57209" calcext:value-type="float">
            <text:p>7.257209E+01</text:p>
          </table:table-cell>
          <table:table-cell table:style-name="ce1" table:formula="of:=100*([.L7]-[.M7])/[.L7]" office:value-type="float" office:value="-0.327992638310118" calcext:value-type="float">
            <text:p>-3.279926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05" calcext:value-type="float">
            <text:p>0.00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$G7]+[.$D$8]" office:value-type="float" office:value="0.0225" calcext:value-type="float">
            <text:p>2.250000E-02</text:p>
          </table:table-cell>
          <table:table-cell table:style-name="ce1" table:formula="of:=[.$D$3]+([.$D$6]/(4*[.$D$4]))*([.$D$7]^2-[.$G8]^2)" office:value-type="float" office:value="73.9333036410199" calcext:value-type="float">
            <text:p>7.393330E+01</text:p>
          </table:table-cell>
          <table:table-cell table:style-name="ce1" office:value-type="float" office:value="73.96881" calcext:value-type="float">
            <text:p>7.396881E+01</text:p>
          </table:table-cell>
          <table:table-cell table:style-name="ce1" table:formula="of:=100*([.H8]-[.I8])/[.H8]" office:value-type="float" office:value="-0.0480248510907504" calcext:value-type="float">
            <text:p>-4.802485E-02</text:p>
          </table:table-cell>
          <table:table-cell/>
          <table:table-cell table:style-name="ce1" table:formula="of:=SQRT(1/([.$D$5]^2)+2*[.$H8]/[.$D$5])-1/[.$D$5]" office:value-type="float" office:value="71.2779779271053" calcext:value-type="float">
            <text:p>7.127798E+01</text:p>
          </table:table-cell>
          <table:table-cell table:style-name="ce1" office:value-type="float" office:value="71.51547" calcext:value-type="float">
            <text:p>7.151547E+01</text:p>
          </table:table-cell>
          <table:table-cell table:style-name="ce1" table:formula="of:=100*([.L8]-[.M8])/[.L8]" office:value-type="float" office:value="-0.333191372428587" calcext:value-type="float">
            <text:p>-3.331914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[.$G8]+[.$D$8]" office:value-type="float" office:value="0.0275" calcext:value-type="float">
            <text:p>2.750000E-02</text:p>
          </table:table-cell>
          <table:table-cell table:style-name="ce1" table:formula="of:=[.$D$3]+([.$D$6]/(4*[.$D$4]))*([.$D$7]^2-[.$G9]^2)" office:value-type="float" office:value="72.5130718137383" calcext:value-type="float">
            <text:p>7.251307E+01</text:p>
          </table:table-cell>
          <table:table-cell table:style-name="ce1" office:value-type="float" office:value="72.54858" calcext:value-type="float">
            <text:p>7.254858E+01</text:p>
          </table:table-cell>
          <table:table-cell table:style-name="ce1" table:formula="of:=100*([.H9]-[.I9])/[.H9]" office:value-type="float" office:value="-0.0489679796670354" calcext:value-type="float">
            <text:p>-4.896798E-02</text:p>
          </table:table-cell>
          <table:table-cell/>
          <table:table-cell table:style-name="ce1" table:formula="of:=SQRT(1/([.$D$5]^2)+2*[.$H9]/[.$D$5])-1/[.$D$5]" office:value-type="float" office:value="69.9553740388643" calcext:value-type="float">
            <text:p>6.995537E+01</text:p>
          </table:table-cell>
          <table:table-cell table:style-name="ce1" office:value-type="float" office:value="70.19317" calcext:value-type="float">
            <text:p>7.019317E+01</text:p>
          </table:table-cell>
          <table:table-cell table:style-name="ce1" table:formula="of:=100*([.L9]-[.M9])/[.L9]" office:value-type="float" office:value="-0.339925222905075" calcext:value-type="float">
            <text:p>-3.399252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1" table:formula="of:=[.$G9]+[.$D$8]" office:value-type="float" office:value="0.0325" calcext:value-type="float">
            <text:p>3.250000E-02</text:p>
          </table:table-cell>
          <table:table-cell table:style-name="ce1" table:formula="of:=[.$D$3]+([.$D$6]/(4*[.$D$4]))*([.$D$7]^2-[.$G10]^2)" office:value-type="float" office:value="70.8087936210004" calcext:value-type="float">
            <text:p>7.080879E+01</text:p>
          </table:table-cell>
          <table:table-cell table:style-name="ce1" office:value-type="float" office:value="70.8443" calcext:value-type="float">
            <text:p>7.084430E+01</text:p>
          </table:table-cell>
          <table:table-cell table:style-name="ce1" table:formula="of:=100*([.H10]-[.I10])/[.H10]" office:value-type="float" office:value="-0.050144024751646" calcext:value-type="float">
            <text:p>-5.014402E-02</text:p>
          </table:table-cell>
          <table:table-cell/>
          <table:table-cell table:style-name="ce1" table:formula="of:=SQRT(1/([.$D$5]^2)+2*[.$H10]/[.$D$5])-1/[.$D$5]" office:value-type="float" office:value="68.3659967257198" calcext:value-type="float">
            <text:p>6.836600E+01</text:p>
          </table:table-cell>
          <table:table-cell table:style-name="ce1" office:value-type="float" office:value="68.60416" calcext:value-type="float">
            <text:p>6.860416E+01</text:p>
          </table:table-cell>
          <table:table-cell table:style-name="ce1" table:formula="of:=100*([.L10]-[.M10])/[.L10]" office:value-type="float" office:value="-0.348365102077981" calcext:value-type="float">
            <text:p>-3.483651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number-matrix-columns-spanned="1" table:number-matrix-rows-spanned="1" table:formula="of:=MAX(ABS([.N4:.N23]))" office:value-type="float" office:value="1.04252695644501" calcext:value-type="float">
            <text:p>1.042527E+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[.$G10]+[.$D$8]" office:value-type="float" office:value="0.0375" calcext:value-type="float">
            <text:p>3.750000E-02</text:p>
          </table:table-cell>
          <table:table-cell table:style-name="ce1" table:formula="of:=[.$D$3]+([.$D$6]/(4*[.$D$4]))*([.$D$7]^2-[.$G11]^2)" office:value-type="float" office:value="68.8204690628061" calcext:value-type="float">
            <text:p>6.882047E+01</text:p>
          </table:table-cell>
          <table:table-cell table:style-name="ce1" office:value-type="float" office:value="68.85597" calcext:value-type="float">
            <text:p>6.885597E+01</text:p>
          </table:table-cell>
          <table:table-cell table:style-name="ce1" table:formula="of:=100*([.H11]-[.I11])/[.H11]" office:value-type="float" office:value="-0.0515848521194064" calcext:value-type="float">
            <text:p>-5.158485E-02</text:p>
          </table:table-cell>
          <table:table-cell/>
          <table:table-cell table:style-name="ce1" table:formula="of:=SQRT(1/([.$D$5]^2)+2*[.$H11]/[.$D$5])-1/[.$D$5]" office:value-type="float" office:value="66.5086027951833" calcext:value-type="float">
            <text:p>6.650860E+01</text:p>
          </table:table-cell>
          <table:table-cell table:style-name="ce1" office:value-type="float" office:value="66.7472" calcext:value-type="float">
            <text:p>6.674720E+01</text:p>
          </table:table-cell>
          <table:table-cell table:style-name="ce1" table:formula="of:=100*([.L11]-[.M11])/[.L11]" office:value-type="float" office:value="-0.35874637985031" calcext:value-type="float">
            <text:p>-3.587464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" table:formula="of:=[.$G11]+[.$D$8]" office:value-type="float" office:value="0.0425" calcext:value-type="float">
            <text:p>4.250000E-02</text:p>
          </table:table-cell>
          <table:table-cell table:style-name="ce1" table:formula="of:=[.$D$3]+([.$D$6]/(4*[.$D$4]))*([.$D$7]^2-[.$G12]^2)" office:value-type="float" office:value="66.5480981391555" calcext:value-type="float">
            <text:p>6.654810E+01</text:p>
          </table:table-cell>
          <table:table-cell table:style-name="ce1" office:value-type="float" office:value="66.5836" calcext:value-type="float">
            <text:p>6.658360E+01</text:p>
          </table:table-cell>
          <table:table-cell table:style-name="ce1" table:formula="of:=100*([.H12]-[.I12])/[.H12]" office:value-type="float" office:value="-0.0533476715898198" calcext:value-type="float">
            <text:p>-5.334767E-02</text:p>
          </table:table-cell>
          <table:table-cell/>
          <table:table-cell table:style-name="ce1" table:formula="of:=SQRT(1/([.$D$5]^2)+2*[.$H12]/[.$D$5])-1/[.$D$5]" office:value-type="float" office:value="64.3817296047084" calcext:value-type="float">
            <text:p>6.438173E+01</text:p>
          </table:table-cell>
          <table:table-cell table:style-name="ce1" office:value-type="float" office:value="64.62082" calcext:value-type="float">
            <text:p>6.462082E+01</text:p>
          </table:table-cell>
          <table:table-cell table:style-name="ce1" table:formula="of:=100*([.L12]-[.M12])/[.L12]" office:value-type="float" office:value="-0.371363734338202" calcext:value-type="float">
            <text:p>-3.713637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$G12]+[.$D$8]" office:value-type="float" office:value="0.0475" calcext:value-type="float">
            <text:p>4.750000E-02</text:p>
          </table:table-cell>
          <table:table-cell table:style-name="ce1" table:formula="of:=[.$D$3]+([.$D$6]/(4*[.$D$4]))*([.$D$7]^2-[.$G13]^2)" office:value-type="float" office:value="63.9916808500485" calcext:value-type="float">
            <text:p>6.399168E+01</text:p>
          </table:table-cell>
          <table:table-cell table:style-name="ce1" office:value-type="float" office:value="64.02719" calcext:value-type="float">
            <text:p>6.402719E+01</text:p>
          </table:table-cell>
          <table:table-cell table:style-name="ce1" table:formula="of:=100*([.H13]-[.I13])/[.H13]" office:value-type="float" office:value="-0.0554902597959388" calcext:value-type="float">
            <text:p>-5.549026E-02</text:p>
          </table:table-cell>
          <table:table-cell/>
          <table:table-cell table:style-name="ce1" table:formula="of:=SQRT(1/([.$D$5]^2)+2*[.$H13]/[.$D$5])-1/[.$D$5]" office:value-type="float" office:value="61.9836892005794" calcext:value-type="float">
            <text:p>6.198369E+01</text:p>
          </table:table-cell>
          <table:table-cell table:style-name="ce1" office:value-type="float" office:value="62.22334" calcext:value-type="float">
            <text:p>6.222334E+01</text:p>
          </table:table-cell>
          <table:table-cell table:style-name="ce1" table:formula="of:=100*([.L13]-[.M13])/[.L13]" office:value-type="float" office:value="-0.386635262456014" calcext:value-type="float">
            <text:p>-3.866353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" table:formula="of:=[.$G13]+[.$D$8]" office:value-type="float" office:value="0.0525" calcext:value-type="float">
            <text:p>5.250000E-02</text:p>
          </table:table-cell>
          <table:table-cell table:style-name="ce1" table:formula="of:=[.$D$3]+([.$D$6]/(4*[.$D$4]))*([.$D$7]^2-[.$G14]^2)" office:value-type="float" office:value="61.1512171954853" calcext:value-type="float">
            <text:p>6.115122E+01</text:p>
          </table:table-cell>
          <table:table-cell table:style-name="ce1" office:value-type="float" office:value="61.18672" calcext:value-type="float">
            <text:p>6.118672E+01</text:p>
          </table:table-cell>
          <table:table-cell table:style-name="ce1" table:formula="of:=100*([.H14]-[.I14])/[.H14]" office:value-type="float" office:value="-0.0580573963086316" calcext:value-type="float">
            <text:p>-5.805740E-02</text:p>
          </table:table-cell>
          <table:table-cell/>
          <table:table-cell table:style-name="ce1" table:formula="of:=SQRT(1/([.$D$5]^2)+2*[.$H14]/[.$D$5])-1/[.$D$5]" office:value-type="float" office:value="59.3125614665511" calcext:value-type="float">
            <text:p>5.931256E+01</text:p>
          </table:table-cell>
          <table:table-cell table:style-name="ce1" office:value-type="float" office:value="59.55284" calcext:value-type="float">
            <text:p>5.955284E+01</text:p>
          </table:table-cell>
          <table:table-cell table:style-name="ce1" table:formula="of:=100*([.L14]-[.M14])/[.L14]" office:value-type="float" office:value="-0.405105642898989" calcext:value-type="float">
            <text:p>-4.051056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" table:formula="of:=[.$G14]+[.$D$8]" office:value-type="float" office:value="0.0575" calcext:value-type="float">
            <text:p>5.750000E-02</text:p>
          </table:table-cell>
          <table:table-cell table:style-name="ce1" table:formula="of:=[.$D$3]+([.$D$6]/(4*[.$D$4]))*([.$D$7]^2-[.$G15]^2)" office:value-type="float" office:value="58.0267071754657" calcext:value-type="float">
            <text:p>5.802671E+01</text:p>
          </table:table-cell>
          <table:table-cell table:style-name="ce1" office:value-type="float" office:value="58.06221" calcext:value-type="float">
            <text:p>5.806221E+01</text:p>
          </table:table-cell>
          <table:table-cell table:style-name="ce1" table:formula="of:=100*([.H15]-[.I15])/[.H15]" office:value-type="float" office:value="-0.0611835933184404" calcext:value-type="float">
            <text:p>-6.118359E-02</text:p>
          </table:table-cell>
          <table:table-cell/>
          <table:table-cell table:style-name="ce1" table:formula="of:=SQRT(1/([.$D$5]^2)+2*[.$H15]/[.$D$5])-1/[.$D$5]" office:value-type="float" office:value="56.3661862158878" calcext:value-type="float">
            <text:p>5.636619E+01</text:p>
          </table:table-cell>
          <table:table-cell table:style-name="ce1" office:value-type="float" office:value="56.60715" calcext:value-type="float">
            <text:p>5.660715E+01</text:p>
          </table:table-cell>
          <table:table-cell table:style-name="ce1" table:formula="of:=100*([.L15]-[.M15])/[.L15]" office:value-type="float" office:value="-0.427497051493483" calcext:value-type="float">
            <text:p>-4.274971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" table:formula="of:=[.$G15]+[.$D$8]" office:value-type="float" office:value="0.0625" calcext:value-type="float">
            <text:p>6.250000E-02</text:p>
          </table:table-cell>
          <table:table-cell table:style-name="ce1" table:formula="of:=[.$D$3]+([.$D$6]/(4*[.$D$4]))*([.$D$7]^2-[.$G16]^2)" office:value-type="float" office:value="54.6181507899898" calcext:value-type="float">
            <text:p>5.461815E+01</text:p>
          </table:table-cell>
          <table:table-cell table:style-name="ce1" office:value-type="float" office:value="54.65366" calcext:value-type="float">
            <text:p>5.465366E+01</text:p>
          </table:table-cell>
          <table:table-cell table:style-name="ce1" table:formula="of:=100*([.H16]-[.I16])/[.H16]" office:value-type="float" office:value="-0.0650135705743091" calcext:value-type="float">
            <text:p>-6.501357E-02</text:p>
          </table:table-cell>
          <table:table-cell/>
          <table:table-cell table:style-name="ce1" table:formula="of:=SQRT(1/([.$D$5]^2)+2*[.$H16]/[.$D$5])-1/[.$D$5]" office:value-type="float" office:value="53.1421541486914" calcext:value-type="float">
            <text:p>5.314215E+01</text:p>
          </table:table-cell>
          <table:table-cell table:style-name="ce1" office:value-type="float" office:value="53.38388" calcext:value-type="float">
            <text:p>5.338388E+01</text:p>
          </table:table-cell>
          <table:table-cell table:style-name="ce1" table:formula="of:=100*([.L16]-[.M16])/[.L16]" office:value-type="float" office:value="-0.454866490041577" calcext:value-type="float">
            <text:p>-4.548665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" table:formula="of:=[.$G16]+[.$D$8]" office:value-type="float" office:value="0.0675" calcext:value-type="float">
            <text:p>6.750000E-02</text:p>
          </table:table-cell>
          <table:table-cell table:style-name="ce1" table:formula="of:=[.$D$3]+([.$D$6]/(4*[.$D$4]))*([.$D$7]^2-[.$G17]^2)" office:value-type="float" office:value="50.9255480390575" calcext:value-type="float">
            <text:p>5.092555E+01</text:p>
          </table:table-cell>
          <table:table-cell table:style-name="ce1" office:value-type="float" office:value="50.96105" calcext:value-type="float">
            <text:p>5.096105E+01</text:p>
          </table:table-cell>
          <table:table-cell table:style-name="ce1" table:formula="of:=100*([.H17]-[.I17])/[.H17]" office:value-type="float" office:value="-0.0697134587834781" calcext:value-type="float">
            <text:p>-6.971346E-02</text:p>
          </table:table-cell>
          <table:table-cell/>
          <table:table-cell table:style-name="ce1" table:formula="of:=SQRT(1/([.$D$5]^2)+2*[.$H17]/[.$D$5])-1/[.$D$5]" office:value-type="float" office:value="49.6377965832253" calcext:value-type="float">
            <text:p>4.963780E+01</text:p>
          </table:table-cell>
          <table:table-cell table:style-name="ce1" office:value-type="float" office:value="49.88036" calcext:value-type="float">
            <text:p>4.988036E+01</text:p>
          </table:table-cell>
          <table:table-cell table:style-name="ce1" table:formula="of:=100*([.L17]-[.M17])/[.L17]" office:value-type="float" office:value="-0.488666769017492" calcext:value-type="float">
            <text:p>-4.886668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" table:formula="of:=[.$G17]+[.$D$8]" office:value-type="float" office:value="0.0725" calcext:value-type="float">
            <text:p>7.250000E-02</text:p>
          </table:table-cell>
          <table:table-cell table:style-name="ce1" table:formula="of:=[.$D$3]+([.$D$6]/(4*[.$D$4]))*([.$D$7]^2-[.$G18]^2)" office:value-type="float" office:value="46.948898922669" calcext:value-type="float">
            <text:p>4.694890E+01</text:p>
          </table:table-cell>
          <table:table-cell table:style-name="ce1" office:value-type="float" office:value="46.9844" calcext:value-type="float">
            <text:p>4.698440E+01</text:p>
          </table:table-cell>
          <table:table-cell table:style-name="ce1" table:formula="of:=100*([.H18]-[.I18])/[.H18]" office:value-type="float" office:value="-0.0756164215683015" calcext:value-type="float">
            <text:p>-7.561642E-02</text:p>
          </table:table-cell>
          <table:table-cell/>
          <table:table-cell table:style-name="ce1" table:formula="of:=SQRT(1/([.$D$5]^2)+2*[.$H18]/[.$D$5])-1/[.$D$5]" office:value-type="float" office:value="45.8501738550461" calcext:value-type="float">
            <text:p>4.585017E+01</text:p>
          </table:table-cell>
          <table:table-cell table:style-name="ce1" office:value-type="float" office:value="46.09364" calcext:value-type="float">
            <text:p>4.609364E+01</text:p>
          </table:table-cell>
          <table:table-cell table:style-name="ce1" table:formula="of:=100*([.L18]-[.M18])/[.L18]" office:value-type="float" office:value="-0.53100375523891" calcext:value-type="float">
            <text:p>-5.310038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" table:formula="of:=[.$G18]+[.$D$8]" office:value-type="float" office:value="0.0775" calcext:value-type="float">
            <text:p>7.750000E-02</text:p>
          </table:table-cell>
          <table:table-cell table:style-name="ce1" table:formula="of:=[.$D$3]+([.$D$6]/(4*[.$D$4]))*([.$D$7]^2-[.$G19]^2)" office:value-type="float" office:value="42.6882034408241" calcext:value-type="float">
            <text:p>4.268820E+01</text:p>
          </table:table-cell>
          <table:table-cell table:style-name="ce1" office:value-type="float" office:value="42.72371" calcext:value-type="float">
            <text:p>4.272371E+01</text:p>
          </table:table-cell>
          <table:table-cell table:style-name="ce1" table:formula="of:=100*([.H19]-[.I19])/[.H19]" office:value-type="float" office:value="-0.0831765132143733" calcext:value-type="float">
            <text:p>-8.317651E-02</text:p>
          </table:table-cell>
          <table:table-cell/>
          <table:table-cell table:style-name="ce1" table:formula="of:=SQRT(1/([.$D$5]^2)+2*[.$H19]/[.$D$5])-1/[.$D$5]" office:value-type="float" office:value="41.7760622608171" calcext:value-type="float">
            <text:p>4.177606E+01</text:p>
          </table:table-cell>
          <table:table-cell table:style-name="ce1" office:value-type="float" office:value="42.0205" calcext:value-type="float">
            <text:p>4.202050E+01</text:p>
          </table:table-cell>
          <table:table-cell table:style-name="ce1" table:formula="of:=100*([.L19]-[.M19])/[.L19]" office:value-type="float" office:value="-0.585114359646559" calcext:value-type="float">
            <text:p>-5.851144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" table:formula="of:=[.$G19]+[.$D$8]" office:value-type="float" office:value="0.0825" calcext:value-type="float">
            <text:p>8.250000E-02</text:p>
          </table:table-cell>
          <table:table-cell table:style-name="ce1" table:formula="of:=[.$D$3]+([.$D$6]/(4*[.$D$4]))*([.$D$7]^2-[.$G20]^2)" office:value-type="float" office:value="38.1434615935228" calcext:value-type="float">
            <text:p>3.814346E+01</text:p>
          </table:table-cell>
          <table:table-cell table:style-name="ce1" office:value-type="float" office:value="38.17897" calcext:value-type="float">
            <text:p>3.817897E+01</text:p>
          </table:table-cell>
          <table:table-cell table:style-name="ce1" table:formula="of:=100*([.H20]-[.I20])/[.H20]" office:value-type="float" office:value="-0.0930917252753634" calcext:value-type="float">
            <text:p>-9.309173E-02</text:p>
          </table:table-cell>
          <table:table-cell/>
          <table:table-cell table:style-name="ce1" table:formula="of:=SQRT(1/([.$D$5]^2)+2*[.$H20]/[.$D$5])-1/[.$D$5]" office:value-type="float" office:value="37.4119394042807" calcext:value-type="float">
            <text:p>3.741194E+01</text:p>
          </table:table-cell>
          <table:table-cell table:style-name="ce1" office:value-type="float" office:value="37.65743" calcext:value-type="float">
            <text:p>3.765743E+01</text:p>
          </table:table-cell>
          <table:table-cell table:style-name="ce1" table:formula="of:=100*([.L20]-[.M20])/[.L20]" office:value-type="float" office:value="-0.656182490478446" calcext:value-type="float">
            <text:p>-6.561825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" table:formula="of:=[.$G20]+[.$D$8]" office:value-type="float" office:value="0.0875" calcext:value-type="float">
            <text:p>8.750000E-02</text:p>
          </table:table-cell>
          <table:table-cell table:style-name="ce1" table:formula="of:=[.$D$3]+([.$D$6]/(4*[.$D$4]))*([.$D$7]^2-[.$G21]^2)" office:value-type="float" office:value="33.3146733807653" calcext:value-type="float">
            <text:p>3.331467E+01</text:p>
          </table:table-cell>
          <table:table-cell table:style-name="ce1" office:value-type="float" office:value="33.35018" calcext:value-type="float">
            <text:p>3.335018E+01</text:p>
          </table:table-cell>
          <table:table-cell table:style-name="ce1" table:formula="of:=100*([.H21]-[.I21])/[.H21]" office:value-type="float" office:value="-0.106579520768196" calcext:value-type="float">
            <text:p>-1.065795E-01</text:p>
          </table:table-cell>
          <table:table-cell/>
          <table:table-cell table:style-name="ce1" table:formula="of:=SQRT(1/([.$D$5]^2)+2*[.$H21]/[.$D$5])-1/[.$D$5]" office:value-type="float" office:value="32.753967779553" calcext:value-type="float">
            <text:p>3.275397E+01</text:p>
          </table:table-cell>
          <table:table-cell table:style-name="ce1" office:value-type="float" office:value="33.00059" calcext:value-type="float">
            <text:p>3.300059E+01</text:p>
          </table:table-cell>
          <table:table-cell table:style-name="ce1" table:formula="of:=100*([.L21]-[.M21])/[.L21]" office:value-type="float" office:value="-0.752953724894779" calcext:value-type="float">
            <text:p>-7.529537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" table:formula="of:=[.$G21]+[.$D$8]" office:value-type="float" office:value="0.0925" calcext:value-type="float">
            <text:p>9.250000E-02</text:p>
          </table:table-cell>
          <table:table-cell table:style-name="ce1" table:formula="of:=[.$D$3]+([.$D$6]/(4*[.$D$4]))*([.$D$7]^2-[.$G22]^2)" office:value-type="float" office:value="28.2018388025514" calcext:value-type="float">
            <text:p>2.820184E+01</text:p>
          </table:table-cell>
          <table:table-cell table:style-name="ce1" office:value-type="float" office:value="28.23734" calcext:value-type="float">
            <text:p>2.823734E+01</text:p>
          </table:table-cell>
          <table:table-cell table:style-name="ce1" table:formula="of:=100*([.H22]-[.I22])/[.H22]" office:value-type="float" office:value="-0.125882562825575" calcext:value-type="float">
            <text:p>-1.258826E-01</text:p>
          </table:table-cell>
          <table:table-cell/>
          <table:table-cell table:style-name="ce1" table:formula="of:=SQRT(1/([.$D$5]^2)+2*[.$H22]/[.$D$5])-1/[.$D$5]" office:value-type="float" office:value="27.7979764010674" calcext:value-type="float">
            <text:p>2.779798E+01</text:p>
          </table:table-cell>
          <table:table-cell table:style-name="ce1" office:value-type="float" office:value="28.04581" calcext:value-type="float">
            <text:p>2.804581E+01</text:p>
          </table:table-cell>
          <table:table-cell table:style-name="ce1" table:formula="of:=100*([.L22]-[.M22])/[.L22]" office:value-type="float" office:value="-0.891552663247236" calcext:value-type="float">
            <text:p>-8.915527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" table:formula="of:=[.$G22]+[.$D$8]" office:value-type="float" office:value="0.0975" calcext:value-type="float">
            <text:p>9.750000E-02</text:p>
          </table:table-cell>
          <table:table-cell table:style-name="ce1" table:formula="of:=[.$D$3]+([.$D$6]/(4*[.$D$4]))*([.$D$7]^2-[.$G23]^2)" office:value-type="float" office:value="22.8049578588812" calcext:value-type="float">
            <text:p>2.280496E+01</text:p>
          </table:table-cell>
          <table:table-cell table:style-name="ce1" office:value-type="float" office:value="22.84046" calcext:value-type="float">
            <text:p>2.284046E+01</text:p>
          </table:table-cell>
          <table:table-cell table:style-name="ce1" table:formula="of:=100*([.H23]-[.I23])/[.H23]" office:value-type="float" office:value="-0.155677293238047" calcext:value-type="float">
            <text:p>-1.556773E-01</text:p>
          </table:table-cell>
          <table:table-cell/>
          <table:table-cell table:style-name="ce1" table:formula="of:=SQRT(1/([.$D$5]^2)+2*[.$H23]/[.$D$5])-1/[.$D$5]" office:value-type="float" office:value="22.5394402594633" calcext:value-type="float">
            <text:p>2.253944E+01</text:p>
          </table:table-cell>
          <table:table-cell table:style-name="ce1" office:value-type="float" office:value="22.77442" calcext:value-type="float">
            <text:p>2.277442E+01</text:p>
          </table:table-cell>
          <table:table-cell table:style-name="ce1" table:formula="of:=100*([.L23]-[.M23])/[.L23]" office:value-type="float" office:value="-1.04252695644501" calcext:value-type="float">
            <text:p>-1.042527E+00</text:p>
          </table:table-cell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6" table:style-name="ta16">
        <table:table-column table:style-name="co1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6" office:value-type="string" calcext:value-type="string">
            <text:p>CONST PARAM</text:p>
          </table:table-cell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5" office:value-type="float" office:value="22" calcext:value-type="float">
            <text:p>22.000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D7]/2" office:value-type="float" office:value="0.0025" calcext:value-type="float">
            <text:p>2.500000E-03</text:p>
          </table:table-cell>
          <table:table-cell table:style-name="ce1" table:formula="of:=[.$D$3]+([.$D$5]/(6*[.$D$4]))*([.$D$6]^2-[.$G4]^2)" office:value-type="float" office:value="171.420454545455" calcext:value-type="float">
            <text:p>1.714205E+02</text:p>
          </table:table-cell>
          <table:table-cell table:style-name="ce1" office:value-type="float" office:value="170.8385" calcext:value-type="float">
            <text:p>1.708385E+02</text:p>
          </table:table-cell>
          <table:table-cell table:style-name="ce1" table:formula="of:=100*([.H4]-[.I4])/[.H4]" office:value-type="float" office:value="0.339489559164753" calcext:value-type="float">
            <text:p>3.394896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$G4]+[.$D$7]" office:value-type="float" office:value="0.0075" calcext:value-type="float">
            <text:p>7.500000E-03</text:p>
          </table:table-cell>
          <table:table-cell table:style-name="ce1" table:formula="of:=[.$D$3]+([.$D$5]/(6*[.$D$4]))*([.$D$6]^2-[.$G5]^2)" office:value-type="float" office:value="170.662878787879" calcext:value-type="float">
            <text:p>1.706629E+02</text:p>
          </table:table-cell>
          <table:table-cell table:style-name="ce1" office:value-type="float" office:value="170.2703" calcext:value-type="float">
            <text:p>1.702703E+02</text:p>
          </table:table-cell>
          <table:table-cell table:style-name="ce1" table:formula="of:=100*([.H5]-[.I5])/[.H5]" office:value-type="float" office:value="0.230031738985702" calcext:value-type="float">
            <text:p>2.300317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$G5]+[.$D$7]" office:value-type="float" office:value="0.0125" calcext:value-type="float">
            <text:p>1.250000E-02</text:p>
          </table:table-cell>
          <table:table-cell table:style-name="ce1" table:formula="of:=[.$D$3]+([.$D$5]/(6*[.$D$4]))*([.$D$6]^2-[.$G6]^2)" office:value-type="float" office:value="169.147727272727" calcext:value-type="float">
            <text:p>1.691477E+02</text:p>
          </table:table-cell>
          <table:table-cell table:style-name="ce1" office:value-type="float" office:value="168.8499" calcext:value-type="float">
            <text:p>1.688499E+02</text:p>
          </table:table-cell>
          <table:table-cell table:style-name="ce1" table:formula="of:=100*([.H6]-[.I6])/[.H6]" office:value-type="float" office:value="0.176075243533785" calcext:value-type="float">
            <text:p>1.760752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6]/[.D8]" office:value-type="float" office:value="0.005" calcext:value-type="float">
            <text:p>0.005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$G6]+[.$D$7]" office:value-type="float" office:value="0.0175" calcext:value-type="float">
            <text:p>1.750000E-02</text:p>
          </table:table-cell>
          <table:table-cell table:style-name="ce1" table:formula="of:=[.$D$3]+([.$D$5]/(6*[.$D$4]))*([.$D$6]^2-[.$G7]^2)" office:value-type="float" office:value="166.875" calcext:value-type="float">
            <text:p>1.668750E+02</text:p>
          </table:table-cell>
          <table:table-cell table:style-name="ce1" office:value-type="float" office:value="166.6403" calcext:value-type="float">
            <text:p>1.666403E+02</text:p>
          </table:table-cell>
          <table:table-cell table:style-name="ce1" table:formula="of:=100*([.H7]-[.I7])/[.H7]" office:value-type="float" office:value="0.140644194756591" calcext:value-type="float">
            <text:p>1.406442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$G7]+[.$D$7]" office:value-type="float" office:value="0.0225" calcext:value-type="float">
            <text:p>2.250000E-02</text:p>
          </table:table-cell>
          <table:table-cell table:style-name="ce1" table:formula="of:=[.$D$3]+([.$D$5]/(6*[.$D$4]))*([.$D$6]^2-[.$G8]^2)" office:value-type="float" office:value="163.844696969697" calcext:value-type="float">
            <text:p>1.638447E+02</text:p>
          </table:table-cell>
          <table:table-cell table:style-name="ce1" office:value-type="float" office:value="163.6573" calcext:value-type="float">
            <text:p>1.636573E+02</text:p>
          </table:table-cell>
          <table:table-cell table:style-name="ce1" table:formula="of:=100*([.H8]-[.I8])/[.H8]" office:value-type="float" office:value="0.114374754363679" calcext:value-type="float">
            <text:p>1.143748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style-name="ce1" table:formula="of:=[.$G8]+[.$D$7]" office:value-type="float" office:value="0.0275" calcext:value-type="float">
            <text:p>2.750000E-02</text:p>
          </table:table-cell>
          <table:table-cell table:style-name="ce1" table:formula="of:=[.$D$3]+([.$D$5]/(6*[.$D$4]))*([.$D$6]^2-[.$G9]^2)" office:value-type="float" office:value="160.056818181818" calcext:value-type="float">
            <text:p>1.600568E+02</text:p>
          </table:table-cell>
          <table:table-cell table:style-name="ce1" office:value-type="float" office:value="159.9073" calcext:value-type="float">
            <text:p>1.599073E+02</text:p>
          </table:table-cell>
          <table:table-cell table:style-name="ce1" table:formula="of:=100*([.H9]-[.I9])/[.H9]" office:value-type="float" office:value="0.09341569045086" calcext:value-type="float">
            <text:p>9.341569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J4:.J23])" office:value-type="float" office:value="0.339489559164753" calcext:value-type="float">
            <text:p>3.394896E-01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table:formula="of:=[.$G9]+[.$D$7]" office:value-type="float" office:value="0.0325" calcext:value-type="float">
            <text:p>3.250000E-02</text:p>
          </table:table-cell>
          <table:table-cell table:style-name="ce1" table:formula="of:=[.$D$3]+([.$D$5]/(6*[.$D$4]))*([.$D$6]^2-[.$G10]^2)" office:value-type="float" office:value="155.511363636364" calcext:value-type="float">
            <text:p>1.555114E+02</text:p>
          </table:table-cell>
          <table:table-cell table:style-name="ce1" office:value-type="float" office:value="155.3934" calcext:value-type="float">
            <text:p>1.553934E+02</text:p>
          </table:table-cell>
          <table:table-cell table:style-name="ce1" table:formula="of:=100*([.H10]-[.I10])/[.H10]" office:value-type="float" office:value="0.0758553160394802" calcext:value-type="float">
            <text:p>7.585532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style-name="ce1" table:formula="of:=[.$G10]+[.$D$7]" office:value-type="float" office:value="0.0375" calcext:value-type="float">
            <text:p>3.750000E-02</text:p>
          </table:table-cell>
          <table:table-cell table:style-name="ce1" table:formula="of:=[.$D$3]+([.$D$5]/(6*[.$D$4]))*([.$D$6]^2-[.$G11]^2)" office:value-type="float" office:value="150.208333333333" calcext:value-type="float">
            <text:p>1.502083E+02</text:p>
          </table:table-cell>
          <table:table-cell table:style-name="ce1" office:value-type="float" office:value="150.1174" calcext:value-type="float">
            <text:p>1.501174E+02</text:p>
          </table:table-cell>
          <table:table-cell table:style-name="ce1" table:formula="of:=100*([.H11]-[.I11])/[.H11]" office:value-type="float" office:value="0.0605381414702032" calcext:value-type="float">
            <text:p>6.053814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" table:formula="of:=[.$G11]+[.$D$7]" office:value-type="float" office:value="0.0425" calcext:value-type="float">
            <text:p>4.250000E-02</text:p>
          </table:table-cell>
          <table:table-cell table:style-name="ce1" table:formula="of:=[.$D$3]+([.$D$5]/(6*[.$D$4]))*([.$D$6]^2-[.$G12]^2)" office:value-type="float" office:value="144.147727272727" calcext:value-type="float">
            <text:p>1.441477E+02</text:p>
          </table:table-cell>
          <table:table-cell table:style-name="ce1" office:value-type="float" office:value="144.0805" calcext:value-type="float">
            <text:p>1.440805E+02</text:p>
          </table:table-cell>
          <table:table-cell table:style-name="ce1" table:formula="of:=100*([.H12]-[.I12])/[.H12]" office:value-type="float" office:value="0.0466377611352237" calcext:value-type="float">
            <text:p>4.663776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$G12]+[.$D$7]" office:value-type="float" office:value="0.0475" calcext:value-type="float">
            <text:p>4.750000E-02</text:p>
          </table:table-cell>
          <table:table-cell table:style-name="ce1" table:formula="of:=[.$D$3]+([.$D$5]/(6*[.$D$4]))*([.$D$6]^2-[.$G13]^2)" office:value-type="float" office:value="137.329545454546" calcext:value-type="float">
            <text:p>1.373295E+02</text:p>
          </table:table-cell>
          <table:table-cell table:style-name="ce1" office:value-type="float" office:value="137.2834" calcext:value-type="float">
            <text:p>1.372834E+02</text:p>
          </table:table-cell>
          <table:table-cell table:style-name="ce1" table:formula="of:=100*([.H13]-[.I13])/[.H13]" office:value-type="float" office:value="0.0336019859330046" calcext:value-type="float">
            <text:p>3.360199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" table:formula="of:=[.$G13]+[.$D$7]" office:value-type="float" office:value="0.0525" calcext:value-type="float">
            <text:p>5.250000E-02</text:p>
          </table:table-cell>
          <table:table-cell table:style-name="ce1" table:formula="of:=[.$D$3]+([.$D$5]/(6*[.$D$4]))*([.$D$6]^2-[.$G14]^2)" office:value-type="float" office:value="129.753787878788" calcext:value-type="float">
            <text:p>1.297538E+02</text:p>
          </table:table-cell>
          <table:table-cell table:style-name="ce1" office:value-type="float" office:value="129.7266" calcext:value-type="float">
            <text:p>1.297266E+02</text:p>
          </table:table-cell>
          <table:table-cell table:style-name="ce1" table:formula="of:=100*([.H14]-[.I14])/[.H14]" office:value-type="float" office:value="0.0209534374544346" calcext:value-type="float">
            <text:p>2.095344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" table:formula="of:=[.$G14]+[.$D$7]" office:value-type="float" office:value="0.0575" calcext:value-type="float">
            <text:p>5.750000E-02</text:p>
          </table:table-cell>
          <table:table-cell table:style-name="ce1" table:formula="of:=[.$D$3]+([.$D$5]/(6*[.$D$4]))*([.$D$6]^2-[.$G15]^2)" office:value-type="float" office:value="121.420454545455" calcext:value-type="float">
            <text:p>1.214205E+02</text:p>
          </table:table-cell>
          <table:table-cell table:style-name="ce1" office:value-type="float" office:value="121.4104" calcext:value-type="float">
            <text:p>1.214104E+02</text:p>
          </table:table-cell>
          <table:table-cell table:style-name="ce1" table:formula="of:=100*([.H15]-[.I15])/[.H15]" office:value-type="float" office:value="0.00828076743102946" calcext:value-type="float">
            <text:p>8.280767E-03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" table:formula="of:=[.$G15]+[.$D$7]" office:value-type="float" office:value="0.0625" calcext:value-type="float">
            <text:p>6.250000E-02</text:p>
          </table:table-cell>
          <table:table-cell table:style-name="ce1" table:formula="of:=[.$D$3]+([.$D$5]/(6*[.$D$4]))*([.$D$6]^2-[.$G16]^2)" office:value-type="float" office:value="112.329545454546" calcext:value-type="float">
            <text:p>1.123295E+02</text:p>
          </table:table-cell>
          <table:table-cell table:style-name="ce1" office:value-type="float" office:value="112.3353" calcext:value-type="float">
            <text:p>1.123353E+02</text:p>
          </table:table-cell>
          <table:table-cell table:style-name="ce1" table:formula="of:=100*([.H16]-[.I16])/[.H16]" office:value-type="float" office:value="-0.00512291350526492" calcext:value-type="float">
            <text:p>-5.122914E-03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" table:formula="of:=[.$G16]+[.$D$7]" office:value-type="float" office:value="0.0675" calcext:value-type="float">
            <text:p>6.750000E-02</text:p>
          </table:table-cell>
          <table:table-cell table:style-name="ce1" table:formula="of:=[.$D$3]+([.$D$5]/(6*[.$D$4]))*([.$D$6]^2-[.$G17]^2)" office:value-type="float" office:value="102.481060606061" calcext:value-type="float">
            <text:p>1.024811E+02</text:p>
          </table:table-cell>
          <table:table-cell table:style-name="ce1" office:value-type="float" office:value="102.5014" calcext:value-type="float">
            <text:p>1.025014E+02</text:p>
          </table:table-cell>
          <table:table-cell table:style-name="ce1" table:formula="of:=100*([.H17]-[.I17])/[.H17]" office:value-type="float" office:value="-0.0198469783773386" calcext:value-type="float">
            <text:p>-1.984698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" table:formula="of:=[.$G17]+[.$D$7]" office:value-type="float" office:value="0.0725" calcext:value-type="float">
            <text:p>7.250000E-02</text:p>
          </table:table-cell>
          <table:table-cell table:style-name="ce1" table:formula="of:=[.$D$3]+([.$D$5]/(6*[.$D$4]))*([.$D$6]^2-[.$G18]^2)" office:value-type="float" office:value="91.875" calcext:value-type="float">
            <text:p>9.187500E+01</text:p>
          </table:table-cell>
          <table:table-cell table:style-name="ce1" office:value-type="float" office:value="91.90887" calcext:value-type="float">
            <text:p>9.190887E+01</text:p>
          </table:table-cell>
          <table:table-cell table:style-name="ce1" table:formula="of:=100*([.H18]-[.I18])/[.H18]" office:value-type="float" office:value="-0.0368653061223951" calcext:value-type="float">
            <text:p>-3.686531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" table:formula="of:=[.$G18]+[.$D$7]" office:value-type="float" office:value="0.0775" calcext:value-type="float">
            <text:p>7.750000E-02</text:p>
          </table:table-cell>
          <table:table-cell table:style-name="ce1" table:formula="of:=[.$D$3]+([.$D$5]/(6*[.$D$4]))*([.$D$6]^2-[.$G19]^2)" office:value-type="float" office:value="80.5113636363637" calcext:value-type="float">
            <text:p>8.051136E+01</text:p>
          </table:table-cell>
          <table:table-cell table:style-name="ce1" office:value-type="float" office:value="80.55786" calcext:value-type="float">
            <text:p>8.055786E+01</text:p>
          </table:table-cell>
          <table:table-cell table:style-name="ce1" table:formula="of:=100*([.H19]-[.I19])/[.H19]" office:value-type="float" office:value="-0.0577513055751427" calcext:value-type="float">
            <text:p>-5.775131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" table:formula="of:=[.$G19]+[.$D$7]" office:value-type="float" office:value="0.0825" calcext:value-type="float">
            <text:p>8.250000E-02</text:p>
          </table:table-cell>
          <table:table-cell table:style-name="ce1" table:formula="of:=[.$D$3]+([.$D$5]/(6*[.$D$4]))*([.$D$6]^2-[.$G20]^2)" office:value-type="float" office:value="68.3901515151515" calcext:value-type="float">
            <text:p>6.839015E+01</text:p>
          </table:table-cell>
          <table:table-cell table:style-name="ce1" office:value-type="float" office:value="68.44848" calcext:value-type="float">
            <text:p>6.844848E+01</text:p>
          </table:table-cell>
          <table:table-cell table:style-name="ce1" table:formula="of:=100*([.H20]-[.I20])/[.H20]" office:value-type="float" office:value="-0.0852878427028362" calcext:value-type="float">
            <text:p>-8.528784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" table:formula="of:=[.$G20]+[.$D$7]" office:value-type="float" office:value="0.0875" calcext:value-type="float">
            <text:p>8.750000E-02</text:p>
          </table:table-cell>
          <table:table-cell table:style-name="ce1" table:formula="of:=[.$D$3]+([.$D$5]/(6*[.$D$4]))*([.$D$6]^2-[.$G21]^2)" office:value-type="float" office:value="55.5113636363636" calcext:value-type="float">
            <text:p>5.551136E+01</text:p>
          </table:table-cell>
          <table:table-cell table:style-name="ce1" office:value-type="float" office:value="55.58084" calcext:value-type="float">
            <text:p>5.558084E+01</text:p>
          </table:table-cell>
          <table:table-cell table:style-name="ce1" table:formula="of:=100*([.H21]-[.I21])/[.H21]" office:value-type="float" office:value="-0.125157011258953" calcext:value-type="float">
            <text:p>-1.251570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" table:formula="of:=[.$G21]+[.$D$7]" office:value-type="float" office:value="0.0925" calcext:value-type="float">
            <text:p>9.250000E-02</text:p>
          </table:table-cell>
          <table:table-cell table:style-name="ce1" table:formula="of:=[.$D$3]+([.$D$5]/(6*[.$D$4]))*([.$D$6]^2-[.$G22]^2)" office:value-type="float" office:value="41.875" calcext:value-type="float">
            <text:p>4.187500E+01</text:p>
          </table:table-cell>
          <table:table-cell table:style-name="ce1" office:value-type="float" office:value="41.95499" calcext:value-type="float">
            <text:p>4.195499E+01</text:p>
          </table:table-cell>
          <table:table-cell table:style-name="ce1" table:formula="of:=100*([.H22]-[.I22])/[.H22]" office:value-type="float" office:value="-0.191020895522427" calcext:value-type="float">
            <text:p>-1.910209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" table:formula="of:=[.$G22]+[.$D$7]" office:value-type="float" office:value="0.0975" calcext:value-type="float">
            <text:p>9.750000E-02</text:p>
          </table:table-cell>
          <table:table-cell table:style-name="ce1" table:formula="of:=[.$D$3]+([.$D$5]/(6*[.$D$4]))*([.$D$6]^2-[.$G23]^2)" office:value-type="float" office:value="27.4810606060606" calcext:value-type="float">
            <text:p>2.748106E+01</text:p>
          </table:table-cell>
          <table:table-cell table:style-name="ce1" office:value-type="float" office:value="27.57102" calcext:value-type="float">
            <text:p>2.757102E+01</text:p>
          </table:table-cell>
          <table:table-cell table:style-name="ce1" table:formula="of:=100*([.H23]-[.I23])/[.H23]" office:value-type="float" office:value="-0.327350516884938" calcext:value-type="float">
            <text:p>-3.273505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7" table:style-name="ta17">
        <table:table-column table:style-name="co1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6" office:value-type="string" calcext:value-type="string">
            <text:p>CONST PARAM</text:p>
          </table:table-cell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f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D8]/2" office:value-type="float" office:value="0.0025" calcext:value-type="float">
            <text:p>2.500000E-03</text:p>
          </table:table-cell>
          <table:table-cell table:style-name="ce1" table:formula="of:=[.$D$3]+([.$D$5]/(3*[.$D$4]))*[.$D$7]+([.$D$6]/(6*[.$D$5]))*([.$D$7]^2-[.$G4]^2)" office:value-type="float" office:value="171.420491212121" calcext:value-type="float">
            <text:p>1.714205E+02</text:p>
          </table:table-cell>
          <table:table-cell table:style-name="ce1" office:value-type="float" office:value="171.1716" calcext:value-type="float">
            <text:p>1.711716E+02</text:p>
          </table:table-cell>
          <table:table-cell table:style-name="ce1" table:formula="of:=100*([.H4]-[.I4])/[.H4]" office:value-type="float" office:value="0.145193384035547" calcext:value-type="float">
            <text:p>1.451934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5" office:value-type="float" office:value="22" calcext:value-type="float">
            <text:p>22.00000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$G4]+[.$D$8]" office:value-type="float" office:value="0.0075" calcext:value-type="float">
            <text:p>7.500000E-03</text:p>
          </table:table-cell>
          <table:table-cell table:style-name="ce1" table:formula="of:=[.$D$3]+([.$D$5]/(3*[.$D$4]))*[.$D$7]+([.$D$6]/(6*[.$D$5]))*([.$D$7]^2-[.$G5]^2)" office:value-type="float" office:value="170.662915454545" calcext:value-type="float">
            <text:p>1.706629E+02</text:p>
          </table:table-cell>
          <table:table-cell table:style-name="ce1" office:value-type="float" office:value="170.6034" calcext:value-type="float">
            <text:p>1.706034E+02</text:p>
          </table:table-cell>
          <table:table-cell table:style-name="ce1" table:formula="of:=100*([.H5]-[.I5])/[.H5]" office:value-type="float" office:value="0.0348731031501261" calcext:value-type="float">
            <text:p>3.487310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2000000" calcext:value-type="float">
            <text:p>200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$G5]+[.$D$8]" office:value-type="float" office:value="0.0125" calcext:value-type="float">
            <text:p>1.250000E-02</text:p>
          </table:table-cell>
          <table:table-cell table:style-name="ce1" table:formula="of:=[.$D$3]+([.$D$5]/(3*[.$D$4]))*[.$D$7]+([.$D$6]/(6*[.$D$5]))*([.$D$7]^2-[.$G6]^2)" office:value-type="float" office:value="169.147763939394" calcext:value-type="float">
            <text:p>1.691478E+02</text:p>
          </table:table-cell>
          <table:table-cell table:style-name="ce1" office:value-type="float" office:value="169.183" calcext:value-type="float">
            <text:p>1.691830E+02</text:p>
          </table:table-cell>
          <table:table-cell table:style-name="ce1" table:formula="of:=100*([.H6]-[.I6])/[.H6]" office:value-type="float" office:value="-0.0208315261079358" calcext:value-type="float">
            <text:p>-2.083153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$G6]+[.$D$8]" office:value-type="float" office:value="0.0175" calcext:value-type="float">
            <text:p>1.750000E-02</text:p>
          </table:table-cell>
          <table:table-cell table:style-name="ce1" table:formula="of:=[.$D$3]+([.$D$5]/(3*[.$D$4]))*[.$D$7]+([.$D$6]/(6*[.$D$5]))*([.$D$7]^2-[.$G7]^2)" office:value-type="float" office:value="166.875036666667" calcext:value-type="float">
            <text:p>1.668750E+02</text:p>
          </table:table-cell>
          <table:table-cell table:style-name="ce1" office:value-type="float" office:value="166.9734" calcext:value-type="float">
            <text:p>1.669734E+02</text:p>
          </table:table-cell>
          <table:table-cell table:style-name="ce1" table:formula="of:=100*([.H7]-[.I7])/[.H7]" office:value-type="float" office:value="-0.0589443066489105" calcext:value-type="float">
            <text:p>-5.894431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05" calcext:value-type="float">
            <text:p>0.00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$G7]+[.$D$8]" office:value-type="float" office:value="0.0225" calcext:value-type="float">
            <text:p>2.250000E-02</text:p>
          </table:table-cell>
          <table:table-cell table:style-name="ce1" table:formula="of:=[.$D$3]+([.$D$5]/(3*[.$D$4]))*[.$D$7]+([.$D$6]/(6*[.$D$5]))*([.$D$7]^2-[.$G8]^2)" office:value-type="float" office:value="163.844733636364" calcext:value-type="float">
            <text:p>1.638447E+02</text:p>
          </table:table-cell>
          <table:table-cell table:style-name="ce1" office:value-type="float" office:value="163.9904" calcext:value-type="float">
            <text:p>1.639904E+02</text:p>
          </table:table-cell>
          <table:table-cell table:style-name="ce1" table:formula="of:=100*([.H8]-[.I8])/[.H8]" office:value-type="float" office:value="-0.0889051240179795" calcext:value-type="float">
            <text:p>-8.890512E-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[.$G8]+[.$D$8]" office:value-type="float" office:value="0.0275" calcext:value-type="float">
            <text:p>2.750000E-02</text:p>
          </table:table-cell>
          <table:table-cell table:style-name="ce1" table:formula="of:=[.$D$3]+([.$D$5]/(3*[.$D$4]))*[.$D$7]+([.$D$6]/(6*[.$D$5]))*([.$D$7]^2-[.$G9]^2)" office:value-type="float" office:value="160.056854848485" calcext:value-type="float">
            <text:p>1.600569E+02</text:p>
          </table:table-cell>
          <table:table-cell table:style-name="ce1" office:value-type="float" office:value="160.2404" calcext:value-type="float">
            <text:p>1.602404E+02</text:p>
          </table:table-cell>
          <table:table-cell table:style-name="ce1" table:formula="of:=100*([.H9]-[.I9])/[.H9]" office:value-type="float" office:value="-0.114674970771398" calcext:value-type="float">
            <text:p>-1.146750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1" table:formula="of:=[.$G9]+[.$D$8]" office:value-type="float" office:value="0.0325" calcext:value-type="float">
            <text:p>3.250000E-02</text:p>
          </table:table-cell>
          <table:table-cell table:style-name="ce1" table:formula="of:=[.$D$3]+([.$D$5]/(3*[.$D$4]))*[.$D$7]+([.$D$6]/(6*[.$D$5]))*([.$D$7]^2-[.$G10]^2)" office:value-type="float" office:value="155.51140030303" calcext:value-type="float">
            <text:p>1.555114E+02</text:p>
          </table:table-cell>
          <table:table-cell table:style-name="ce1" office:value-type="float" office:value="155.7265" calcext:value-type="float">
            <text:p>1.557265E+02</text:p>
          </table:table-cell>
          <table:table-cell table:style-name="ce1" table:formula="of:=100*([.H10]-[.I10])/[.H10]" office:value-type="float" office:value="-0.138317638803651" calcext:value-type="float">
            <text:p>-1.383176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formula="of:=MAX([.J4:.J23])" office:value-type="float" office:value="0.145193384035547" calcext:value-type="float">
            <text:p>1.451934E-01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[.$G10]+[.$D$8]" office:value-type="float" office:value="0.0375" calcext:value-type="float">
            <text:p>3.750000E-02</text:p>
          </table:table-cell>
          <table:table-cell table:style-name="ce1" table:formula="of:=[.$D$3]+([.$D$5]/(3*[.$D$4]))*[.$D$7]+([.$D$6]/(6*[.$D$5]))*([.$D$7]^2-[.$G11]^2)" office:value-type="float" office:value="150.20837" calcext:value-type="float">
            <text:p>1.502084E+02</text:p>
          </table:table-cell>
          <table:table-cell table:style-name="ce1" office:value-type="float" office:value="150.4506" calcext:value-type="float">
            <text:p>1.504506E+02</text:p>
          </table:table-cell>
          <table:table-cell table:style-name="ce1" table:formula="of:=100*([.H11]-[.I11])/[.H11]" office:value-type="float" office:value="-0.161262651342251" calcext:value-type="float">
            <text:p>-1.612627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" table:formula="of:=[.$G11]+[.$D$8]" office:value-type="float" office:value="0.0425" calcext:value-type="float">
            <text:p>4.250000E-02</text:p>
          </table:table-cell>
          <table:table-cell table:style-name="ce1" table:formula="of:=[.$D$3]+([.$D$5]/(3*[.$D$4]))*[.$D$7]+([.$D$6]/(6*[.$D$5]))*([.$D$7]^2-[.$G12]^2)" office:value-type="float" office:value="144.147763939394" calcext:value-type="float">
            <text:p>1.441478E+02</text:p>
          </table:table-cell>
          <table:table-cell table:style-name="ce1" office:value-type="float" office:value="144.4136" calcext:value-type="float">
            <text:p>1.444136E+02</text:p>
          </table:table-cell>
          <table:table-cell table:style-name="ce1" table:formula="of:=100*([.H12]-[.I12])/[.H12]" office:value-type="float" office:value="-0.184419135851302" calcext:value-type="float">
            <text:p>-1.844191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$G12]+[.$D$8]" office:value-type="float" office:value="0.0475" calcext:value-type="float">
            <text:p>4.750000E-02</text:p>
          </table:table-cell>
          <table:table-cell table:style-name="ce1" table:formula="of:=[.$D$3]+([.$D$5]/(3*[.$D$4]))*[.$D$7]+([.$D$6]/(6*[.$D$5]))*([.$D$7]^2-[.$G13]^2)" office:value-type="float" office:value="137.329582121212" calcext:value-type="float">
            <text:p>1.373296E+02</text:p>
          </table:table-cell>
          <table:table-cell table:style-name="ce1" office:value-type="float" office:value="137.6165" calcext:value-type="float">
            <text:p>1.376165E+02</text:p>
          </table:table-cell>
          <table:table-cell table:style-name="ce1" table:formula="of:=100*([.H13]-[.I13])/[.H13]" office:value-type="float" office:value="-0.208926492279429" calcext:value-type="float">
            <text:p>-2.089265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" table:formula="of:=[.$G13]+[.$D$8]" office:value-type="float" office:value="0.0525" calcext:value-type="float">
            <text:p>5.250000E-02</text:p>
          </table:table-cell>
          <table:table-cell table:style-name="ce1" table:formula="of:=[.$D$3]+([.$D$5]/(3*[.$D$4]))*[.$D$7]+([.$D$6]/(6*[.$D$5]))*([.$D$7]^2-[.$G14]^2)" office:value-type="float" office:value="129.753824545455" calcext:value-type="float">
            <text:p>1.297538E+02</text:p>
          </table:table-cell>
          <table:table-cell table:style-name="ce1" office:value-type="float" office:value="130.0597" calcext:value-type="float">
            <text:p>1.300597E+02</text:p>
          </table:table-cell>
          <table:table-cell table:style-name="ce1" table:formula="of:=100*([.H14]-[.I14])/[.H14]" office:value-type="float" office:value="-0.235735212905611" calcext:value-type="float">
            <text:p>-2.357352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" table:formula="of:=[.$G14]+[.$D$8]" office:value-type="float" office:value="0.0575" calcext:value-type="float">
            <text:p>5.750000E-02</text:p>
          </table:table-cell>
          <table:table-cell table:style-name="ce1" table:formula="of:=[.$D$3]+([.$D$5]/(3*[.$D$4]))*[.$D$7]+([.$D$6]/(6*[.$D$5]))*([.$D$7]^2-[.$G15]^2)" office:value-type="float" office:value="121.420491212121" calcext:value-type="float">
            <text:p>1.214205E+02</text:p>
          </table:table-cell>
          <table:table-cell table:style-name="ce1" office:value-type="float" office:value="121.7436" calcext:value-type="float">
            <text:p>1.217436E+02</text:p>
          </table:table-cell>
          <table:table-cell table:style-name="ce1" table:formula="of:=100*([.H15]-[.I15])/[.H15]" office:value-type="float" office:value="-0.266107297584765" calcext:value-type="float">
            <text:p>-2.661073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" table:formula="of:=[.$G15]+[.$D$8]" office:value-type="float" office:value="0.0625" calcext:value-type="float">
            <text:p>6.250000E-02</text:p>
          </table:table-cell>
          <table:table-cell table:style-name="ce1" table:formula="of:=[.$D$3]+([.$D$5]/(3*[.$D$4]))*[.$D$7]+([.$D$6]/(6*[.$D$5]))*([.$D$7]^2-[.$G16]^2)" office:value-type="float" office:value="112.329582121212" calcext:value-type="float">
            <text:p>1.123296E+02</text:p>
          </table:table-cell>
          <table:table-cell table:style-name="ce1" office:value-type="float" office:value="112.6684" calcext:value-type="float">
            <text:p>1.126684E+02</text:p>
          </table:table-cell>
          <table:table-cell table:style-name="ce1" table:formula="of:=100*([.H16]-[.I16])/[.H16]" office:value-type="float" office:value="-0.301628362172853" calcext:value-type="float">
            <text:p>-3.016284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" table:formula="of:=[.$G16]+[.$D$8]" office:value-type="float" office:value="0.0675" calcext:value-type="float">
            <text:p>6.750000E-02</text:p>
          </table:table-cell>
          <table:table-cell table:style-name="ce1" table:formula="of:=[.$D$3]+([.$D$5]/(3*[.$D$4]))*[.$D$7]+([.$D$6]/(6*[.$D$5]))*([.$D$7]^2-[.$G17]^2)" office:value-type="float" office:value="102.481097272727" calcext:value-type="float">
            <text:p>1.024811E+02</text:p>
          </table:table-cell>
          <table:table-cell table:style-name="ce1" office:value-type="float" office:value="102.8345" calcext:value-type="float">
            <text:p>1.028345E+02</text:p>
          </table:table-cell>
          <table:table-cell table:style-name="ce1" table:formula="of:=100*([.H17]-[.I17])/[.H17]" office:value-type="float" office:value="-0.344846744109505" calcext:value-type="float">
            <text:p>-3.448467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" table:formula="of:=[.$G17]+[.$D$8]" office:value-type="float" office:value="0.0725" calcext:value-type="float">
            <text:p>7.250000E-02</text:p>
          </table:table-cell>
          <table:table-cell table:style-name="ce1" table:formula="of:=[.$D$3]+([.$D$5]/(3*[.$D$4]))*[.$D$7]+([.$D$6]/(6*[.$D$5]))*([.$D$7]^2-[.$G18]^2)" office:value-type="float" office:value="91.8750366666667" calcext:value-type="float">
            <text:p>9.187504E+01</text:p>
          </table:table-cell>
          <table:table-cell table:style-name="ce1" office:value-type="float" office:value="92.24199" calcext:value-type="float">
            <text:p>9.224199E+01</text:p>
          </table:table-cell>
          <table:table-cell table:style-name="ce1" table:formula="of:=100*([.H18]-[.I18])/[.H18]" office:value-type="float" office:value="-0.399404829262419" calcext:value-type="float">
            <text:p>-3.994048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" table:formula="of:=[.$G18]+[.$D$8]" office:value-type="float" office:value="0.0775" calcext:value-type="float">
            <text:p>7.750000E-02</text:p>
          </table:table-cell>
          <table:table-cell table:style-name="ce1" table:formula="of:=[.$D$3]+([.$D$5]/(3*[.$D$4]))*[.$D$7]+([.$D$6]/(6*[.$D$5]))*([.$D$7]^2-[.$G19]^2)" office:value-type="float" office:value="80.5114003030303" calcext:value-type="float">
            <text:p>8.051140E+01</text:p>
          </table:table-cell>
          <table:table-cell table:style-name="ce1" office:value-type="float" office:value="80.89098" calcext:value-type="float">
            <text:p>8.089098E+01</text:p>
          </table:table-cell>
          <table:table-cell table:style-name="ce1" table:formula="of:=100*([.H19]-[.I19])/[.H19]" office:value-type="float" office:value="-0.471460806222475" calcext:value-type="float">
            <text:p>-4.714608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" table:formula="of:=[.$G19]+[.$D$8]" office:value-type="float" office:value="0.0825" calcext:value-type="float">
            <text:p>8.250000E-02</text:p>
          </table:table-cell>
          <table:table-cell table:style-name="ce1" table:formula="of:=[.$D$3]+([.$D$5]/(3*[.$D$4]))*[.$D$7]+([.$D$6]/(6*[.$D$5]))*([.$D$7]^2-[.$G20]^2)" office:value-type="float" office:value="68.3901881818182" calcext:value-type="float">
            <text:p>6.839019E+01</text:p>
          </table:table-cell>
          <table:table-cell table:style-name="ce1" office:value-type="float" office:value="68.78161" calcext:value-type="float">
            <text:p>6.878161E+01</text:p>
          </table:table-cell>
          <table:table-cell table:style-name="ce1" table:formula="of:=100*([.H20]-[.I20])/[.H20]" office:value-type="float" office:value="-0.572336220425634" calcext:value-type="float">
            <text:p>-5.723362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" table:formula="of:=[.$G20]+[.$D$8]" office:value-type="float" office:value="0.0875" calcext:value-type="float">
            <text:p>8.750000E-02</text:p>
          </table:table-cell>
          <table:table-cell table:style-name="ce1" table:formula="of:=[.$D$3]+([.$D$5]/(3*[.$D$4]))*[.$D$7]+([.$D$6]/(6*[.$D$5]))*([.$D$7]^2-[.$G21]^2)" office:value-type="float" office:value="55.5114003030303" calcext:value-type="float">
            <text:p>5.551140E+01</text:p>
          </table:table-cell>
          <table:table-cell table:style-name="ce1" office:value-type="float" office:value="55.91396" calcext:value-type="float">
            <text:p>5.591396E+01</text:p>
          </table:table-cell>
          <table:table-cell table:style-name="ce1" table:formula="of:=100*([.H21]-[.I21])/[.H21]" office:value-type="float" office:value="-0.725183826695363" calcext:value-type="float">
            <text:p>-7.251838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" table:formula="of:=[.$G21]+[.$D$8]" office:value-type="float" office:value="0.0925" calcext:value-type="float">
            <text:p>9.250000E-02</text:p>
          </table:table-cell>
          <table:table-cell table:style-name="ce1" table:formula="of:=[.$D$3]+([.$D$5]/(3*[.$D$4]))*[.$D$7]+([.$D$6]/(6*[.$D$5]))*([.$D$7]^2-[.$G22]^2)" office:value-type="float" office:value="41.8750366666666" calcext:value-type="float">
            <text:p>4.187504E+01</text:p>
          </table:table-cell>
          <table:table-cell table:style-name="ce1" office:value-type="float" office:value="42.28812" calcext:value-type="float">
            <text:p>4.228812E+01</text:p>
          </table:table-cell>
          <table:table-cell table:style-name="ce1" table:formula="of:=100*([.H22]-[.I22])/[.H22]" office:value-type="float" office:value="-0.98646679791967" calcext:value-type="float">
            <text:p>-9.864668E-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" table:formula="of:=[.$G22]+[.$D$8]" office:value-type="float" office:value="0.0975" calcext:value-type="float">
            <text:p>9.750000E-02</text:p>
          </table:table-cell>
          <table:table-cell table:style-name="ce1" table:formula="of:=[.$D$3]+([.$D$5]/(3*[.$D$4]))*[.$D$7]+([.$D$6]/(6*[.$D$5]))*([.$D$7]^2-[.$G23]^2)" office:value-type="float" office:value="27.4810972727273" calcext:value-type="float">
            <text:p>2.748110E+01</text:p>
          </table:table-cell>
          <table:table-cell table:style-name="ce1" office:value-type="float" office:value="27.90415" calcext:value-type="float">
            <text:p>2.790415E+01</text:p>
          </table:table-cell>
          <table:table-cell table:style-name="ce1" table:formula="of:=100*([.H23]-[.I23])/[.H23]" office:value-type="float" office:value="-1.53943171582374" calcext:value-type="float">
            <text:p>-1.539432E+00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eat18" table:style-name="ta18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58"/>
        </table:table-row>
        <table:table-row table:style-name="ro1">
          <table:table-cell/>
          <table:table-cell table:style-name="ce6"/>
          <table:table-cell table:number-columns-repeated="3"/>
          <table:table-cell table:style-name="ce6"/>
          <table:table-cell table:number-columns-repeated="52"/>
        </table:table-row>
        <table:table-row table:style-name="ro1">
          <table:table-cell/>
          <table:table-cell office:value-type="string" calcext:value-type="string">
            <text:p>x [m]</text:p>
          </table:table-cell>
          <table:table-cell office:value-type="string" calcext:value-type="string">
            <text:p>almost [C]</text:p>
          </table:table-cell>
          <table:table-cell>
            <draw:frame table:end-cell-address="heat18.P29" table:end-x="0.005cm" table:end-y="0.351cm" draw:z-index="0" draw:name="Chart 1" draw:style-name="gr1" draw:text-style-name="P1" svg:width="28.961cm" svg:height="12.56cm" svg:x="1.906cm" svg:y="0.449cm">
              <draw:object draw:notify-on-update-of-ranges="heat18.C3:heat18.C3 heat18.C4:heat18.C23 heat18.B4:heat18.B2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5" calcext:value-type="float">
            <text:p>5.000000E-03</text:p>
          </table:table-cell>
          <table:table-cell table:style-name="ce1" office:value-type="float" office:value="565.4545" calcext:value-type="float">
            <text:p>5.654545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15" calcext:value-type="float">
            <text:p>1.500000E-02</text:p>
          </table:table-cell>
          <table:table-cell table:style-name="ce1" office:value-type="float" office:value="565.1515" calcext:value-type="float">
            <text:p>5.651515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25" calcext:value-type="float">
            <text:p>2.500000E-02</text:p>
          </table:table-cell>
          <table:table-cell table:style-name="ce1" office:value-type="float" office:value="564.5455" calcext:value-type="float">
            <text:p>5.645455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35" calcext:value-type="float">
            <text:p>3.500000E-02</text:p>
          </table:table-cell>
          <table:table-cell table:style-name="ce1" office:value-type="float" office:value="563.6364" calcext:value-type="float">
            <text:p>5.636364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45" calcext:value-type="float">
            <text:p>4.500000E-02</text:p>
          </table:table-cell>
          <table:table-cell table:style-name="ce1" office:value-type="float" office:value="562.4242" calcext:value-type="float">
            <text:p>5.624242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55" calcext:value-type="float">
            <text:p>5.500000E-02</text:p>
          </table:table-cell>
          <table:table-cell table:style-name="ce1" office:value-type="float" office:value="560.9091" calcext:value-type="float">
            <text:p>5.609091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65" calcext:value-type="float">
            <text:p>6.500000E-02</text:p>
          </table:table-cell>
          <table:table-cell table:style-name="ce1" office:value-type="float" office:value="559.0909" calcext:value-type="float">
            <text:p>5.590909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75" calcext:value-type="float">
            <text:p>7.500000E-02</text:p>
          </table:table-cell>
          <table:table-cell table:style-name="ce1" office:value-type="float" office:value="556.9697" calcext:value-type="float">
            <text:p>5.569697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85" calcext:value-type="float">
            <text:p>8.500000E-02</text:p>
          </table:table-cell>
          <table:table-cell table:style-name="ce1" office:value-type="float" office:value="554.5455" calcext:value-type="float">
            <text:p>5.545455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95" calcext:value-type="float">
            <text:p>9.500000E-02</text:p>
          </table:table-cell>
          <table:table-cell table:style-name="ce1" office:value-type="float" office:value="551.8182" calcext:value-type="float">
            <text:p>5.518182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125" calcext:value-type="float">
            <text:p>1.250000E-01</text:p>
          </table:table-cell>
          <table:table-cell table:style-name="ce1" office:value-type="float" office:value="542.7273" calcext:value-type="float">
            <text:p>5.427273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175" calcext:value-type="float">
            <text:p>1.750000E-01</text:p>
          </table:table-cell>
          <table:table-cell table:style-name="ce1" office:value-type="float" office:value="520" calcext:value-type="float">
            <text:p>5.200000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225" calcext:value-type="float">
            <text:p>2.250000E-01</text:p>
          </table:table-cell>
          <table:table-cell table:style-name="ce1" office:value-type="float" office:value="489.697" calcext:value-type="float">
            <text:p>4.896970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0.275" calcext:value-type="float">
            <text:p>2.750000E-01</text:p>
          </table:table-cell>
          <table:table-cell table:style-name="ce1" office:value-type="float" office:value="451.8182" calcext:value-type="float">
            <text:p>4.518182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325" calcext:value-type="float">
            <text:p>3.250000E-01</text:p>
          </table:table-cell>
          <table:table-cell table:style-name="ce1" office:value-type="float" office:value="406.3636" calcext:value-type="float">
            <text:p>4.063636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0.375" calcext:value-type="float">
            <text:p>3.750000E-01</text:p>
          </table:table-cell>
          <table:table-cell table:style-name="ce1" office:value-type="float" office:value="353.3333" calcext:value-type="float">
            <text:p>3.533333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0.425" calcext:value-type="float">
            <text:p>4.250000E-01</text:p>
          </table:table-cell>
          <table:table-cell table:style-name="ce1" office:value-type="float" office:value="292.7273" calcext:value-type="float">
            <text:p>2.927273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0.475" calcext:value-type="float">
            <text:p>4.750000E-01</text:p>
          </table:table-cell>
          <table:table-cell table:style-name="ce1" office:value-type="float" office:value="224.5455" calcext:value-type="float">
            <text:p>2.245455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0.525" calcext:value-type="float">
            <text:p>5.250000E-01</text:p>
          </table:table-cell>
          <table:table-cell table:style-name="ce1" office:value-type="float" office:value="148.7879" calcext:value-type="float">
            <text:p>1.487879E+02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575" calcext:value-type="float">
            <text:p>5.750000E-01</text:p>
          </table:table-cell>
          <table:table-cell table:style-name="ce1" office:value-type="float" office:value="65.45455" calcext:value-type="float">
            <text:p>6.545455E+01</text:p>
          </table:table-cell>
          <table:table-cell table:style-name="ce1"/>
          <table:table-cell/>
          <table:table-cell table:style-name="ce1" table:number-columns-repeated="3"/>
          <table:table-cell table:number-columns-repeated="50"/>
        </table:table-row>
        <table:table-row table:style-name="ro1" table:number-rows-repeated="5">
          <table:table-cell/>
          <table:table-cell table:style-name="ce1" table:number-columns-repeated="3"/>
          <table:table-cell table:style-name="ce4"/>
          <table:table-cell table:number-columns-repeated="53"/>
        </table:table-row>
        <table:table-row table:style-name="ro1">
          <table:table-cell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1048538">
          <table:table-cell table:number-columns-repeated="58"/>
        </table:table-row>
        <table:table-row table:style-name="ro1">
          <table:table-cell table:number-columns-repeated="58"/>
        </table:table-row>
      </table:table>
      <table:table table:name="heat19" table:style-name="ta19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57"/>
        </table:table-row>
        <table:table-row table:style-name="ro1">
          <table:table-cell/>
          <table:table-cell table:style-name="ce6" office:value-type="string" calcext:value-type="string">
            <text:p>CONST PARAM</text:p>
          </table:table-cell>
          <table:table-cell table:number-columns-repeated="2"/>
          <table:table-cell table:style-name="ce6"/>
          <table:table-cell table:number-columns-repeated="52"/>
        </table:table-row>
        <table:table-row table:style-name="ro1">
          <table:table-cell/>
          <table:table-cell office:value-type="string" calcext:value-type="string">
            <text:p>x [m]</text:p>
          </table:table-cell>
          <table:table-cell office:value-type="string" calcext:value-type="string">
            <text:p>almost [C]</text:p>
          </table:table-cell>
          <table:table-cell table:number-columns-repeated="5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005" calcext:value-type="float">
            <text:p>5.000000E-03</text:p>
          </table:table-cell>
          <table:table-cell table:style-name="ce1" office:value-type="float" office:value="830" calcext:value-type="float">
            <text:p>8.300000E+02</text:p>
          </table:table-cell>
          <table:table-cell/>
          <table:table-cell table:style-name="ce1">
            <draw:frame table:end-cell-address="heat19.O27" table:end-x="2.033cm" table:end-y="0.135cm" draw:z-index="0" draw:name="Chart 1" draw:style-name="gr1" draw:text-style-name="P1" svg:width="26.048cm" svg:height="11.277cm" svg:x="0.125cm" svg:y="0.055cm">
              <draw:object draw:notify-on-update-of-ranges="heat19.C3:heat19.C3 heat19.C4:heat19.C23 heat19.B4:heat19.B2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style-name="ce1" table:number-columns-repeated="2"/>
          <table:table-cell table:number-columns-repeated="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15" calcext:value-type="float">
            <text:p>1.500000E-02</text:p>
          </table:table-cell>
          <table:table-cell table:style-name="ce1" office:value-type="float" office:value="826.6667" calcext:value-type="float">
            <text:p>8.266667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25" calcext:value-type="float">
            <text:p>2.500000E-02</text:p>
          </table:table-cell>
          <table:table-cell table:style-name="ce1" office:value-type="float" office:value="820" calcext:value-type="float">
            <text:p>8.200000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35" calcext:value-type="float">
            <text:p>3.500000E-02</text:p>
          </table:table-cell>
          <table:table-cell table:style-name="ce1" office:value-type="float" office:value="810" calcext:value-type="float">
            <text:p>8.100000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045" calcext:value-type="float">
            <text:p>4.500000E-02</text:p>
          </table:table-cell>
          <table:table-cell table:style-name="ce1" office:value-type="float" office:value="796.6667" calcext:value-type="float">
            <text:p>7.966667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55" calcext:value-type="float">
            <text:p>5.500000E-02</text:p>
          </table:table-cell>
          <table:table-cell table:style-name="ce1" office:value-type="float" office:value="780" calcext:value-type="float">
            <text:p>7.800000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065" calcext:value-type="float">
            <text:p>6.500000E-02</text:p>
          </table:table-cell>
          <table:table-cell table:style-name="ce1" office:value-type="float" office:value="760" calcext:value-type="float">
            <text:p>7.600000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75" calcext:value-type="float">
            <text:p>7.500000E-02</text:p>
          </table:table-cell>
          <table:table-cell table:style-name="ce1" office:value-type="float" office:value="736.6667" calcext:value-type="float">
            <text:p>7.366667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085" calcext:value-type="float">
            <text:p>8.500000E-02</text:p>
          </table:table-cell>
          <table:table-cell table:style-name="ce1" office:value-type="float" office:value="710" calcext:value-type="float">
            <text:p>7.100000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95" calcext:value-type="float">
            <text:p>9.500000E-02</text:p>
          </table:table-cell>
          <table:table-cell table:style-name="ce1" office:value-type="float" office:value="680" calcext:value-type="float">
            <text:p>6.800000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0.125" calcext:value-type="float">
            <text:p>1.250000E-01</text:p>
          </table:table-cell>
          <table:table-cell table:style-name="ce1" office:value-type="float" office:value="595" calcext:value-type="float">
            <text:p>5.950000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175" calcext:value-type="float">
            <text:p>1.750000E-01</text:p>
          </table:table-cell>
          <table:table-cell table:style-name="ce1" office:value-type="float" office:value="570" calcext:value-type="float">
            <text:p>5.700000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0.225" calcext:value-type="float">
            <text:p>2.250000E-01</text:p>
          </table:table-cell>
          <table:table-cell table:style-name="ce1" office:value-type="float" office:value="536.6667" calcext:value-type="float">
            <text:p>5.366667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0.275" calcext:value-type="float">
            <text:p>2.750000E-01</text:p>
          </table:table-cell>
          <table:table-cell table:style-name="ce1" office:value-type="float" office:value="495" calcext:value-type="float">
            <text:p>4.950000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0.325" calcext:value-type="float">
            <text:p>3.250000E-01</text:p>
          </table:table-cell>
          <table:table-cell table:style-name="ce1" office:value-type="float" office:value="445" calcext:value-type="float">
            <text:p>4.450000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0.375" calcext:value-type="float">
            <text:p>3.750000E-01</text:p>
          </table:table-cell>
          <table:table-cell table:style-name="ce1" office:value-type="float" office:value="386.6667" calcext:value-type="float">
            <text:p>3.866667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0.425" calcext:value-type="float">
            <text:p>4.250000E-01</text:p>
          </table:table-cell>
          <table:table-cell table:style-name="ce1" office:value-type="float" office:value="320" calcext:value-type="float">
            <text:p>3.200000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0.475" calcext:value-type="float">
            <text:p>4.750000E-01</text:p>
          </table:table-cell>
          <table:table-cell table:style-name="ce1" office:value-type="float" office:value="245" calcext:value-type="float">
            <text:p>2.450000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0.525" calcext:value-type="float">
            <text:p>5.250000E-01</text:p>
          </table:table-cell>
          <table:table-cell table:style-name="ce1" office:value-type="float" office:value="161.6667" calcext:value-type="float">
            <text:p>1.616667E+02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0.575" calcext:value-type="float">
            <text:p>5.750000E-01</text:p>
          </table:table-cell>
          <table:table-cell table:style-name="ce1" office:value-type="float" office:value="70" calcext:value-type="float">
            <text:p>7.000000E+01</text:p>
          </table:table-cell>
          <table:table-cell/>
          <table:table-cell table:style-name="ce1" table:number-columns-repeated="3"/>
          <table:table-cell table:number-columns-repeated="50"/>
        </table:table-row>
        <table:table-row table:style-name="ro1" table:number-rows-repeated="5">
          <table:table-cell/>
          <table:table-cell table:style-name="ce1" table:number-columns-repeated="2"/>
          <table:table-cell table:style-name="ce4"/>
          <table:table-cell table:number-columns-repeated="53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53"/>
        </table:table-row>
        <table:table-row table:style-name="ro1" table:number-rows-repeated="8">
          <table:table-cell/>
          <table:table-cell table:style-name="ce3"/>
          <table:table-cell table:style-name="ce4" table:number-columns-repeated="2"/>
          <table:table-cell table:number-columns-repeated="53"/>
        </table:table-row>
        <table:table-row table:style-name="ro1" table:number-rows-repeated="1048538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heat20" table:style-name="ta20">
        <table:table-column table:style-name="co1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14" table:default-cell-style-name="Default"/>
        <table:table-column table:style-name="co1" table:number-columns-repeated="50" table:default-cell-style-name="Default"/>
        <table:table-row table:style-name="ro1">
          <table:table-cell table:number-columns-repeated="64"/>
        </table:table-row>
        <table:table-row table:style-name="ro1">
          <table:table-cell table:number-columns-repeated="6"/>
          <table:table-cell table:style-name="ce6" office:value-type="string" calcext:value-type="string">
            <text:p>CONST PARAM</text:p>
          </table:table-cell>
          <table:table-cell table:number-columns-repeated="4"/>
          <table:table-cell table:style-name="ce6" office:value-type="string" calcext:value-type="string">
            <text:p>TEMPERATURE DEPENDENT CONDUCTIVITY</text:p>
          </table:table-cell>
          <table:table-cell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T2 [C]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x [m]</text:p>
          </table:table-cell>
          <table:table-cell office:value-type="string" calcext:value-type="string">
            <text:p>exact [C]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/>
          <table:table-cell office:value-type="string" calcext:value-type="string">
            <text:p>exact [C] </text:p>
          </table:table-cell>
          <table:table-cell office:value-type="string" calcext:value-type="string">
            <text:p>almost [C]</text:p>
          </table:table-cell>
          <table:table-cell office:value-type="string" calcext:value-type="string">
            <text:p>rel error %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k0 [W/(m⋅K)]</text:p>
          </table:table-cell>
          <table:table-cell table:style-name="ce5" office:value-type="float" office:value="22.00345" calcext:value-type="float">
            <text:p>22.0034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table:formula="of:=[.D8]/2" office:value-type="float" office:value="0.0025" calcext:value-type="float">
            <text:p>2.500000E-03</text:p>
          </table:table-cell>
          <table:table-cell table:style-name="ce1" table:formula="of:=[.$D$3]+([.$D$6]/(6*[.$D$4]))*([.$D$7]^2-[.$G4]^2)" office:value-type="float" office:value="57.8491781970555" calcext:value-type="float">
            <text:p>5.784918E+01</text:p>
          </table:table-cell>
          <table:table-cell table:style-name="ce1" office:value-type="float" office:value="57.70371" calcext:value-type="float">
            <text:p>5.770371E+01</text:p>
          </table:table-cell>
          <table:table-cell table:style-name="ce1" table:formula="of:=100*([.H4]-[.I4])/[.H4]" office:value-type="float" office:value="0.251461129767399" calcext:value-type="float">
            <text:p>2.514611E-01</text:p>
          </table:table-cell>
          <table:table-cell/>
          <table:table-cell table:style-name="ce1" table:formula="of:=SQRT(1/([.$D$5]^2)+2*[.$H4]/[.$D$5])-1/[.$D$5]" office:value-type="float" office:value="56.1985212074517" calcext:value-type="float">
            <text:p>5.619852E+01</text:p>
          </table:table-cell>
          <table:table-cell table:style-name="ce1" office:value-type="float" office:value="56.26304" calcext:value-type="float">
            <text:p>5.626304E+01</text:p>
          </table:table-cell>
          <table:table-cell table:style-name="ce1" table:formula="of:=100*([.L4]-[.M4])/[.L4]" office:value-type="float" office:value="-0.114805142843803" calcext:value-type="float">
            <text:p>-1.148051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beta[1/K]</text:p>
          </table:table-cell>
          <table:table-cell office:value-type="float" office:value="0.0010452906248793" calcext:value-type="float">
            <text:p>0.001045290624879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table:formula="of:=[.$G4]+[.$D$8]" office:value-type="float" office:value="0.0075" calcext:value-type="float">
            <text:p>7.500000E-03</text:p>
          </table:table-cell>
          <table:table-cell table:style-name="ce1" table:formula="of:=[.$D$3]+([.$D$6]/(6*[.$D$4]))*([.$D$7]^2-[.$G5]^2)" office:value-type="float" office:value="57.6598139534179" calcext:value-type="float">
            <text:p>5.765981E+01</text:p>
          </table:table-cell>
          <table:table-cell table:style-name="ce1" office:value-type="float" office:value="57.56169" calcext:value-type="float">
            <text:p>5.756169E+01</text:p>
          </table:table-cell>
          <table:table-cell table:style-name="ce1" table:formula="of:=100*([.H5]-[.I5])/[.H5]" office:value-type="float" office:value="0.170177367372691" calcext:value-type="float">
            <text:p>1.701774E-01</text:p>
          </table:table-cell>
          <table:table-cell/>
          <table:table-cell table:style-name="ce1" table:formula="of:=SQRT(1/([.$D$5]^2)+2*[.$H5]/[.$D$5])-1/[.$D$5]" office:value-type="float" office:value="56.0196479349229" calcext:value-type="float">
            <text:p>5.601965E+01</text:p>
          </table:table-cell>
          <table:table-cell table:style-name="ce1" office:value-type="float" office:value="56.12889" calcext:value-type="float">
            <text:p>5.612889E+01</text:p>
          </table:table-cell>
          <table:table-cell table:style-name="ce1" table:formula="of:=100*([.L5]-[.M5])/[.L5]" office:value-type="float" office:value="-0.195006696943216" calcext:value-type="float">
            <text:p>-1.950067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q[W/m^3]</text:p>
          </table:table-cell>
          <table:table-cell office:value-type="float" office:value="500000" calcext:value-type="float">
            <text:p>50000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table:formula="of:=[.$G5]+[.$D$8]" office:value-type="float" office:value="0.0125" calcext:value-type="float">
            <text:p>1.250000E-02</text:p>
          </table:table-cell>
          <table:table-cell table:style-name="ce1" table:formula="of:=[.$D$3]+([.$D$6]/(6*[.$D$4]))*([.$D$7]^2-[.$G6]^2)" office:value-type="float" office:value="57.2810854661428" calcext:value-type="float">
            <text:p>5.728109E+01</text:p>
          </table:table-cell>
          <table:table-cell table:style-name="ce1" office:value-type="float" office:value="57.20663" calcext:value-type="float">
            <text:p>5.720663E+01</text:p>
          </table:table-cell>
          <table:table-cell table:style-name="ce1" table:formula="of:=100*([.H6]-[.I6])/[.H6]" office:value-type="float" office:value="0.129982638312299" calcext:value-type="float">
            <text:p>1.299826E-01</text:p>
          </table:table-cell>
          <table:table-cell/>
          <table:table-cell table:style-name="ce1" table:formula="of:=SQRT(1/([.$D$5]^2)+2*[.$H6]/[.$D$5])-1/[.$D$5]" office:value-type="float" office:value="55.661806572363" calcext:value-type="float">
            <text:p>5.566181E+01</text:p>
          </table:table-cell>
          <table:table-cell table:style-name="ce1" office:value-type="float" office:value="55.79346" calcext:value-type="float">
            <text:p>5.579346E+01</text:p>
          </table:table-cell>
          <table:table-cell table:style-name="ce1" table:formula="of:=100*([.L6]-[.M6])/[.L6]" office:value-type="float" office:value="-0.236523813623978" calcext:value-type="float">
            <text:p>-2.365238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R [m]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table:formula="of:=[.$G6]+[.$D$8]" office:value-type="float" office:value="0.0175" calcext:value-type="float">
            <text:p>1.750000E-02</text:p>
          </table:table-cell>
          <table:table-cell table:style-name="ce1" table:formula="of:=[.$D$3]+([.$D$6]/(6*[.$D$4]))*([.$D$7]^2-[.$G7]^2)" office:value-type="float" office:value="56.7129927352302" calcext:value-type="float">
            <text:p>5.671299E+01</text:p>
          </table:table-cell>
          <table:table-cell table:style-name="ce1" office:value-type="float" office:value="56.65432" calcext:value-type="float">
            <text:p>5.665432E+01</text:p>
          </table:table-cell>
          <table:table-cell table:style-name="ce1" table:formula="of:=100*([.H7]-[.I7])/[.H7]" office:value-type="float" office:value="0.103455544136221" calcext:value-type="float">
            <text:p>1.034555E-01</text:p>
          </table:table-cell>
          <table:table-cell/>
          <table:table-cell table:style-name="ce1" table:formula="of:=SQRT(1/([.$D$5]^2)+2*[.$H7]/[.$D$5])-1/[.$D$5]" office:value-type="float" office:value="55.1248072332398" calcext:value-type="float">
            <text:p>5.512481E+01</text:p>
          </table:table-cell>
          <table:table-cell table:style-name="ce1" office:value-type="float" office:value="55.27145" calcext:value-type="float">
            <text:p>5.527145E+01</text:p>
          </table:table-cell>
          <table:table-cell table:style-name="ce1" table:formula="of:=100*([.L7]-[.M7])/[.L7]" office:value-type="float" office:value="-0.266019554752732" calcext:value-type="float">
            <text:p>-2.660196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ltaX [m]</text:p>
          </table:table-cell>
          <table:table-cell table:formula="of:=[.D7]/[.D9]" office:value-type="float" office:value="0.005" calcext:value-type="float">
            <text:p>0.00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table:formula="of:=[.$G7]+[.$D$8]" office:value-type="float" office:value="0.0225" calcext:value-type="float">
            <text:p>2.250000E-02</text:p>
          </table:table-cell>
          <table:table-cell table:style-name="ce1" table:formula="of:=[.$D$3]+([.$D$6]/(6*[.$D$4]))*([.$D$7]^2-[.$G8]^2)" office:value-type="float" office:value="55.95553576068" calcext:value-type="float">
            <text:p>5.595554E+01</text:p>
          </table:table-cell>
          <table:table-cell table:style-name="ce1" office:value-type="float" office:value="55.9087" calcext:value-type="float">
            <text:p>5.590870E+01</text:p>
          </table:table-cell>
          <table:table-cell table:style-name="ce1" table:formula="of:=100*([.H8]-[.I8])/[.H8]" office:value-type="float" office:value="0.0837017464728948" calcext:value-type="float">
            <text:p>8.370175E-02</text:p>
          </table:table-cell>
          <table:table-cell/>
          <table:table-cell table:style-name="ce1" table:formula="of:=SQRT(1/([.$D$5]^2)+2*[.$H8]/[.$D$5])-1/[.$D$5]" office:value-type="float" office:value="54.4083644573772" calcext:value-type="float">
            <text:p>5.440836E+01</text:p>
          </table:table-cell>
          <table:table-cell table:style-name="ce1" office:value-type="float" office:value="54.5663" calcext:value-type="float">
            <text:p>5.456630E+01</text:p>
          </table:table-cell>
          <table:table-cell table:style-name="ce1" table:formula="of:=100*([.L8]-[.M8])/[.L8]" office:value-type="float" office:value="-0.290278055953257" calcext:value-type="float">
            <text:p>-2.902781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ell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table:formula="of:=[.$G8]+[.$D$8]" office:value-type="float" office:value="0.0275" calcext:value-type="float">
            <text:p>2.750000E-02</text:p>
          </table:table-cell>
          <table:table-cell table:style-name="ce1" table:formula="of:=[.$D$3]+([.$D$6]/(6*[.$D$4]))*([.$D$7]^2-[.$G9]^2)" office:value-type="float" office:value="55.0087145424922" calcext:value-type="float">
            <text:p>5.500871E+01</text:p>
          </table:table-cell>
          <table:table-cell table:style-name="ce1" office:value-type="float" office:value="54.97134" calcext:value-type="float">
            <text:p>5.497134E+01</text:p>
          </table:table-cell>
          <table:table-cell table:style-name="ce1" table:formula="of:=100*([.H9]-[.I9])/[.H9]" office:value-type="float" office:value="0.0679429483183773" calcext:value-type="float">
            <text:p>6.794295E-02</text:p>
          </table:table-cell>
          <table:table-cell/>
          <table:table-cell table:style-name="ce1" table:formula="of:=SQRT(1/([.$D$5]^2)+2*[.$H9]/[.$D$5])-1/[.$D$5]" office:value-type="float" office:value="53.5120964501203" calcext:value-type="float">
            <text:p>5.351210E+01</text:p>
          </table:table-cell>
          <table:table-cell table:style-name="ce1" office:value-type="float" office:value="53.67914" calcext:value-type="float">
            <text:p>5.367914E+01</text:p>
          </table:table-cell>
          <table:table-cell table:style-name="ce1" table:formula="of:=100*([.L9]-[.M9])/[.L9]" office:value-type="float" office:value="-0.312160354314211" calcext:value-type="float">
            <text:p>-3.121604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1" table:formula="of:=[.$G9]+[.$D$8]" office:value-type="float" office:value="0.0325" calcext:value-type="float">
            <text:p>3.250000E-02</text:p>
          </table:table-cell>
          <table:table-cell table:style-name="ce1" table:formula="of:=[.$D$3]+([.$D$6]/(6*[.$D$4]))*([.$D$7]^2-[.$G10]^2)" office:value-type="float" office:value="53.8725290806669" calcext:value-type="float">
            <text:p>5.387253E+01</text:p>
          </table:table-cell>
          <table:table-cell table:style-name="ce1" office:value-type="float" office:value="53.84305" calcext:value-type="float">
            <text:p>5.384305E+01</text:p>
          </table:table-cell>
          <table:table-cell table:style-name="ce1" table:formula="of:=100*([.H10]-[.I10])/[.H10]" office:value-type="float" office:value="0.0547200607990053" calcext:value-type="float">
            <text:p>5.472006E-02</text:p>
          </table:table-cell>
          <table:table-cell/>
          <table:table-cell table:style-name="ce1" table:formula="of:=SQRT(1/([.$D$5]^2)+2*[.$H10]/[.$D$5])-1/[.$D$5]" office:value-type="float" office:value="52.4355240605323" calcext:value-type="float">
            <text:p>5.243552E+01</text:p>
          </table:table-cell>
          <table:table-cell table:style-name="ce1" office:value-type="float" office:value="52.61022" calcext:value-type="float">
            <text:p>5.261022E+01</text:p>
          </table:table-cell>
          <table:table-cell table:style-name="ce1" table:formula="of:=100*([.L10]-[.M10])/[.L10]" office:value-type="float" office:value="-0.333163332678835" calcext:value-type="float">
            <text:p>-3.331633E-01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Max error %</text:p>
          </table:table-cell>
          <table:table-cell table:style-name="ce1" table:number-matrix-columns-spanned="1" table:number-matrix-rows-spanned="1" table:formula="of:=MAX(ABS([.N4:.N23]))" office:value-type="float" office:value="1.03882074109621" calcext:value-type="float">
            <text:p>1.038821E+0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table:formula="of:=[.$G10]+[.$D$8]" office:value-type="float" office:value="0.0375" calcext:value-type="float">
            <text:p>3.750000E-02</text:p>
          </table:table-cell>
          <table:table-cell table:style-name="ce1" table:formula="of:=[.$D$3]+([.$D$6]/(6*[.$D$4]))*([.$D$7]^2-[.$G11]^2)" office:value-type="float" office:value="52.546979375204" calcext:value-type="float">
            <text:p>5.254698E+01</text:p>
          </table:table-cell>
          <table:table-cell table:style-name="ce1" office:value-type="float" office:value="52.52426" calcext:value-type="float">
            <text:p>5.252426E+01</text:p>
          </table:table-cell>
          <table:table-cell table:style-name="ce1" table:formula="of:=100*([.H11]-[.I11])/[.H11]" office:value-type="float" office:value="0.0432363105818574" calcext:value-type="float">
            <text:p>4.323631E-02</text:p>
          </table:table-cell>
          <table:table-cell/>
          <table:table-cell table:style-name="ce1" table:formula="of:=SQRT(1/([.$D$5]^2)+2*[.$H11]/[.$D$5])-1/[.$D$5]" office:value-type="float" office:value="51.1780694922121" calcext:value-type="float">
            <text:p>5.117807E+01</text:p>
          </table:table-cell>
          <table:table-cell table:style-name="ce1" office:value-type="float" office:value="51.35941" calcext:value-type="float">
            <text:p>5.135941E+01</text:p>
          </table:table-cell>
          <table:table-cell table:style-name="ce1" table:formula="of:=100*([.L11]-[.M11])/[.L11]" office:value-type="float" office:value="-0.354332450573363" calcext:value-type="float">
            <text:p>-3.543325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style-name="ce1" table:formula="of:=[.$G11]+[.$D$8]" office:value-type="float" office:value="0.0425" calcext:value-type="float">
            <text:p>4.250000E-02</text:p>
          </table:table-cell>
          <table:table-cell table:style-name="ce1" table:formula="of:=[.$D$3]+([.$D$6]/(6*[.$D$4]))*([.$D$7]^2-[.$G12]^2)" office:value-type="float" office:value="51.0320654261036" calcext:value-type="float">
            <text:p>5.103207E+01</text:p>
          </table:table-cell>
          <table:table-cell table:style-name="ce1" office:value-type="float" office:value="51.01526" calcext:value-type="float">
            <text:p>5.101526E+01</text:p>
          </table:table-cell>
          <table:table-cell table:style-name="ce1" table:formula="of:=100*([.H12]-[.I12])/[.H12]" office:value-type="float" office:value="0.0329311109854635" calcext:value-type="float">
            <text:p>3.293111E-02</text:p>
          </table:table-cell>
          <table:table-cell/>
          <table:table-cell table:style-name="ce1" table:formula="of:=SQRT(1/([.$D$5]^2)+2*[.$H12]/[.$D$5])-1/[.$D$5]" office:value-type="float" office:value="49.7390547385837" calcext:value-type="float">
            <text:p>4.973905E+01</text:p>
          </table:table-cell>
          <table:table-cell table:style-name="ce1" office:value-type="float" office:value="49.92627" calcext:value-type="float">
            <text:p>4.992627E+01</text:p>
          </table:table-cell>
          <table:table-cell table:style-name="ce1" table:formula="of:=100*([.L12]-[.M12])/[.L12]" office:value-type="float" office:value="-0.376394892102879" calcext:value-type="float">
            <text:p>-3.763949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style-name="ce1" table:formula="of:=[.$G12]+[.$D$8]" office:value-type="float" office:value="0.0475" calcext:value-type="float">
            <text:p>4.750000E-02</text:p>
          </table:table-cell>
          <table:table-cell table:style-name="ce1" table:formula="of:=[.$D$3]+([.$D$6]/(6*[.$D$4]))*([.$D$7]^2-[.$G13]^2)" office:value-type="float" office:value="49.3277872333657" calcext:value-type="float">
            <text:p>4.932779E+01</text:p>
          </table:table-cell>
          <table:table-cell table:style-name="ce1" office:value-type="float" office:value="49.31625" calcext:value-type="float">
            <text:p>4.931625E+01</text:p>
          </table:table-cell>
          <table:table-cell table:style-name="ce1" table:formula="of:=100*([.H13]-[.I13])/[.H13]" office:value-type="float" office:value="0.0233889132531017" calcext:value-type="float">
            <text:p>2.338891E-02</text:p>
          </table:table-cell>
          <table:table-cell/>
          <table:table-cell table:style-name="ce1" table:formula="of:=SQRT(1/([.$D$5]^2)+2*[.$H13]/[.$D$5])-1/[.$D$5]" office:value-type="float" office:value="48.1176997326788" calcext:value-type="float">
            <text:p>4.811770E+01</text:p>
          </table:table-cell>
          <table:table-cell table:style-name="ce1" office:value-type="float" office:value="48.31023" calcext:value-type="float">
            <text:p>4.831023E+01</text:p>
          </table:table-cell>
          <table:table-cell table:style-name="ce1" table:formula="of:=100*([.L13]-[.M13])/[.L13]" office:value-type="float" office:value="-0.400123589429218" calcext:value-type="float">
            <text:p>-4.001236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table:style-name="ce1" table:formula="of:=[.$G13]+[.$D$8]" office:value-type="float" office:value="0.0525" calcext:value-type="float">
            <text:p>5.250000E-02</text:p>
          </table:table-cell>
          <table:table-cell table:style-name="ce1" table:formula="of:=[.$D$3]+([.$D$6]/(6*[.$D$4]))*([.$D$7]^2-[.$G14]^2)" office:value-type="float" office:value="47.4341447969902" calcext:value-type="float">
            <text:p>4.743414E+01</text:p>
          </table:table-cell>
          <table:table-cell table:style-name="ce1" office:value-type="float" office:value="47.42734" calcext:value-type="float">
            <text:p>4.742734E+01</text:p>
          </table:table-cell>
          <table:table-cell table:style-name="ce1" table:formula="of:=100*([.H14]-[.I14])/[.H14]" office:value-type="float" office:value="0.0143457777499827" calcext:value-type="float">
            <text:p>1.434578E-02</text:p>
          </table:table-cell>
          <table:table-cell/>
          <table:table-cell table:style-name="ce1" table:formula="of:=SQRT(1/([.$D$5]^2)+2*[.$H14]/[.$D$5])-1/[.$D$5]" office:value-type="float" office:value="46.3131201994823" calcext:value-type="float">
            <text:p>4.631312E+01</text:p>
          </table:table-cell>
          <table:table-cell table:style-name="ce1" office:value-type="float" office:value="46.51051" calcext:value-type="float">
            <text:p>4.651051E+01</text:p>
          </table:table-cell>
          <table:table-cell table:style-name="ce1" table:formula="of:=100*([.L14]-[.M14])/[.L14]" office:value-type="float" office:value="-0.426207087035914" calcext:value-type="float">
            <text:p>-4.262071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style-name="ce1" table:formula="of:=[.$G14]+[.$D$8]" office:value-type="float" office:value="0.0575" calcext:value-type="float">
            <text:p>5.750000E-02</text:p>
          </table:table-cell>
          <table:table-cell table:style-name="ce1" table:formula="of:=[.$D$3]+([.$D$6]/(6*[.$D$4]))*([.$D$7]^2-[.$G15]^2)" office:value-type="float" office:value="45.3511381169771" calcext:value-type="float">
            <text:p>4.535114E+01</text:p>
          </table:table-cell>
          <table:table-cell table:style-name="ce1" office:value-type="float" office:value="45.34864" calcext:value-type="float">
            <text:p>4.534864E+01</text:p>
          </table:table-cell>
          <table:table-cell table:style-name="ce1" table:formula="of:=100*([.H15]-[.I15])/[.H15]" office:value-type="float" office:value="0.00550838872153278" calcext:value-type="float">
            <text:p>5.508389E-03</text:p>
          </table:table-cell>
          <table:table-cell/>
          <table:table-cell table:style-name="ce1" table:formula="of:=SQRT(1/([.$D$5]^2)+2*[.$H15]/[.$D$5])-1/[.$D$5]" office:value-type="float" office:value="44.3243251968316" calcext:value-type="float">
            <text:p>4.432433E+01</text:p>
          </table:table-cell>
          <table:table-cell table:style-name="ce1" office:value-type="float" office:value="44.52621" calcext:value-type="float">
            <text:p>4.452621E+01</text:p>
          </table:table-cell>
          <table:table-cell table:style-name="ce1" table:formula="of:=100*([.L15]-[.M15])/[.L15]" office:value-type="float" office:value="-0.455471803060394" calcext:value-type="float">
            <text:p>-4.554718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style-name="ce1" table:formula="of:=[.$G15]+[.$D$8]" office:value-type="float" office:value="0.0625" calcext:value-type="float">
            <text:p>6.250000E-02</text:p>
          </table:table-cell>
          <table:table-cell table:style-name="ce1" table:formula="of:=[.$D$3]+([.$D$6]/(6*[.$D$4]))*([.$D$7]^2-[.$G16]^2)" office:value-type="float" office:value="43.0787671933265" calcext:value-type="float">
            <text:p>4.307877E+01</text:p>
          </table:table-cell>
          <table:table-cell table:style-name="ce1" office:value-type="float" office:value="43.08021" calcext:value-type="float">
            <text:p>4.308021E+01</text:p>
          </table:table-cell>
          <table:table-cell table:style-name="ce1" table:formula="of:=100*([.H16]-[.I16])/[.H16]" office:value-type="float" office:value="-0.0033492292548972" calcext:value-type="float">
            <text:p>-3.349229E-03</text:p>
          </table:table-cell>
          <table:table-cell/>
          <table:table-cell table:style-name="ce1" table:formula="of:=SQRT(1/([.$D$5]^2)+2*[.$H16]/[.$D$5])-1/[.$D$5]" office:value-type="float" office:value="42.1502143285991" calcext:value-type="float">
            <text:p>4.215021E+01</text:p>
          </table:table-cell>
          <table:table-cell table:style-name="ce1" office:value-type="float" office:value="42.35632" calcext:value-type="float">
            <text:p>4.235632E+01</text:p>
          </table:table-cell>
          <table:table-cell table:style-name="ce1" table:formula="of:=100*([.L16]-[.M16])/[.L16]" office:value-type="float" office:value="-0.48897894040144" calcext:value-type="float">
            <text:p>-4.889789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style-name="ce1" table:formula="of:=[.$G16]+[.$D$8]" office:value-type="float" office:value="0.0675" calcext:value-type="float">
            <text:p>6.750000E-02</text:p>
          </table:table-cell>
          <table:table-cell table:style-name="ce1" table:formula="of:=[.$D$3]+([.$D$6]/(6*[.$D$4]))*([.$D$7]^2-[.$G17]^2)" office:value-type="float" office:value="40.6170320260384" calcext:value-type="float">
            <text:p>4.061703E+01</text:p>
          </table:table-cell>
          <table:table-cell table:style-name="ce1" office:value-type="float" office:value="40.62212" calcext:value-type="float">
            <text:p>4.062212E+01</text:p>
          </table:table-cell>
          <table:table-cell table:style-name="ce1" table:formula="of:=100*([.H17]-[.I17])/[.H17]" office:value-type="float" office:value="-0.0125267005191043" calcext:value-type="float">
            <text:p>-1.252670E-02</text:p>
          </table:table-cell>
          <table:table-cell/>
          <table:table-cell table:style-name="ce1" table:formula="of:=SQRT(1/([.$D$5]^2)+2*[.$H17]/[.$D$5])-1/[.$D$5]" office:value-type="float" office:value="39.7895746114406" calcext:value-type="float">
            <text:p>3.978957E+01</text:p>
          </table:table-cell>
          <table:table-cell table:style-name="ce1" office:value-type="float" office:value="39.99966" calcext:value-type="float">
            <text:p>3.999966E+01</text:p>
          </table:table-cell>
          <table:table-cell table:style-name="ce1" table:formula="of:=100*([.L17]-[.M17])/[.L17]" office:value-type="float" office:value="-0.527991039389052" calcext:value-type="float">
            <text:p>-5.279910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style-name="ce1" table:formula="of:=[.$G17]+[.$D$8]" office:value-type="float" office:value="0.0725" calcext:value-type="float">
            <text:p>7.250000E-02</text:p>
          </table:table-cell>
          <table:table-cell table:style-name="ce1" table:formula="of:=[.$D$3]+([.$D$6]/(6*[.$D$4]))*([.$D$7]^2-[.$G18]^2)" office:value-type="float" office:value="37.9659326151126" calcext:value-type="float">
            <text:p>3.796593E+01</text:p>
          </table:table-cell>
          <table:table-cell table:style-name="ce1" office:value-type="float" office:value="37.9744" calcext:value-type="float">
            <text:p>3.797440E+01</text:p>
          </table:table-cell>
          <table:table-cell table:style-name="ce1" table:formula="of:=100*([.H18]-[.I18])/[.H18]" office:value-type="float" office:value="-0.0223025863033778" calcext:value-type="float">
            <text:p>-2.230259E-02</text:p>
          </table:table-cell>
          <table:table-cell/>
          <table:table-cell table:style-name="ce1" table:formula="of:=SQRT(1/([.$D$5]^2)+2*[.$H18]/[.$D$5])-1/[.$D$5]" office:value-type="float" office:value="37.2410769737083" calcext:value-type="float">
            <text:p>3.724108E+01</text:p>
          </table:table-cell>
          <table:table-cell table:style-name="ce1" office:value-type="float" office:value="37.45495" calcext:value-type="float">
            <text:p>3.745495E+01</text:p>
          </table:table-cell>
          <table:table-cell table:style-name="ce1" table:formula="of:=100*([.L18]-[.M18])/[.L18]" office:value-type="float" office:value="-0.574293343993898" calcext:value-type="float">
            <text:p>-5.742933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style-name="ce1" table:formula="of:=[.$G18]+[.$D$8]" office:value-type="float" office:value="0.0775" calcext:value-type="float">
            <text:p>7.750000E-02</text:p>
          </table:table-cell>
          <table:table-cell table:style-name="ce1" table:formula="of:=[.$D$3]+([.$D$6]/(6*[.$D$4]))*([.$D$7]^2-[.$G19]^2)" office:value-type="float" office:value="35.1254689605494" calcext:value-type="float">
            <text:p>3.512547E+01</text:p>
          </table:table-cell>
          <table:table-cell table:style-name="ce1" office:value-type="float" office:value="35.13709" calcext:value-type="float">
            <text:p>3.513709E+01</text:p>
          </table:table-cell>
          <table:table-cell table:style-name="ce1" table:formula="of:=100*([.H19]-[.I19])/[.H19]" office:value-type="float" office:value="-0.0330843681081553" calcext:value-type="float">
            <text:p>-3.308437E-02</text:p>
          </table:table-cell>
          <table:table-cell/>
          <table:table-cell table:style-name="ce1" table:formula="of:=SQRT(1/([.$D$5]^2)+2*[.$H19]/[.$D$5])-1/[.$D$5]" office:value-type="float" office:value="34.5032723621737" calcext:value-type="float">
            <text:p>3.450327E+01</text:p>
          </table:table-cell>
          <table:table-cell table:style-name="ce1" office:value-type="float" office:value="34.72078" calcext:value-type="float">
            <text:p>3.472078E+01</text:p>
          </table:table-cell>
          <table:table-cell table:style-name="ce1" table:formula="of:=100*([.L19]-[.M19])/[.L19]" office:value-type="float" office:value="-0.630397127388934" calcext:value-type="float">
            <text:p>-6.303971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table:style-name="ce1" table:formula="of:=[.$G19]+[.$D$8]" office:value-type="float" office:value="0.0825" calcext:value-type="float">
            <text:p>8.250000E-02</text:p>
          </table:table-cell>
          <table:table-cell table:style-name="ce1" table:formula="of:=[.$D$3]+([.$D$6]/(6*[.$D$4]))*([.$D$7]^2-[.$G20]^2)" office:value-type="float" office:value="32.0956410623486" calcext:value-type="float">
            <text:p>3.209564E+01</text:p>
          </table:table-cell>
          <table:table-cell table:style-name="ce1" office:value-type="float" office:value="32.11022" calcext:value-type="float">
            <text:p>3.211022E+01</text:p>
          </table:table-cell>
          <table:table-cell table:style-name="ce1" table:formula="of:=100*([.H20]-[.I20])/[.H20]" office:value-type="float" office:value="-0.0454234194079967" calcext:value-type="float">
            <text:p>-4.542342E-02</text:p>
          </table:table-cell>
          <table:table-cell/>
          <table:table-cell table:style-name="ce1" table:formula="of:=SQRT(1/([.$D$5]^2)+2*[.$H20]/[.$D$5])-1/[.$D$5]" office:value-type="float" office:value="31.5745874289394" calcext:value-type="float">
            <text:p>3.157459E+01</text:p>
          </table:table-cell>
          <table:table-cell table:style-name="ce1" office:value-type="float" office:value="31.79559" calcext:value-type="float">
            <text:p>3.179559E+01</text:p>
          </table:table-cell>
          <table:table-cell table:style-name="ce1" table:formula="of:=100*([.L20]-[.M20])/[.L20]" office:value-type="float" office:value="-0.69993811180594" calcext:value-type="float">
            <text:p>-6.999381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table:style-name="ce1" table:formula="of:=[.$G20]+[.$D$8]" office:value-type="float" office:value="0.0875" calcext:value-type="float">
            <text:p>8.750000E-02</text:p>
          </table:table-cell>
          <table:table-cell table:style-name="ce1" table:formula="of:=[.$D$3]+([.$D$6]/(6*[.$D$4]))*([.$D$7]^2-[.$G21]^2)" office:value-type="float" office:value="28.8764489205102" calcext:value-type="float">
            <text:p>2.887645E+01</text:p>
          </table:table-cell>
          <table:table-cell table:style-name="ce1" office:value-type="float" office:value="28.89381" calcext:value-type="float">
            <text:p>2.889381E+01</text:p>
          </table:table-cell>
          <table:table-cell table:style-name="ce1" table:formula="of:=100*([.H21]-[.I21])/[.H21]" office:value-type="float" office:value="-0.0601219337516079" calcext:value-type="float">
            <text:p>-6.012193E-02</text:p>
          </table:table-cell>
          <table:table-cell/>
          <table:table-cell table:style-name="ce1" table:formula="of:=SQRT(1/([.$D$5]^2)+2*[.$H21]/[.$D$5])-1/[.$D$5]" office:value-type="float" office:value="28.4533197672882" calcext:value-type="float">
            <text:p>2.845332E+01</text:p>
          </table:table-cell>
          <table:table-cell table:style-name="ce1" office:value-type="float" office:value="28.67772" calcext:value-type="float">
            <text:p>2.867772E+01</text:p>
          </table:table-cell>
          <table:table-cell table:style-name="ce1" table:formula="of:=100*([.L21]-[.M21])/[.L21]" office:value-type="float" office:value="-0.788660987705732" calcext:value-type="float">
            <text:p>-7.886610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table:style-name="ce1" table:formula="of:=[.$G21]+[.$D$8]" office:value-type="float" office:value="0.0925" calcext:value-type="float">
            <text:p>9.250000E-02</text:p>
          </table:table-cell>
          <table:table-cell table:style-name="ce1" table:formula="of:=[.$D$3]+([.$D$6]/(6*[.$D$4]))*([.$D$7]^2-[.$G22]^2)" office:value-type="float" office:value="25.4678925350343" calcext:value-type="float">
            <text:p>2.546789E+01</text:p>
          </table:table-cell>
          <table:table-cell table:style-name="ce1" office:value-type="float" office:value="25.48789" calcext:value-type="float">
            <text:p>2.548789E+01</text:p>
          </table:table-cell>
          <table:table-cell table:style-name="ce1" table:formula="of:=100*([.H22]-[.I22])/[.H22]" office:value-type="float" office:value="-0.0785202974224011" calcext:value-type="float">
            <text:p>-7.852030E-02</text:p>
          </table:table-cell>
          <table:table-cell/>
          <table:table-cell table:style-name="ce1" table:formula="of:=SQRT(1/([.$D$5]^2)+2*[.$H22]/[.$D$5])-1/[.$D$5]" office:value-type="float" office:value="25.1376326611606" calcext:value-type="float">
            <text:p>2.513763E+01</text:p>
          </table:table-cell>
          <table:table-cell table:style-name="ce1" office:value-type="float" office:value="25.36534" calcext:value-type="float">
            <text:p>2.536534E+01</text:p>
          </table:table-cell>
          <table:table-cell table:style-name="ce1" table:formula="of:=100*([.L22]-[.M22])/[.L22]" office:value-type="float" office:value="-0.905842415269222" calcext:value-type="float">
            <text:p>-9.058424E-01</text:p>
          </table:table-cell>
          <table:table-cell table:number-columns-repeated="50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table:style-name="ce1" table:formula="of:=[.$G22]+[.$D$8]" office:value-type="float" office:value="0.0975" calcext:value-type="float">
            <text:p>9.750000E-02</text:p>
          </table:table-cell>
          <table:table-cell table:style-name="ce1" table:formula="of:=[.$D$3]+([.$D$6]/(6*[.$D$4]))*([.$D$7]^2-[.$G23]^2)" office:value-type="float" office:value="21.8699719059208" calcext:value-type="float">
            <text:p>2.186997E+01</text:p>
          </table:table-cell>
          <table:table-cell table:style-name="ce1" office:value-type="float" office:value="21.89246" calcext:value-type="float">
            <text:p>2.189246E+01</text:p>
          </table:table-cell>
          <table:table-cell table:style-name="ce1" table:formula="of:=100*([.H23]-[.I23])/[.H23]" office:value-type="float" office:value="-0.10282635101649" calcext:value-type="float">
            <text:p>-1.028264E-01</text:p>
          </table:table-cell>
          <table:table-cell/>
          <table:table-cell table:style-name="ce1" table:formula="of:=SQRT(1/([.$D$5]^2)+2*[.$H23]/[.$D$5])-1/[.$D$5]" office:value-type="float" office:value="21.6255493084083" calcext:value-type="float">
            <text:p>2.162555E+01</text:p>
          </table:table-cell>
          <table:table-cell table:style-name="ce1" office:value-type="float" office:value="21.8502" calcext:value-type="float">
            <text:p>2.185020E+01</text:p>
          </table:table-cell>
          <table:table-cell table:style-name="ce1" table:formula="of:=100*([.L23]-[.M23])/[.L23]" office:value-type="float" office:value="-1.03882074109621" calcext:value-type="float">
            <text:p>-1.038821E+00</text:p>
          </table:table-cell>
          <table:table-cell table:number-columns-repeated="50"/>
        </table:table-row>
        <table:table-row table:style-name="ro1" table:number-rows-repeated="5">
          <table:table-cell table:number-columns-repeated="6"/>
          <table:table-cell table:style-name="ce1" table:number-columns-repeated="4"/>
          <table:table-cell table:style-name="ce4"/>
          <table:table-cell table:number-columns-repeated="53"/>
        </table:table-row>
        <table:table-row table:style-name="ro1">
          <table:table-cell table:number-columns-repeated="7"/>
          <table:table-cell table:style-name="ce3"/>
          <table:table-cell table:style-name="ce4" table:number-columns-repeated="3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3" table:number-columns-repeated="2"/>
          <table:table-cell table:style-name="ce4" table:number-columns-repeated="3"/>
          <table:table-cell table:number-columns-repeated="53"/>
        </table:table-row>
        <table:table-row table:style-name="ro1" table:number-rows-repeated="10485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">
      <number:number number:decimal-places="4" loext:min-decimal-places="4" number:min-integer-digits="1" number:grouping="true"/>
    </number:number-style>
    <number:number-style style:name="N142">
      <number:number number:decimal-places="5" loext:min-decimal-places="5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4">
      <number:number number:decimal-places="6" loext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8:24:38.337587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eat1" style:display-name="PageStyle_hea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4" style:display-name="PageStyle_hea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3" style:display-name="PageStyle_hea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5" style:display-name="PageStyle_heat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6" style:display-name="PageStyle_heat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2" style:display-name="PageStyle_hea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7" style:display-name="PageStyle_heat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8" style:display-name="PageStyle_heat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0" style:display-name="PageStyle_heat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1" style:display-name="PageStyle_heat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2" style:display-name="PageStyle_heat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9" style:display-name="PageStyle_heat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3" style:display-name="PageStyle_heat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5" style:display-name="PageStyle_heat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6" style:display-name="PageStyle_heat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7" style:display-name="PageStyle_heat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8" style:display-name="PageStyle_heat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4" style:display-name="PageStyle_heat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19" style:display-name="PageStyle_heat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t20" style:display-name="PageStyle_heat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rancesco tantillo</meta:initial-creator>
    <meta:creation-date>2020-05-24T17:06:53</meta:creation-date>
    <dc:date>2020-11-17T19:00:39.569042325</dc:date>
    <meta:generator>LibreOffice/6.4.6.2$Linux_X86_64 LibreOffice_project/40$Build-2</meta:generator>
    <meta:editing-duration>PT1H22M22S</meta:editing-duration>
    <meta:editing-cycles>6</meta:editing-cycles>
    <meta:document-statistic meta:table-count="20" meta:cell-count="2286" meta:object-count="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/>
    </style:style>
    <style:style style:name="ch4" style:family="chart" style:data-style-name="N2">
      <style:chart-properties chart:display-label="true" chart:tick-marks-major-inner="false" chart:tick-marks-major-outer="false" chart:logarithmic="false" chart:minimum="0" chart:maximum="0.15" chart:origin="0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039cm" svg:height="10.246cm" xlink:href=".." xlink:type="simple" chart:class="chart:scatter" chart:style-name="ch1">
        <chart:legend chart:legend-position="end" svg:x="2.193cm" svg:y="0.807cm" style:legend-expansion="custom" chartooo:width="3.829cm" chartooo:height="1.323cm" style:legend-expansion-aspect-ratio="2.89417989417989" chart:style-name="ch2"/>
        <chart:plot-area chart:style-name="ch3" table:cell-range-address="heat9.B4:heat9.C28 heat9.C3:heat9.C3" chart:data-source-has-labels="row" svg:x="0.46cm" svg:y="0.202cm" svg:width="21.758cm" svg:height="9.838cm">
          <chartooo:coordinate-region svg:x="1.514cm" svg:y="0.389cm" svg:width="20.704cm" svg:height="9.18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9.C4:heat9.C28" chart:label-cell-address="heat9.C3:heat9.C3" chart:class="chart:scatter">
            <chart:domain table:cell-range-address="heat9.B4:heat9.B28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most [C]</text:p>
                <draw:g>
                  <svg:desc>heat9.C3:heat9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">
                <text:p>0.0025</text:p>
                <draw:g>
                  <svg:desc>heat9.B4:heat9.B28</svg:desc>
                </draw:g>
              </table:table-cell>
              <table:table-cell office:value-type="float" office:value="20.66667">
                <text:p>20.66667</text:p>
                <draw:g>
                  <svg:desc>heat9.C4:heat9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5">
                <text:p>0.00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23.33333">
                <text:p>23.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">
                <text:p>0.0175</text:p>
              </table:table-cell>
              <table:table-cell office:value-type="float" office:value="24.66667">
                <text:p>24.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5">
                <text:p>0.02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5">
                <text:p>0.0275</text:p>
              </table:table-cell>
              <table:table-cell office:value-type="float" office:value="27.33333">
                <text:p>27.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5">
                <text:p>0.0325</text:p>
              </table:table-cell>
              <table:table-cell office:value-type="float" office:value="28.66667">
                <text:p>28.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5">
                <text:p>0.03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5">
                <text:p>0.0425</text:p>
              </table:table-cell>
              <table:table-cell office:value-type="float" office:value="31.33333">
                <text:p>31.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5">
                <text:p>0.0475</text:p>
              </table:table-cell>
              <table:table-cell office:value-type="float" office:value="32.66667">
                <text:p>32.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5">
                <text:p>0.052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75">
                <text:p>0.0575</text:p>
              </table:table-cell>
              <table:table-cell office:value-type="float" office:value="35.33333">
                <text:p>35.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5">
                <text:p>0.0625</text:p>
              </table:table-cell>
              <table:table-cell office:value-type="float" office:value="36.66667">
                <text:p>36.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75">
                <text:p>0.067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25">
                <text:p>0.0725</text:p>
              </table:table-cell>
              <table:table-cell office:value-type="float" office:value="39.33333">
                <text:p>39.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75">
                <text:p>0.0775</text:p>
              </table:table-cell>
              <table:table-cell office:value-type="float" office:value="40.66667">
                <text:p>40.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25">
                <text:p>0.08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75">
                <text:p>0.0875</text:p>
              </table:table-cell>
              <table:table-cell office:value-type="float" office:value="43.33333">
                <text:p>43.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25">
                <text:p>0.0925</text:p>
              </table:table-cell>
              <table:table-cell office:value-type="float" office:value="44.66667">
                <text:p>44.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5">
                <text:p>0.09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5">
                <text:p>0.1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15">
                <text:p>0.115</text:p>
              </table:table-cell>
              <table:table-cell office:value-type="float" office:value="50.66667">
                <text:p>50.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25">
                <text:p>0.125</text:p>
              </table:table-cell>
              <table:table-cell office:value-type="float" office:value="53.33333">
                <text:p>53.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5">
                <text:p>0.1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45">
                <text:p>0.145</text:p>
              </table:table-cell>
              <table:table-cell office:value-type="float" office:value="58.66667">
                <text:p>58.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/>
    </style:style>
    <style:style style:name="ch4" style:family="chart" style:data-style-name="N2">
      <style:chart-properties chart:display-label="true" chart:tick-marks-major-inner="false" chart:tick-marks-major-outer="false" chart:logarithmic="false" chart:origin="0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5.914cm" svg:height="12.025cm" xlink:href=".." xlink:type="simple" chart:class="chart:scatter" chart:style-name="ch1">
        <chart:legend chart:legend-position="end" svg:x="20.318cm" svg:y="7.654cm" style:legend-expansion="custom" chartooo:width="3.061cm" chartooo:height="1.379cm" style:legend-expansion-aspect-ratio="2.21972443799855" chart:style-name="ch2"/>
        <chart:plot-area chart:style-name="ch3" table:cell-range-address="heat10.B4:heat10.C28 heat10.C3:heat10.C3" chart:data-source-has-labels="row" svg:x="2.052cm" svg:y="0.24cm" svg:width="23.234cm" svg:height="11.544cm">
          <chartooo:coordinate-region svg:x="3.106cm" svg:y="0.426cm" svg:width="21.808cm" svg:height="10.88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0.C4:heat10.C28" chart:label-cell-address="heat10.C3:heat10.C3" chart:class="chart:scatter">
            <chart:domain table:cell-range-address="heat10.B4:heat10.B28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most [C]</text:p>
                <draw:g>
                  <svg:desc>heat10.C3:heat10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25">
                <text:p>0.0025</text:p>
                <draw:g>
                  <svg:desc>heat10.B4:heat10.B28</svg:desc>
                </draw:g>
              </table:table-cell>
              <table:table-cell office:value-type="float" office:value="22.39293">
                <text:p>22.39293</text:p>
                <draw:g>
                  <svg:desc>heat10.C4:heat10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5">
                <text:p>0.0075</text:p>
              </table:table-cell>
              <table:table-cell office:value-type="float" office:value="26.9288">
                <text:p>26.9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5">
                <text:p>0.0125</text:p>
              </table:table-cell>
              <table:table-cell office:value-type="float" office:value="31.21467">
                <text:p>31.214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75">
                <text:p>0.0175</text:p>
              </table:table-cell>
              <table:table-cell office:value-type="float" office:value="35.25054">
                <text:p>35.250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25">
                <text:p>0.0225</text:p>
              </table:table-cell>
              <table:table-cell office:value-type="float" office:value="39.0364">
                <text:p>39.0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75">
                <text:p>0.0275</text:p>
              </table:table-cell>
              <table:table-cell office:value-type="float" office:value="42.57227">
                <text:p>42.57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5">
                <text:p>0.0325</text:p>
              </table:table-cell>
              <table:table-cell office:value-type="float" office:value="45.85814">
                <text:p>45.858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5">
                <text:p>0.0375</text:p>
              </table:table-cell>
              <table:table-cell office:value-type="float" office:value="48.894">
                <text:p>48.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25">
                <text:p>0.0425</text:p>
              </table:table-cell>
              <table:table-cell office:value-type="float" office:value="51.67987">
                <text:p>51.679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75">
                <text:p>0.0475</text:p>
              </table:table-cell>
              <table:table-cell office:value-type="float" office:value="54.21574">
                <text:p>54.215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25">
                <text:p>0.0525</text:p>
              </table:table-cell>
              <table:table-cell office:value-type="float" office:value="56.50161">
                <text:p>56.50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75">
                <text:p>0.0575</text:p>
              </table:table-cell>
              <table:table-cell office:value-type="float" office:value="58.53747">
                <text:p>58.537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25">
                <text:p>0.0625</text:p>
              </table:table-cell>
              <table:table-cell office:value-type="float" office:value="60.32334">
                <text:p>60.32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75">
                <text:p>0.0675</text:p>
              </table:table-cell>
              <table:table-cell office:value-type="float" office:value="61.85921">
                <text:p>61.859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25">
                <text:p>0.0725</text:p>
              </table:table-cell>
              <table:table-cell office:value-type="float" office:value="63.14507">
                <text:p>63.145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75">
                <text:p>0.0775</text:p>
              </table:table-cell>
              <table:table-cell office:value-type="float" office:value="64.18094">
                <text:p>64.180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25">
                <text:p>0.0825</text:p>
              </table:table-cell>
              <table:table-cell office:value-type="float" office:value="64.96681">
                <text:p>64.966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75">
                <text:p>0.0875</text:p>
              </table:table-cell>
              <table:table-cell office:value-type="float" office:value="65.50268">
                <text:p>65.502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925">
                <text:p>0.0925</text:p>
              </table:table-cell>
              <table:table-cell office:value-type="float" office:value="65.78854">
                <text:p>65.7885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5">
                <text:p>0.0975</text:p>
              </table:table-cell>
              <table:table-cell office:value-type="float" office:value="65.82441">
                <text:p>65.824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1">
                <text:p>0.11</text:p>
              </table:table-cell>
              <table:table-cell office:value-type="float" office:value="65.38544">
                <text:p>65.385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3">
                <text:p>0.13</text:p>
              </table:table-cell>
              <table:table-cell office:value-type="float" office:value="64.89979">
                <text:p>64.89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5">
                <text:p>0.15</text:p>
              </table:table-cell>
              <table:table-cell office:value-type="float" office:value="64.01413">
                <text:p>64.014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">
                <text:p>0.17</text:p>
              </table:table-cell>
              <table:table-cell office:value-type="float" office:value="62.72848">
                <text:p>62.728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">
                <text:p>0.19</text:p>
              </table:table-cell>
              <table:table-cell office:value-type="float" office:value="61.04283">
                <text:p>61.042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/>
    </style:style>
    <style:style style:name="ch4" style:family="chart" style:data-style-name="N2">
      <style:chart-properties chart:display-label="true" chart:tick-marks-major-inner="false" chart:tick-marks-major-outer="false" chart:logarithmic="false" chart:maximum="0.6" chart:origin="0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0.592cm" svg:height="12.659cm" xlink:href=".." xlink:type="simple" chart:class="chart:scatter" chart:style-name="ch1">
        <chart:legend chart:legend-position="end" svg:x="15.665cm" svg:y="0.631cm" style:legend-expansion="custom" chartooo:width="3.466cm" chartooo:height="1.852cm" style:legend-expansion-aspect-ratio="1.87149028077754" chart:style-name="ch2"/>
        <chart:plot-area chart:style-name="ch3" table:cell-range-address="heat13.B4:heat13.C33 heat13.C3:heat13.C3" chart:data-source-has-labels="row" svg:x="0.2cm" svg:y="0.253cm" svg:width="19.969cm" svg:height="12.152cm">
          <chartooo:coordinate-region svg:x="1.465cm" svg:y="0.439cm" svg:width="18.332cm" svg:height="11.4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3.C4:heat13.C33" chart:label-cell-address="heat13.C3:heat13.C3" chart:class="chart:scatter">
            <chart:domain table:cell-range-address="heat13.B4:heat13.B33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most [C]</text:p>
                <draw:g>
                  <svg:desc>heat13.C3:heat13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25">
                <text:p>0.0125</text:p>
                <draw:g>
                  <svg:desc>heat13.B4:heat13.B33</svg:desc>
                </draw:g>
              </table:table-cell>
              <table:table-cell office:value-type="float" office:value="111.8182">
                <text:p>111.8182</text:p>
                <draw:g>
                  <svg:desc>heat13.C4:heat13.C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5">
                <text:p>0.0375</text:p>
              </table:table-cell>
              <table:table-cell office:value-type="float" office:value="111.5341">
                <text:p>111.53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25">
                <text:p>0.0625</text:p>
              </table:table-cell>
              <table:table-cell office:value-type="float" office:value="110.9659">
                <text:p>110.9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75">
                <text:p>0.0875</text:p>
              </table:table-cell>
              <table:table-cell office:value-type="float" office:value="110.1136">
                <text:p>110.1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25">
                <text:p>0.1125</text:p>
              </table:table-cell>
              <table:table-cell office:value-type="float" office:value="108.9773">
                <text:p>108.9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75">
                <text:p>0.1375</text:p>
              </table:table-cell>
              <table:table-cell office:value-type="float" office:value="107.5568">
                <text:p>107.5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625">
                <text:p>0.1625</text:p>
              </table:table-cell>
              <table:table-cell office:value-type="float" office:value="105.8523">
                <text:p>105.85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75">
                <text:p>0.1875</text:p>
              </table:table-cell>
              <table:table-cell office:value-type="float" office:value="103.8636">
                <text:p>103.8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25">
                <text:p>0.2125</text:p>
              </table:table-cell>
              <table:table-cell office:value-type="float" office:value="101.5909">
                <text:p>101.59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375">
                <text:p>0.2375</text:p>
              </table:table-cell>
              <table:table-cell office:value-type="float" office:value="99.03409">
                <text:p>99.034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25">
                <text:p>0.2625</text:p>
              </table:table-cell>
              <table:table-cell office:value-type="float" office:value="96.19318">
                <text:p>96.193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75">
                <text:p>0.2875</text:p>
              </table:table-cell>
              <table:table-cell office:value-type="float" office:value="93.06818">
                <text:p>93.068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25">
                <text:p>0.3125</text:p>
              </table:table-cell>
              <table:table-cell office:value-type="float" office:value="89.65909">
                <text:p>89.659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75">
                <text:p>0.3375</text:p>
              </table:table-cell>
              <table:table-cell office:value-type="float" office:value="85.96591">
                <text:p>85.965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25">
                <text:p>0.3625</text:p>
              </table:table-cell>
              <table:table-cell office:value-type="float" office:value="81.98864">
                <text:p>81.988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875">
                <text:p>0.3875</text:p>
              </table:table-cell>
              <table:table-cell office:value-type="float" office:value="77.72727">
                <text:p>77.727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125">
                <text:p>0.4125</text:p>
              </table:table-cell>
              <table:table-cell office:value-type="float" office:value="73.18182">
                <text:p>73.18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75">
                <text:p>0.4375</text:p>
              </table:table-cell>
              <table:table-cell office:value-type="float" office:value="68.35227">
                <text:p>68.35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25">
                <text:p>0.4625</text:p>
              </table:table-cell>
              <table:table-cell office:value-type="float" office:value="63.23864">
                <text:p>63.238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75">
                <text:p>0.4875</text:p>
              </table:table-cell>
              <table:table-cell office:value-type="float" office:value="57.84091">
                <text:p>57.840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05">
                <text:p>0.505</text:p>
              </table:table-cell>
              <table:table-cell office:value-type="float" office:value="53.86364">
                <text:p>53.863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5">
                <text:p>0.515</text:p>
              </table:table-cell>
              <table:table-cell office:value-type="float" office:value="51.54545">
                <text:p>51.54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25">
                <text:p>0.525</text:p>
              </table:table-cell>
              <table:table-cell office:value-type="float" office:value="49.18182">
                <text:p>49.181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35">
                <text:p>0.535</text:p>
              </table:table-cell>
              <table:table-cell office:value-type="float" office:value="46.77273">
                <text:p>46.77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5">
                <text:p>0.545</text:p>
              </table:table-cell>
              <table:table-cell office:value-type="float" office:value="44.31818">
                <text:p>44.318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55">
                <text:p>0.555</text:p>
              </table:table-cell>
              <table:table-cell office:value-type="float" office:value="41.81818">
                <text:p>41.818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65">
                <text:p>0.565</text:p>
              </table:table-cell>
              <table:table-cell office:value-type="float" office:value="39.27273">
                <text:p>39.272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75">
                <text:p>0.575</text:p>
              </table:table-cell>
              <table:table-cell office:value-type="float" office:value="36.68182">
                <text:p>36.681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85">
                <text:p>0.585</text:p>
              </table:table-cell>
              <table:table-cell office:value-type="float" office:value="34.04545">
                <text:p>34.045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5">
                <text:p>0.595</text:p>
              </table:table-cell>
              <table:table-cell office:value-type="float" office:value="31.36364">
                <text:p>31.363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31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31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31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6.837cm" svg:height="7.62cm" xlink:href=".." xlink:type="simple" chart:class="chart:line" chart:style-name="ch1">
        <chart:title svg:x="7.019cm" svg:y="0.287cm" chart:style-name="ch2">
          <text:p>Chart Title</text:p>
        </chart:title>
        <chart:plot-area chart:style-name="ch3" table:cell-range-address="heat14.I4:heat14.I23" svg:x="0.336cm" svg:y="1.318cm" svg:width="16.165cm" svg:height="6.15cm">
          <chartooo:coordinate-region svg:x="2.924cm" svg:y="1.504cm" svg:width="13.577cm" svg:height="5.4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4.I4:heat14.I23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3.75">
                <text:p>223.75</text:p>
                <draw:g>
                  <svg:desc>heat14.I4:heat14.I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3.625">
                <text:p>223.6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3.375">
                <text:p>223.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2.5">
                <text:p>22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1.875">
                <text:p>221.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1.125">
                <text:p>221.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.25">
                <text:p>22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9.25">
                <text:p>219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.125">
                <text:p>218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1.25">
                <text:p>211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7.5">
                <text:p>19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.5">
                <text:p>18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6.25">
                <text:p>166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8.75">
                <text:p>148.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8.75">
                <text:p>88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2.5">
                <text:p>42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/>
    </style:style>
    <style:style style:name="ch4" style:family="chart" style:data-style-name="N2">
      <style:chart-properties chart:display-label="true" chart:tick-marks-major-inner="false" chart:tick-marks-major-outer="false" chart:logarithmic="false" chart:maximum="0.6" chart:origin="0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8.962cm" svg:height="12.561cm" xlink:href=".." xlink:type="simple" chart:class="chart:scatter" chart:style-name="ch1">
        <chart:legend chart:legend-position="end" svg:x="20.22cm" svg:y="1.416cm" style:legend-expansion="custom" chartooo:width="3.416cm" chartooo:height="1.529cm" style:legend-expansion-aspect-ratio="2.23413996075867" chart:style-name="ch2"/>
        <chart:plot-area chart:style-name="ch3" table:cell-range-address="heat18.B4:heat18.C23 heat18.C3:heat18.C3" chart:data-source-has-labels="row" svg:x="0.578cm" svg:y="0.25cm" svg:width="27.755cm" svg:height="12.059cm">
          <chartooo:coordinate-region svg:x="1.843cm" svg:y="0.437cm" svg:width="26.119cm" svg:height="11.4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8.C4:heat18.C23" chart:label-cell-address="heat18.C3:heat18.C3" chart:class="chart:scatter">
            <chart:domain table:cell-range-address="heat18.B4:heat18.B23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most [C]</text:p>
                <draw:g>
                  <svg:desc>heat18.C3:heat18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heat18.B4:heat18.B23</svg:desc>
                </draw:g>
              </table:table-cell>
              <table:table-cell office:value-type="float" office:value="565.4545">
                <text:p>565.4545</text:p>
                <draw:g>
                  <svg:desc>heat18.C4:heat18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565.1515">
                <text:p>565.1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564.5455">
                <text:p>564.54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563.6364">
                <text:p>563.6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5">
                <text:p>0.045</text:p>
              </table:table-cell>
              <table:table-cell office:value-type="float" office:value="562.4242">
                <text:p>562.42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">
                <text:p>0.055</text:p>
              </table:table-cell>
              <table:table-cell office:value-type="float" office:value="560.9091">
                <text:p>560.9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">
                <text:p>0.065</text:p>
              </table:table-cell>
              <table:table-cell office:value-type="float" office:value="559.0909">
                <text:p>559.0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5">
                <text:p>0.075</text:p>
              </table:table-cell>
              <table:table-cell office:value-type="float" office:value="556.9697">
                <text:p>556.9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5">
                <text:p>0.085</text:p>
              </table:table-cell>
              <table:table-cell office:value-type="float" office:value="554.5455">
                <text:p>554.5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5">
                <text:p>0.095</text:p>
              </table:table-cell>
              <table:table-cell office:value-type="float" office:value="551.8182">
                <text:p>551.8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5">
                <text:p>0.125</text:p>
              </table:table-cell>
              <table:table-cell office:value-type="float" office:value="542.7273">
                <text:p>542.72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5">
                <text:p>0.175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5">
                <text:p>0.225</text:p>
              </table:table-cell>
              <table:table-cell office:value-type="float" office:value="489.697">
                <text:p>489.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5">
                <text:p>0.275</text:p>
              </table:table-cell>
              <table:table-cell office:value-type="float" office:value="451.8182">
                <text:p>451.8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5">
                <text:p>0.325</text:p>
              </table:table-cell>
              <table:table-cell office:value-type="float" office:value="406.3636">
                <text:p>406.3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353.3333">
                <text:p>353.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5">
                <text:p>0.425</text:p>
              </table:table-cell>
              <table:table-cell office:value-type="float" office:value="292.7273">
                <text:p>292.72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5">
                <text:p>0.475</text:p>
              </table:table-cell>
              <table:table-cell office:value-type="float" office:value="224.5455">
                <text:p>224.54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5">
                <text:p>0.525</text:p>
              </table:table-cell>
              <table:table-cell office:value-type="float" office:value="148.7879">
                <text:p>148.78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5">
                <text:p>0.575</text:p>
              </table:table-cell>
              <table:table-cell office:value-type="float" office:value="65.45455">
                <text:p>65.454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number-style style:name="N143" number:title="User-defined">
      <number:scientific-number number:decimal-places="6" loext:min-decimal-places="6" number:min-integer-digits="1" number:min-exponent-digits="2" loext:exponent-interval="1" loext:forced-exponent-sign="true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/>
    </style:style>
    <style:style style:name="ch4" style:family="chart" style:data-style-name="N2">
      <style:chart-properties chart:display-label="true" chart:tick-marks-major-inner="false" chart:tick-marks-major-outer="false" chart:logarithmic="false" chart:maximum="0.6" chart:origin="0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2">
      <style:chart-properties chart:display-label="true" chart:tick-marks-major-inner="false" chart:tick-marks-major-outer="false" chart:logarithmic="false" chart:origin="0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4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6.049cm" svg:height="11.278cm" xlink:href=".." xlink:type="simple" chart:class="chart:scatter" chart:style-name="ch1">
        <chart:legend chart:legend-position="end" svg:x="20.636cm" svg:y="1.644cm" style:legend-expansion="custom" chartooo:width="3.441cm" chartooo:height="1.082cm" style:legend-expansion-aspect-ratio="3.18022181146026" chart:style-name="ch2"/>
        <chart:plot-area chart:style-name="ch3" table:cell-range-address="heat19.B4:heat19.C23 heat19.C3:heat19.C3" chart:data-source-has-labels="row" svg:x="0.52cm" svg:y="0.224cm" svg:width="25.157cm" svg:height="10.827cm">
          <chartooo:coordinate-region svg:x="1.785cm" svg:y="0.41cm" svg:width="23.52cm" svg:height="10.17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eat19.C4:heat19.C23" chart:label-cell-address="heat19.C3:heat19.C3" chart:class="chart:scatter">
            <chart:domain table:cell-range-address="heat19.B4:heat19.B23"/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almost [C]</text:p>
                <draw:g>
                  <svg:desc>heat19.C3:heat19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">
                <text:p>0.005</text:p>
                <draw:g>
                  <svg:desc>heat19.B4:heat19.B23</svg:desc>
                </draw:g>
              </table:table-cell>
              <table:table-cell office:value-type="float" office:value="830">
                <text:p>830</text:p>
                <draw:g>
                  <svg:desc>heat19.C4:heat19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826.6667">
                <text:p>826.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5">
                <text:p>0.025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5">
                <text:p>0.03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5">
                <text:p>0.045</text:p>
              </table:table-cell>
              <table:table-cell office:value-type="float" office:value="796.6667">
                <text:p>796.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5">
                <text:p>0.055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">
                <text:p>0.06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5">
                <text:p>0.075</text:p>
              </table:table-cell>
              <table:table-cell office:value-type="float" office:value="736.6667">
                <text:p>736.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5">
                <text:p>0.085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5">
                <text:p>0.095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5">
                <text:p>0.125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5">
                <text:p>0.17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5">
                <text:p>0.225</text:p>
              </table:table-cell>
              <table:table-cell office:value-type="float" office:value="536.6667">
                <text:p>536.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75">
                <text:p>0.27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25">
                <text:p>0.32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386.6667">
                <text:p>386.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25">
                <text:p>0.42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5">
                <text:p>0.47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25">
                <text:p>0.525</text:p>
              </table:table-cell>
              <table:table-cell office:value-type="float" office:value="161.6667">
                <text:p>161.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75">
                <text:p>0.575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